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yproMinoan" svg:font-family="CyproMinoan"/>
    <style:font-face style:name="Mangal1" svg:font-family="Mangal"/>
    <style:font-face style:name="Maya2" svg:font-family="Maya"/>
    <style:font-face style:name="Calibri" svg:font-family="Calibri" style:font-family-generic="swiss"/>
    <style:font-face style:name="Consolas" svg:font-family="Consolas" style:font-family-generic="swiss"/>
    <style:font-face style:name="Maya1" svg:font-family="Maya" style:font-family-generic="swiss"/>
    <style:font-face style:name="Maya" svg:font-family="Maya" style:font-family-generic="roman" style:font-pitch="variable"/>
    <style:font-face style:name="Maya:ornm" svg:font-family="Maya:ornm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c2sc" svg:font-family="Calibri:c2sc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aya3" svg:font-family="May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Πίνακας1" style:family="table">
      <style:table-properties style:width="6.454cm" fo:margin-left="4.815cm" fo:margin-top="0cm" fo:margin-bottom="0cm" table:align="left" style:writing-mode="lr-tb"/>
    </style:style>
    <style:style style:name="Πίνακας1.A" style:family="table-column">
      <style:table-column-properties style:column-width="1.498cm"/>
    </style:style>
    <style:style style:name="Πίνακας1.B" style:family="table-column">
      <style:table-column-properties style:column-width="3.364cm"/>
    </style:style>
    <style:style style:name="Πίνακας1.C" style:family="table-column">
      <style:table-column-properties style:column-width="1.593cm"/>
    </style:style>
    <style:style style:name="Πίνακας1.1" style:family="table-row">
      <style:table-row-properties fo:keep-together="auto"/>
    </style:style>
    <style:style style:name="Πίνακας1.A1" style:family="table-cell">
      <style:table-cell-properties style:vertical-align="middle" fo:padding-left="0.191cm" fo:padding-right="0.191cm" fo:padding-top="0cm" fo:padding-bottom="0cm" fo:border-left="none" fo:border-right="0.5pt solid #00000a" fo:border-top="none" fo:border-bottom="0.5pt solid #00000a"/>
    </style:style>
    <style:style style:name="Πίνακας1.B1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Πίνακας1.C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0.5pt solid #00000a"/>
    </style:style>
    <style:style style:name="Πίνακας1.A2" style:family="table-cell">
      <style:table-cell-properties style:vertical-align="middle" fo:padding-left="0.191cm" fo:padding-right="0.191cm" fo:padding-top="0cm" fo:padding-bottom="0cm" fo:border-left="none" fo:border-right="0.5pt solid #00000a" fo:border-top="0.5pt solid #00000a" fo:border-bottom="0.5pt solid #00000a"/>
    </style:style>
    <style:style style:name="Πίνακας1.B2" style:family="table-cell">
      <style:table-cell-properties style:vertical-align="middle" fo:padding-left="0.191cm" fo:padding-right="0.191cm" fo:padding-top="0cm" fo:padding-bottom="0cm" fo:border="0.5pt solid #00000a"/>
    </style:style>
    <style:style style:name="Πίνακας1.C2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Πίνακας1.A3" style:family="table-cell">
      <style:table-cell-properties style:vertical-align="middle" fo:padding-left="0.191cm" fo:padding-right="0.191cm" fo:padding-top="0cm" fo:padding-bottom="0cm" fo:border-left="none" fo:border-right="0.5pt solid #00000a" fo:border-top="0.5pt solid #00000a" fo:border-bottom="none"/>
    </style:style>
    <style:style style:name="Πίνακας1.B3" style:family="table-cell">
      <style:table-cell-properties style:vertical-align="middle" fo:padding-left="0.191cm" fo:padding-right="0.191cm" fo:padding-top="0cm" fo:padding-bottom="0cm" fo:border-left="0.5pt solid #00000a" fo:border-right="0.5pt solid #00000a" fo:border-top="0.5pt solid #00000a" fo:border-bottom="none"/>
    </style:style>
    <style:style style:name="Πίνακας1.C3" style:family="table-cell">
      <style:table-cell-properties style:vertical-align="middle" fo:padding-left="0.191cm" fo:padding-right="0.191cm" fo:padding-top="0cm" fo:padding-bottom="0cm" fo:border-left="0.5pt solid #00000a" fo:border-right="none" fo:border-top="0.5pt solid #00000a" fo:border-bottom="none"/>
    </style:style>
    <style:style style:name="Πίνακας2" style:family="table">
      <style:table-properties style:width="11.539cm" fo:margin-top="0cm" fo:margin-bottom="0cm" table:align="left" style:writing-mode="lr-tb"/>
    </style:style>
    <style:style style:name="Πίνακας2.A" style:family="table-column">
      <style:table-column-properties style:column-width="0.686cm"/>
    </style:style>
    <style:style style:name="Πίνακας2.B" style:family="table-column">
      <style:table-column-properties style:column-width="1.238cm"/>
    </style:style>
    <style:style style:name="Πίνακας2.C" style:family="table-column">
      <style:table-column-properties style:column-width="1.469cm"/>
    </style:style>
    <style:style style:name="Πίνακας2.D" style:family="table-column">
      <style:table-column-properties style:column-width="1.231cm"/>
    </style:style>
    <style:style style:name="Πίνακας2.E" style:family="table-column">
      <style:table-column-properties style:column-width="0.991cm"/>
    </style:style>
    <style:style style:name="Πίνακας2.F" style:family="table-column">
      <style:table-column-properties style:column-width="0.474cm"/>
    </style:style>
    <style:style style:name="Πίνακας2.I" style:family="table-column">
      <style:table-column-properties style:column-width="1.171cm"/>
    </style:style>
    <style:style style:name="Πίνακας2.J" style:family="table-column">
      <style:table-column-properties style:column-width="1.236cm"/>
    </style:style>
    <style:style style:name="Πίνακας2.K" style:family="table-column">
      <style:table-column-properties style:column-width="1.117cm"/>
    </style:style>
    <style:style style:name="Πίνακας2.1" style:family="table-row">
      <style:table-row-properties fo:keep-together="always"/>
    </style:style>
    <style:style style:name="Πίνακας2.A1" style:family="table-cell">
      <style:table-cell-properties style:vertical-align="middle" fo:padding-left="0.199cm" fo:padding-right="0.199cm" fo:padding-top="0cm" fo:padding-bottom="0cm" fo:border="none"/>
    </style:style>
    <style:style style:name="Πίνακας2.F1" style:family="table-cell">
      <style:table-cell-properties style:vertical-align="middle" fo:background-color="#f5f5f5" fo:padding-left="0.199cm" fo:padding-right="0.199cm" fo:padding-top="0cm" fo:padding-bottom="0cm" fo:border="none">
        <style:background-image/>
      </style:table-cell-properties>
    </style:style>
    <style:style style:name="Πίνακας3" style:family="table">
      <style:table-properties style:width="11.37cm" fo:margin-top="0cm" fo:margin-bottom="0cm" table:align="left" style:writing-mode="lr-tb"/>
    </style:style>
    <style:style style:name="Πίνακας3.A" style:family="table-column">
      <style:table-column-properties style:column-width="0.587cm"/>
    </style:style>
    <style:style style:name="Πίνακας3.B" style:family="table-column">
      <style:table-column-properties style:column-width="1.445cm"/>
    </style:style>
    <style:style style:name="Πίνακας3.C" style:family="table-column">
      <style:table-column-properties style:column-width="1.072cm"/>
    </style:style>
    <style:style style:name="Πίνακας3.D" style:family="table-column">
      <style:table-column-properties style:column-width="1.452cm"/>
    </style:style>
    <style:style style:name="Πίνακας3.E" style:family="table-column">
      <style:table-column-properties style:column-width="0.9cm"/>
    </style:style>
    <style:style style:name="Πίνακας3.F" style:family="table-column">
      <style:table-column-properties style:column-width="0.376cm"/>
    </style:style>
    <style:style style:name="Πίνακας3.H" style:family="table-column">
      <style:table-column-properties style:column-width="1.45cm"/>
    </style:style>
    <style:style style:name="Πίνακας3.I" style:family="table-column">
      <style:table-column-properties style:column-width="1.157cm"/>
    </style:style>
    <style:style style:name="Πίνακας3.1" style:family="table-row">
      <style:table-row-properties fo:keep-together="always"/>
    </style:style>
    <style:style style:name="Πίνακας3.A1" style:family="table-cell">
      <style:table-cell-properties style:vertical-align="middle" fo:padding-left="0.15cm" fo:padding-right="0.15cm" fo:padding-top="0cm" fo:padding-bottom="0cm" fo:border="none"/>
    </style:style>
    <style:style style:name="Πίνακας3.D1" style:family="table-cell">
      <style:table-cell-properties fo:padding-left="0.15cm" fo:padding-right="0.15cm" fo:padding-top="0cm" fo:padding-bottom="0cm" fo:border="none"/>
    </style:style>
    <style:style style:name="Πίνακας3.F1" style:family="table-cell">
      <style:table-cell-properties style:vertical-align="middle" fo:background-color="#f5f5f5" fo:padding-left="0.15cm" fo:padding-right="0.15cm" fo:padding-top="0cm" fo:padding-bottom="0cm" fo:border="none">
        <style:background-image/>
      </style:table-cell-properties>
    </style:style>
    <style:style style:name="Πίνακας3.J1" style:family="table-cell">
      <style:table-cell-properties fo:padding-left="0.15cm" fo:padding-right="0.15cm" fo:padding-top="0cm" fo:padding-bottom="0cm" fo:border="none"/>
    </style:style>
    <style:style style:name="Πίνακας3.D2" style:family="table-cell">
      <style:table-cell-properties fo:padding-left="0.15cm" fo:padding-right="0.15cm" fo:padding-top="0cm" fo:padding-bottom="0cm" fo:border="none"/>
    </style:style>
    <style:style style:name="Πίνακας3.J2" style:family="table-cell">
      <style:table-cell-properties fo:padding-left="0.15cm" fo:padding-right="0.15cm" fo:padding-top="0cm" fo:padding-bottom="0cm" fo:border="none"/>
    </style:style>
    <style:style style:name="Πίνακας3.D3" style:family="table-cell">
      <style:table-cell-properties fo:padding-left="0.15cm" fo:padding-right="0.15cm" fo:padding-top="0cm" fo:padding-bottom="0cm" fo:border="none"/>
    </style:style>
    <style:style style:name="Πίνακας3.J3" style:family="table-cell">
      <style:table-cell-properties fo:padding-left="0.15cm" fo:padding-right="0.15cm" fo:padding-top="0cm" fo:padding-bottom="0cm" fo:border="none"/>
    </style:style>
    <style:style style:name="Πίνακας3.D4" style:family="table-cell">
      <style:table-cell-properties fo:padding-left="0.15cm" fo:padding-right="0.15cm" fo:padding-top="0cm" fo:padding-bottom="0cm" fo:border="none"/>
    </style:style>
    <style:style style:name="Πίνακας3.J4" style:family="table-cell">
      <style:table-cell-properties fo:padding-left="0.15cm" fo:padding-right="0.15cm" fo:padding-top="0cm" fo:padding-bottom="0cm" fo:border="none"/>
    </style:style>
    <style:style style:name="Πίνακας3.D5" style:family="table-cell">
      <style:table-cell-properties fo:padding-left="0.15cm" fo:padding-right="0.15cm" fo:padding-top="0cm" fo:padding-bottom="0cm" fo:border="none"/>
    </style:style>
    <style:style style:name="Πίνακας3.J5" style:family="table-cell">
      <style:table-cell-properties fo:padding-left="0.15cm" fo:padding-right="0.15cm" fo:padding-top="0cm" fo:padding-bottom="0cm" fo:border="none"/>
    </style:style>
    <style:style style:name="Πίνακας3.J6" style:family="table-cell">
      <style:table-cell-properties fo:padding-left="0.15cm" fo:padding-right="0.15cm" fo:padding-top="0cm" fo:padding-bottom="0cm" fo:border="none"/>
    </style:style>
    <style:style style:name="Πίνακας3.D7" style:family="table-cell">
      <style:table-cell-properties fo:padding-left="0.15cm" fo:padding-right="0.15cm" fo:padding-top="0cm" fo:padding-bottom="0cm" fo:border="none"/>
    </style:style>
    <style:style style:name="Πίνακας3.J7" style:family="table-cell">
      <style:table-cell-properties fo:padding-left="0.15cm" fo:padding-right="0.15cm" fo:padding-top="0cm" fo:padding-bottom="0cm" fo:border="none"/>
    </style:style>
    <style:style style:name="Πίνακας3.D8" style:family="table-cell">
      <style:table-cell-properties fo:padding-left="0.15cm" fo:padding-right="0.15cm" fo:padding-top="0cm" fo:padding-bottom="0cm" fo:border="none"/>
    </style:style>
    <style:style style:name="Πίνακας3.J8" style:family="table-cell">
      <style:table-cell-properties fo:padding-left="0.15cm" fo:padding-right="0.15cm" fo:padding-top="0cm" fo:padding-bottom="0cm" fo:border="none"/>
    </style:style>
    <style:style style:name="Πίνακας3.D9" style:family="table-cell">
      <style:table-cell-properties fo:padding-left="0.15cm" fo:padding-right="0.15cm" fo:padding-top="0cm" fo:padding-bottom="0cm" fo:border="none"/>
    </style:style>
    <style:style style:name="Πίνακας3.J9" style:family="table-cell">
      <style:table-cell-properties fo:padding-left="0.15cm" fo:padding-right="0.15cm" fo:padding-top="0cm" fo:padding-bottom="0cm" fo:border="none"/>
    </style:style>
    <style:style style:name="Πίνακας3.D10" style:family="table-cell">
      <style:table-cell-properties fo:padding-left="0.15cm" fo:padding-right="0.15cm" fo:padding-top="0cm" fo:padding-bottom="0cm" fo:border="none"/>
    </style:style>
    <style:style style:name="Πίνακας3.J10" style:family="table-cell">
      <style:table-cell-properties fo:padding-left="0.15cm" fo:padding-right="0.15cm" fo:padding-top="0cm" fo:padding-bottom="0cm" fo:border="none"/>
    </style:style>
    <style:style style:name="Πίνακας4" style:family="table">
      <style:table-properties style:width="15.753cm" fo:margin-top="0cm" fo:margin-bottom="0cm" table:align="left" style:writing-mode="lr-tb"/>
    </style:style>
    <style:style style:name="Πίνακας4.A" style:family="table-column">
      <style:table-column-properties style:column-width="0.73cm"/>
    </style:style>
    <style:style style:name="Πίνακας4.B" style:family="table-column">
      <style:table-column-properties style:column-width="1.064cm"/>
    </style:style>
    <style:style style:name="Πίνακας4.E" style:family="table-column">
      <style:table-column-properties style:column-width="1.423cm"/>
    </style:style>
    <style:style style:name="Πίνακας4.I" style:family="table-column">
      <style:table-column-properties style:column-width="0.376cm"/>
    </style:style>
    <style:style style:name="Πίνακας4.K" style:family="table-column">
      <style:table-column-properties style:column-width="1.125cm"/>
    </style:style>
    <style:style style:name="Πίνακας4.L" style:family="table-column">
      <style:table-column-properties style:column-width="1.171cm"/>
    </style:style>
    <style:style style:name="Πίνακας4.M" style:family="table-column">
      <style:table-column-properties style:column-width="0.79cm"/>
    </style:style>
    <style:style style:name="Πίνακας4.O" style:family="table-column">
      <style:table-column-properties style:column-width="0.882cm"/>
    </style:style>
    <style:style style:name="Πίνακας4.1" style:family="table-row">
      <style:table-row-properties fo:keep-together="auto"/>
    </style:style>
    <style:style style:name="Πίνακας4.A1" style:family="table-cell">
      <style:table-cell-properties style:vertical-align="middle" fo:padding-left="0.15cm" fo:padding-right="0.15cm" fo:padding-top="0cm" fo:padding-bottom="0cm" fo:border="none"/>
    </style:style>
    <style:style style:name="Πίνακας4.I1" style:family="table-cell">
      <style:table-cell-properties style:vertical-align="middle" fo:background-color="#f5f5f5" fo:padding-left="0.15cm" fo:padding-right="0.15cm" fo:padding-top="0cm" fo:padding-bottom="0cm" fo:border="none">
        <style:background-image/>
      </style:table-cell-properties>
    </style:style>
    <style:style style:name="Πίνακας5" style:family="table">
      <style:table-properties style:width="1.923cm" fo:margin-top="0cm" fo:margin-bottom="0cm" table:align="center" style:writing-mode="lr-tb"/>
    </style:style>
    <style:style style:name="Πίνακας5.A" style:family="table-column">
      <style:table-column-properties style:column-width="1.923cm"/>
    </style:style>
    <style:style style:name="Πίνακας5.1" style:family="table-row">
      <style:table-row-properties fo:keep-together="always"/>
    </style:style>
    <style:style style:name="Πίνακας5.A1" style:family="table-cell">
      <style:table-cell-properties style:vertical-align="middle" fo:padding-left="0.199cm" fo:padding-right="0.199cm" fo:padding-top="0.049cm" fo:padding-bottom="0.049cm" fo:border-left="none" fo:border-right="none" fo:border-top="0.25pt solid #00000a" fo:border-bottom="0.25pt solid #00000a"/>
    </style:style>
    <style:style style:name="Πίνακας5.A2" style:family="table-cell">
      <style:table-cell-properties style:vertical-align="middle" fo:padding-left="0.199cm" fo:padding-right="0.199cm" fo:padding-top="0.049cm" fo:padding-bottom="0.049cm" fo:border-left="none" fo:border-right="none" fo:border-top="none" fo:border-bottom="0.25pt solid #00000a"/>
    </style:style>
    <style:style style:name="P1" style:family="paragraph" style:parent-style-name="Standard">
      <style:paragraph-properties fo:margin-top="0cm" fo:margin-bottom="0cm" loext:contextual-spacing="false"/>
      <style:text-properties fo:font-size="9pt" fo:language="en" fo:country="US" style:font-size-asian="9pt" style:font-name-complex="Courier New" style:font-size-complex="9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size="9pt" fo:language="en" fo:country="US" officeooo:paragraph-rsid="001a24e4" style:font-size-asian="9pt" style:font-size-complex="9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9pt" fo:language="fr" fo:country="FR" style:font-size-asian="9pt" style:font-name-complex="Courier New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nsolas" fo:font-size="8pt" fo:language="en" fo:country="US" style:font-size-asian="8pt" style:font-name-complex="Courier New" style:font-size-complex="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d838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8f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004cm"/>
          <style:tab-stop style:position="2.626cm"/>
        </style:tab-stops>
      </style:paragraph-properties>
      <style:text-properties officeooo:paragraph-rsid="001a24e4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a24e4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5c8fc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language="en" fo:country="US" style:font-size-asian="10pt" style:font-name-complex="Courier New" style:font-size-complex="10pt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style:font-name="Calibri1" fo:font-size="10pt" fo:language="en" fo:country="US" officeooo:rsid="0014ba16" officeooo:paragraph-rsid="0014ba16" style:font-size-asian="10pt" style:font-name-complex="Maya3" style:font-size-complex="10pt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use-window-font-color="true" style:font-name="Calibri1" fo:font-size="10pt" fo:language="en" fo:country="US" officeooo:rsid="0014ba16" officeooo:paragraph-rsid="0015c8fc" style:font-size-asian="10pt" style:font-name-complex="Maya3" style:font-size-complex="10pt"/>
    </style:style>
    <style:style style:name="P1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use-window-font-color="true" style:font-name="Calibri1" fo:font-size="9pt" fo:language="en" fo:country="US" officeooo:rsid="0014ba16" officeooo:paragraph-rsid="0015c8fc" style:font-size-asian="7.84999990463257pt" style:font-name-complex="Maya3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use-window-font-color="true" style:font-name="Calibri1" fo:font-size="9pt" fo:language="en" fo:country="US" officeooo:rsid="0014ba16" officeooo:paragraph-rsid="001a24e4" style:font-size-asian="7.84999990463257pt" style:font-name-complex="Maya3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1" fo:font-size="7pt" fo:language="en" fo:country="US" fo:font-weight="normal" officeooo:paragraph-rsid="0015c8fc" fo:background-color="transparent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1" fo:font-size="7pt" fo:language="en" fo:country="US" officeooo:paragraph-rsid="0015c8fc" fo:background-color="transparent" style:font-size-asian="7pt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1" fo:font-size="7pt" fo:language="fr" fo:country="FR" fo:font-weight="normal" officeooo:paragraph-rsid="0017021c" fo:background-color="transparent" style:font-size-asian="7pt" style:font-weight-asian="normal" style:font-size-complex="7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Calibri1" fo:font-size="7pt" fo:language="fr" fo:country="FR" fo:font-weight="normal" officeooo:paragraph-rsid="0015c8fc" fo:background-color="transparent" style:font-size-asian="7pt" style:font-weight-asian="normal" style:font-size-complex="7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Maya1" fo:font-size="8pt" fo:language="en" fo:country="US" officeooo:paragraph-rsid="0015c8fc" style:font-size-asian="8pt" style:font-size-complex="8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5c8fc" style:font-name-complex="Courier New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15c8fc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language="en" fo:country="US" officeooo:paragraph-rsid="0015c8fc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fr" fo:country="FR" fo:font-weight="bold" officeooo:paragraph-rsid="0015c8fc" style:font-size-asian="7pt" style:font-weight-asian="bold" style:font-size-complex="7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fr" fo:country="FR" officeooo:paragraph-rsid="0015c8fc" style:font-size-asian="7pt" style:font-size-complex="7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en" fo:country="US" officeooo:paragraph-rsid="0015c8fc" style:font-size-asian="7pt" style:font-size-complex="7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en" fo:country="US" fo:font-weight="bold" officeooo:paragraph-rsid="0015c8fc" style:font-size-asian="7pt" style:font-weight-asian="bold" style:font-size-complex="7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40pt" fo:language="en" fo:country="US" officeooo:paragraph-rsid="0015c8fc" style:font-size-asian="40pt" style:font-name-complex="Maya3" style:font-size-complex="40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40pt" fo:language="en" fo:country="US" officeooo:paragraph-rsid="0015c8fc" style:font-size-asian="40pt" style:font-size-complex="40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40pt" officeooo:paragraph-rsid="0015c8fc" style:font-size-asian="40pt" style:font-name-complex="Maya3" style:font-size-complex="40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40pt" officeooo:paragraph-rsid="0015c8fc" style:font-size-asian="40pt" style:font-name-complex="Courier New" style:font-size-complex="40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40pt" fo:language="fr" fo:country="FR" officeooo:paragraph-rsid="0015c8fc" style:font-size-asian="40pt" style:font-name-complex="Maya3" style:font-size-complex="40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34pt" fo:language="en" fo:country="US" officeooo:paragraph-rsid="0015c8fc" style:font-size-asian="34pt" style:font-name-complex="Maya3" style:font-size-complex="34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ya1" fo:font-size="34pt" fo:language="en" fo:country="US" officeooo:paragraph-rsid="0015c8fc" style:font-size-asian="34pt" style:font-size-complex="34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fr" fo:country="FR" officeooo:paragraph-rsid="0015c8fc" style:font-size-asian="8pt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n" fo:country="US" officeooo:paragraph-rsid="0015c8fc" style:font-size-asian="8pt" style:font-size-complex="8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8pt" fo:language="en" fo:country="US" officeooo:paragraph-rsid="0015c8fc" style:font-size-asian="8pt" style:font-size-complex="8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8pt" fo:language="en" fo:country="US" officeooo:paragraph-rsid="0015c8fc" style:font-size-asian="8pt" style:font-name-complex="Courier New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2060" style:font-name="Maya1" fo:font-size="34pt" fo:language="en" fo:country="US" officeooo:paragraph-rsid="0015c8fc" style:font-size-asian="34pt" style:font-name-complex="Maya3" style:font-size-complex="34pt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fo:color="#0f089a" fo:font-size="20pt" fo:language="en" fo:country="US" officeooo:paragraph-rsid="0015c8fc" style:font-size-asian="20pt" style:font-name-complex="Courier New" style:font-size-complex="20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0f089a" fo:font-size="20pt" fo:language="en" fo:country="US" officeooo:paragraph-rsid="0015c8fc" style:font-size-asian="20pt" style:font-name-complex="Courier New" style:font-size-complex="20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f089a" fo:font-size="20pt" fo:language="en" fo:country="US" officeooo:paragraph-rsid="0015c8fc" style:font-size-asian="20pt" style:font-size-complex="20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0e3429"/>
    </style:style>
    <style:style style:name="P45" style:family="paragraph" style:parent-style-name="Standard">
      <style:paragraph-properties fo:margin-top="0cm" fo:margin-bottom="0cm" loext:contextual-spacing="false" fo:line-height="100%" fo:break-before="page"/>
      <style:text-properties fo:color="#0f089a" fo:font-size="20pt" fo:language="en" fo:country="US" officeooo:paragraph-rsid="0015c8fc" style:font-size-asian="20pt" style:font-name-complex="Courier New" style:font-size-complex="20pt"/>
    </style:style>
    <style:style style:name="P46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12pt" fo:language="en" fo:country="US" officeooo:paragraph-rsid="0026f394" style:font-size-asian="12pt" style:font-size-complex="12pt" style:font-weight-complex="bold"/>
    </style:style>
    <style:style style:name="P47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fo:color="#0000cd" fo:font-size="44pt" fo:language="en" fo:country="US" officeooo:rsid="0026f394" officeooo:paragraph-rsid="0026f394" style:font-size-asian="44pt" style:font-size-complex="44pt"/>
    </style:style>
    <style:style style:name="P48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officeooo:paragraph-rsid="002829aa"/>
    </style:style>
    <style:style style:name="P49" style:family="paragraph" style:parent-style-name="Βασικό">
      <style:paragraph-properties fo:margin-top="0cm" fo:margin-bottom="0cm" loext:contextual-spacing="false" fo:line-height="100%" fo:text-align="start" style:justify-single-word="false"/>
      <style:text-properties style:font-name="Calibri Light" fo:font-size="12pt" fo:language="en" fo:country="US" officeooo:rsid="00abd4f4" officeooo:paragraph-rsid="0026f394" style:font-size-asian="12pt" style:font-size-complex="12pt"/>
    </style:style>
    <style:style style:name="P50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" fo:font-size="12pt" fo:language="en" fo:country="US" officeooo:paragraph-rsid="0026f394" style:font-size-asian="12pt" style:font-size-complex="12pt"/>
    </style:style>
    <style:style style:name="P51" style:family="paragraph" style:parent-style-name="Βασικό">
      <style:paragraph-properties fo:margin-top="0cm" fo:margin-bottom="0cm" loext:contextual-spacing="false" fo:line-height="100%" fo:text-align="center" style:justify-single-word="false"/>
      <style:text-properties style:font-name="Calibri Light" fo:font-size="14pt" fo:language="en" fo:country="US" officeooo:rsid="00351fda" officeooo:paragraph-rsid="0026f394" style:font-size-asian="14pt" style:font-size-complex="14pt"/>
    </style:style>
    <style:style style:name="P52" style:family="paragraph" style:parent-style-name="Standard">
      <style:paragraph-properties fo:margin-left="3.752cm" fo:margin-right="0cm" fo:margin-top="0cm" fo:margin-bottom="0cm" loext:contextual-spacing="false" fo:line-height="100%" fo:text-indent="0cm" style:auto-text-indent="false">
        <style:tab-stops>
          <style:tab-stop style:position="7.001cm"/>
          <style:tab-stop style:position="9.502cm"/>
        </style:tab-stops>
      </style:paragraph-properties>
    </style:style>
    <style:style style:name="P53" style:family="paragraph" style:parent-style-name="Standard">
      <style:text-properties fo:font-size="8pt" fo:language="en" fo:country="US" officeooo:paragraph-rsid="0015c8fc" style:font-size-asian="8pt" style:font-size-complex="8pt"/>
    </style:style>
    <style:style style:name="P54" style:family="paragraph" style:parent-style-name="Standard">
      <style:text-properties fo:font-size="8pt" fo:language="en" fo:country="US" officeooo:paragraph-rsid="0015c8fc" style:font-size-asian="8pt" style:font-name-complex="Courier New" style:font-size-complex="8pt"/>
    </style:style>
    <style:style style:name="P55" style:family="paragraph" style:parent-style-name="Βασικό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style:font-name="Maya:ornm" fo:font-size="80pt" fo:language="en" fo:country="US" officeooo:rsid="00271e21" officeooo:paragraph-rsid="0026f394" style:font-size-asian="80pt" style:font-size-complex="80pt" fo:hyphenate="false" fo:hyphenation-remain-char-count="2" fo:hyphenation-push-char-count="2"/>
    </style:style>
    <style:style style:name="P56" style:family="paragraph" style:parent-style-name="Standard" style:master-page-name="Standard">
      <style:paragraph-properties fo:margin-top="0cm" fo:margin-bottom="0cm" loext:contextual-spacing="false" fo:line-height="100%" style:page-number="auto" fo:break-before="page"/>
      <style:text-properties fo:color="#0f089a" fo:font-size="20pt" fo:language="en" fo:country="US" officeooo:paragraph-rsid="0015c8fc" style:font-size-asian="20pt" style:font-name-complex="Courier New" style:font-size-complex="20pt"/>
    </style:style>
    <style:style style:name="P57" style:family="paragraph" style:parent-style-name="Standard" style:master-page-name="Standard">
      <style:paragraph-properties fo:margin-top="0cm" fo:margin-bottom="0cm" loext:contextual-spacing="false" fo:line-height="100%" style:page-number="auto" fo:break-before="page"/>
      <style:text-properties fo:color="#0f089a" fo:font-size="20pt" fo:language="en" fo:country="US" officeooo:paragraph-rsid="001a24e4" style:font-size-asian="20pt" style:font-name-complex="Courier New" style:font-size-complex="20pt"/>
    </style:style>
    <style:style style:name="P58" style:family="paragraph" style:parent-style-name="Βασικό" style:master-page-name="Standard">
      <style:paragraph-properties fo:margin-top="0cm" fo:margin-bottom="0cm" loext:contextual-spacing="false" fo:line-height="100%" fo:text-align="start" style:justify-single-word="false" style:page-number="auto" fo:break-before="page"/>
      <style:text-properties style:font-name="Calibri Light" fo:font-size="12pt" fo:language="en" fo:country="US" officeooo:rsid="00abd4f4" officeooo:paragraph-rsid="0026f394" style:font-size-asian="12pt" style:font-size-complex="12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en" fo:country="US" style:font-size-asian="9pt" style:font-name-complex="Courier New" style:font-size-complex="9pt"/>
    </style:style>
    <style:style style:name="T3" style:family="text">
      <style:text-properties style:font-name="Consolas" fo:font-size="8pt" fo:language="en" fo:country="US" style:font-size-asian="8pt" style:font-size-complex="8pt"/>
    </style:style>
    <style:style style:name="T4" style:family="text">
      <style:text-properties style:font-name="Consolas" fo:font-size="8pt" fo:language="en" fo:country="US" style:font-size-asian="8pt" style:font-name-complex="Maya3" style:font-size-complex="8pt"/>
    </style:style>
    <style:style style:name="T5" style:family="text">
      <style:text-properties fo:color="#c00000" fo:font-size="9pt" fo:language="en" fo:country="US" style:font-size-asian="9pt" style:font-size-complex="9pt"/>
    </style:style>
    <style:style style:name="T6" style:family="text">
      <style:text-properties fo:color="#c00000" style:font-name="Consolas" fo:font-size="8pt" fo:language="en" fo:country="US" style:font-size-asian="8pt" style:font-name-complex="Courier New" style:font-size-complex="8pt"/>
    </style:style>
    <style:style style:name="T7" style:family="text">
      <style:text-properties fo:color="#c00000" style:font-name="Consolas" fo:font-size="8pt" fo:language="en" fo:country="US" style:font-size-asian="8pt" style:font-size-complex="8pt"/>
    </style:style>
    <style:style style:name="T8" style:family="text">
      <style:text-properties fo:color="#c00000" fo:font-size="72pt" fo:language="en" fo:country="US" style:font-size-asian="72pt" style:font-name-complex="Maya3" style:font-size-complex="72pt"/>
    </style:style>
    <style:style style:name="T9" style:family="text">
      <style:text-properties fo:color="#c00000" style:font-name="Maya" fo:font-size="50pt" fo:language="en" fo:country="US" style:font-size-asian="50pt" style:font-name-complex="Maya3" style:font-size-complex="50pt"/>
    </style:style>
    <style:style style:name="T10" style:family="text">
      <style:text-properties fo:color="#0070c0" fo:font-size="9pt" fo:language="en" fo:country="US" style:font-size-asian="9pt" style:font-size-complex="9pt"/>
    </style:style>
    <style:style style:name="T11" style:family="text">
      <style:text-properties fo:color="#0070c0" fo:font-size="9pt" fo:language="en" fo:country="US" style:font-size-asian="9pt" style:font-name-complex="Courier New" style:font-size-complex="9pt"/>
    </style:style>
    <style:style style:name="T12" style:family="text">
      <style:text-properties fo:color="#0070c0" style:font-name="Consolas" fo:font-size="8pt" fo:language="en" fo:country="US" style:font-size-asian="8pt" style:font-name-complex="Courier New" style:font-size-complex="8pt"/>
    </style:style>
    <style:style style:name="T13" style:family="text">
      <style:text-properties fo:color="#0070c0" style:font-name="Consolas" fo:font-size="8pt" fo:language="en" fo:country="US" style:font-size-asian="8pt" style:font-size-complex="8pt"/>
    </style:style>
    <style:style style:name="T14" style:family="text">
      <style:text-properties fo:color="#0070c0" fo:font-size="72pt" fo:language="en" fo:country="US" style:font-size-asian="72pt" style:font-name-complex="Maya3" style:font-size-complex="72pt"/>
    </style:style>
    <style:style style:name="T15" style:family="text">
      <style:text-properties fo:color="#0070c0" style:font-name="Maya" fo:font-size="50pt" fo:language="en" fo:country="US" style:font-size-asian="50pt" style:font-name-complex="Maya3" style:font-size-complex="50pt"/>
    </style:style>
    <style:style style:name="T16" style:family="text">
      <style:text-properties fo:color="#e36c0a" fo:font-size="9pt" fo:language="en" fo:country="US" style:font-size-asian="9pt" style:font-size-complex="9pt"/>
    </style:style>
    <style:style style:name="T17" style:family="text">
      <style:text-properties fo:color="#e36c0a" fo:font-size="9pt" fo:language="en" fo:country="US" style:font-size-asian="9pt" style:font-name-complex="Courier New" style:font-size-complex="9pt"/>
    </style:style>
    <style:style style:name="T18" style:family="text">
      <style:text-properties fo:color="#e36c0a" style:font-name="Consolas" fo:font-size="8pt" fo:language="en" fo:country="US" style:font-size-asian="8pt" style:font-name-complex="Courier New" style:font-size-complex="8pt"/>
    </style:style>
    <style:style style:name="T19" style:family="text">
      <style:text-properties fo:color="#e36c0a" style:font-name="Consolas" fo:font-size="8pt" fo:language="en" fo:country="US" style:font-size-asian="8pt" style:font-size-complex="8pt"/>
    </style:style>
    <style:style style:name="T20" style:family="text">
      <style:text-properties fo:color="#e36c0a" fo:font-size="72pt" fo:language="en" fo:country="US" style:font-size-asian="72pt" style:font-name-complex="Maya3" style:font-size-complex="72pt"/>
    </style:style>
    <style:style style:name="T21" style:family="text">
      <style:text-properties fo:color="#e36c0a" style:font-name="Maya" fo:font-size="50pt" fo:language="en" fo:country="US" style:font-size-asian="50pt" style:font-name-complex="Maya3" style:font-size-complex="50pt"/>
    </style:style>
    <style:style style:name="T22" style:family="text">
      <style:text-properties fo:color="#00b050" fo:font-size="9pt" fo:language="en" fo:country="US" style:font-size-asian="9pt" style:font-size-complex="9pt"/>
    </style:style>
    <style:style style:name="T23" style:family="text">
      <style:text-properties fo:color="#00b050" style:font-name="Consolas" fo:font-size="8pt" fo:language="en" fo:country="US" style:font-size-asian="8pt" style:font-name-complex="Courier New" style:font-size-complex="8pt"/>
    </style:style>
    <style:style style:name="T24" style:family="text">
      <style:text-properties fo:color="#00b050" style:font-name="Consolas" fo:font-size="8pt" fo:language="en" fo:country="US" style:font-size-asian="8pt" style:font-size-complex="8pt"/>
    </style:style>
    <style:style style:name="T25" style:family="text">
      <style:text-properties fo:color="#00b050" fo:font-size="72pt" fo:language="en" fo:country="US" style:font-size-asian="72pt" style:font-name-complex="Maya3" style:font-size-complex="72pt"/>
    </style:style>
    <style:style style:name="T26" style:family="text">
      <style:text-properties fo:color="#00b050" style:font-name="Maya" fo:font-size="50pt" fo:language="en" fo:country="US" style:font-size-asian="50pt" style:font-name-complex="Maya3" style:font-size-complex="50pt"/>
    </style:style>
    <style:style style:name="T27" style:family="text">
      <style:text-properties fo:color="#595959" style:font-name="Maya2" fo:font-size="50pt" fo:language="en" fo:country="US" officeooo:rsid="000d8384" style:font-name-asian="Maya2" style:font-size-asian="50pt" style:font-name-complex="Maya2" style:font-size-complex="50pt"/>
    </style:style>
    <style:style style:name="T28" style:family="text">
      <style:text-properties fo:font-size="72pt" fo:language="en" fo:country="US" style:font-size-asian="72pt" style:font-name-complex="Maya3" style:font-size-complex="72pt"/>
    </style:style>
    <style:style style:name="T29" style:family="text">
      <style:text-properties fo:color="#c0c0c0" style:font-name="Maya" fo:font-size="50pt" fo:language="fr" fo:country="FR" style:font-size-asian="50pt" style:font-size-complex="50pt"/>
    </style:style>
    <style:style style:name="T30" style:family="text">
      <style:text-properties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26f394" style:letter-kerning="true" style:font-size-asian="12pt" style:font-weight-asian="normal" style:font-size-complex="12pt" style:font-weight-complex="normal"/>
    </style:style>
    <style:style style:name="T32" style:family="text">
      <style:text-properties style:font-name="Calibri1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3" style:family="text">
      <style:text-properties style:font-name="Calibri:onum" fo:font-size="12pt" fo:language="en" fo:country="US" fo:font-weight="normal" style:letter-kerning="true" style:font-size-asian="12pt" style:font-weight-asian="normal" style:font-size-complex="12pt" style:font-weight-complex="normal"/>
    </style:style>
    <style:style style:name="T34" style:family="text">
      <style:text-properties style:font-name="Calibri:onum" fo:font-size="12pt" fo:language="en" fo:country="US" fo:font-weight="normal" officeooo:rsid="01068d98" style:letter-kerning="true" style:font-size-asian="12pt" style:font-weight-asian="normal" style:font-size-complex="12pt" style:font-weight-complex="normal"/>
    </style:style>
    <style:style style:name="T35" style:family="text">
      <style:text-properties style:font-name="Calibri:onum" fo:font-size="12pt" fo:language="en" fo:country="US" fo:font-weight="normal" officeooo:rsid="0073b80a" style:letter-kerning="true" style:font-size-asian="12pt" style:font-weight-asian="normal" style:font-size-complex="12pt" style:font-weight-complex="normal"/>
    </style:style>
    <style:style style:name="T36" style:family="text">
      <style:text-properties style:font-name="Calibri:onum" fo:font-size="12pt" fo:language="en" fo:country="US" fo:font-weight="normal" officeooo:rsid="002d6133" style:letter-kerning="true" style:font-size-asian="12pt" style:font-weight-asian="normal" style:font-size-complex="12pt" style:font-weight-complex="normal"/>
    </style:style>
    <style:style style:name="T37" style:family="text">
      <style:text-properties style:font-name="Calibri:onum" fo:font-size="12pt" fo:language="en" fo:country="US" fo:font-weight="normal" officeooo:rsid="0028d6ae" style:letter-kerning="true" style:font-size-asian="12pt" style:font-weight-asian="normal" style:font-size-complex="12pt" style:font-weight-complex="normal"/>
    </style:style>
    <style:style style:name="T38" style:family="text">
      <style:text-properties style:font-name="Calibri:onum" fo:font-size="10pt" fo:language="en" fo:country="US" style:font-size-asian="10pt" style:font-size-complex="10pt"/>
    </style:style>
    <style:style style:name="T39" style:family="text">
      <style:text-properties fo:color="#0000cd" style:font-name="Calibri:c2sc" fo:font-size="10pt" fo:language="en" fo:country="US" style:text-underline-style="none" officeooo:rsid="000e3429" style:font-size-asian="10pt" style:font-size-complex="10pt"/>
    </style:style>
    <style:style style:name="T40" style:family="text">
      <style:text-properties style:font-name="Calibri:smcp" fo:font-size="10pt" fo:language="en" fo:country="US" officeooo:rsid="000e3429" style:font-size-asian="10pt" style:font-size-complex="10pt"/>
    </style:style>
    <style:style style:name="T41" style:family="text">
      <style:text-properties style:font-name="Maya" fo:font-size="50pt" fo:language="en" fo:country="US" style:font-size-asian="50pt" style:font-name-complex="Maya3" style:font-size-complex="50pt"/>
    </style:style>
    <style:style style:name="T42" style:family="text">
      <style:text-properties style:use-window-font-color="true" style:font-name="Calibri:onum" fo:font-size="9pt" fo:language="en" fo:country="US" fo:font-weight="normal" officeooo:rsid="010c69f5" style:letter-kerning="true" style:font-size-asian="9pt" style:font-weight-asian="normal" style:font-size-complex="9pt" style:font-weight-complex="normal"/>
    </style:style>
    <style:style style:name="T43" style:family="text">
      <style:text-properties style:use-window-font-color="true" style:font-name="Calibri:onum" fo:font-size="9pt" fo:language="en" fo:country="US" fo:font-weight="normal" officeooo:rsid="0018d778" style:letter-kerning="true" style:font-size-asian="9pt" style:font-weight-asian="normal" style:font-size-complex="9pt" style:font-weight-complex="normal"/>
    </style:style>
    <style:style style:name="T44" style:family="text">
      <style:text-properties style:use-window-font-color="true" style:font-name="Calibri:onum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45" style:family="text">
      <style:text-properties style:use-window-font-color="true" style:font-name="Calibri:onum" fo:font-size="9pt" fo:language="en" fo:country="US" fo:font-weight="normal" officeooo:rsid="0032469a" style:letter-kerning="true" style:font-size-asian="9pt" style:font-weight-asian="normal" style:font-size-complex="9pt" style:font-weight-complex="normal"/>
    </style:style>
    <style:style style:name="T46" style:family="text">
      <style:text-properties style:use-window-font-color="true" style:font-name="Calibri:onum" fo:font-size="9pt" fo:language="fr" fo:country="FR" style:text-underline-style="none" fo:font-weight="normal" officeooo:rsid="00557358" style:letter-kerning="true" style:font-size-asian="9pt" style:font-weight-asian="normal" style:font-size-complex="9pt" style:font-weight-complex="normal"/>
    </style:style>
    <style:style style:name="T47" style:family="text">
      <style:text-properties style:use-window-font-color="true" style:font-name="Calibri:smcp" fo:font-size="9pt" fo:language="en" fo:country="US" fo:font-weight="normal" officeooo:rsid="00557358" style:letter-kerning="true" style:font-size-asian="9pt" style:font-weight-asian="normal" style:font-size-complex="9pt" style:font-weight-complex="normal"/>
    </style:style>
    <style:style style:name="T48" style:family="text">
      <style:text-properties style:use-window-font-color="true" style:font-name="Calibri:smcp" fo:font-size="8pt" fo:language="fr" fo:country="FR" style:text-underline-style="none" fo:font-weight="normal" officeooo:rsid="00557358" style:letter-kerning="true" style:font-size-asian="8pt" style:font-weight-asian="normal" style:font-size-complex="8pt" style:font-weight-complex="normal"/>
    </style:style>
    <style:style style:name="T49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50" style:family="text">
      <style:text-properties fo:font-size="10pt" fo:language="en" fo:country="US" style:font-size-asian="10pt" style:font-size-complex="10pt"/>
    </style:style>
    <style:style style:name="T51" style:family="text">
      <style:text-properties fo:font-size="10pt" fo:language="en" fo:country="US" officeooo:rsid="000e3429" style:font-size-asian="10pt" style:font-size-complex="10pt"/>
    </style:style>
    <style:style style:name="T52" style:family="text">
      <style:text-properties fo:font-size="10pt" fo:language="en" fo:country="US" officeooo:rsid="00131c10" style:font-size-asian="10pt" style:font-size-complex="10pt"/>
    </style:style>
    <style:style style:name="T53" style:family="text">
      <style:text-properties style:font-name="Maya1" fo:font-size="24pt" style:font-size-asian="24pt" style:font-size-complex="24pt"/>
    </style:style>
    <style:style style:name="T54" style:family="text">
      <style:text-properties style:font-name="Maya1" fo:font-size="24pt" style:font-size-asian="24pt" style:font-name-complex="Maya3" style:font-size-complex="24pt"/>
    </style:style>
    <style:style style:name="T55" style:family="text">
      <style:text-properties style:font-name="Maya1" fo:font-size="24pt" style:font-size-asian="24pt" style:font-name-complex="Courier New" style:font-size-complex="24pt"/>
    </style:style>
    <style:style style:name="T56" style:family="text">
      <style:text-properties style:font-name="Maya1" fo:font-size="40pt" style:font-size-asian="40pt" style:font-name-complex="Maya3" style:font-size-complex="40pt"/>
    </style:style>
    <style:style style:name="T57" style:family="text">
      <style:text-properties style:font-name="Maya1" fo:font-size="18pt" style:font-size-asian="18pt" style:font-name-complex="Maya3" style:font-size-complex="18pt"/>
    </style:style>
    <style:style style:name="T58" style:family="text">
      <style:text-properties style:font-name="Maya1" fo:font-size="16pt" style:font-size-asian="16pt" style:font-name-complex="Maya3" style:font-size-complex="16pt"/>
    </style:style>
    <style:style style:name="T59" style:family="text">
      <style:text-properties style:font-name="Maya1" fo:font-size="14pt" style:font-size-asian="14pt" style:font-name-complex="Maya3" style:font-size-complex="14pt"/>
    </style:style>
    <style:style style:name="T60" style:family="text">
      <style:text-properties style:font-name="Maya1" fo:font-size="22pt" style:font-size-asian="22pt" style:font-name-complex="Maya3" style:font-size-complex="22pt"/>
    </style:style>
    <style:style style:name="T61" style:family="text">
      <style:text-properties style:font-name="Maya1" fo:font-size="34pt" fo:language="en" fo:country="US" style:font-size-asian="34pt" style:font-name-complex="Maya3" style:font-size-complex="34pt"/>
    </style:style>
    <style:style style:name="T62" style:family="text">
      <style:text-properties style:font-name="Maya1" fo:font-size="30pt" fo:letter-spacing="0.004cm" fo:language="en" fo:country="US" style:font-size-asian="30pt" style:font-name-complex="Maya3" style:font-size-complex="30pt"/>
    </style:style>
    <style:style style:name="T63" style:family="text">
      <style:text-properties style:font-name="Maya1" fo:font-size="30pt" fo:letter-spacing="0.004cm" fo:language="en" fo:country="US" style:font-size-asian="30pt" style:font-size-complex="30pt"/>
    </style:style>
    <style:style style:name="T64" style:family="text">
      <style:text-properties style:font-name="Maya1" fo:font-size="30pt" fo:letter-spacing="0.004cm" fo:language="fr" fo:country="FR" style:font-size-asian="30pt" style:font-size-complex="30pt"/>
    </style:style>
    <style:style style:name="T65" style:family="text">
      <style:text-properties style:font-name="Maya1" fo:font-size="30pt" fo:letter-spacing="0.004cm" fo:language="fr" fo:country="FR" style:font-size-asian="30pt" style:font-name-complex="Maya3" style:font-size-complex="30pt"/>
    </style:style>
    <style:style style:name="T66" style:family="text">
      <style:text-properties style:font-name="Maya1" fo:font-size="30pt" fo:letter-spacing="0.004cm" style:font-size-asian="30pt" style:font-size-complex="30pt"/>
    </style:style>
    <style:style style:name="T67" style:family="text">
      <style:text-properties style:font-name="Maya1" fo:font-size="30pt" fo:letter-spacing="0.004cm" style:font-size-asian="30pt" style:font-name-complex="Maya3" style:font-size-complex="30pt"/>
    </style:style>
    <style:style style:name="T68" style:family="text">
      <style:text-properties style:font-name="Maya1" fo:font-size="30pt" fo:language="en" fo:country="US" style:font-size-asian="30pt" style:font-name-complex="Maya3" style:font-size-complex="30pt"/>
    </style:style>
    <style:style style:name="T69" style:family="text">
      <style:text-properties style:font-name="Maya1" fo:font-size="30pt" fo:language="en" fo:country="US" style:font-size-asian="30pt" style:font-size-complex="30pt"/>
    </style:style>
    <style:style style:name="T70" style:family="text">
      <style:text-properties style:font-name="Maya1" fo:font-size="30pt" fo:language="fr" fo:country="FR" style:font-size-asian="30pt" style:font-size-complex="30pt"/>
    </style:style>
    <style:style style:name="T71" style:family="text">
      <style:text-properties style:font-name="Maya1" fo:font-size="30pt" fo:language="fr" fo:country="FR" style:font-size-asian="30pt" style:font-name-complex="Maya3" style:font-size-complex="30pt"/>
    </style:style>
    <style:style style:name="T72" style:family="text">
      <style:text-properties style:font-name="Maya1" fo:font-size="30pt" style:font-size-asian="30pt" style:font-size-complex="30pt"/>
    </style:style>
    <style:style style:name="T73" style:family="text">
      <style:text-properties style:font-name="Maya1" fo:font-size="30pt" style:font-size-asian="30pt" style:font-name-complex="Maya3" style:font-size-complex="30pt"/>
    </style:style>
    <style:style style:name="T74" style:family="text">
      <style:text-properties style:font-name="Maya1" fo:font-size="9pt" fo:font-weight="bold" style:font-size-asian="9pt" style:font-weight-asian="bold" style:font-name-complex="Maya3" style:font-size-complex="9pt" style:font-weight-complex="bold"/>
    </style:style>
    <style:style style:name="T75" style:family="text">
      <style:text-properties fo:color="#7f7f7f" style:font-name="Maya1" fo:font-size="24pt" style:font-size-asian="24pt" style:font-size-complex="24pt"/>
    </style:style>
    <style:style style:name="T76" style:family="text">
      <style:text-properties fo:color="#7f7f7f" style:font-name="Maya1" fo:font-size="34pt" fo:language="en" fo:country="US" style:font-size-asian="34pt" style:font-name-complex="Maya3" style:font-size-complex="34pt"/>
    </style:style>
    <style:style style:name="T77" style:family="text">
      <style:text-properties fo:color="#7f7f7f" style:font-name="Maya1" fo:font-size="30pt" fo:letter-spacing="0.004cm" fo:language="en" fo:country="US" style:font-size-asian="30pt" style:font-name-complex="Maya3" style:font-size-complex="30pt"/>
    </style:style>
    <style:style style:name="T78" style:family="text">
      <style:text-properties fo:color="#7f7f7f" style:font-name="Maya1" fo:font-size="30pt" fo:letter-spacing="0.004cm" fo:language="fr" fo:country="FR" style:font-size-asian="30pt" style:font-name-complex="Maya3" style:font-size-complex="30pt"/>
    </style:style>
    <style:style style:name="T79" style:family="text">
      <style:text-properties fo:color="#7f7f7f" style:font-name="Maya1" fo:font-size="30pt" style:font-size-asian="30pt" style:font-name-complex="Maya3" style:font-size-complex="30pt"/>
    </style:style>
    <style:style style:name="T80" style:family="text">
      <style:text-properties fo:font-size="7pt" fo:language="fr" fo:country="FR" style:font-size-asian="7pt" style:font-size-complex="7pt"/>
    </style:style>
    <style:style style:name="T81" style:family="text">
      <style:text-properties fo:font-size="7pt" fo:language="en" fo:country="US" style:font-size-asian="7pt" style:font-size-complex="7pt"/>
    </style:style>
    <style:style style:name="T82" style:family="text">
      <style:text-properties fo:font-size="7pt" fo:language="en" fo:country="US" style:font-size-asian="7pt" style:font-name-complex="Courier New" style:font-size-complex="30pt"/>
    </style:style>
    <style:style style:name="T83" style:family="text">
      <style:text-properties fo:font-size="7pt" style:font-size-asian="7pt" style:font-size-complex="7pt"/>
    </style:style>
    <style:style style:name="T84" style:family="text">
      <style:text-properties fo:font-size="7pt" style:font-size-asian="7pt" style:font-name-complex="Courier New" style:font-size-complex="30pt"/>
    </style:style>
    <style:style style:name="T85" style:family="text">
      <style:text-properties style:text-position="15% 100%" style:font-name="Maya1" fo:font-size="40pt" style:font-size-asian="40pt" style:font-name-complex="Maya3" style:font-size-complex="40pt"/>
    </style:style>
    <style:style style:name="T86" style:family="text">
      <style:text-properties style:text-position="21% 100%" style:font-name="Maya1" fo:font-size="28pt" style:font-size-asian="28pt" style:font-name-complex="Maya3" style:font-size-complex="28pt"/>
    </style:style>
    <style:style style:name="T87" style:family="text">
      <style:text-properties fo:font-size="6pt" fo:language="en" fo:country="US" style:font-size-asian="6pt" style:font-size-complex="6pt"/>
    </style:style>
    <style:style style:name="T88" style:family="text">
      <style:text-properties fo:font-size="6pt" fo:language="fr" fo:country="FR" style:font-size-asian="6pt" style:font-size-complex="6pt"/>
    </style:style>
    <style:style style:name="T89" style:family="text">
      <style:text-properties fo:font-size="6pt" style:font-size-asian="6pt" style:font-size-complex="6pt"/>
    </style:style>
    <style:style style:name="T90" style:family="text">
      <style:text-properties fo:color="#000080" style:font-name="Calibri Light" fo:font-size="12pt" fo:language="en" fo:country="US" style:text-underline-style="none" style:font-size-asian="12pt" style:font-size-complex="12pt"/>
    </style:style>
    <style:style style:name="T91" style:family="text">
      <style:text-properties style:font-name-asian="CyproMinoan" style:font-name-complex="CyproMinoan"/>
    </style:style>
    <style:style style:name="T92" style:family="text">
      <style:text-properties officeooo:rsid="002899fc"/>
    </style:style>
    <style:style style:name="T93" style:family="text">
      <style:text-properties officeooo:rsid="002e4fe8"/>
    </style:style>
    <style:style style:name="T94" style:family="text">
      <style:text-properties officeooo:rsid="002ec48c"/>
    </style:style>
    <style:style style:name="Sect1" style:family="section">
      <style:section-properties style:editable="false">
        <style:columns fo:column-count="6" fo:column-gap="0.198cm">
          <style:column style:rel-width="10922*" fo:start-indent="0cm" fo:end-indent="0.099cm"/>
          <style:column style:rel-width="10922*" fo:start-indent="0.099cm" fo:end-indent="0.099cm"/>
          <style:column style:rel-width="10922*" fo:start-indent="0.099cm" fo:end-indent="0.099cm"/>
          <style:column style:rel-width="10922*" fo:start-indent="0.099cm" fo:end-indent="0.099cm"/>
          <style:column style:rel-width="10922*" fo:start-indent="0.099cm" fo:end-indent="0.099cm"/>
          <style:column style:rel-width="10925*" fo:start-indent="0.0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9"/>
      <text:p text:style-name="P47">Maya Hieroglyphs</text:p>
      <text:p text:style-name="P50"/>
      <text:p text:style-name="P50"/>
      <text:p text:style-name="P50"/>
      <text:p text:style-name="P51">A primer’s f<text:span text:style-name="T93">o</text:span>nt f<text:span text:style-name="T94">o</text:span>r May<text:span text:style-name="T92">a</text:span> Hieroglyphs</text:p>
      <text:p text:style-name="P50"/>
      <text:p text:style-name="P50"/>
      <text:p text:style-name="P50"/>
      <text:p text:style-name="P50"/>
      <text:p text:style-name="P50"/>
      <text:p text:style-name="P55">1<text:span text:style-name="T91"> </text:span>2<text:span text:style-name="T91"> </text:span>3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8"><text:span text:style-name="Προεπιλεγμένη_20_γραμματοσειρά"><text:span text:style-name="T31">Maya</text:span></text:span><text:span text:style-name="Προεπιλεγμένη_20_γραμματοσειρά"><text:span text:style-name="T30">, </text:span></text:span><text:span text:style-name="Προεπιλεγμένη_20_γραμματοσειρά"><text:span text:style-name="T32">version </text:span></text:span><text:span text:style-name="Προεπιλεγμένη_20_γραμματοσειρά"><text:span text:style-name="T37">13</text:span></text:span><text:span text:style-name="Προεπιλεγμένη_20_γραμματοσειρά"><text:span text:style-name="T34">.</text:span></text:span><text:span text:style-name="Προεπιλεγμένη_20_γραμματοσειρά"><text:span text:style-name="T37">0</text:span></text:span><text:span text:style-name="Προεπιλεγμένη_20_γραμματοσειρά"><text:span text:style-name="T34">0</text:span></text:span><text:span text:style-name="Προεπιλεγμένη_20_γραμματοσειρά"><text:span text:style-name="T33">, </text:span></text:span><text:span text:style-name="Προεπιλεγμένη_20_γραμματοσειρά"><text:span text:style-name="T37">March</text:span></text:span><text:span text:style-name="Προεπιλεγμένη_20_γραμματοσειρά"><text:span text:style-name="T35"> </text:span></text:span><text:span text:style-name="Προεπιλεγμένη_20_γραμματοσειρά"><text:span text:style-name="T33">20</text:span></text:span><text:span text:style-name="Προεπιλεγμένη_20_γραμματοσειρά"><text:span text:style-name="T36">20</text:span></text:span><text:span text:style-name="Προεπιλεγμένη_20_γραμματοσειρά"><text:span text:style-name="T30"><text:line-break/></text:span></text:span><text:span text:style-name="Προεπιλεγμένη_20_γραμματοσειρά"><text:span text:style-name="T42">free strictly</text:span></text:span><text:span text:style-name="Προεπιλεγμένη_20_γραμματοσειρά"><text:span text:style-name="T43"> </text:span></text:span><text:span text:style-name="Προεπιλεγμένη_20_γραμματοσειρά"><text:span text:style-name="T42">for </text:span></text:span><text:span text:style-name="Προεπιλεγμένη_20_γραμματοσειρά"><text:span text:style-name="T43">personal, non-commercial use<text:line-break/></text:span></text:span><text:span text:style-name="Προεπιλεγμένη_20_γραμματοσειρά"><text:span text:style-name="T44">available under the</text:span></text:span><text:span text:style-name="Προεπιλεγμένη_20_γραμματοσειρά"><text:span text:style-name="T45"> </text:span></text:span><text:span text:style-name="Προεπιλεγμένη_20_γραμματοσειρά"><text:span text:style-name="T44">general </text:span></text:span><text:span text:style-name="Προεπιλεγμένη_20_γραμματοσειρά"><text:span text:style-name="T47">ufas</text:span></text:span><text:span text:style-name="Προεπιλεγμένη_20_γραμματοσειρά"><text:span text:style-name="T44"> </text:span></text:span><text:span text:style-name="Υπερ-σύνδεση"><text:span text:style-name="T46">licence<text:line-break/></text:span></text:span><text:span text:style-name="Υπερ-σύνδεση"><text:span text:style-name="T48">Unicode Fonts for Ancient Scripts</text:span></text:span><text:span text:style-name="Προεπιλεγμένη_20_γραμματοσειρά"><text:span text:style-name="T48"><text:line-break/></text:span></text:span><text:span text:style-name="Υπερ-σύνδεση"><text:span text:style-name="T48">George Douros</text:span></text:span></text:p>
      <text:p text:style-name="P50"/>
      <text:p text:style-name="P46"><text:span text:style-name="Υπερ-σύνδεση"><text:span text:style-name="T90"/></text:span></text:p>
      <text:p text:style-name="P44"><text:soft-page-break/><text:span text:style-name="T49">Maya co</text:span><text:span text:style-name="T50">vers the glyphs in J. Eric S. Thompson’s “A Catalog of </text:span><text:bookmark-start text:name="OLE_LINK2"/><text:bookmark-start text:name="OLE_LINK1"/><text:span text:style-name="T50">Maya Hieroglyphs</text:span><text:bookmark-end text:name="OLE_LINK2"/><text:bookmark-end text:name="OLE_LINK1"/><text:span text:style-name="T50">”, published by the University of Oklahoma Press in </text:span><text:span text:style-name="T38">1962</text:span><text:span text:style-name="T50">. The catalog can be obtained from </text:span><text:a xlink:type="simple" xlink:href="http://www.famsi.org/" text:style-name="Internet_20_link" text:visited-style-name="Visited_20_Internet_20_Link"><text:span text:style-name="T39">FAMSI</text:span></text:a><text:span text:style-name="T51">, t</text:span><text:span text:style-name="T50">he Foundation for the Advancement of Mesoamerican Studies, Inc. Glyph names follow Thompson’s numbering system. Affixes have been split in four. Superior and inferior affixes </text:span><text:span text:style-name="T52">have</text:span><text:span text:style-name="T50"> zero</text:span><text:span text:style-name="T52"> </text:span><text:span text:style-name="T50">width</text:span><text:span text:style-name="T52">, to facilitate combinations</text:span><text:span text:style-name="T50">. This is a work-font that may be of some scholarly use; it is not a proposal of any kind. Glyphs are encoded in </text:span><text:span text:style-name="T40">spua</text:span><text:span text:style-name="T51">, p</text:span><text:span text:style-name="T50">lane </text:span><text:span text:style-name="T38">15</text:span><text:span text:style-name="T50"> of Unicode as follows:</text:span></text:p>
      <text:p text:style-name="P12"/>
      <text:p text:style-name="P52"><text:span text:style-name="T1">Affixes, </text:span><text:span text:style-name="T2">1..370<text:tab/></text:span><text:span text:style-name="T3">F6200...F62F3</text:span><text:span text:style-name="T2"><text:tab/></text:span><text:span text:style-name="T5">front</text:span></text:p>
      <text:p text:style-name="P52"><text:span text:style-name="T10"><text:tab/></text:span><text:span text:style-name="T3">F62F4...F6458<text:tab/></text:span><text:span text:style-name="T10">top, </text:span><text:span text:style-name="T11">zero width</text:span></text:p>
      <text:p text:style-name="P52"><text:span text:style-name="T16"><text:tab/></text:span><text:span text:style-name="T3">F6459...F64FE<text:tab/></text:span><text:span text:style-name="T16">bottom, </text:span><text:span text:style-name="T17">zero width</text:span></text:p>
      <text:p text:style-name="P52"><text:span text:style-name="T22"><text:tab/></text:span><text:span text:style-name="T3">F64FF...F656E</text:span><text:span text:style-name="T2"><text:tab/></text:span><text:span text:style-name="T22">back</text:span></text:p>
      <text:p text:style-name="P52"><text:span text:style-name="T1">Main Signs, 501..856<text:tab/></text:span><text:span text:style-name="T3">F656F...F6730</text:span><text:span text:style-name="T2"><text:tab/></text:span></text:p>
      <text:p text:style-name="P52"><text:span text:style-name="T1">Portraits, 1000a..1087<text:tab/></text:span><text:span text:style-name="T3">F6731...F67CF</text:span><text:span text:style-name="T2"><text:tab/></text:span></text:p>
      <text:p text:style-name="P52"><text:span text:style-name="T1">Days<text:tab/></text:span><text:span text:style-name="T3">F67D0...F67E3</text:span><text:span text:style-name="T2"><text:tab/></text:span></text:p>
      <text:p text:style-name="P52"><text:span text:style-name="T1">Months<text:tab/></text:span><text:span text:style-name="T3">F67E4...F67F6</text:span><text:span text:style-name="T2"><text:tab/></text:span></text:p>
      <text:p text:style-name="P52"><text:span text:style-name="T1">Numbers<text:tab/></text:span><text:span text:style-name="T3">F67F7...F6847</text:span><text:span text:style-name="T2"><text:tab/></text:span></text:p>
      <text:p text:style-name="P1"/>
      <text:p text:style-name="P1"/>
      <text:p text:style-name="P1"/>
      <text:p text:style-name="P1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row table:style-name="Πίνακας1.1">
          <table:table-cell table:style-name="Πίνακας1.A1" office:value-type="string">
            <text:p text:style-name="P4"/>
          </table:table-cell>
          <table:table-cell table:style-name="Πίνακας1.B1" office:value-type="string">
            <text:p text:style-name="P5"><text:span text:style-name="T12">T1.2<text:line-break/>U+</text:span><text:span text:style-name="T13">F62F4</text:span></text:p>
          </table:table-cell>
          <table:table-cell table:style-name="Πίνακας1.C1" office:value-type="string">
            <text:p text:style-name="P4"/>
          </table:table-cell>
        </table:table-row>
        <table:table-row table:style-name="Πίνακας1.1">
          <table:table-cell table:style-name="Πίνακας1.A2" office:value-type="string">
            <text:p text:style-name="P5"><text:span text:style-name="T6">T1.1<text:line-break/>U+</text:span><text:span text:style-name="T7">F6200</text:span></text:p>
          </table:table-cell>
          <table:table-cell table:style-name="Πίνακας1.B2" office:value-type="string">
            <text:p text:style-name="P11"><text:span text:style-name="T8">󶈀</text:span><text:span text:style-name="T28">󶟳</text:span><text:span text:style-name="T14">󶋴</text:span><text:span text:style-name="T20">󶑴</text:span><text:span text:style-name="T25">󶓿</text:span></text:p>
          </table:table-cell>
          <table:table-cell table:style-name="Πίνακας1.C2" office:value-type="string">
            <text:p text:style-name="P5"><text:span text:style-name="T23">T1.4<text:line-break/></text:span><text:span text:style-name="T24">U+F64FF</text:span></text:p>
          </table:table-cell>
        </table:table-row>
        <table:table-row table:style-name="Πίνακας1.1">
          <table:table-cell table:style-name="Πίνακας1.A3" office:value-type="string">
            <text:p text:style-name="P4"/>
          </table:table-cell>
          <table:table-cell table:style-name="Πίνακας1.B3" office:value-type="string">
            <text:p text:style-name="P5"><text:span text:style-name="T18">T56.1<text:line-break/></text:span><text:span text:style-name="T19">U+F6474</text:span></text:p>
          </table:table-cell>
          <table:table-cell table:style-name="Πίνακας1.C3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6"><text:span text:style-name="T9">󶈀</text:span><text:span text:style-name="T29">+</text:span><text:span text:style-name="T41">󶟳</text:span><text:span text:style-name="T29">+</text:span><text:span text:style-name="T27">󶡞</text:span><text:span text:style-name="T15">󶋴</text:span><text:span text:style-name="T29">+</text:span><text:span text:style-name="T27">󶡞</text:span><text:span text:style-name="T21">󶑴</text:span><text:span text:style-name="T29">+</text:span><text:span text:style-name="T26">󶓿</text:span><text:span text:style-name="T29">=</text:span><text:span text:style-name="T9">󶈀</text:span><text:span text:style-name="T41">󶟳</text:span><text:span text:style-name="T15">󶋴</text:span><text:span text:style-name="T21">󶑴</text:span><text:span text:style-name="T26">󶓿</text:span></text:p>
      <text:p text:style-name="P13"/>
      <text:p text:style-name="P13"/>
      <text:p text:style-name="P56">Days of the Tzolk’in calendar</text:p>
      <text:p text:style-name="P22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/>
        <table:table-column table:style-name="Πίνακας2.E"/>
        <table:table-column table:style-name="Πίνακας2.F"/>
        <table:table-column table:style-name="Πίνακας2.A"/>
        <table:table-column table:style-name="Πίνακας2.B"/>
        <table:table-column table:style-name="Πίνακας2.I"/>
        <table:table-column table:style-name="Πίνακας2.J"/>
        <table:table-column table:style-name="Πίνακας2.K"/>
        <table:table-row table:style-name="Πίνακας2.1">
          <table:table-cell table:style-name="Πίνακας2.A1" office:value-type="string">
            <text:p text:style-name="P25">01</text:p>
          </table:table-cell>
          <table:table-cell table:style-name="Πίνακας2.A1" office:value-type="string">
            <text:p text:style-name="P29">󶟐</text:p>
          </table:table-cell>
          <table:table-cell table:style-name="Πίνακας2.A1" office:value-type="string">
            <text:p text:style-name="P36">Imix</text:p>
          </table:table-cell>
          <table:table-cell table:style-name="Πίνακας2.A1" office:value-type="string">
            <text:p text:style-name="P31">󶕯</text:p>
          </table:table-cell>
          <table:table-cell table:style-name="Πίνακας2.A1" office:value-type="string">
            <text:p text:style-name="P27">501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11</text:p>
          </table:table-cell>
          <table:table-cell table:style-name="Πίνακας2.A1" office:value-type="string">
            <text:p text:style-name="P29">󶟚</text:p>
          </table:table-cell>
          <table:table-cell table:style-name="Πίνακας2.A1" office:value-type="string">
            <text:p text:style-name="P36">Chuen</text:p>
          </table:table-cell>
          <table:table-cell table:style-name="Πίνακας2.A1" office:value-type="string">
            <text:p text:style-name="P31">󶖌</text:p>
          </table:table-cell>
          <table:table-cell table:style-name="Πίνακας2.A1" office:value-type="string">
            <text:p text:style-name="P27">520</text:p>
          </table:table-cell>
        </table:table-row>
        <table:table-row table:style-name="Πίνακας2.1">
          <table:table-cell table:style-name="Πίνακας2.A1" office:value-type="string">
            <text:p text:style-name="P25">02</text:p>
          </table:table-cell>
          <table:table-cell table:style-name="Πίνακας2.A1" office:value-type="string">
            <text:p text:style-name="P29">󶟑</text:p>
          </table:table-cell>
          <table:table-cell table:style-name="Πίνακας2.A1" office:value-type="string">
            <text:p text:style-name="P36">Ik</text:p>
          </table:table-cell>
          <table:table-cell table:style-name="Πίνακας2.A1" office:value-type="string">
            <text:p text:style-name="P31">󶕱</text:p>
          </table:table-cell>
          <table:table-cell table:style-name="Πίνακας2.A1" office:value-type="string">
            <text:p text:style-name="P27">503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12</text:p>
          </table:table-cell>
          <table:table-cell table:style-name="Πίνακας2.A1" office:value-type="string">
            <text:p text:style-name="P29">󶟛</text:p>
          </table:table-cell>
          <table:table-cell table:style-name="Πίνακας2.A1" office:value-type="string">
            <text:p text:style-name="P36">Eb</text:p>
          </table:table-cell>
          <table:table-cell table:style-name="Πίνακας2.A1" office:value-type="string">
            <text:p text:style-name="P32"/>
          </table:table-cell>
          <table:table-cell table:style-name="Πίνακας2.A1" office:value-type="string">
            <text:p text:style-name="P26"/>
          </table:table-cell>
        </table:table-row>
        <table:table-row table:style-name="Πίνακας2.1">
          <table:table-cell table:style-name="Πίνακας2.A1" office:value-type="string">
            <text:p text:style-name="P25">03</text:p>
          </table:table-cell>
          <table:table-cell table:style-name="Πίνακας2.A1" office:value-type="string">
            <text:p text:style-name="P29">󶟒</text:p>
          </table:table-cell>
          <table:table-cell table:style-name="Πίνακας2.A1" office:value-type="string">
            <text:p text:style-name="P36">Akbal</text:p>
          </table:table-cell>
          <table:table-cell table:style-name="Πίνακας2.A1" office:value-type="string">
            <text:p text:style-name="P31">󶕲</text:p>
          </table:table-cell>
          <table:table-cell table:style-name="Πίνακας2.A1" office:value-type="string">
            <text:p text:style-name="P27">504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13</text:p>
          </table:table-cell>
          <table:table-cell table:style-name="Πίνακας2.A1" office:value-type="string">
            <text:p text:style-name="P29">󶟜</text:p>
          </table:table-cell>
          <table:table-cell table:style-name="Πίνακας2.A1" office:value-type="string">
            <text:p text:style-name="P36">Ben</text:p>
          </table:table-cell>
          <table:table-cell table:style-name="Πίνακας2.A1" office:value-type="string">
            <text:p text:style-name="P31">󶗚</text:p>
          </table:table-cell>
          <table:table-cell table:style-name="Πίνακας2.A1" office:value-type="string">
            <text:p text:style-name="P26">584</text:p>
          </table:table-cell>
        </table:table-row>
        <table:table-row table:style-name="Πίνακας2.1">
          <table:table-cell table:style-name="Πίνακας2.A1" office:value-type="string">
            <text:p text:style-name="P25">04</text:p>
          </table:table-cell>
          <table:table-cell table:style-name="Πίνακας2.A1" office:value-type="string">
            <text:p text:style-name="P29">󶟓</text:p>
          </table:table-cell>
          <table:table-cell table:style-name="Πίνακας2.A1" office:value-type="string">
            <text:p text:style-name="P36">Kan</text:p>
          </table:table-cell>
          <table:table-cell table:style-name="Πίνακας2.A1" office:value-type="string">
            <text:p text:style-name="P31">󶕴</text:p>
          </table:table-cell>
          <table:table-cell table:style-name="Πίνακας2.A1" office:value-type="string">
            <text:p text:style-name="P27">506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14</text:p>
          </table:table-cell>
          <table:table-cell table:style-name="Πίνακας2.A1" office:value-type="string">
            <text:p text:style-name="P33">󶟝</text:p>
          </table:table-cell>
          <table:table-cell table:style-name="Πίνακας2.A1" office:value-type="string">
            <text:p text:style-name="P36">Ix</text:p>
          </table:table-cell>
          <table:table-cell table:style-name="Πίνακας2.A1" office:value-type="string">
            <text:p text:style-name="P31">󶖐</text:p>
          </table:table-cell>
          <table:table-cell table:style-name="Πίνακας2.A1" office:value-type="string">
            <text:p text:style-name="P27">524</text:p>
          </table:table-cell>
        </table:table-row>
        <table:table-row table:style-name="Πίνακας2.1">
          <table:table-cell table:style-name="Πίνακας2.A1" office:value-type="string">
            <text:p text:style-name="P25">05</text:p>
          </table:table-cell>
          <table:table-cell table:style-name="Πίνακας2.A1" office:value-type="string">
            <text:p text:style-name="P29">󶟔</text:p>
          </table:table-cell>
          <table:table-cell table:style-name="Πίνακας2.A1" office:value-type="string">
            <text:p text:style-name="P36">Chicchan</text:p>
          </table:table-cell>
          <table:table-cell table:style-name="Πίνακας2.A1" office:value-type="string">
            <text:p text:style-name="P31">󶛈</text:p>
          </table:table-cell>
          <table:table-cell table:style-name="Πίνακας2.A1" office:value-type="string">
            <text:p text:style-name="P27">764.a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8">15</text:p>
          </table:table-cell>
          <table:table-cell table:style-name="Πίνακας2.A1" office:value-type="string">
            <text:p text:style-name="P33">󶟞</text:p>
          </table:table-cell>
          <table:table-cell table:style-name="Πίνακας2.A1" office:value-type="string">
            <text:p text:style-name="P37">Men</text:p>
          </table:table-cell>
          <table:table-cell table:style-name="Πίνακας2.A1" office:value-type="string">
            <text:p text:style-name="P31">󶝞</text:p>
          </table:table-cell>
          <table:table-cell table:style-name="Πίνακας2.A1" office:value-type="string">
            <text:p text:style-name="P27">1017.a</text:p>
          </table:table-cell>
        </table:table-row>
        <table:table-row table:style-name="Πίνακας2.1">
          <table:table-cell table:style-name="Πίνακας2.A1" office:value-type="string">
            <text:p text:style-name="P25">06</text:p>
          </table:table-cell>
          <table:table-cell table:style-name="Πίνακας2.A1" office:value-type="string">
            <text:p text:style-name="P29">󶟕</text:p>
          </table:table-cell>
          <table:table-cell table:style-name="Πίνακας2.A1" office:value-type="string">
            <text:p text:style-name="P36">Cimi</text:p>
          </table:table-cell>
          <table:table-cell table:style-name="Πίνακας2.A1" office:value-type="string">
            <text:p text:style-name="P31">󶕸</text:p>
          </table:table-cell>
          <table:table-cell table:style-name="Πίνακας2.A1" office:value-type="string">
            <text:p text:style-name="P27">509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8">16</text:p>
          </table:table-cell>
          <table:table-cell table:style-name="Πίνακας2.A1" office:value-type="string">
            <text:p text:style-name="P33">󶟟</text:p>
          </table:table-cell>
          <table:table-cell table:style-name="Πίνακας2.A1" office:value-type="string">
            <text:p text:style-name="P37">Cib</text:p>
          </table:table-cell>
          <table:table-cell table:style-name="Πίνακας2.A1" office:value-type="string">
            <text:p text:style-name="P31">󶖑</text:p>
          </table:table-cell>
          <table:table-cell table:style-name="Πίνακας2.A1" office:value-type="string">
            <text:p text:style-name="P27">525</text:p>
          </table:table-cell>
        </table:table-row>
        <table:table-row table:style-name="Πίνακας2.1">
          <table:table-cell table:style-name="Πίνακας2.A1" office:value-type="string">
            <text:p text:style-name="P25">07</text:p>
          </table:table-cell>
          <table:table-cell table:style-name="Πίνακας2.A1" office:value-type="string">
            <text:p text:style-name="P29">󶟖</text:p>
          </table:table-cell>
          <table:table-cell table:style-name="Πίνακας2.A1" office:value-type="string">
            <text:p text:style-name="P36">Manik</text:p>
          </table:table-cell>
          <table:table-cell table:style-name="Πίνακας2.A1" office:value-type="string">
            <text:p text:style-name="P31">󶙉</text:p>
          </table:table-cell>
          <table:table-cell table:style-name="Πίνακας2.A1" office:value-type="string">
            <text:p text:style-name="P27">671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8">17</text:p>
          </table:table-cell>
          <table:table-cell table:style-name="Πίνακας2.A1" office:value-type="string">
            <text:p text:style-name="P33">󶟠</text:p>
          </table:table-cell>
          <table:table-cell table:style-name="Πίνακας2.A1" office:value-type="string">
            <text:p text:style-name="P37">Caban</text:p>
          </table:table-cell>
          <table:table-cell table:style-name="Πίνακας2.A1" office:value-type="string">
            <text:p text:style-name="P31">󶖒</text:p>
          </table:table-cell>
          <table:table-cell table:style-name="Πίνακας2.A1" office:value-type="string">
            <text:p text:style-name="P27">526</text:p>
          </table:table-cell>
        </table:table-row>
        <table:table-row table:style-name="Πίνακας2.1">
          <table:table-cell table:style-name="Πίνακας2.A1" office:value-type="string">
            <text:p text:style-name="P25">08</text:p>
          </table:table-cell>
          <table:table-cell table:style-name="Πίνακας2.A1" office:value-type="string">
            <text:p text:style-name="P29">󶟗</text:p>
          </table:table-cell>
          <table:table-cell table:style-name="Πίνακας2.A1" office:value-type="string">
            <text:p text:style-name="P36">Lamat</text:p>
          </table:table-cell>
          <table:table-cell table:style-name="Πίνακας2.A1" office:value-type="string">
            <text:p text:style-name="P31">󶕹</text:p>
          </table:table-cell>
          <table:table-cell table:style-name="Πίνακας2.A1" office:value-type="string">
            <text:p text:style-name="P27">510.a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8">18</text:p>
          </table:table-cell>
          <table:table-cell table:style-name="Πίνακας2.A1" office:value-type="string">
            <text:p text:style-name="P33">󶟡</text:p>
          </table:table-cell>
          <table:table-cell table:style-name="Πίνακας2.A1" office:value-type="string">
            <text:p text:style-name="P37">Eznab</text:p>
          </table:table-cell>
          <table:table-cell table:style-name="Πίνακας2.A1" office:value-type="string">
            <text:p text:style-name="P31">󶖓</text:p>
          </table:table-cell>
          <table:table-cell table:style-name="Πίνακας2.A1" office:value-type="string">
            <text:p text:style-name="P27">527</text:p>
          </table:table-cell>
        </table:table-row>
        <table:table-row table:style-name="Πίνακας2.1">
          <table:table-cell table:style-name="Πίνακας2.A1" office:value-type="string">
            <text:p text:style-name="P25">09</text:p>
          </table:table-cell>
          <table:table-cell table:style-name="Πίνακας2.A1" office:value-type="string">
            <text:p text:style-name="P29">󶟘</text:p>
          </table:table-cell>
          <table:table-cell table:style-name="Πίνακας2.A1" office:value-type="string">
            <text:p text:style-name="P36">Muluk</text:p>
          </table:table-cell>
          <table:table-cell table:style-name="Πίνακας2.A1" office:value-type="string">
            <text:p text:style-name="P31">󶖀</text:p>
          </table:table-cell>
          <table:table-cell table:style-name="Πίνακας2.A1" office:value-type="string">
            <text:p text:style-name="P27">513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19</text:p>
          </table:table-cell>
          <table:table-cell table:style-name="Πίνακας2.A1" office:value-type="string">
            <text:p text:style-name="P33">󶟢</text:p>
          </table:table-cell>
          <table:table-cell table:style-name="Πίνακας2.A1" office:value-type="string">
            <text:p text:style-name="P36">Cauac</text:p>
          </table:table-cell>
          <table:table-cell table:style-name="Πίνακας2.A1" office:value-type="string">
            <text:p text:style-name="P31">󶖔</text:p>
          </table:table-cell>
          <table:table-cell table:style-name="Πίνακας2.A1" office:value-type="string">
            <text:p text:style-name="P27">528</text:p>
          </table:table-cell>
        </table:table-row>
        <table:table-row table:style-name="Πίνακας2.1">
          <table:table-cell table:style-name="Πίνακας2.A1" office:value-type="string">
            <text:p text:style-name="P25">10</text:p>
          </table:table-cell>
          <table:table-cell table:style-name="Πίνακας2.A1" office:value-type="string">
            <text:p text:style-name="P29">󶟙</text:p>
          </table:table-cell>
          <table:table-cell table:style-name="Πίνακας2.A1" office:value-type="string">
            <text:p text:style-name="P36">Oc</text:p>
          </table:table-cell>
          <table:table-cell table:style-name="Πίνακας2.A1" office:value-type="string">
            <text:p text:style-name="P31">󶛊</text:p>
          </table:table-cell>
          <table:table-cell table:style-name="Πίνακας2.A1" office:value-type="string">
            <text:p text:style-name="P27">765.a</text:p>
          </table:table-cell>
          <table:table-cell table:style-name="Πίνακας2.F1" office:value-type="string">
            <text:p text:style-name="P18"/>
          </table:table-cell>
          <table:table-cell table:style-name="Πίνακας2.A1" office:value-type="string">
            <text:p text:style-name="P25">20</text:p>
          </table:table-cell>
          <table:table-cell table:style-name="Πίνακας2.A1" office:value-type="string">
            <text:p text:style-name="P33">󶟣</text:p>
          </table:table-cell>
          <table:table-cell table:style-name="Πίνακας2.A1" office:value-type="string">
            <text:p text:style-name="P36">Ahau</text:p>
          </table:table-cell>
          <table:table-cell table:style-name="Πίνακας2.A1" office:value-type="string">
            <text:p text:style-name="P31">󶖙</text:p>
          </table:table-cell>
          <table:table-cell table:style-name="Πίνακας2.A1" office:value-type="string">
            <text:p text:style-name="P27">533</text:p>
          </table:table-cell>
        </table:table-row>
      </table:table>
      <text:p text:style-name="P38"/>
      <text:p text:style-name="P53"/>
      <text:p text:style-name="P45">Months of the Haab calendar</text:p>
      <text:p text:style-name="P22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/>
        <table:table-column table:style-name="Πίνακας3.E"/>
        <table:table-column table:style-name="Πίνακας3.F"/>
        <table:table-column table:style-name="Πίνακας3.A"/>
        <table:table-column table:style-name="Πίνακας3.H"/>
        <table:table-column table:style-name="Πίνακας3.I"/>
        <table:table-column table:style-name="Πίνακας3.B"/>
        <table:table-column table:style-name="Πίνακας3.E"/>
        <table:table-row table:style-name="Πίνακας3.1">
          <table:table-cell table:style-name="Πίνακας3.A1" office:value-type="string">
            <text:p text:style-name="P25">01</text:p>
          </table:table-cell>
          <table:table-cell table:style-name="Πίνακας3.A1" office:value-type="string">
            <text:p text:style-name="P33">󶟤</text:p>
          </table:table-cell>
          <table:table-cell table:style-name="Πίνακας3.A1" office:value-type="string">
            <text:p text:style-name="P36">Pop</text:p>
          </table:table-cell>
          <table:table-cell table:style-name="Πίνακας3.D1" office:value-type="string">
            <text:p text:style-name="P7"><text:span text:style-name="T56">󶖬</text:span><text:span text:style-name="T54"> </text:span><text:span text:style-name="T56">󶑠</text:span></text:p>
          </table:table-cell>
          <table:table-cell table:style-name="Πίνακας3.A1" office:value-type="string">
            <text:p text:style-name="P27">551<text:line-break/>13.3</text:p>
          </table:table-cell>
          <table:table-cell table:style-name="Πίνακας3.F1" office:value-type="string">
            <text:p text:style-name="P19"/>
          </table:table-cell>
          <table:table-cell table:style-name="Πίνακας3.A1" office:value-type="string">
            <text:p text:style-name="P25">11</text:p>
          </table:table-cell>
          <table:table-cell table:style-name="Πίνακας3.A1" office:value-type="string">
            <text:p text:style-name="P29">󶟮</text:p>
          </table:table-cell>
          <table:table-cell table:style-name="Πίνακας3.A1" office:value-type="string">
            <text:p text:style-name="P36">Zac</text:p>
          </table:table-cell>
          <table:table-cell table:style-name="Πίνακας3.J1" office:value-type="string">
            <text:p text:style-name="P31">󶖔󶌴󶒺</text:p>
          </table:table-cell>
          <table:table-cell table:style-name="Πίνακας3.A1" office:value-type="string">
            <text:p text:style-name="P27">58.2<text:line-break/>528<text:line-break/>142.3</text:p>
          </table:table-cell>
        </table:table-row>
        <table:table-row table:style-name="Πίνακας3.1">
          <table:table-cell table:style-name="Πίνακας3.A1" office:value-type="string">
            <text:p text:style-name="P25">02</text:p>
          </table:table-cell>
          <table:table-cell table:style-name="Πίνακας3.A1" office:value-type="string">
            <text:p text:style-name="P33">󶟥</text:p>
          </table:table-cell>
          <table:table-cell table:style-name="Πίνακας3.A1" office:value-type="string">
            <text:p text:style-name="P36">Uo</text:p>
          </table:table-cell>
          <table:table-cell table:style-name="Πίνακας3.D2" office:value-type="string">
            <text:p text:style-name="P7"><text:span text:style-name="T56">󶖭</text:span><text:span text:style-name="T57"> </text:span><text:span text:style-name="T56">󶒺󶏞</text:span></text:p>
          </table:table-cell>
          <table:table-cell table:style-name="Πίνακας3.A1" office:value-type="string">
            <text:p text:style-name="P7"><text:span text:style-name="T80">202.2<text:line-break/></text:span><text:span text:style-name="T81">552<text:line-break/>142.3</text:span></text:p>
          </table:table-cell>
          <table:table-cell table:style-name="Πίνακας3.F1" office:value-type="string">
            <text:p text:style-name="P20"/>
          </table:table-cell>
          <table:table-cell table:style-name="Πίνακας3.A1" office:value-type="string">
            <text:p text:style-name="P25">12</text:p>
          </table:table-cell>
          <table:table-cell table:style-name="Πίνακας3.A1" office:value-type="string">
            <text:p text:style-name="P29">󶟯</text:p>
          </table:table-cell>
          <table:table-cell table:style-name="Πίνακας3.A1" office:value-type="string">
            <text:p text:style-name="P36">Ceh</text:p>
          </table:table-cell>
          <table:table-cell table:style-name="Πίνακας3.J2" office:value-type="string">
            <text:p text:style-name="P31">󶖔󶍷󶒺</text:p>
          </table:table-cell>
          <table:table-cell table:style-name="Πίνακας3.A1" office:value-type="string">
            <text:p text:style-name="P27">109.2<text:line-break/>528<text:line-break/>142.3</text:p>
          </table:table-cell>
        </table:table-row>
        <table:table-row table:style-name="Πίνακας3.1">
          <table:table-cell table:style-name="Πίνακας3.A1" office:value-type="string">
            <text:p text:style-name="P25">03</text:p>
          </table:table-cell>
          <table:table-cell table:style-name="Πίνακας3.A1" office:value-type="string">
            <text:p text:style-name="P33">󶟦</text:p>
          </table:table-cell>
          <table:table-cell table:style-name="Πίνακας3.A1" office:value-type="string">
            <text:p text:style-name="P36">Zip</text:p>
          </table:table-cell>
          <table:table-cell table:style-name="Πίνακας3.D3" office:value-type="string">
            <text:p text:style-name="P7"><text:span text:style-name="T56">󶖭</text:span><text:span text:style-name="T58"> </text:span><text:span text:style-name="T56">󶍷</text:span></text:p>
          </table:table-cell>
          <table:table-cell table:style-name="Πίνακας3.A1" office:value-type="string">
            <text:p text:style-name="P27">109.2<text:line-break/>552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5">13</text:p>
          </table:table-cell>
          <table:table-cell table:style-name="Πίνακας3.A1" office:value-type="string">
            <text:p text:style-name="P29">󶟰</text:p>
          </table:table-cell>
          <table:table-cell table:style-name="Πίνακας3.A1" office:value-type="string">
            <text:p text:style-name="P36">Mac</text:p>
          </table:table-cell>
          <table:table-cell table:style-name="Πίνακας3.J3" office:value-type="string">
            <text:p text:style-name="P31">󶕯󶍍󶑪</text:p>
          </table:table-cell>
          <table:table-cell table:style-name="Πίνακας3.A1" office:value-type="string">
            <text:p text:style-name="P27">74.2<text:line-break/>501<text:line-break/>25.3</text:p>
          </table:table-cell>
        </table:table-row>
        <table:table-row table:style-name="Πίνακας3.1">
          <table:table-cell table:style-name="Πίνακας3.A1" office:value-type="string">
            <text:p text:style-name="P25">04</text:p>
          </table:table-cell>
          <table:table-cell table:style-name="Πίνακας3.A1" office:value-type="string">
            <text:p text:style-name="P33">󶟧</text:p>
          </table:table-cell>
          <table:table-cell table:style-name="Πίνακας3.A1" office:value-type="string">
            <text:p text:style-name="P36">Zotz</text:p>
          </table:table-cell>
          <table:table-cell table:style-name="Πίνακας3.D4" office:value-type="string">
            <text:p text:style-name="P31">󶚹</text:p>
          </table:table-cell>
          <table:table-cell table:style-name="Πίνακας3.A1" office:value-type="string">
            <text:p text:style-name="P27">756.a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5">14</text:p>
          </table:table-cell>
          <table:table-cell table:style-name="Πίνακας3.A1" office:value-type="string">
            <text:p text:style-name="P29">󶟱</text:p>
          </table:table-cell>
          <table:table-cell table:style-name="Πίνακας3.A1" office:value-type="string">
            <text:p text:style-name="P36">Kankin</text:p>
          </table:table-cell>
          <table:table-cell table:style-name="Πίνακας3.J4" office:value-type="string">
            <text:p text:style-name="P31">󶖵󶔳</text:p>
          </table:table-cell>
          <table:table-cell table:style-name="Πίνακας3.A1" office:value-type="string">
            <text:p text:style-name="P27">559<text:line-break/>117.4</text:p>
          </table:table-cell>
        </table:table-row>
        <table:table-row table:style-name="Πίνακας3.1">
          <table:table-cell table:style-name="Πίνακας3.A1" office:value-type="string">
            <text:p text:style-name="P25">05</text:p>
          </table:table-cell>
          <table:table-cell table:style-name="Πίνακας3.A1" office:value-type="string">
            <text:p text:style-name="P33">󶟨</text:p>
          </table:table-cell>
          <table:table-cell table:style-name="Πίνακας3.A1" office:value-type="string">
            <text:p text:style-name="P36">Tzec</text:p>
          </table:table-cell>
          <table:table-cell table:style-name="Πίνακας3.D5" office:value-type="string">
            <text:p text:style-name="P7"><text:span text:style-name="T56">󶖌</text:span><text:span text:style-name="T59"> </text:span><text:span text:style-name="T56">󶌌󶑠</text:span></text:p>
          </table:table-cell>
          <table:table-cell table:style-name="Πίνακας3.A1" office:value-type="string">
            <text:p text:style-name="P27">25.2<text:line-break/>520<text:line-break/>13.3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5">15</text:p>
          </table:table-cell>
          <table:table-cell table:style-name="Πίνακας3.A1" office:value-type="string">
            <text:p text:style-name="P29">󶟲</text:p>
          </table:table-cell>
          <table:table-cell table:style-name="Πίνακας3.A1" office:value-type="string">
            <text:p text:style-name="P36">Muan</text:p>
          </table:table-cell>
          <table:table-cell table:style-name="Πίνακας3.J5" office:value-type="string">
            <text:p text:style-name="P31">󶚩󶒡</text:p>
          </table:table-cell>
          <table:table-cell table:style-name="Πίνακας3.A1" office:value-type="string">
            <text:p text:style-name="P27">744.a<text:line-break/>116.3</text:p>
          </table:table-cell>
        </table:table-row>
        <table:table-row table:style-name="Πίνακας3.1">
          <table:table-cell table:style-name="Πίνακας3.A1" office:value-type="string">
            <text:p text:style-name="P25">06</text:p>
          </table:table-cell>
          <table:table-cell table:style-name="Πίνακας3.A1" office:value-type="string">
            <text:p text:style-name="P29">󶟩</text:p>
          </table:table-cell>
          <table:table-cell table:style-name="Πίνακας3.A1" office:value-type="string">
            <text:p text:style-name="P36">Xul</text:p>
          </table:table-cell>
          <table:table-cell table:style-name="Πίνακας3.A1" office:value-type="string">
            <text:p text:style-name="P31">󶚾󶒡</text:p>
          </table:table-cell>
          <table:table-cell table:style-name="Πίνακας3.A1" office:value-type="string">
            <text:p text:style-name="P27">758.a<text:line-break/>116.3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5">16</text:p>
          </table:table-cell>
          <table:table-cell table:style-name="Πίνακας3.A1" office:value-type="string">
            <text:p text:style-name="P29">󶟳</text:p>
          </table:table-cell>
          <table:table-cell table:style-name="Πίνακας3.A1" office:value-type="string">
            <text:p text:style-name="P36">Pax</text:p>
          </table:table-cell>
          <table:table-cell table:style-name="Πίνακας3.J6" office:value-type="string">
            <text:p text:style-name="P7"><text:span text:style-name="T56">󶖪</text:span><text:span text:style-name="T60"> </text:span><text:span text:style-name="T56">󶒺</text:span></text:p>
          </table:table-cell>
          <table:table-cell table:style-name="Πίνακας3.A1" office:value-type="string">
            <text:p text:style-name="P27">549<text:line-break/>142.3</text:p>
          </table:table-cell>
        </table:table-row>
        <table:table-row table:style-name="Πίνακας3.1">
          <table:table-cell table:style-name="Πίνακας3.A1" office:value-type="string">
            <text:p text:style-name="P25">07</text:p>
          </table:table-cell>
          <table:table-cell table:style-name="Πίνακας3.A1" office:value-type="string">
            <text:p text:style-name="P29">󶟪</text:p>
          </table:table-cell>
          <table:table-cell table:style-name="Πίνακας3.A1" office:value-type="string">
            <text:p text:style-name="P36">Yaxkin</text:p>
          </table:table-cell>
          <table:table-cell table:style-name="Πίνακας3.D7" office:value-type="string">
            <text:p text:style-name="P31">󶖥󶋼󶔲</text:p>
          </table:table-cell>
          <table:table-cell table:style-name="Πίνακας3.A1" office:value-type="string">
            <text:p text:style-name="P27">16.2<text:line-break/>544<text:line-break/>116.4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5">17</text:p>
          </table:table-cell>
          <table:table-cell table:style-name="Πίνακας3.A1" office:value-type="string">
            <text:p text:style-name="P29">󶟴</text:p>
          </table:table-cell>
          <table:table-cell table:style-name="Πίνακας3.A1" office:value-type="string">
            <text:p text:style-name="P36">Kayab</text:p>
          </table:table-cell>
          <table:table-cell table:style-name="Πίνακας3.J7" office:value-type="string">
            <text:p text:style-name="P7"><text:span text:style-name="T85">󶚨</text:span><text:span text:style-name="T86"> </text:span><text:span text:style-name="T85">󶑶</text:span><text:span text:style-name="T56">󶒨</text:span></text:p>
          </table:table-cell>
          <table:table-cell table:style-name="Πίνακας3.A1" office:value-type="string">
            <text:p text:style-name="P27">743<text:line-break/>57.3<text:line-break/>125.3</text:p>
          </table:table-cell>
        </table:table-row>
        <table:table-row table:style-name="Πίνακας3.1">
          <table:table-cell table:style-name="Πίνακας3.A1" office:value-type="string">
            <text:p text:style-name="P25">08</text:p>
          </table:table-cell>
          <table:table-cell table:style-name="Πίνακας3.A1" office:value-type="string">
            <text:p text:style-name="P29">󶟫</text:p>
          </table:table-cell>
          <table:table-cell table:style-name="Πίνακας3.A1" office:value-type="string">
            <text:p text:style-name="P36">Mol</text:p>
          </table:table-cell>
          <table:table-cell table:style-name="Πίνακας3.D8" office:value-type="string">
            <text:p text:style-name="P31">󶗗</text:p>
          </table:table-cell>
          <table:table-cell table:style-name="Πίνακας3.A1" office:value-type="string">
            <text:p text:style-name="P27">581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8">18</text:p>
          </table:table-cell>
          <table:table-cell table:style-name="Πίνακας3.A1" office:value-type="string">
            <text:p text:style-name="P29">󶟵</text:p>
          </table:table-cell>
          <table:table-cell table:style-name="Πίνακας3.A1" office:value-type="string">
            <text:p text:style-name="P37">Cumhu</text:p>
          </table:table-cell>
          <table:table-cell table:style-name="Πίνακας3.J8" office:value-type="string">
            <text:p text:style-name="P7"><text:span text:style-name="T56">󶕴</text:span><text:span text:style-name="T59"> </text:span><text:span text:style-name="T56">󶎲󶒺</text:span></text:p>
          </table:table-cell>
          <table:table-cell table:style-name="Πίνακας3.A1" office:value-type="string">
            <text:p text:style-name="P27">155.1<text:line-break/>506<text:line-break/>142.3</text:p>
          </table:table-cell>
        </table:table-row>
        <table:table-row table:style-name="Πίνακας3.1">
          <table:table-cell table:style-name="Πίνακας3.A1" office:value-type="string">
            <text:p text:style-name="P28">09</text:p>
          </table:table-cell>
          <table:table-cell table:style-name="Πίνακας3.A1" office:value-type="string">
            <text:p text:style-name="P29">󶟬</text:p>
          </table:table-cell>
          <table:table-cell table:style-name="Πίνακας3.A1" office:value-type="string">
            <text:p text:style-name="P37">Chen</text:p>
          </table:table-cell>
          <table:table-cell table:style-name="Πίνακας3.D9" office:value-type="string">
            <text:p text:style-name="P31">󶉎󶖔󶒄</text:p>
          </table:table-cell>
          <table:table-cell table:style-name="Πίνακας3.A1" office:value-type="string">
            <text:p text:style-name="P27">95.1<text:line-break/>528<text:line-break/>74.3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30"/>
          </table:table-cell>
          <table:table-cell table:style-name="Πίνακας3.A1" office:value-type="string">
            <text:p text:style-name="P37"/>
          </table:table-cell>
          <table:table-cell table:style-name="Πίνακας3.J9" office:value-type="string">
            <text:p text:style-name="P32"/>
          </table:table-cell>
          <table:table-cell table:style-name="Πίνακας3.A1" office:value-type="string">
            <text:p text:style-name="P27"/>
          </table:table-cell>
        </table:table-row>
        <table:table-row table:style-name="Πίνακας3.1">
          <table:table-cell table:style-name="Πίνακας3.A1" office:value-type="string">
            <text:p text:style-name="P25">10</text:p>
          </table:table-cell>
          <table:table-cell table:style-name="Πίνακας3.A1" office:value-type="string">
            <text:p text:style-name="P29">󶟭</text:p>
          </table:table-cell>
          <table:table-cell table:style-name="Πίνακας3.A1" office:value-type="string">
            <text:p text:style-name="P36">Yax</text:p>
          </table:table-cell>
          <table:table-cell table:style-name="Πίνακας3.D10" office:value-type="string">
            <text:p text:style-name="P31">󶖔󶋼</text:p>
          </table:table-cell>
          <table:table-cell table:style-name="Πίνακας3.A1" office:value-type="string">
            <text:p text:style-name="P27">16.2<text:line-break/>528</text:p>
          </table:table-cell>
          <table:table-cell table:style-name="Πίνακας3.F1" office:value-type="string">
            <text:p text:style-name="P17"/>
          </table:table-cell>
          <table:table-cell table:style-name="Πίνακας3.A1" office:value-type="string">
            <text:p text:style-name="P28"/>
          </table:table-cell>
          <table:table-cell table:style-name="Πίνακας3.A1" office:value-type="string">
            <text:p text:style-name="P29">󶟶</text:p>
          </table:table-cell>
          <table:table-cell table:style-name="Πίνακας3.A1" office:value-type="string">
            <text:p text:style-name="P37">Uayeb</text:p>
          </table:table-cell>
          <table:table-cell table:style-name="Πίνακας3.J10" office:value-type="string">
            <text:p text:style-name="P31">󶖩󶎸</text:p>
          </table:table-cell>
          <table:table-cell table:style-name="Πίνακας3.A1" office:value-type="string">
            <text:p text:style-name="P27">157.1<text:line-break/>548</text:p>
          </table:table-cell>
        </table:table-row>
      </table:table>
      <text:p text:style-name="P39"/>
      <text:p text:style-name="P54"/>
      <text:p text:style-name="P45">Numbers</text:p>
      <text:p text:style-name="P22"/>
      <table:table table:name="Πίνακας4" table:style-name="Πίνακας4">
        <table:table-column table:style-name="Πίνακας4.A"/>
        <table:table-column table:style-name="Πίνακας4.B" table:number-columns-repeated="3"/>
        <table:table-column table:style-name="Πίνακας4.E" table:number-columns-repeated="3"/>
        <table:table-column table:style-name="Πίνακας4.B"/>
        <table:table-column table:style-name="Πίνακας4.I"/>
        <table:table-column table:style-name="Πίνακας4.A"/>
        <table:table-column table:style-name="Πίνακας4.K"/>
        <table:table-column table:style-name="Πίνακας4.L"/>
        <table:table-column table:style-name="Πίνακας4.M"/>
        <table:table-column table:style-name="Πίνακας4.E"/>
        <table:table-column table:style-name="Πίνακας4.O"/>
        <table:table-row table:style-name="Πίνακας4.1">
          <table:table-cell table:style-name="Πίνακας4.A1" office:value-type="string">
            <text:p text:style-name="P23">0</text:p>
          </table:table-cell>
          <table:table-cell table:style-name="Πίνακας4.A1" office:value-type="string">
            <text:p text:style-name="P34">󶟷</text:p>
          </table:table-cell>
          <table:table-cell table:style-name="Πίνακας4.A1" office:value-type="string">
            <text:p text:style-name="P34">󶟸</text:p>
          </table:table-cell>
          <table:table-cell table:style-name="Πίνακας4.A1" office:value-type="string">
            <text:p text:style-name="P34">󶟹</text:p>
          </table:table-cell>
          <table:table-cell table:style-name="Πίνακας4.A1" office:value-type="string">
            <text:p text:style-name="P34">󶟺</text:p>
          </table:table-cell>
          <table:table-cell table:style-name="Πίνακας4.A1" office:value-type="string">
            <text:p text:style-name="P34">󶟻</text:p>
          </table:table-cell>
          <table:table-cell table:style-name="Πίνακας4.A1" office:value-type="string">
            <text:p text:style-name="P7"><text:span text:style-name="T76">󶡟</text:span><text:span text:style-name="T61">󶟼</text:span></text:p>
          </table:table-cell>
          <table:table-cell table:style-name="Πίνακας4.A1" office:value-type="string">
            <text:p text:style-name="P40">󶟽</text:p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2</text:p>
          </table:table-cell>
          <table:table-cell table:style-name="Πίνακας4.A1" office:value-type="string">
            <text:p text:style-name="P34">󶠎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󶠭</text:p>
          </table:table-cell>
          <table:table-cell table:style-name="Πίνακας4.A1" office:value-type="string">
            <text:p text:style-name="P7"><text:span text:style-name="T76">󶡟</text:span><text:span text:style-name="T61">󶡀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1</text:p>
          </table:table-cell>
          <table:table-cell table:style-name="Πίνακας4.A1" office:value-type="string">
            <text:p text:style-name="P34">󶟾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󶠢</text:p>
          </table:table-cell>
          <table:table-cell table:style-name="Πίνακας4.A1" office:value-type="string">
            <text:p text:style-name="P7"><text:span text:style-name="T76">󶡟</text:span><text:span text:style-name="T61">󶠵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3</text:p>
          </table:table-cell>
          <table:table-cell table:style-name="Πίνακας4.A1" office:value-type="string">
            <text:p text:style-name="P34">󶠏</text:p>
          </table:table-cell>
          <table:table-cell table:style-name="Πίνακας4.A1" office:value-type="string">
            <text:p text:style-name="P34">󶠐</text:p>
          </table:table-cell>
          <table:table-cell table:style-name="Πίνακας4.A1" office:value-type="string">
            <text:p text:style-name="P34">󶠮</text:p>
          </table:table-cell>
          <table:table-cell table:style-name="Πίνακας4.A1" office:value-type="string">
            <text:p text:style-name="P7"><text:span text:style-name="T76">󶡟</text:span><text:span text:style-name="T61">󶡁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2</text:p>
          </table:table-cell>
          <table:table-cell table:style-name="Πίνακας4.A1" office:value-type="string">
            <text:p text:style-name="P34">󶟿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󶠣</text:p>
          </table:table-cell>
          <table:table-cell table:style-name="Πίνακας4.A1" office:value-type="string">
            <text:p text:style-name="P7"><text:span text:style-name="T76">󶡟</text:span><text:span text:style-name="T61">󶠶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4</text:p>
          </table:table-cell>
          <table:table-cell table:style-name="Πίνακας4.A1" office:value-type="string">
            <text:p text:style-name="P34">󶠑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󶠯</text:p>
          </table:table-cell>
          <table:table-cell table:style-name="Πίνακας4.A1" office:value-type="string">
            <text:p text:style-name="P7"><text:span text:style-name="T76">󶡟</text:span><text:span text:style-name="T61">󶡂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3</text:p>
          </table:table-cell>
          <table:table-cell table:style-name="Πίνακας4.A1" office:value-type="string">
            <text:p text:style-name="P34">󶠀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󶠤</text:p>
          </table:table-cell>
          <table:table-cell table:style-name="Πίνακας4.A1" office:value-type="string">
            <text:p text:style-name="P7"><text:span text:style-name="T76">󶡟</text:span><text:span text:style-name="T61">󶠷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5</text:p>
          </table:table-cell>
          <table:table-cell table:style-name="Πίνακας4.A1" office:value-type="string">
            <text:p text:style-name="P34">󶠒</text:p>
          </table:table-cell>
          <table:table-cell table:style-name="Πίνακας4.A1" office:value-type="string">
            <text:p text:style-name="P34">󶠓</text:p>
          </table:table-cell>
          <table:table-cell table:style-name="Πίνακας4.A1" office:value-type="string">
            <text:p text:style-name="P34">󶠰</text:p>
          </table:table-cell>
          <table:table-cell table:style-name="Πίνακας4.A1" office:value-type="string">
            <text:p text:style-name="P7"><text:span text:style-name="T76">󶡟</text:span><text:span text:style-name="T61">󶡃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4</text:p>
          </table:table-cell>
          <table:table-cell table:style-name="Πίνακας4.A1" office:value-type="string">
            <text:p text:style-name="P34">󶠁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󶠥</text:p>
          </table:table-cell>
          <table:table-cell table:style-name="Πίνακας4.A1" office:value-type="string">
            <text:p text:style-name="P7"><text:span text:style-name="T76">󶡟</text:span><text:span text:style-name="T61">󶠸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6</text:p>
          </table:table-cell>
          <table:table-cell table:style-name="Πίνακας4.A1" office:value-type="string">
            <text:p text:style-name="P34">󶠔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󶠱</text:p>
          </table:table-cell>
          <table:table-cell table:style-name="Πίνακας4.A1" office:value-type="string">
            <text:p text:style-name="P7"><text:span text:style-name="T76">󶡟</text:span><text:span text:style-name="T61">󶡄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5</text:p>
          </table:table-cell>
          <table:table-cell table:style-name="Πίνακας4.A1" office:value-type="string">
            <text:p text:style-name="P34">󶠂</text:p>
          </table:table-cell>
          <table:table-cell table:style-name="Πίνακας4.A1" office:value-type="string">
            <text:p text:style-name="P34">󶠃</text:p>
          </table:table-cell>
          <table:table-cell table:style-name="Πίνακας4.A1" office:value-type="string">
            <text:p text:style-name="P34">󶠦</text:p>
          </table:table-cell>
          <table:table-cell table:style-name="Πίνακας4.A1" office:value-type="string">
            <text:p text:style-name="P7"><text:span text:style-name="T76">󶡟</text:span><text:span text:style-name="T61">󶠹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7</text:p>
          </table:table-cell>
          <table:table-cell table:style-name="Πίνακας4.A1" office:value-type="string">
            <text:p text:style-name="P34">󶠕</text:p>
          </table:table-cell>
          <table:table-cell table:style-name="Πίνακας4.A1" office:value-type="string">
            <text:p text:style-name="P34">󶠖</text:p>
          </table:table-cell>
          <table:table-cell table:style-name="Πίνακας4.A1" office:value-type="string">
            <text:p text:style-name="P34">󶠲</text:p>
          </table:table-cell>
          <table:table-cell table:style-name="Πίνακας4.A1" office:value-type="string">
            <text:p text:style-name="P7"><text:span text:style-name="T76">󶡟</text:span><text:span text:style-name="T61">󶡅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6</text:p>
          </table:table-cell>
          <table:table-cell table:style-name="Πίνακας4.A1" office:value-type="string">
            <text:p text:style-name="P34">󶠄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󶠧</text:p>
          </table:table-cell>
          <table:table-cell table:style-name="Πίνακας4.A1" office:value-type="string">
            <text:p text:style-name="P7"><text:span text:style-name="T76">󶡟</text:span><text:span text:style-name="T61">󶠺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8</text:p>
          </table:table-cell>
          <table:table-cell table:style-name="Πίνακας4.A1" office:value-type="string">
            <text:p text:style-name="P34">󶠗</text:p>
          </table:table-cell>
          <table:table-cell table:style-name="Πίνακας4.A1" office:value-type="string">
            <text:p text:style-name="P34">󶠘</text:p>
          </table:table-cell>
          <table:table-cell table:style-name="Πίνακας4.A1" office:value-type="string">
            <text:p text:style-name="P34">󶠳</text:p>
          </table:table-cell>
          <table:table-cell table:style-name="Πίνακας4.A1" office:value-type="string">
            <text:p text:style-name="P7"><text:span text:style-name="T76">󶡟</text:span><text:span text:style-name="T61">󶡆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7</text:p>
          </table:table-cell>
          <table:table-cell table:style-name="Πίνακας4.A1" office:value-type="string">
            <text:p text:style-name="P34">󶠅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󶠨</text:p>
          </table:table-cell>
          <table:table-cell table:style-name="Πίνακας4.A1" office:value-type="string">
            <text:p text:style-name="P7"><text:span text:style-name="T76">󶡟</text:span><text:span text:style-name="T61">󶠻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19</text:p>
          </table:table-cell>
          <table:table-cell table:style-name="Πίνακας4.A1" office:value-type="string">
            <text:p text:style-name="P34">󶠙</text:p>
          </table:table-cell>
          <table:table-cell table:style-name="Πίνακας4.A1" office:value-type="string">
            <text:p text:style-name="P34">󶠚</text:p>
          </table:table-cell>
          <table:table-cell table:style-name="Πίνακας4.A1" office:value-type="string">
            <text:p text:style-name="P34">󶠴</text:p>
          </table:table-cell>
          <table:table-cell table:style-name="Πίνακας4.A1" office:value-type="string">
            <text:p text:style-name="P7"><text:span text:style-name="T76">󶡟</text:span><text:span text:style-name="T61">󶡇</text:span></text:p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8</text:p>
          </table:table-cell>
          <table:table-cell table:style-name="Πίνακας4.A1" office:value-type="string">
            <text:p text:style-name="P34">󶠆</text:p>
          </table:table-cell>
          <table:table-cell table:style-name="Πίνακας4.A1" office:value-type="string">
            <text:p text:style-name="P34">󶠇</text:p>
          </table:table-cell>
          <table:table-cell table:style-name="Πίνακας4.A1" office:value-type="string">
            <text:p text:style-name="P34">󶠩</text:p>
          </table:table-cell>
          <table:table-cell table:style-name="Πίνακας4.A1" office:value-type="string">
            <text:p text:style-name="P7"><text:span text:style-name="T76">󶡟</text:span><text:span text:style-name="T61">󶠼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20</text:p>
          </table:table-cell>
          <table:table-cell table:style-name="Πίνακας4.A1" office:value-type="string">
            <text:p text:style-name="P34">󶠛</text:p>
          </table:table-cell>
          <table:table-cell table:style-name="Πίνακας4.A1" office:value-type="string">
            <text:p text:style-name="P34">󶠜</text:p>
          </table:table-cell>
          <table:table-cell table:style-name="Πίνακας4.A1" office:value-type="string">
            <text:p text:style-name="P34">󶠝</text:p>
          </table:table-cell>
          <table:table-cell table:style-name="Πίνακας4.A1" office:value-type="string">
            <text:p text:style-name="P34">󶠞</text:p>
          </table:table-cell>
          <table:table-cell table:style-name="Πίνακας4.A1" office:value-type="string">
            <text:p text:style-name="P34">󶠟</text:p>
          </table:table-cell>
        </table:table-row>
        <table:table-row table:style-name="Πίνακας4.1">
          <table:table-cell table:style-name="Πίνακας4.A1" office:value-type="string">
            <text:p text:style-name="P23">9</text:p>
          </table:table-cell>
          <table:table-cell table:style-name="Πίνακας4.A1" office:value-type="string">
            <text:p text:style-name="P34">󶠈</text:p>
          </table:table-cell>
          <table:table-cell table:style-name="Πίνακας4.A1" office:value-type="string">
            <text:p text:style-name="P34">󶠉</text:p>
          </table:table-cell>
          <table:table-cell table:style-name="Πίνακας4.A1" office:value-type="string">
            <text:p text:style-name="P34">󶠪</text:p>
          </table:table-cell>
          <table:table-cell table:style-name="Πίνακας4.A1" office:value-type="string">
            <text:p text:style-name="P7"><text:span text:style-name="T76">󶡟</text:span><text:span text:style-name="T61">󶠽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<text:s/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4"><text:s/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10</text:p>
          </table:table-cell>
          <table:table-cell table:style-name="Πίνακας4.A1" office:value-type="string">
            <text:p text:style-name="P34">󶠊</text:p>
          </table:table-cell>
          <table:table-cell table:style-name="Πίνακας4.A1" office:value-type="string">
            <text:p text:style-name="P34">󶠋</text:p>
          </table:table-cell>
          <table:table-cell table:style-name="Πίνακας4.A1" office:value-type="string">
            <text:p text:style-name="P34">󶠫</text:p>
          </table:table-cell>
          <table:table-cell table:style-name="Πίνακας4.A1" office:value-type="string">
            <text:p text:style-name="P7"><text:span text:style-name="T76">󶡟</text:span><text:span text:style-name="T61">󶠾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29</text:p>
          </table:table-cell>
          <table:table-cell table:style-name="Πίνακας4.A1" office:value-type="string">
            <text:p text:style-name="P34">󶠠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</table:table-row>
        <table:table-row table:style-name="Πίνακας4.1">
          <table:table-cell table:style-name="Πίνακας4.A1" office:value-type="string">
            <text:p text:style-name="P23">11</text:p>
          </table:table-cell>
          <table:table-cell table:style-name="Πίνακας4.A1" office:value-type="string">
            <text:p text:style-name="P34">󶠌</text:p>
          </table:table-cell>
          <table:table-cell table:style-name="Πίνακας4.A1" office:value-type="string">
            <text:p text:style-name="P34">󶠍</text:p>
          </table:table-cell>
          <table:table-cell table:style-name="Πίνακας4.A1" office:value-type="string">
            <text:p text:style-name="P34">󶠬</text:p>
          </table:table-cell>
          <table:table-cell table:style-name="Πίνακας4.A1" office:value-type="string">
            <text:p text:style-name="P7"><text:span text:style-name="T76">󶡟</text:span><text:span text:style-name="T61">󶠿</text:span>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I1" office:value-type="string">
            <text:p text:style-name="P21"/>
          </table:table-cell>
          <table:table-cell table:style-name="Πίνακας4.A1" office:value-type="string">
            <text:p text:style-name="P23">30</text:p>
          </table:table-cell>
          <table:table-cell table:style-name="Πίνακας4.A1" office:value-type="string">
            <text:p text:style-name="P34">󶠡</text:p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  <table:table-cell table:style-name="Πίνακας4.A1" office:value-type="string">
            <text:p text:style-name="P35"/>
          </table:table-cell>
        </table:table-row>
      </table:table>
      <text:p text:style-name="P38"/>
      <text:p text:style-name="P54"/>
      <text:p text:style-name="P45">Thompson’s Catalog</text:p>
      <text:p text:style-name="P22"/>
      <text:p text:style-name="P10"><text:span text:style-name="T62">󶈀</text:span><text:span text:style-name="T77">󶡟</text:span><text:span text:style-name="T62">󶋴󶑙󶓿</text:span><text:span text:style-name="T63"> </text:span><text:span text:style-name="T62">󶈁</text:span><text:span text:style-name="T77">󶡟</text:span><text:span text:style-name="T63"> </text:span><text:span text:style-name="T62">󶈂</text:span><text:span text:style-name="T77">󶡟</text:span><text:span text:style-name="T63"> </text:span><text:span text:style-name="T62">󶈃</text:span><text:span text:style-name="T77">󶡟</text:span><text:span text:style-name="T62">󶋵󶑚󶔀</text:span><text:span text:style-name="T63"> </text:span><text:span text:style-name="T62">󶈄</text:span><text:span text:style-name="T77">󶡟</text:span><text:span text:style-name="T62">󶋶</text:span><text:span text:style-name="T63"> </text:span><text:span text:style-name="T62">󶈅</text:span><text:span text:style-name="T77">󶡟</text:span><text:span text:style-name="T63"> </text:span><text:span text:style-name="T62">󶈆</text:span><text:span text:style-name="T77">󶡟</text:span><text:span text:style-name="T62">󶋷󶑛󶔁</text:span><text:span text:style-name="T63"> </text:span><text:span text:style-name="T77">󶡟</text:span><text:span text:style-name="T62">󶋸</text:span><text:span text:style-name="T63"> </text:span><text:span text:style-name="T62">󶈇</text:span><text:span text:style-name="T77">󶡟</text:span><text:span text:style-name="T63"> </text:span><text:span text:style-name="T62">󶈈</text:span><text:span text:style-name="T77">󶡟</text:span><text:span text:style-name="T62">󶑜󶔂</text:span><text:span text:style-name="T63"> </text:span><text:span text:style-name="T77">󶡟</text:span><text:span text:style-name="T62">󶑝󶔃</text:span><text:span text:style-name="T63"> </text:span><text:span text:style-name="T77">󶡟</text:span><text:span text:style-name="T62">󶔄</text:span><text:span text:style-name="T63"> </text:span><text:span text:style-name="T62">󶈉</text:span><text:span text:style-name="T77">󶡟</text:span><text:span text:style-name="T62">󶑞</text:span><text:span text:style-name="T63"> </text:span><text:span text:style-name="T62">󶈊</text:span><text:span text:style-name="T77">󶡟</text:span><text:span text:style-name="T62">󶋹</text:span><text:span text:style-name="T63"> </text:span><text:span text:style-name="T62">󶈋</text:span><text:span text:style-name="T77">󶡟</text:span><text:span text:style-name="T62">󶋺󶑟󶔅</text:span><text:span text:style-name="T63"> </text:span><text:span text:style-name="T62">󶈌</text:span><text:span text:style-name="T77">󶡟</text:span><text:span text:style-name="T63"> </text:span><text:span text:style-name="T62">󶈍</text:span><text:span text:style-name="T77">󶡟</text:span><text:span text:style-name="T63"> </text:span><text:span text:style-name="T62">󶈎</text:span><text:span text:style-name="T77">󶡟</text:span><text:span text:style-name="T62">󶋻󶑠</text:span><text:span text:style-name="T63"> </text:span><text:span text:style-name="T77">󶡟</text:span><text:span text:style-name="T62">󶑡</text:span><text:span text:style-name="T63"> </text:span><text:span text:style-name="T62">󶈏</text:span><text:span text:style-name="T77">󶡟</text:span><text:span text:style-name="T63"> </text:span><text:span text:style-name="T62">󶈐</text:span><text:span text:style-name="T77">󶡟</text:span><text:span text:style-name="T63"> </text:span><text:span text:style-name="T62">󶈑</text:span><text:span text:style-name="T77">󶡟</text:span><text:span text:style-name="T63"> </text:span><text:span text:style-name="T62">󶈒</text:span><text:span text:style-name="T77">󶡟</text:span><text:span text:style-name="T63"> </text:span><text:span text:style-name="T62">󶈓</text:span><text:span text:style-name="T77">󶡟</text:span><text:span text:style-name="T63"> </text:span><text:span text:style-name="T62">󶈔</text:span><text:span text:style-name="T77">󶡟</text:span><text:span text:style-name="T62">󶋼󶔆</text:span><text:span text:style-name="T63"> </text:span><text:span text:style-name="T77">󶡟</text:span><text:span text:style-name="T62">󶋽</text:span><text:span text:style-name="T63"> </text:span><text:span text:style-name="T77">󶡟</text:span><text:span text:style-name="T62">󶋾</text:span><text:span text:style-name="T63"> </text:span><text:span text:style-name="T77">󶡟</text:span><text:span text:style-name="T62">󶋿</text:span><text:span text:style-name="T63"> </text:span><text:span text:style-name="T77">󶡟</text:span><text:span text:style-name="T62">󶌀</text:span><text:span text:style-name="T63"> </text:span><text:span text:style-name="T62">󶈕</text:span><text:span text:style-name="T77">󶡟</text:span><text:span text:style-name="T62">󶌁󶔇</text:span><text:span text:style-name="T63"> </text:span><text:span text:style-name="T77">󶡟</text:span><text:span text:style-name="T62">󶌂</text:span><text:span text:style-name="T63"> </text:span><text:span text:style-name="T77">󶡟</text:span><text:span text:style-name="T62">󶌃</text:span><text:span text:style-name="T63"> </text:span><text:span text:style-name="T77">󶡟</text:span><text:span text:style-name="T62">󶌄</text:span><text:span text:style-name="T63"> </text:span><text:span text:style-name="T62">󶈖</text:span><text:span text:style-name="T77">󶡟</text:span><text:span text:style-name="T62">󶌅󶑢󶔈</text:span><text:span text:style-name="T63"> </text:span><text:span text:style-name="T62">󶈗</text:span><text:span text:style-name="T77">󶡟</text:span><text:span text:style-name="T62">󶌆󶑣󶔉</text:span><text:span text:style-name="T63"> </text:span><text:span text:style-name="T77">󶡟</text:span><text:span text:style-name="T62">󶑤</text:span><text:span text:style-name="T63"> </text:span><text:span text:style-name="T77">󶡟</text:span><text:span text:style-name="T62">󶑥</text:span><text:span text:style-name="T63"> </text:span><text:span text:style-name="T77">󶡟</text:span><text:span text:style-name="T62">󶌇</text:span><text:span text:style-name="T63"> </text:span><text:span text:style-name="T62">󶈘</text:span><text:span text:style-name="T77">󶡟</text:span><text:span text:style-name="T62">󶌈󶑦󶔊</text:span><text:span text:style-name="T63"> </text:span><text:span text:style-name="T77">󶡟</text:span><text:span text:style-name="T62">󶌉</text:span><text:span text:style-name="T63"> </text:span><text:span text:style-name="T77">󶡟</text:span><text:span text:style-name="T62">󶑧󶔋</text:span><text:span text:style-name="T63"> </text:span><text:span text:style-name="T62">󶈙</text:span><text:span text:style-name="T77">󶡟</text:span><text:span text:style-name="T62">󶌊󶑨󶔌</text:span><text:span text:style-name="T63"> </text:span><text:span text:style-name="T62">󶈚</text:span><text:span text:style-name="T77">󶡟</text:span><text:span text:style-name="T62">󶌋󶑩󶔍</text:span><text:span text:style-name="T63"> </text:span><text:span text:style-name="T62">󶈛</text:span><text:span text:style-name="T77">󶡟</text:span><text:span text:style-name="T62">󶌌󶑪󶔎</text:span><text:span text:style-name="T63"> </text:span><text:span text:style-name="T77">󶡟</text:span><text:span text:style-name="T62">󶌍</text:span><text:span text:style-name="T63"> </text:span><text:span text:style-name="T77">󶡟</text:span><text:span text:style-name="T62">󶌎</text:span><text:span text:style-name="T63"> </text:span><text:span text:style-name="T77">󶡟</text:span><text:span text:style-name="T62">󶑫</text:span><text:span text:style-name="T63"> </text:span><text:span text:style-name="T62">󶈜</text:span><text:span text:style-name="T77">󶡟</text:span><text:span text:style-name="T62">󶌏󶔏</text:span><text:span text:style-name="T63"> </text:span><text:span text:style-name="T77">󶡟</text:span><text:span text:style-name="T62">󶌐</text:span><text:span text:style-name="T63"> </text:span><text:span text:style-name="T77">󶡟</text:span><text:span text:style-name="T62">󶌑</text:span><text:span text:style-name="T63"> </text:span><text:span text:style-name="T77">󶡟</text:span><text:span text:style-name="T62">󶌒</text:span><text:span text:style-name="T63"> </text:span><text:span text:style-name="T77">󶡟</text:span><text:span text:style-name="T62">󶌓</text:span><text:span text:style-name="T63"> </text:span><text:span text:style-name="T77">󶡟</text:span><text:span text:style-name="T62">󶌔</text:span><text:span text:style-name="T63"> </text:span><text:span text:style-name="T62">󶈝</text:span><text:span text:style-name="T77">󶡟</text:span><text:span text:style-name="T62">󶌕󶑬</text:span><text:span text:style-name="T63"> </text:span><text:span text:style-name="T77">󶡟</text:span><text:span text:style-name="T62">󶌖</text:span><text:span text:style-name="T63"> </text:span><text:span text:style-name="T62">󶈞</text:span><text:span text:style-name="T77">󶡟</text:span><text:span text:style-name="T62">󶌗</text:span><text:span text:style-name="T63"> </text:span><text:span text:style-name="T62">󶈟</text:span><text:span text:style-name="T77">󶡟</text:span><text:span text:style-name="T63"> </text:span><text:span text:style-name="T62">󶈠</text:span><text:span text:style-name="T77">󶡟</text:span><text:span text:style-name="T62">󶌘󶑭󶔐</text:span><text:span text:style-name="T63"> </text:span><text:span text:style-name="T77">󶡟</text:span><text:span text:style-name="T62">󶌙</text:span><text:span text:style-name="T63"> </text:span><text:span text:style-name="T62">󶈡</text:span><text:span text:style-name="T77">󶡟</text:span><text:span text:style-name="T62">󶌚󶔑</text:span><text:span text:style-name="T63"> </text:span><text:span text:style-name="T62">󶈢</text:span><text:span text:style-name="T77">󶡟</text:span><text:span text:style-name="T63"> </text:span><text:span text:style-name="T62">󶈣</text:span><text:span text:style-name="T77">󶡟</text:span><text:span text:style-name="T63"> </text:span><text:span text:style-name="T62">󶈤</text:span><text:span text:style-name="T77">󶡟</text:span><text:span text:style-name="T62">󶌛</text:span><text:span text:style-name="T63"> </text:span><text:span text:style-name="T62">󶈥</text:span><text:span text:style-name="T77">󶡟</text:span><text:span text:style-name="T62">󶌜</text:span><text:span text:style-name="T63"> </text:span><text:span text:style-name="T62">󶈦</text:span><text:span text:style-name="T77">󶡟</text:span><text:span text:style-name="T63"> </text:span><text:span text:style-name="T62">󶈧</text:span><text:span text:style-name="T77">󶡟</text:span><text:span text:style-name="T62">󶌝󶑮󶔒</text:span><text:span text:style-name="T63"> </text:span><text:span text:style-name="T77">󶡟</text:span><text:span text:style-name="T62">󶔓</text:span><text:span text:style-name="T63"> </text:span><text:span text:style-name="T62">󶈨</text:span><text:span text:style-name="T77">󶡟</text:span><text:span text:style-name="T63"> </text:span><text:span text:style-name="T62">󶈩</text:span><text:span text:style-name="T77">󶡟</text:span><text:span text:style-name="T63"> </text:span><text:span text:style-name="T77">󶡟</text:span><text:span text:style-name="T62">󶌞</text:span><text:span text:style-name="T63"> </text:span><text:span text:style-name="T77">󶡟</text:span><text:span text:style-name="T62">󶌟</text:span><text:span text:style-name="T63"> </text:span><text:span text:style-name="T77">󶡟</text:span><text:span text:style-name="T62">󶌠</text:span><text:span text:style-name="T63"> </text:span><text:span text:style-name="T77">󶡟</text:span><text:span text:style-name="T62">󶌡</text:span><text:span text:style-name="T63"> </text:span><text:span text:style-name="T62">󶈪</text:span><text:span text:style-name="T77">󶡟</text:span><text:span text:style-name="T62">󶌢󶔔</text:span><text:span text:style-name="T63"> </text:span><text:span text:style-name="T62">󶈫</text:span><text:span text:style-name="T77">󶡟</text:span><text:span text:style-name="T62">󶌣</text:span><text:span text:style-name="T63"> </text:span><text:span text:style-name="T77">󶡟</text:span><text:span text:style-name="T62">󶌤</text:span><text:span text:style-name="T63"> </text:span><text:span text:style-name="T77">󶡟</text:span><text:span text:style-name="T62">󶌥</text:span><text:span text:style-name="T63"> </text:span><text:span text:style-name="T77">󶡟</text:span><text:span text:style-name="T62">󶌦</text:span><text:span text:style-name="T63"> </text:span><text:span text:style-name="T77">󶡟</text:span><text:span text:style-name="T62">󶌧</text:span><text:span text:style-name="T63"> </text:span><text:span text:style-name="T62">󶈬</text:span><text:span text:style-name="T77">󶡟</text:span><text:span text:style-name="T62">󶌨</text:span><text:span text:style-name="T63"> </text:span><text:span text:style-name="T77">󶡟</text:span><text:span text:style-name="T62">󶌩</text:span><text:span text:style-name="T63"> </text:span><text:span text:style-name="T77">󶡟</text:span><text:span text:style-name="T62">󶌪</text:span><text:span text:style-name="T63"> </text:span><text:span text:style-name="T62">󶈭</text:span><text:span text:style-name="T77">󶡟</text:span><text:span text:style-name="T63"> </text:span><text:span text:style-name="T62">󶈮</text:span><text:span text:style-name="T77">󶡟</text:span><text:span text:style-name="T62">󶌫󶑯󶔕</text:span><text:span text:style-name="T63"> </text:span><text:span text:style-name="T62">󶈯</text:span><text:span text:style-name="T77">󶡟</text:span><text:span text:style-name="T62">󶌬󶑰󶔖</text:span><text:span text:style-name="T63"> </text:span><text:span text:style-name="T77">󶡟</text:span><text:span text:style-name="T62">󶌭</text:span><text:span text:style-name="T63"> </text:span><text:span text:style-name="T62">󶈰</text:span><text:span text:style-name="T77">󶡟</text:span><text:span text:style-name="T62">󶑱</text:span><text:span text:style-name="T63"> </text:span><text:span text:style-name="T62">󶈱</text:span><text:span text:style-name="T77">󶡟</text:span><text:span text:style-name="T62">󶌮</text:span><text:span text:style-name="T63"> </text:span><text:span text:style-name="T62">󶈲</text:span><text:span text:style-name="T77">󶡟</text:span><text:span text:style-name="T62">󶌯</text:span><text:span text:style-name="T63"> </text:span><text:span text:style-name="T62">󶈳</text:span><text:span text:style-name="T77">󶡟</text:span><text:span text:style-name="T62">󶌰󶑲󶔗</text:span><text:span text:style-name="T63"> </text:span><text:span text:style-name="T77">󶡟</text:span><text:span text:style-name="T62">󶌱</text:span><text:span text:style-name="T63"> </text:span><text:span text:style-name="T62">󶈴</text:span><text:span text:style-name="T77">󶡟</text:span><text:span text:style-name="T63"> </text:span><text:span text:style-name="T77">󶡟</text:span><text:span text:style-name="T62">󶑳</text:span><text:span text:style-name="T63"> </text:span><text:span text:style-name="T62">󶈵</text:span><text:span text:style-name="T77">󶡟</text:span><text:span text:style-name="T63"> </text:span><text:span text:style-name="T77">󶡟</text:span><text:span text:style-name="T62">󶑴󶔘</text:span><text:span text:style-name="T63"> </text:span><text:span text:style-name="T77">󶡟</text:span><text:span text:style-name="T62">󶑵</text:span><text:span text:style-name="T63"> </text:span><text:span text:style-name="T62">󶈶</text:span><text:span text:style-name="T77">󶡟</text:span><text:span text:style-name="T62">󶌲󶑶󶔙</text:span><text:span text:style-name="T63"> </text:span><text:span text:style-name="T77">󶡟</text:span><text:span text:style-name="T62">󶑷</text:span><text:span text:style-name="T63"> </text:span><text:span text:style-name="T77">󶡟</text:span><text:span text:style-name="T62">󶌳</text:span><text:span text:style-name="T63"> </text:span><text:span text:style-name="T62">󶈷</text:span><text:span text:style-name="T77">󶡟</text:span><text:span text:style-name="T62">󶌴</text:span><text:span text:style-name="T63"> </text:span><text:span text:style-name="T77">󶡟</text:span><text:span text:style-name="T62">󶌵</text:span><text:span text:style-name="T63"> </text:span><text:span text:style-name="T62">󶈸</text:span><text:span text:style-name="T77">󶡟</text:span><text:span text:style-name="T63"> </text:span><text:span text:style-name="T62">󶈹</text:span><text:span text:style-name="T77">󶡟</text:span><text:span text:style-name="T63"> </text:span><text:span text:style-name="T62">󶈺</text:span><text:span text:style-name="T77">󶡟</text:span><text:span text:style-name="T62">󶌶󶑸󶔚</text:span><text:span text:style-name="T63"> </text:span><text:span text:style-name="T77">󶡟</text:span><text:span text:style-name="T62">󶑹</text:span><text:span text:style-name="T63"> </text:span><text:span text:style-name="T77">󶡟</text:span><text:span text:style-name="T62">󶑺</text:span><text:span text:style-name="T63"> </text:span><text:span text:style-name="T62">󶈻</text:span><text:span text:style-name="T77">󶡟</text:span><text:span text:style-name="T62">󶌷󶑻󶔛</text:span><text:span text:style-name="T63"> </text:span><text:span text:style-name="T77">󶡟</text:span><text:span text:style-name="T62">󶌸</text:span><text:span text:style-name="T63"> </text:span><text:span text:style-name="T77">󶡟</text:span><text:span text:style-name="T62">󶌹</text:span><text:span text:style-name="T63"> </text:span><text:span text:style-name="T77">󶡟</text:span><text:span text:style-name="T62">󶌺</text:span><text:span text:style-name="T63"> </text:span><text:span text:style-name="T62">󶈼</text:span><text:span text:style-name="T77">󶡟</text:span><text:span text:style-name="T62">󶌻󶑼󶔜</text:span><text:span text:style-name="T63"> </text:span><text:span text:style-name="T62">󶈽</text:span><text:span text:style-name="T77">󶡟</text:span><text:span text:style-name="T62">󶌼󶑽󶔝</text:span><text:span text:style-name="T63"> </text:span><text:span text:style-name="T77">󶡟</text:span><text:span text:style-name="T62">󶌽</text:span><text:span text:style-name="T63"> </text:span><text:span text:style-name="T77">󶡟</text:span><text:span text:style-name="T62">󶌾</text:span><text:span text:style-name="T63"> </text:span><text:span text:style-name="T77">󶡟</text:span><text:span text:style-name="T62">󶌿</text:span><text:span text:style-name="T63"> </text:span><text:span text:style-name="T77">󶡟</text:span><text:span text:style-name="T62">󶍀󶑾</text:span><text:span text:style-name="T63"> </text:span><text:span text:style-name="T77">󶡟</text:span><text:span text:style-name="T62">󶍁</text:span><text:span text:style-name="T63"> </text:span><text:span text:style-name="T62">󶈾</text:span><text:span text:style-name="T77">󶡟</text:span><text:span text:style-name="T62">󶍂󶑿</text:span><text:span text:style-name="T63"> </text:span><text:span text:style-name="T77">󶡟</text:span><text:span text:style-name="T62">󶍃</text:span><text:span text:style-name="T63"> </text:span><text:span text:style-name="T77">󶡟</text:span><text:span text:style-name="T62">󶍄</text:span><text:span text:style-name="T63"> </text:span><text:span text:style-name="T62">󶈿</text:span><text:span text:style-name="T77">󶡟</text:span><text:span text:style-name="T62">󶍅</text:span><text:span text:style-name="T63"> </text:span><text:span text:style-name="T77">󶡟</text:span><text:span text:style-name="T62">󶍆</text:span><text:span text:style-name="T63"> </text:span><text:span text:style-name="T77">󶡟</text:span><text:span text:style-name="T62">󶍇</text:span><text:span text:style-name="T63"> </text:span><text:span text:style-name="T77">󶡟</text:span><text:span text:style-name="T62">󶍈󶒀</text:span><text:span text:style-name="T63"> </text:span><text:span text:style-name="T62">󶉀</text:span><text:span text:style-name="T77">󶡟</text:span><text:span text:style-name="T62">󶍉󶒁</text:span><text:span text:style-name="T63"> </text:span><text:span text:style-name="T77">󶡟</text:span><text:span text:style-name="T62">󶒂</text:span><text:span text:style-name="T63"> </text:span><text:span text:style-name="T77">󶡟</text:span><text:span text:style-name="T62">󶍊󶒃</text:span><text:span text:style-name="T63"> </text:span><text:span text:style-name="T77">󶡟</text:span><text:span text:style-name="T62">󶍋</text:span><text:span text:style-name="T63"> </text:span><text:span text:style-name="T77">󶡟</text:span><text:span text:style-name="T62">󶍌</text:span><text:span text:style-name="T63"> </text:span><text:span text:style-name="T62">󶉁</text:span><text:span text:style-name="T77">󶡟</text:span><text:span text:style-name="T62">󶍍󶒄󶔞</text:span><text:span text:style-name="T63"> </text:span><text:span text:style-name="T77">󶡟</text:span><text:span text:style-name="T62">󶍎</text:span><text:span text:style-name="T63"> </text:span><text:span text:style-name="T77">󶡟</text:span><text:span text:style-name="T62">󶍏</text:span><text:span text:style-name="T63"> </text:span><text:span text:style-name="T62">󶉂</text:span><text:span text:style-name="T77">󶡟</text:span><text:span text:style-name="T63"> </text:span><text:span text:style-name="T77">󶡟</text:span><text:span text:style-name="T62">󶍐</text:span><text:span text:style-name="T63"> </text:span><text:span text:style-name="T77">󶡟</text:span><text:span text:style-name="T62">󶍑󶒅</text:span><text:span text:style-name="T63"> </text:span><text:span text:style-name="T77">󶡟</text:span><text:span text:style-name="T62">󶍒</text:span><text:span text:style-name="T63"> </text:span><text:span text:style-name="T77">󶡟</text:span><text:span text:style-name="T62">󶍓</text:span><text:span text:style-name="T63"> </text:span><text:span text:style-name="T77">󶡟</text:span><text:span text:style-name="T62">󶍔</text:span><text:span text:style-name="T63"> </text:span><text:span text:style-name="T77">󶡟</text:span><text:span text:style-name="T62">󶍕</text:span><text:span text:style-name="T63"> </text:span><text:span text:style-name="T77">󶡟</text:span><text:span text:style-name="T62">󶍖</text:span><text:span text:style-name="T63"> </text:span><text:span text:style-name="T62">󶉃</text:span><text:span text:style-name="T77">󶡟</text:span><text:span text:style-name="T62">󶍗</text:span><text:span text:style-name="T63"> </text:span><text:span text:style-name="T77">󶡟</text:span><text:span text:style-name="T62">󶍘</text:span><text:span text:style-name="T63"> </text:span><text:span text:style-name="T77">󶡟</text:span><text:span text:style-name="T62">󶍙</text:span><text:span text:style-name="T63"> </text:span><text:span text:style-name="T77">󶡟</text:span><text:span text:style-name="T62">󶍚󶒆</text:span><text:span text:style-name="T63"> </text:span><text:span text:style-name="T77">󶡟</text:span><text:span text:style-name="T62">󶒇󶔟</text:span><text:span text:style-name="T63"> </text:span><text:span text:style-name="T77">󶡟</text:span><text:span text:style-name="T62">󶒈</text:span><text:span text:style-name="T63"> </text:span><text:span text:style-name="T77">󶡟</text:span><text:span text:style-name="T62">󶒉</text:span><text:span text:style-name="T63"> </text:span><text:span text:style-name="T77">󶡟</text:span><text:span text:style-name="T62">󶒊󶔠</text:span><text:span text:style-name="T63"> </text:span><text:span text:style-name="T62">󶉄</text:span><text:span text:style-name="T77">󶡟</text:span><text:span text:style-name="T62">󶍛󶒋󶔡</text:span><text:span text:style-name="T63"> </text:span><text:span text:style-name="T77">󶡟</text:span><text:span text:style-name="T62">󶍜</text:span><text:span text:style-name="T63"> </text:span><text:span text:style-name="T62">󶉅</text:span><text:span text:style-name="T77">󶡟</text:span><text:span text:style-name="T62">󶍝󶔢</text:span><text:span text:style-name="T63"> </text:span><text:span text:style-name="T62">󶉆</text:span><text:span text:style-name="T77">󶡟</text:span><text:span text:style-name="T62">󶍞</text:span><text:span text:style-name="T63"> </text:span><text:span text:style-name="T77">󶡟</text:span><text:span text:style-name="T62">󶍟</text:span><text:span text:style-name="T63"> </text:span><text:span text:style-name="T77">󶡟</text:span><text:span text:style-name="T62">󶍠</text:span><text:span text:style-name="T63"> </text:span><text:span text:style-name="T62">󶉇</text:span><text:span text:style-name="T77">󶡟</text:span><text:span text:style-name="T62">󶍡󶒌󶔣</text:span><text:span text:style-name="T63"> </text:span><text:span text:style-name="T77">󶡟</text:span><text:span text:style-name="T62">󶔤</text:span><text:span text:style-name="T63"> </text:span><text:span text:style-name="T77">󶡟</text:span><text:span text:style-name="T62">󶒍</text:span><text:span text:style-name="T63"> </text:span><text:span text:style-name="T77">󶡟</text:span><text:span text:style-name="T62">󶒎󶔥</text:span><text:span text:style-name="T63"> </text:span><text:span text:style-name="T62">󶉈</text:span><text:span text:style-name="T77">󶡟</text:span><text:span text:style-name="T62">󶍢󶒏󶔦</text:span><text:span text:style-name="T63"> </text:span><text:span text:style-name="T77">󶡟</text:span><text:span text:style-name="T62">󶍣</text:span><text:span text:style-name="T63"> </text:span><text:span text:style-name="T77">󶡟</text:span><text:span text:style-name="T62">󶍤</text:span><text:span text:style-name="T63"> </text:span><text:span text:style-name="T77">󶡟</text:span><text:span text:style-name="T62">󶒐</text:span><text:span text:style-name="T63"> </text:span><text:span text:style-name="T62">󶉉</text:span><text:span text:style-name="T77">󶡟</text:span><text:span text:style-name="T62">󶍥󶔧</text:span><text:span text:style-name="T63"> </text:span><text:span text:style-name="T62">󶉊</text:span><text:span text:style-name="T77">󶡟</text:span><text:span text:style-name="T62">󶍦</text:span><text:span text:style-name="T63"> </text:span><text:span text:style-name="T62">󶉋</text:span><text:span text:style-name="T77">󶡟</text:span><text:span text:style-name="T62">󶍧󶒑󶔨</text:span><text:span text:style-name="T63"> </text:span><text:span text:style-name="T62">󶉌</text:span><text:span text:style-name="T77">󶡟</text:span><text:span text:style-name="T63"> </text:span><text:span text:style-name="T62">󶉍</text:span><text:span text:style-name="T77">󶡟</text:span><text:span text:style-name="T62">󶍨󶒒󶔩</text:span><text:span text:style-name="T63"> </text:span><text:span text:style-name="T77">󶡟</text:span><text:span text:style-name="T62">󶍩</text:span><text:span text:style-name="T63"> </text:span><text:span text:style-name="T77">󶡟</text:span><text:span text:style-name="T62">󶍪</text:span><text:span text:style-name="T63"> </text:span><text:span text:style-name="T62">󶉎</text:span><text:span text:style-name="T77">󶡟</text:span><text:span text:style-name="T62">󶍫</text:span><text:span text:style-name="T63"> </text:span><text:span text:style-name="T77">󶡟</text:span><text:span text:style-name="T62">󶍬</text:span><text:span text:style-name="T63"> </text:span><text:span text:style-name="T77">󶡟</text:span><text:span text:style-name="T62">󶍭</text:span><text:span text:style-name="T63"> </text:span><text:span text:style-name="T62">󶉏</text:span><text:span text:style-name="T77">󶡟</text:span><text:span text:style-name="T63"> </text:span><text:span text:style-name="T62">󶉐</text:span><text:span text:style-name="T77">󶡟</text:span><text:span text:style-name="T62">󶍮󶒓󶔪</text:span><text:span text:style-name="T63"> </text:span><text:span text:style-name="T62">󶉑</text:span><text:span text:style-name="T77">󶡟</text:span><text:span text:style-name="T62">󶔫</text:span><text:span text:style-name="T63"> </text:span><text:span text:style-name="T77">󶡟</text:span><text:span text:style-name="T62">󶍯󶒔</text:span><text:span text:style-name="T63"> </text:span><text:span text:style-name="T62">󶉒</text:span><text:span text:style-name="T77">󶡟</text:span><text:span text:style-name="T62">󶔬</text:span><text:span text:style-name="T63"> </text:span><text:span text:style-name="T62">󶉓</text:span><text:span text:style-name="T77">󶡟</text:span><text:span text:style-name="T62">󶍰</text:span><text:span text:style-name="T63"> </text:span><text:span text:style-name="T62">󶉔</text:span><text:span text:style-name="T77">󶡟</text:span><text:span text:style-name="T63"> </text:span><text:span text:style-name="T62">󶉕</text:span><text:span text:style-name="T77">󶡟</text:span><text:span text:style-name="T63"> </text:span><text:span text:style-name="T62">󶉖</text:span><text:span text:style-name="T77">󶡟</text:span><text:span text:style-name="T63"> </text:span><text:span text:style-name="T77">󶡟</text:span><text:span text:style-name="T62">󶍱󶒕󶔭</text:span><text:span text:style-name="T63"> </text:span><text:span text:style-name="T62">󶉗</text:span><text:span text:style-name="T77">󶡟</text:span><text:span text:style-name="T62">󶍲󶒖</text:span><text:span text:style-name="T63"> </text:span><text:span text:style-name="T77">󶡟</text:span><text:span text:style-name="T62">󶒗</text:span><text:span text:style-name="T63"> </text:span><text:span text:style-name="T77">󶡟</text:span><text:span text:style-name="T62">󶒘</text:span><text:span text:style-name="T63"> </text:span><text:span text:style-name="T77">󶡟</text:span><text:span text:style-name="T62">󶒙</text:span><text:span text:style-name="T63"> </text:span><text:span text:style-name="T77">󶡟</text:span><text:span text:style-name="T62">󶒚</text:span><text:span text:style-name="T63"> </text:span><text:span text:style-name="T77">󶡟</text:span><text:span text:style-name="T62">󶍳</text:span><text:span text:style-name="T63"> </text:span><text:span text:style-name="T62">󶉘</text:span><text:span text:style-name="T77">󶡟</text:span><text:span text:style-name="T63"> </text:span><text:span text:style-name="T62">󶉙</text:span><text:span text:style-name="T77">󶡟</text:span><text:span text:style-name="T62">󶍴󶒛󶔮</text:span><text:span text:style-name="T63"> </text:span><text:span text:style-name="T77">󶡟</text:span><text:span text:style-name="T62">󶍵</text:span><text:span text:style-name="T63"> </text:span><text:span text:style-name="T77">󶡟</text:span><text:span text:style-name="T62">󶍶</text:span><text:span text:style-name="T63"> </text:span><text:span text:style-name="T62">󶉚</text:span><text:span text:style-name="T77">󶡟</text:span><text:span text:style-name="T62">󶍷󶒜</text:span><text:span text:style-name="T63"> </text:span><text:span text:style-name="T77">󶡟</text:span><text:span text:style-name="T62">󶍸</text:span><text:span text:style-name="T63"> </text:span><text:span text:style-name="T77">󶡟</text:span><text:span text:style-name="T62">󶍹</text:span><text:span text:style-name="T63"> </text:span><text:span text:style-name="T77">󶡟</text:span><text:span text:style-name="T62">󶍺</text:span><text:span text:style-name="T63"> </text:span><text:span text:style-name="T77">󶡟</text:span><text:span text:style-name="T62">󶍻</text:span><text:span text:style-name="T63"> </text:span><text:span text:style-name="T62">󶉛</text:span><text:span text:style-name="T77">󶡟</text:span><text:span text:style-name="T62">󶍼󶒝󶔯</text:span><text:span text:style-name="T63"> </text:span><text:span text:style-name="T77">󶡟</text:span><text:span text:style-name="T62">󶍽</text:span><text:span text:style-name="T63"> </text:span><text:span text:style-name="T77">󶡟</text:span><text:span text:style-name="T62">󶒞</text:span><text:span text:style-name="T63"> </text:span><text:span text:style-name="T62">󶉜</text:span><text:span text:style-name="T77">󶡟</text:span><text:span text:style-name="T62">󶍾</text:span><text:span text:style-name="T63"> </text:span><text:span text:style-name="T62">󶉝</text:span><text:span text:style-name="T77">󶡟</text:span><text:span text:style-name="T62">󶍿</text:span><text:span text:style-name="T63"> </text:span><text:span text:style-name="T62">󶉞</text:span><text:span text:style-name="T77">󶡟</text:span><text:span text:style-name="T62">󶎀󶒟󶔰</text:span><text:span text:style-name="T63"> </text:span><text:span text:style-name="T62">󶉟</text:span><text:span text:style-name="T77">󶡟</text:span><text:span text:style-name="T62">󶎁󶒠󶔱</text:span><text:span text:style-name="T63"> </text:span><text:span text:style-name="T62">󶉠</text:span><text:span text:style-name="T77">󶡟</text:span><text:span text:style-name="T62">󶎂</text:span><text:span text:style-name="T63"> </text:span><text:span text:style-name="T62">󶉡</text:span><text:span text:style-name="T77">󶡟</text:span><text:span text:style-name="T62">󶎃󶒡󶔲</text:span><text:span text:style-name="T63"> </text:span><text:span text:style-name="T77">󶡟</text:span><text:span text:style-name="T62">󶒢</text:span><text:span text:style-name="T63"> </text:span><text:span text:style-name="T77">󶡟</text:span><text:span text:style-name="T62">󶒣</text:span><text:span text:style-name="T63"> </text:span><text:span text:style-name="T62">󶉢</text:span><text:span text:style-name="T77">󶡟</text:span><text:span text:style-name="T62">󶎄󶒤󶔳</text:span><text:span text:style-name="T63"> </text:span><text:span text:style-name="T62">󶉣</text:span><text:span text:style-name="T77">󶡟</text:span><text:span text:style-name="T62">󶎅󶔴</text:span><text:span text:style-name="T63"> </text:span><text:span text:style-name="T62">󶉤</text:span><text:span text:style-name="T77">󶡟</text:span><text:span text:style-name="T62">󶔵</text:span><text:span text:style-name="T63"> </text:span><text:span text:style-name="T62">󶉥</text:span><text:span text:style-name="T77">󶡟</text:span><text:span text:style-name="T62">󶒥󶔶</text:span><text:span text:style-name="T63"> </text:span><text:span text:style-name="T62">󶉦</text:span><text:span text:style-name="T77">󶡟</text:span><text:span text:style-name="T63"> </text:span><text:span text:style-name="T62">󶉧</text:span><text:span text:style-name="T77">󶡟</text:span><text:span text:style-name="T62">󶎆󶒦</text:span><text:span text:style-name="T63"> </text:span><text:span text:style-name="T62">󶉨</text:span><text:span text:style-name="T77">󶡟</text:span><text:span text:style-name="T62">󶎇󶒧󶔷</text:span><text:span text:style-name="T63"> </text:span><text:span text:style-name="T77">󶡟</text:span><text:span text:style-name="T62">󶎈</text:span><text:span text:style-name="T63"> </text:span><text:span text:style-name="T77">󶡟</text:span><text:span text:style-name="T62">󶎉</text:span><text:span text:style-name="T63"> </text:span><text:span text:style-name="T77">󶡟</text:span><text:span text:style-name="T62">󶎊</text:span><text:span text:style-name="T63"> </text:span><text:span text:style-name="T77">󶡟</text:span><text:span text:style-name="T62">󶎋</text:span><text:span text:style-name="T63"> </text:span><text:span text:style-name="T62">󶉩</text:span><text:span text:style-name="T77">󶡟</text:span><text:span text:style-name="T62">󶎌󶒨󶔸</text:span><text:span text:style-name="T63"> </text:span><text:span text:style-name="T77">󶡟</text:span><text:span text:style-name="T62">󶒩</text:span><text:span text:style-name="T63"> </text:span><text:span text:style-name="T77">󶡟</text:span><text:span text:style-name="T62">󶒪</text:span><text:span text:style-name="T63"> </text:span><text:span text:style-name="T77">󶡟</text:span><text:span text:style-name="T62">󶒫</text:span><text:span text:style-name="T63"> </text:span><text:span text:style-name="T62">󶉪</text:span><text:span text:style-name="T77">󶡟</text:span><text:span text:style-name="T62">󶎍󶒬󶔹</text:span><text:span text:style-name="T63"> </text:span><text:span text:style-name="T77">󶡟</text:span><text:span text:style-name="T62">󶒭</text:span><text:span text:style-name="T63"> </text:span><text:span text:style-name="T77">󶡟</text:span><text:span text:style-name="T62">󶒮</text:span><text:span text:style-name="T63"> </text:span><text:span text:style-name="T77">󶡟</text:span><text:span text:style-name="T62">󶎎</text:span><text:span text:style-name="T63"> </text:span><text:span text:style-name="T77">󶡟</text:span><text:span text:style-name="T62">󶎏</text:span><text:span text:style-name="T63"> </text:span><text:span text:style-name="T77">󶡟</text:span><text:span text:style-name="T62">󶎐</text:span><text:span text:style-name="T63"> </text:span><text:span text:style-name="T77">󶡟</text:span><text:span text:style-name="T62">󶎑</text:span><text:span text:style-name="T63"> </text:span><text:span text:style-name="T77">󶡟</text:span><text:span text:style-name="T62">󶎒</text:span><text:span text:style-name="T63"> </text:span><text:span text:style-name="T77">󶡟</text:span><text:span text:style-name="T62">󶎓</text:span><text:span text:style-name="T63"> </text:span><text:span text:style-name="T62">󶉫</text:span><text:span text:style-name="T77">󶡟</text:span><text:span text:style-name="T62">󶎔󶒯󶔺</text:span><text:span text:style-name="T63"> </text:span><text:span text:style-name="T62">󶉬</text:span><text:span text:style-name="T77">󶡟</text:span><text:span text:style-name="T62">󶎕󶒰󶔻</text:span><text:span text:style-name="T63"> </text:span><text:span text:style-name="T62">󶉭</text:span><text:span text:style-name="T77">󶡟</text:span><text:span text:style-name="T63"> </text:span><text:soft-page-break/><text:span text:style-name="T77">󶡟</text:span><text:span text:style-name="T62">󶎖</text:span><text:span text:style-name="T63"> </text:span><text:span text:style-name="T77">󶡟</text:span><text:span text:style-name="T62">󶎗󶒱</text:span><text:span text:style-name="T63"> </text:span><text:span text:style-name="T77">󶡟</text:span><text:span text:style-name="T62">󶎘</text:span><text:span text:style-name="T63"> </text:span><text:span text:style-name="T62">󶉮</text:span><text:span text:style-name="T77">󶡟</text:span><text:span text:style-name="T62">󶎙</text:span><text:span text:style-name="T63"> </text:span><text:span text:style-name="T62">󶉯</text:span><text:span text:style-name="T77">󶡟</text:span><text:span text:style-name="T62">󶔼</text:span><text:span text:style-name="T63"> </text:span><text:span text:style-name="T77">󶡟</text:span><text:span text:style-name="T62">󶎚󶒲</text:span><text:span text:style-name="T63"> </text:span><text:span text:style-name="T77">󶡟</text:span><text:span text:style-name="T62">󶎛</text:span><text:span text:style-name="T63"> </text:span><text:span text:style-name="T77">󶡟</text:span><text:span text:style-name="T62">󶎜</text:span><text:span text:style-name="T63"> </text:span><text:span text:style-name="T62">󶉰</text:span><text:span text:style-name="T77">󶡟</text:span><text:span text:style-name="T62">󶎝󶒳󶔽</text:span><text:span text:style-name="T63"> </text:span><text:span text:style-name="T77">󶡟</text:span><text:span text:style-name="T62">󶎞</text:span><text:span text:style-name="T63"> </text:span><text:span text:style-name="T77">󶡟</text:span><text:span text:style-name="T62">󶎟</text:span><text:span text:style-name="T63"> </text:span><text:span text:style-name="T62">󶉱</text:span><text:span text:style-name="T77">󶡟</text:span><text:span text:style-name="T62">󶒴</text:span><text:span text:style-name="T63"> </text:span><text:span text:style-name="T77">󶡟</text:span><text:span text:style-name="T62">󶎠󶒵󶔾</text:span><text:span text:style-name="T63"> </text:span><text:span text:style-name="T77">󶡟</text:span><text:span text:style-name="T62">󶒶</text:span><text:span text:style-name="T63"> </text:span><text:span text:style-name="T77">󶡟</text:span><text:span text:style-name="T62">󶒷</text:span><text:span text:style-name="T63"> </text:span><text:span text:style-name="T77">󶡟</text:span><text:span text:style-name="T62">󶒸</text:span><text:span text:style-name="T63"> </text:span><text:span text:style-name="T77">󶡟</text:span><text:span text:style-name="T62">󶒹</text:span><text:span text:style-name="T63"> </text:span><text:span text:style-name="T62">󶉲</text:span><text:span text:style-name="T77">󶡟</text:span><text:span text:style-name="T62">󶎡</text:span><text:span text:style-name="T63"> </text:span><text:span text:style-name="T62">󶉳</text:span><text:span text:style-name="T77">󶡟</text:span><text:span text:style-name="T62">󶎢󶒺</text:span><text:span text:style-name="T63"> </text:span><text:span text:style-name="T77">󶡟</text:span><text:span text:style-name="T62">󶎣󶒻</text:span><text:span text:style-name="T63"> </text:span><text:span text:style-name="T62">󶉴</text:span><text:span text:style-name="T77">󶡟</text:span><text:span text:style-name="T62">󶎤</text:span><text:span text:style-name="T63"> </text:span><text:span text:style-name="T77">󶡟</text:span><text:span text:style-name="T62">󶎥</text:span><text:span text:style-name="T63"> </text:span><text:span text:style-name="T77">󶡟</text:span><text:span text:style-name="T62">󶎦</text:span><text:span text:style-name="T63"> </text:span><text:span text:style-name="T62">󶉵</text:span><text:span text:style-name="T77">󶡟</text:span><text:span text:style-name="T62">󶎧󶒼󶔿</text:span><text:span text:style-name="T63"> </text:span><text:span text:style-name="T77">󶡟</text:span><text:span text:style-name="T62">󶎨</text:span><text:span text:style-name="T63"> </text:span><text:span text:style-name="T77">󶡟</text:span><text:span text:style-name="T62">󶎩</text:span><text:span text:style-name="T63"> </text:span><text:span text:style-name="T62">󶉶</text:span><text:span text:style-name="T77">󶡟</text:span><text:span text:style-name="T62">󶎪󶕀</text:span><text:span text:style-name="T63"> </text:span><text:span text:style-name="T62">󶉷</text:span><text:span text:style-name="T77">󶡟</text:span><text:span text:style-name="T63"> </text:span><text:span text:style-name="T62">󶉸</text:span><text:span text:style-name="T77">󶡟</text:span><text:span text:style-name="T62">󶒽󶕁</text:span><text:span text:style-name="T63"> </text:span><text:span text:style-name="T62">󶉹</text:span><text:span text:style-name="T77">󶡟</text:span><text:span text:style-name="T62">󶎫󶕂</text:span><text:span text:style-name="T63"> </text:span><text:span text:style-name="T77">󶡟</text:span><text:span text:style-name="T62">󶕃</text:span><text:span text:style-name="T63"> </text:span><text:span text:style-name="T77">󶡟</text:span><text:span text:style-name="T62">󶎬</text:span><text:span text:style-name="T63"> </text:span><text:span text:style-name="T77">󶡟</text:span><text:span text:style-name="T62">󶎭</text:span><text:span text:style-name="T63"> </text:span><text:span text:style-name="T62">󶉺</text:span><text:span text:style-name="T77">󶡟</text:span><text:span text:style-name="T62">󶎮󶒾</text:span><text:span text:style-name="T63"> </text:span><text:span text:style-name="T62">󶉻</text:span><text:span text:style-name="T77">󶡟</text:span><text:span text:style-name="T62">󶎯󶒿󶕄</text:span><text:span text:style-name="T63"> </text:span><text:span text:style-name="T62">󶉼</text:span><text:span text:style-name="T77">󶡟</text:span><text:span text:style-name="T63"> </text:span><text:span text:style-name="T62">󶉽</text:span><text:span text:style-name="T77">󶡟</text:span><text:span text:style-name="T62">󶎰</text:span><text:span text:style-name="T63"> </text:span><text:span text:style-name="T62">󶉾</text:span><text:span text:style-name="T77">󶡟</text:span><text:span text:style-name="T63"> </text:span><text:span text:style-name="T62">󶉿</text:span><text:span text:style-name="T77">󶡟</text:span><text:span text:style-name="T62">󶎱</text:span><text:span text:style-name="T63"> </text:span><text:span text:style-name="T62">󶊀</text:span><text:span text:style-name="T77">󶡟</text:span><text:span text:style-name="T63"> </text:span><text:span text:style-name="T77">󶡟</text:span><text:span text:style-name="T62">󶎲</text:span><text:span text:style-name="T63"> </text:span><text:span text:style-name="T77">󶡟</text:span><text:span text:style-name="T62">󶎳</text:span><text:span text:style-name="T63"> </text:span><text:span text:style-name="T77">󶡟</text:span><text:span text:style-name="T62">󶎴</text:span><text:span text:style-name="T63"> </text:span><text:span text:style-name="T77">󶡟</text:span><text:span text:style-name="T62">󶎵</text:span><text:span text:style-name="T63"> </text:span><text:span text:style-name="T77">󶡟</text:span><text:span text:style-name="T62">󶎶</text:span><text:span text:style-name="T63"> </text:span><text:span text:style-name="T77">󶡟</text:span><text:span text:style-name="T62">󶎷</text:span><text:span text:style-name="T63"> </text:span><text:span text:style-name="T77">󶡟</text:span><text:span text:style-name="T62">󶎸</text:span><text:span text:style-name="T63"> </text:span><text:span text:style-name="T77">󶡟</text:span><text:span text:style-name="T62">󶎹</text:span><text:span text:style-name="T63"> </text:span><text:span text:style-name="T62">󶊁</text:span><text:span text:style-name="T77">󶡟</text:span><text:span text:style-name="T63"> </text:span><text:span text:style-name="T62">󶊂</text:span><text:span text:style-name="T77">󶡟</text:span><text:span text:style-name="T63"> </text:span><text:span text:style-name="T77">󶡟</text:span><text:span text:style-name="T62">󶎺</text:span><text:span text:style-name="T63"> </text:span><text:span text:style-name="T77">󶡟</text:span><text:span text:style-name="T62">󶎻</text:span><text:span text:style-name="T63"> </text:span><text:span text:style-name="T62">󶊃</text:span><text:span text:style-name="T77">󶡟</text:span><text:span text:style-name="T63"> </text:span><text:span text:style-name="T62">󶊄</text:span><text:span text:style-name="T77">󶡟</text:span><text:span text:style-name="T63"> </text:span><text:span text:style-name="T77">󶡟</text:span><text:span text:style-name="T62">󶎼</text:span><text:span text:style-name="T63"> </text:span><text:span text:style-name="T77">󶡟</text:span><text:span text:style-name="T62">󶎽</text:span><text:span text:style-name="T63"> </text:span><text:span text:style-name="T62">󶊅</text:span><text:span text:style-name="T77">󶡟</text:span><text:span text:style-name="T62">󶎾󶓀</text:span><text:span text:style-name="T63"> </text:span><text:span text:style-name="T62">󶊆</text:span><text:span text:style-name="T77">󶡟</text:span><text:span text:style-name="T63"> </text:span><text:span text:style-name="T62">󶊇</text:span><text:span text:style-name="T77">󶡟</text:span><text:span text:style-name="T62">󶕅</text:span><text:span text:style-name="T63"> </text:span><text:span text:style-name="T62">󶊈</text:span><text:span text:style-name="T77">󶡟</text:span><text:span text:style-name="T63"> </text:span><text:span text:style-name="T77">󶡟</text:span><text:span text:style-name="T62">󶕆</text:span><text:span text:style-name="T63"> </text:span><text:span text:style-name="T62">󶊉</text:span><text:span text:style-name="T77">󶡟</text:span><text:span text:style-name="T62">󶎿</text:span><text:span text:style-name="T63"> </text:span><text:span text:style-name="T77">󶡟</text:span><text:span text:style-name="T62">󶏀</text:span><text:span text:style-name="T63"> </text:span><text:span text:style-name="T62">󶊊</text:span><text:span text:style-name="T77">󶡟</text:span><text:span text:style-name="T62">󶏁</text:span><text:span text:style-name="T63"> </text:span><text:span text:style-name="T77">󶡟</text:span><text:span text:style-name="T62">󶏂</text:span><text:span text:style-name="T63"> </text:span><text:span text:style-name="T77">󶡟</text:span><text:span text:style-name="T62">󶏃</text:span><text:span text:style-name="T63"> </text:span><text:span text:style-name="T77">󶡟</text:span><text:span text:style-name="T62">󶏄</text:span><text:span text:style-name="T63"> </text:span><text:span text:style-name="T77">󶡟</text:span><text:span text:style-name="T62">󶏅</text:span><text:span text:style-name="T63"> </text:span><text:span text:style-name="T77">󶡟</text:span><text:span text:style-name="T62">󶏆</text:span><text:span text:style-name="T63"> </text:span><text:span text:style-name="T77">󶡟</text:span><text:span text:style-name="T62">󶏇</text:span><text:span text:style-name="T63"> </text:span><text:span text:style-name="T77">󶡟</text:span><text:span text:style-name="T62">󶏈</text:span><text:span text:style-name="T63"> </text:span><text:span text:style-name="T62">󶊋</text:span><text:span text:style-name="T77">󶡟</text:span><text:span text:style-name="T63"> </text:span><text:span text:style-name="T62">󶊌</text:span><text:span text:style-name="T77">󶡟</text:span><text:span text:style-name="T63"> </text:span><text:span text:style-name="T62">󶊍</text:span><text:span text:style-name="T77">󶡟</text:span><text:span text:style-name="T63"> </text:span><text:span text:style-name="T62">󶊎</text:span><text:span text:style-name="T77">󶡟</text:span><text:span text:style-name="T62">󶏉󶓁󶕇</text:span><text:span text:style-name="T63"> </text:span><text:span text:style-name="T77">󶡟</text:span><text:span text:style-name="T62">󶏊</text:span><text:span text:style-name="T63"> </text:span><text:span text:style-name="T62">󶊏</text:span><text:span text:style-name="T77">󶡟</text:span><text:span text:style-name="T63"> </text:span><text:span text:style-name="T77">󶡟</text:span><text:span text:style-name="T62">󶏋</text:span><text:span text:style-name="T63"> </text:span><text:span text:style-name="T77">󶡟</text:span><text:span text:style-name="T62">󶏌</text:span><text:span text:style-name="T63"> </text:span><text:span text:style-name="T77">󶡟</text:span><text:span text:style-name="T62">󶏍</text:span><text:span text:style-name="T63"> </text:span><text:span text:style-name="T62">󶊐</text:span><text:span text:style-name="T77">󶡟</text:span><text:span text:style-name="T62">󶏎󶓂󶕈</text:span><text:span text:style-name="T63"> </text:span><text:span text:style-name="T62">󶊑</text:span><text:span text:style-name="T77">󶡟</text:span><text:span text:style-name="T62">󶏏󶓃󶕉</text:span><text:span text:style-name="T63"> </text:span><text:span text:style-name="T77">󶡟</text:span><text:span text:style-name="T62">󶏐</text:span><text:span text:style-name="T63"> </text:span><text:span text:style-name="T77">󶡟</text:span><text:span text:style-name="T62">󶓄</text:span><text:span text:style-name="T63"> </text:span><text:span text:style-name="T62">󶊒</text:span><text:span text:style-name="T77">󶡟</text:span><text:span text:style-name="T62">󶏑</text:span><text:span text:style-name="T63"> </text:span><text:span text:style-name="T77">󶡟</text:span><text:span text:style-name="T62">󶓅󶕊</text:span><text:span text:style-name="T63"> </text:span><text:span text:style-name="T62">󶊓</text:span><text:span text:style-name="T77">󶡟</text:span><text:span text:style-name="T62">󶏒󶓆󶕋</text:span><text:span text:style-name="T63"> </text:span><text:span text:style-name="T62">󶊔</text:span><text:span text:style-name="T77">󶡟</text:span><text:span text:style-name="T62">󶏓</text:span><text:span text:style-name="T63"> </text:span><text:span text:style-name="T62">󶊕</text:span><text:span text:style-name="T77">󶡟</text:span><text:span text:style-name="T63"> </text:span><text:span text:style-name="T77">󶡟</text:span><text:span text:style-name="T62">󶏔</text:span><text:span text:style-name="T63"> </text:span><text:span text:style-name="T62">󶊖</text:span><text:span text:style-name="T77">󶡟</text:span><text:span text:style-name="T62">󶏕󶓇󶕌</text:span><text:span text:style-name="T63"> </text:span><text:span text:style-name="T77">󶡟</text:span><text:span text:style-name="T62">󶏖</text:span><text:span text:style-name="T63"> </text:span><text:span text:style-name="T62">󶊗</text:span><text:span text:style-name="T77">󶡟</text:span><text:span text:style-name="T62">󶏗󶓈󶕍</text:span><text:span text:style-name="T63"> </text:span><text:span text:style-name="T77">󶡟</text:span><text:span text:style-name="T62">󶕎</text:span><text:span text:style-name="T63"> </text:span><text:span text:style-name="T62">󶊘</text:span><text:span text:style-name="T77">󶡟</text:span><text:span text:style-name="T62">󶏘󶓉󶕏</text:span><text:span text:style-name="T63"> </text:span><text:span text:style-name="T62">󶊙</text:span><text:span text:style-name="T77">󶡟</text:span><text:span text:style-name="T63"> </text:span><text:span text:style-name="T62">󶊚</text:span><text:span text:style-name="T77">󶡟</text:span><text:span text:style-name="T63"> </text:span><text:span text:style-name="T62">󶊛</text:span><text:span text:style-name="T77">󶡟</text:span><text:span text:style-name="T63"> </text:span><text:span text:style-name="T77">󶡟</text:span><text:span text:style-name="T62">󶏙󶓊</text:span><text:span text:style-name="T63"> </text:span><text:span text:style-name="T77">󶡟</text:span><text:span text:style-name="T62">󶏚</text:span><text:span text:style-name="T63"> </text:span><text:span text:style-name="T62">󶊜</text:span><text:span text:style-name="T77">󶡟</text:span><text:span text:style-name="T63"> </text:span><text:span text:style-name="T62">󶊝</text:span><text:span text:style-name="T77">󶡟</text:span><text:span text:style-name="T63"> </text:span><text:span text:style-name="T62">󶊞</text:span><text:span text:style-name="T77">󶡟</text:span><text:span text:style-name="T63"> </text:span><text:span text:style-name="T77">󶡟</text:span><text:span text:style-name="T62">󶏛󶓋</text:span><text:span text:style-name="T63"> </text:span><text:span text:style-name="T62">󶊟</text:span><text:span text:style-name="T77">󶡟</text:span><text:span text:style-name="T62">󶓌</text:span><text:span text:style-name="T63"> </text:span><text:span text:style-name="T62">󶊠</text:span><text:span text:style-name="T77">󶡟</text:span><text:span text:style-name="T63"> </text:span><text:span text:style-name="T77">󶡟</text:span><text:span text:style-name="T62">󶏜</text:span><text:span text:style-name="T64"> </text:span><text:span text:style-name="T65">󶊡</text:span><text:span text:style-name="T77">󶡟</text:span><text:span text:style-name="T63"> </text:span><text:span text:style-name="T77">󶡟</text:span><text:span text:style-name="T62">󶏝</text:span><text:span text:style-name="T65">󶓍</text:span><text:span text:style-name="T64"> </text:span><text:span text:style-name="T77">󶡟</text:span><text:span text:style-name="T65">󶓎</text:span><text:span text:style-name="T64"> </text:span><text:span text:style-name="T77">󶡟</text:span><text:span text:style-name="T65">󶓏</text:span><text:span text:style-name="T64"> </text:span><text:span text:style-name="T65">󶊢</text:span><text:span text:style-name="T77">󶡟</text:span><text:span text:style-name="T62">󶏞</text:span><text:span text:style-name="T65">󶓐</text:span><text:span text:style-name="T62">󶕐</text:span><text:span text:style-name="T63"> </text:span><text:span text:style-name="T62">󶊣</text:span><text:span text:style-name="T77">󶡟</text:span><text:span text:style-name="T62">󶏟</text:span><text:span text:style-name="T63"> </text:span><text:span text:style-name="T62">󶊤</text:span><text:span text:style-name="T77">󶡟</text:span><text:span text:style-name="T62">󶏠</text:span><text:span text:style-name="T63"> </text:span><text:span text:style-name="T62">󶊥</text:span><text:span text:style-name="T77">󶡟</text:span><text:span text:style-name="T62">󶏡</text:span><text:span text:style-name="T63"> </text:span><text:span text:style-name="T62">󶊦</text:span><text:span text:style-name="T77">󶡟</text:span><text:span text:style-name="T63"> </text:span><text:span text:style-name="T62">󶊧</text:span><text:span text:style-name="T77">󶡟</text:span><text:span text:style-name="T62">󶏢</text:span><text:span text:style-name="T63"> </text:span><text:span text:style-name="T62">󶊨</text:span><text:span text:style-name="T77">󶡟</text:span><text:span text:style-name="T62">󶏣󶕑</text:span><text:span text:style-name="T63"> </text:span><text:span text:style-name="T77">󶡟</text:span><text:span text:style-name="T62">󶏤</text:span><text:span text:style-name="T64"> </text:span><text:span text:style-name="T77">󶡟</text:span><text:span text:style-name="T65">󶏥</text:span><text:span text:style-name="T64"> </text:span><text:span text:style-name="T65">󶊩</text:span><text:span text:style-name="T77">󶡟</text:span><text:span text:style-name="T63"> </text:span><text:span text:style-name="T77">󶡟</text:span><text:span text:style-name="T62">󶏦</text:span><text:span text:style-name="T65">󶓑</text:span><text:span text:style-name="T64"> </text:span><text:span text:style-name="T65">󶊪</text:span><text:span text:style-name="T77">󶡟</text:span><text:span text:style-name="T63"> </text:span><text:span text:style-name="T77">󶡟</text:span><text:span text:style-name="T62">󶏧</text:span><text:span text:style-name="T64"> </text:span><text:span text:style-name="T77">󶡟</text:span><text:span text:style-name="T65">󶏨</text:span><text:span text:style-name="T63"> </text:span><text:span text:style-name="T62">󶊫</text:span><text:span text:style-name="T77">󶡟</text:span><text:span text:style-name="T63"> </text:span><text:span text:style-name="T62">󶊬</text:span><text:span text:style-name="T77">󶡟</text:span><text:span text:style-name="T63"> </text:span><text:span text:style-name="T77">󶡟</text:span><text:span text:style-name="T62">󶏩</text:span><text:span text:style-name="T63"> </text:span><text:span text:style-name="T77">󶡟</text:span><text:span text:style-name="T62">󶓒</text:span><text:span text:style-name="T63"> </text:span><text:span text:style-name="T77">󶡟</text:span><text:span text:style-name="T62">󶏪󶓓</text:span><text:span text:style-name="T63"> </text:span><text:span text:style-name="T62">󶊭</text:span><text:span text:style-name="T77">󶡟</text:span><text:span text:style-name="T62">󶏫󶓔󶕒</text:span><text:span text:style-name="T63"> </text:span><text:span text:style-name="T62">󶊮</text:span><text:span text:style-name="T77">󶡟</text:span><text:span text:style-name="T62">󶏬</text:span><text:span text:style-name="T63"> </text:span><text:span text:style-name="T77">󶡟</text:span><text:span text:style-name="T62">󶏭</text:span><text:span text:style-name="T63"> </text:span><text:span text:style-name="T77">󶡟</text:span><text:span text:style-name="T62">󶏮</text:span><text:span text:style-name="T63"> </text:span><text:span text:style-name="T62">󶊯</text:span><text:span text:style-name="T77">󶡟</text:span><text:span text:style-name="T62">󶏯󶓕󶕓</text:span><text:span text:style-name="T63"> </text:span><text:span text:style-name="T62">󶊰</text:span><text:span text:style-name="T77">󶡟</text:span><text:span text:style-name="T62">󶏰</text:span><text:span text:style-name="T63"> </text:span><text:span text:style-name="T62">󶊱</text:span><text:span text:style-name="T77">󶡟</text:span><text:span text:style-name="T63"> </text:span><text:span text:style-name="T62">󶊲</text:span><text:span text:style-name="T77">󶡟</text:span><text:span text:style-name="T63"> </text:span><text:span text:style-name="T62">󶊳</text:span><text:span text:style-name="T77">󶡟</text:span><text:span text:style-name="T63"> </text:span><text:span text:style-name="T62">󶊴</text:span><text:span text:style-name="T77">󶡟</text:span><text:span text:style-name="T62">󶏱</text:span><text:span text:style-name="T63"> </text:span><text:span text:style-name="T77">󶡟</text:span><text:span text:style-name="T62">󶏲</text:span><text:span text:style-name="T63"> </text:span><text:span text:style-name="T77">󶡟</text:span><text:span text:style-name="T62">󶏳</text:span><text:span text:style-name="T63"> </text:span><text:span text:style-name="T77">󶡟</text:span><text:span text:style-name="T62">󶏴</text:span><text:span text:style-name="T63"> </text:span><text:span text:style-name="T77">󶡟</text:span><text:span text:style-name="T62">󶏵</text:span><text:span text:style-name="T63"> </text:span><text:span text:style-name="T77">󶡟</text:span><text:span text:style-name="T62">󶏶</text:span><text:span text:style-name="T63"> </text:span><text:span text:style-name="T62">󶊵</text:span><text:span text:style-name="T77">󶡟</text:span><text:span text:style-name="T63"> </text:span><text:span text:style-name="T62">󶊶</text:span><text:span text:style-name="T77">󶡟</text:span><text:span text:style-name="T63"> </text:span><text:span text:style-name="T62">󶊷</text:span><text:span text:style-name="T77">󶡟</text:span><text:span text:style-name="T62">󶏷󶕔</text:span><text:span text:style-name="T63"> </text:span><text:span text:style-name="T62">󶊸</text:span><text:span text:style-name="T77">󶡟</text:span><text:span text:style-name="T62">󶕕</text:span><text:span text:style-name="T63"> </text:span><text:span text:style-name="T62">󶊹</text:span><text:span text:style-name="T77">󶡟</text:span><text:span text:style-name="T63"> </text:span><text:span text:style-name="T62">󶊺</text:span><text:span text:style-name="T77">󶡟</text:span><text:span text:style-name="T62">󶏸󶕖</text:span><text:span text:style-name="T63"> </text:span><text:span text:style-name="T62">󶊻</text:span><text:span text:style-name="T77">󶡟</text:span><text:span text:style-name="T62">󶏹󶓖</text:span><text:span text:style-name="T63"> </text:span><text:span text:style-name="T62">󶊼</text:span><text:span text:style-name="T77">󶡟</text:span><text:span text:style-name="T63"> </text:span><text:span text:style-name="T62">󶊽</text:span><text:span text:style-name="T77">󶡟</text:span><text:span text:style-name="T62">󶕗</text:span><text:span text:style-name="T63"> </text:span><text:span text:style-name="T62">󶊾</text:span><text:span text:style-name="T77">󶡟</text:span><text:span text:style-name="T63"> </text:span><text:span text:style-name="T62">󶊿</text:span><text:span text:style-name="T77">󶡟</text:span><text:span text:style-name="T62">󶏺󶕘</text:span><text:span text:style-name="T63"> </text:span><text:span text:style-name="T62">󶋀</text:span><text:span text:style-name="T77">󶡟</text:span><text:span text:style-name="T63"> </text:span><text:span text:style-name="T62">󶋁</text:span><text:span text:style-name="T77">󶡟</text:span><text:span text:style-name="T63"> </text:span><text:span text:style-name="T77">󶡟</text:span><text:span text:style-name="T62">󶏻</text:span><text:span text:style-name="T63"> </text:span><text:span text:style-name="T77">󶡟</text:span><text:span text:style-name="T62">󶏼</text:span><text:span text:style-name="T63"> </text:span><text:span text:style-name="T77">󶡟</text:span><text:span text:style-name="T62">󶏽</text:span><text:span text:style-name="T63"> </text:span><text:span text:style-name="T77">󶡟</text:span><text:span text:style-name="T62">󶏾</text:span><text:span text:style-name="T63"> </text:span><text:span text:style-name="T62">󶋂</text:span><text:span text:style-name="T77">󶡟</text:span><text:span text:style-name="T62">󶏿󶓗</text:span><text:span text:style-name="T63"> </text:span><text:span text:style-name="T77">󶡟</text:span><text:span text:style-name="T62">󶐀</text:span><text:span text:style-name="T63"> </text:span><text:span text:style-name="T77">󶡟</text:span><text:span text:style-name="T62">󶐁</text:span><text:span text:style-name="T63"> </text:span><text:span text:style-name="T77">󶡟</text:span><text:span text:style-name="T62">󶐂</text:span><text:span text:style-name="T63"> </text:span><text:span text:style-name="T62">󶋃</text:span><text:span text:style-name="T77">󶡟</text:span><text:span text:style-name="T62">󶐃</text:span><text:span text:style-name="T63"> </text:span><text:span text:style-name="T62">󶋄</text:span><text:span text:style-name="T77">󶡟</text:span><text:span text:style-name="T63"> </text:span><text:span text:style-name="T62">󶋅</text:span><text:span text:style-name="T77">󶡟</text:span><text:span text:style-name="T63"> </text:span><text:span text:style-name="T62">󶋆</text:span><text:span text:style-name="T77">󶡟</text:span><text:span text:style-name="T62">󶐄</text:span><text:span text:style-name="T63"> </text:span><text:span text:style-name="T62">󶋇</text:span><text:span text:style-name="T77">󶡟</text:span><text:span text:style-name="T63"> </text:span><text:span text:style-name="T62">󶋈</text:span><text:span text:style-name="T77">󶡟</text:span><text:span text:style-name="T62">󶐅</text:span><text:span text:style-name="T63"> </text:span><text:span text:style-name="T77">󶡟</text:span><text:span text:style-name="T62">󶐆</text:span><text:span text:style-name="T63"> </text:span><text:span text:style-name="T77">󶡟</text:span><text:span text:style-name="T62">󶐇</text:span><text:span text:style-name="T63"> </text:span><text:span text:style-name="T77">󶡟</text:span><text:span text:style-name="T62">󶓘</text:span><text:span text:style-name="T63"> </text:span><text:span text:style-name="T77">󶡟</text:span><text:span text:style-name="T62">󶓙</text:span><text:span text:style-name="T63"> </text:span><text:span text:style-name="T77">󶡟</text:span><text:span text:style-name="T62">󶓚</text:span><text:span text:style-name="T63"> </text:span><text:span text:style-name="T77">󶡟</text:span><text:span text:style-name="T62">󶐈</text:span><text:span text:style-name="T63"> </text:span><text:span text:style-name="T77">󶡟</text:span><text:span text:style-name="T62">󶐉</text:span><text:span text:style-name="T63"> </text:span><text:span text:style-name="T77">󶡟</text:span><text:span text:style-name="T62">󶐊</text:span><text:span text:style-name="T63"> </text:span><text:span text:style-name="T62">󶋉</text:span><text:span text:style-name="T77">󶡟</text:span><text:span text:style-name="T62">󶐋󶓛󶕙</text:span><text:span text:style-name="T63"> </text:span><text:span text:style-name="T77">󶡟</text:span><text:span text:style-name="T62">󶕚</text:span><text:span text:style-name="T63"> </text:span><text:span text:style-name="T77">󶡟</text:span><text:span text:style-name="T62">󶓜</text:span><text:span text:style-name="T63"> </text:span><text:span text:style-name="T77">󶡟</text:span><text:span text:style-name="T62">󶓝</text:span><text:span text:style-name="T63"> </text:span><text:span text:style-name="T77">󶡟</text:span><text:span text:style-name="T62">󶐌󶕛</text:span><text:span text:style-name="T63"> </text:span><text:span text:style-name="T77">󶡟</text:span><text:span text:style-name="T62">󶐍</text:span><text:span text:style-name="T63"> </text:span><text:span text:style-name="T77">󶡟</text:span><text:span text:style-name="T62">󶐎󶕜</text:span><text:span text:style-name="T63"> </text:span><text:span text:style-name="T62">󶋊</text:span><text:span text:style-name="T77">󶡟</text:span><text:span text:style-name="T62">󶓞</text:span><text:span text:style-name="T63"> </text:span><text:span text:style-name="T62">󶋋</text:span><text:span text:style-name="T77">󶡟</text:span><text:span text:style-name="T63"> </text:span><text:span text:style-name="T77">󶡟</text:span><text:span text:style-name="T62">󶓟</text:span><text:span text:style-name="T64"> </text:span><text:span text:style-name="T77">󶡟</text:span><text:span text:style-name="T65">󶐏</text:span><text:span text:style-name="T63"> </text:span><text:span text:style-name="T77">󶡟</text:span><text:span text:style-name="T62">󶓠󶕝</text:span><text:span text:style-name="T63"> </text:span><text:span text:style-name="T77">󶡟</text:span><text:span text:style-name="T62">󶓡</text:span><text:span text:style-name="T64"> </text:span><text:span text:style-name="T77">󶡟</text:span><text:span text:style-name="T65">󶐐</text:span><text:span text:style-name="T63"> </text:span><text:span text:style-name="T77">󶡟</text:span><text:span text:style-name="T62">󶐑󶕞</text:span><text:span text:style-name="T63"> </text:span><text:span text:style-name="T77">󶡟</text:span><text:span text:style-name="T62">󶐒</text:span><text:span text:style-name="T63"> </text:span><text:span text:style-name="T62">󶋌</text:span><text:span text:style-name="T77">󶡟</text:span><text:span text:style-name="T63"> </text:span><text:span text:style-name="T77">󶡟</text:span><text:span text:style-name="T62">󶓢</text:span><text:span text:style-name="T64"> </text:span><text:span text:style-name="T77">󶡟</text:span><text:span text:style-name="T65">󶐓</text:span><text:span text:style-name="T63"> </text:span><text:span text:style-name="T77">󶡟</text:span><text:span text:style-name="T62">󶐔</text:span><text:span text:style-name="T63"> </text:span><text:span text:style-name="T77">󶡟</text:span><text:span text:style-name="T62">󶐕</text:span><text:span text:style-name="T63"> </text:span><text:span text:style-name="T77">󶡟</text:span><text:span text:style-name="T62">󶐖</text:span><text:span text:style-name="T63"> </text:span><text:span text:style-name="T62">󶋍</text:span><text:span text:style-name="T77">󶡟</text:span><text:span text:style-name="T62">󶐗󶕟</text:span><text:span text:style-name="T63"> </text:span><text:span text:style-name="T62">󶋎</text:span><text:span text:style-name="T77">󶡟</text:span><text:span text:style-name="T63"> </text:span><text:span text:style-name="T62">󶋏</text:span><text:span text:style-name="T77">󶡟</text:span><text:span text:style-name="T63"> </text:span><text:span text:style-name="T77">󶡟</text:span><text:span text:style-name="T62">󶐘</text:span><text:span text:style-name="T63"> </text:span><text:span text:style-name="T77">󶡟</text:span><text:span text:style-name="T62">󶐙</text:span><text:span text:style-name="T63"> </text:span><text:span text:style-name="T77">󶡟</text:span><text:span text:style-name="T62">󶐚</text:span><text:span text:style-name="T63"> </text:span><text:span text:style-name="T62">󶋐</text:span><text:span text:style-name="T77">󶡟</text:span><text:span text:style-name="T62">󶐛</text:span><text:span text:style-name="T63"> </text:span><text:span text:style-name="T77">󶡟</text:span><text:span text:style-name="T62">󶐜</text:span><text:span text:style-name="T63"> </text:span><text:span text:style-name="T77">󶡟</text:span><text:span text:style-name="T62">󶐝</text:span><text:span text:style-name="T63"> </text:span><text:span text:style-name="T62">󶋑</text:span><text:span text:style-name="T77">󶡟</text:span><text:span text:style-name="T63"> </text:span><text:span text:style-name="T77">󶡟</text:span><text:span text:style-name="T62">󶐞</text:span><text:span text:style-name="T63"> </text:span><text:span text:style-name="T77">󶡟</text:span><text:span text:style-name="T62">󶐟</text:span><text:span text:style-name="T63"> </text:span><text:span text:style-name="T77">󶡟</text:span><text:span text:style-name="T62">󶓣󶕠</text:span><text:span text:style-name="T63"> </text:span><text:span text:style-name="T62">󶋒</text:span><text:span text:style-name="T77">󶡟</text:span><text:span text:style-name="T63"> </text:span><text:span text:style-name="T62">󶋓</text:span><text:span text:style-name="T77">󶡟</text:span><text:span text:style-name="T63"> </text:span><text:span text:style-name="T77">󶡟</text:span><text:span text:style-name="T62">󶓤</text:span><text:span text:style-name="T64"> </text:span><text:span text:style-name="T65">󶋔</text:span><text:span text:style-name="T77">󶡟</text:span><text:span text:style-name="T62">󶐠󶓥</text:span><text:span text:style-name="T63"> </text:span><text:span text:style-name="T77">󶡟</text:span><text:span text:style-name="T62">󶐡</text:span><text:span text:style-name="T63"> </text:span><text:span text:style-name="T62">󶋕</text:span><text:span text:style-name="T77">󶡟</text:span><text:span text:style-name="T62">󶐢󶓦</text:span><text:span text:style-name="T63"> </text:span><text:span text:style-name="T77">󶡟</text:span><text:span text:style-name="T62">󶐣</text:span><text:span text:style-name="T63"> </text:span><text:span text:style-name="T62">󶋖</text:span><text:span text:style-name="T77">󶡟</text:span><text:span text:style-name="T63"> </text:span><text:span text:style-name="T62">󶋗</text:span><text:span text:style-name="T77">󶡟</text:span><text:span text:style-name="T62">󶓧󶕡</text:span><text:span text:style-name="T63"> </text:span><text:span text:style-name="T62">󶋘</text:span><text:span text:style-name="T77">󶡟</text:span><text:span text:style-name="T63"> </text:span><text:span text:style-name="T62">󶋙</text:span><text:span text:style-name="T77">󶡟</text:span><text:span text:style-name="T63"> </text:span><text:span text:style-name="T62">󶋚</text:span><text:span text:style-name="T77">󶡟</text:span><text:span text:style-name="T62">󶐤󶓨</text:span><text:span text:style-name="T63"> </text:span><text:span text:style-name="T77">󶡟</text:span><text:span text:style-name="T62">󶐥</text:span><text:span text:style-name="T63"> </text:span><text:span text:style-name="T77">󶡟</text:span><text:span text:style-name="T62">󶓩</text:span><text:span text:style-name="T64"> </text:span><text:span text:style-name="T65">󶋛</text:span><text:span text:style-name="T77">󶡟</text:span><text:span text:style-name="T63"> </text:span><text:span text:style-name="T62">󶋜</text:span><text:span text:style-name="T78">󶡟</text:span><text:span text:style-name="T64"> </text:span><text:span text:style-name="T77">󶡟</text:span><text:span text:style-name="T65">󶓪</text:span><text:span text:style-name="T62">󶐦</text:span><text:span text:style-name="T63"> </text:span><text:span text:style-name="T77">󶡟</text:span><text:span text:style-name="T62">󶐧</text:span><text:span text:style-name="T63"> </text:span><text:span text:style-name="T77">󶡟</text:span><text:span text:style-name="T62">󶓫󶐨</text:span><text:span text:style-name="T63"> </text:span><text:span text:style-name="T77">󶡟</text:span><text:span text:style-name="T62">󶓬</text:span><text:span text:style-name="T63"> </text:span><text:span text:style-name="T77">󶡟</text:span><text:span text:style-name="T62">󶐩</text:span><text:span text:style-name="T63"> </text:span><text:span text:style-name="T62">󶋝</text:span><text:span text:style-name="T77">󶡟</text:span><text:span text:style-name="T65">󶐪󶕢</text:span><text:span text:style-name="T63"> </text:span><text:span text:style-name="T77">󶡟</text:span><text:span text:style-name="T62">󶓭</text:span><text:span text:style-name="T63"> </text:span><text:span text:style-name="T77">󶡟</text:span><text:span text:style-name="T62">󶓮</text:span><text:span text:style-name="T63"> </text:span><text:span text:style-name="T77">󶡟</text:span><text:span text:style-name="T62">󶐫</text:span><text:span text:style-name="T63"> </text:span><text:span text:style-name="T77">󶡟</text:span><text:span text:style-name="T62">󶓯</text:span><text:span text:style-name="T63"> </text:span><text:span text:style-name="T62">󶋞</text:span><text:span text:style-name="T77">󶡟</text:span><text:span text:style-name="T65">󶐬</text:span><text:span text:style-name="T64"> </text:span><text:span text:style-name="T65">󶋟</text:span><text:span text:style-name="T78">󶡟</text:span><text:span text:style-name="T64"> </text:span><text:span text:style-name="T65">󶋠</text:span><text:span text:style-name="T78">󶡟</text:span><text:span text:style-name="T64"> </text:span><text:span text:style-name="T77">󶡟</text:span><text:span text:style-name="T65">󶐭</text:span><text:span text:style-name="T63"> </text:span><text:span text:style-name="T77">󶡟</text:span><text:span text:style-name="T62">󶐮</text:span><text:span text:style-name="T63"> </text:span><text:span text:style-name="T77">󶡟</text:span><text:span text:style-name="T62">󶐯</text:span><text:span text:style-name="T63"> </text:span><text:span text:style-name="T77">󶡟</text:span><text:span text:style-name="T62">󶓰</text:span><text:span text:style-name="T63"> </text:span><text:span text:style-name="T77">󶡟</text:span><text:span text:style-name="T62">󶓱</text:span><text:span text:style-name="T63"> </text:span><text:span text:style-name="T77">󶡟</text:span><text:span text:style-name="T62">󶐰</text:span><text:span text:style-name="T63"> </text:span><text:span text:style-name="T62">󶋡</text:span><text:span text:style-name="T78">󶡟</text:span><text:span text:style-name="T64"> </text:span><text:span text:style-name="T78">󶡟</text:span><text:span text:style-name="T62">󶕣</text:span><text:span text:style-name="T63"> </text:span><text:span text:style-name="T77">󶡟</text:span><text:span text:style-name="T62">󶓲</text:span><text:span text:style-name="T63"> </text:span><text:span text:style-name="T62">󶋢</text:span><text:span text:style-name="T78">󶡟</text:span><text:span text:style-name="T64"> </text:span><text:span text:style-name="T77">󶡟</text:span><text:span text:style-name="T65">󶓳</text:span><text:span text:style-name="T63"> </text:span><text:span text:style-name="T77">󶡟</text:span><text:span text:style-name="T62">󶓴</text:span><text:span text:style-name="T63"> </text:span><text:span text:style-name="T77">󶡟</text:span><text:span text:style-name="T62">󶕤</text:span><text:span text:style-name="T63"> </text:span><text:soft-page-break/><text:span text:style-name="T62">󶋣</text:span><text:span text:style-name="T78">󶡟</text:span><text:span text:style-name="T64"> </text:span><text:span text:style-name="T77">󶡟</text:span><text:span text:style-name="T65">󶐱</text:span><text:span text:style-name="T63"> </text:span><text:span text:style-name="T62">󶋤</text:span><text:span text:style-name="T78">󶡟</text:span><text:span text:style-name="T64"> </text:span><text:span text:style-name="T77">󶡟</text:span><text:span text:style-name="T65">󶐲</text:span><text:span text:style-name="T63"> </text:span><text:span text:style-name="T77">󶡟</text:span><text:span text:style-name="T62">󶓵</text:span><text:span text:style-name="T63"> </text:span><text:span text:style-name="T77">󶡟</text:span><text:span text:style-name="T62">󶓶</text:span><text:span text:style-name="T63"> </text:span><text:span text:style-name="T77">󶡟</text:span><text:span text:style-name="T62">󶐳</text:span><text:span text:style-name="T63"> </text:span><text:span text:style-name="T77">󶡟</text:span><text:span text:style-name="T62">󶕥</text:span><text:span text:style-name="T63"> </text:span><text:span text:style-name="T77">󶡟</text:span><text:span text:style-name="T62">󶐴</text:span><text:span text:style-name="T63"> </text:span><text:span text:style-name="T77">󶡟</text:span><text:span text:style-name="T62">󶐵</text:span><text:span text:style-name="T63"> </text:span><text:span text:style-name="T77">󶡟</text:span><text:span text:style-name="T62">󶐶</text:span><text:span text:style-name="T63"> </text:span><text:span text:style-name="T77">󶡟</text:span><text:span text:style-name="T62">󶐷</text:span><text:span text:style-name="T63"> </text:span><text:span text:style-name="T77">󶡟</text:span><text:span text:style-name="T62">󶓷</text:span><text:span text:style-name="T63"> </text:span><text:span text:style-name="T77">󶡟</text:span><text:span text:style-name="T62">󶐸</text:span><text:span text:style-name="T63"> </text:span><text:span text:style-name="T77">󶡟</text:span><text:span text:style-name="T62">󶐹</text:span><text:span text:style-name="T63"> </text:span><text:span text:style-name="T77">󶡟</text:span><text:span text:style-name="T62">󶐺</text:span><text:span text:style-name="T63"> </text:span><text:span text:style-name="T62">󶋥</text:span><text:span text:style-name="T78">󶡟</text:span><text:span text:style-name="T65">󶕦</text:span><text:span text:style-name="T63"> </text:span><text:span text:style-name="T62">󶋦</text:span><text:span text:style-name="T78">󶡟</text:span><text:span text:style-name="T65">󶕧</text:span><text:span text:style-name="T63"> </text:span><text:span text:style-name="T62">󶋧</text:span><text:span text:style-name="T78">󶡟</text:span><text:span text:style-name="T65">󶕨</text:span><text:span text:style-name="T63"> </text:span><text:span text:style-name="T77">󶡟</text:span><text:span text:style-name="T62">󶐻</text:span><text:span text:style-name="T63"> </text:span><text:span text:style-name="T77">󶡟</text:span><text:span text:style-name="T62">󶐼</text:span><text:span text:style-name="T63"> </text:span><text:span text:style-name="T62">󶋨</text:span><text:span text:style-name="T77">󶡟</text:span><text:span text:style-name="T63"> </text:span><text:span text:style-name="T62">󶋩</text:span><text:span text:style-name="T77">󶡟</text:span><text:span text:style-name="T62">󶐽</text:span><text:span text:style-name="T63"> </text:span><text:span text:style-name="T62">󶋪</text:span><text:span text:style-name="T77">󶡟</text:span><text:span text:style-name="T62">󶕩</text:span><text:span text:style-name="T63"> </text:span><text:span text:style-name="T62">󶋫</text:span><text:span text:style-name="T77">󶡟</text:span><text:span text:style-name="T63"> </text:span><text:span text:style-name="T77">󶡟</text:span><text:span text:style-name="T62">󶐾</text:span><text:span text:style-name="T63"> </text:span><text:span text:style-name="T62">󶋬</text:span><text:span text:style-name="T77">󶡟</text:span><text:span text:style-name="T62">󶐿</text:span><text:span text:style-name="T63"> </text:span><text:span text:style-name="T77">󶡟</text:span><text:span text:style-name="T62">󶑀</text:span><text:span text:style-name="T63"> </text:span><text:span text:style-name="T77">󶡟</text:span><text:span text:style-name="T62">󶑁󶓸</text:span><text:span text:style-name="T63"> </text:span><text:span text:style-name="T77">󶡟</text:span><text:span text:style-name="T62">󶑂</text:span><text:span text:style-name="T63"> </text:span><text:span text:style-name="T77">󶡟</text:span><text:span text:style-name="T62">󶕪</text:span><text:span text:style-name="T63"> </text:span><text:span text:style-name="T62">󶋭</text:span><text:span text:style-name="T77">󶡟</text:span><text:span text:style-name="T63"> </text:span><text:span text:style-name="T77">󶡟</text:span><text:span text:style-name="T62">󶑃󶓹</text:span><text:span text:style-name="T63"> </text:span><text:span text:style-name="T77">󶡟</text:span><text:span text:style-name="T62">󶑄</text:span><text:span text:style-name="T63"> </text:span><text:span text:style-name="T77">󶡟</text:span><text:span text:style-name="T62">󶓺</text:span><text:span text:style-name="T63"> </text:span><text:span text:style-name="T77">󶡟</text:span><text:span text:style-name="T62">󶓻</text:span><text:span text:style-name="T63"> </text:span><text:span text:style-name="T77">󶡟</text:span><text:span text:style-name="T62">󶑅</text:span><text:span text:style-name="T63"> </text:span><text:span text:style-name="T77">󶡟</text:span><text:span text:style-name="T62">󶑆</text:span><text:span text:style-name="T63"> </text:span><text:span text:style-name="T77">󶡟</text:span><text:span text:style-name="T62">󶑇</text:span><text:span text:style-name="T63"> </text:span><text:span text:style-name="T62">󶋮</text:span><text:span text:style-name="T77">󶡟</text:span><text:span text:style-name="T63"> </text:span><text:span text:style-name="T77">󶡟</text:span><text:span text:style-name="T62">󶑈</text:span><text:span text:style-name="T63"> </text:span><text:span text:style-name="T77">󶡟</text:span><text:span text:style-name="T62">󶑉</text:span><text:span text:style-name="T63"> </text:span><text:span text:style-name="T77">󶡟</text:span><text:span text:style-name="T62">󶕫</text:span><text:span text:style-name="T63"> </text:span><text:span text:style-name="T77">󶡟</text:span><text:span text:style-name="T62">󶓼</text:span><text:span text:style-name="T63"> </text:span><text:span text:style-name="T77">󶡟</text:span><text:span text:style-name="T62">󶑊</text:span><text:span text:style-name="T63"> </text:span><text:span text:style-name="T77">󶡟</text:span><text:span text:style-name="T62">󶑋</text:span><text:span text:style-name="T63"> </text:span><text:span text:style-name="T77">󶡟</text:span><text:span text:style-name="T62">󶑌</text:span><text:span text:style-name="T63"> </text:span><text:span text:style-name="T62">󶋯</text:span><text:span text:style-name="T77">󶡟</text:span><text:span text:style-name="T63"> </text:span><text:span text:style-name="T62">󶋰</text:span><text:span text:style-name="T77">󶡟</text:span><text:span text:style-name="T62">󶑍</text:span><text:span text:style-name="T63"> </text:span><text:span text:style-name="T77">󶡟</text:span><text:span text:style-name="T62">󶑎</text:span><text:span text:style-name="T63"> </text:span><text:span text:style-name="T62">󶋱</text:span><text:span text:style-name="T77">󶡟</text:span><text:span text:style-name="T62">󶑏</text:span><text:span text:style-name="T63"> </text:span><text:span text:style-name="T77">󶡟</text:span><text:span text:style-name="T62">󶕬</text:span><text:span text:style-name="T63"> </text:span><text:span text:style-name="T77">󶡟</text:span><text:span text:style-name="T62">󶑐</text:span><text:span text:style-name="T63"> </text:span><text:span text:style-name="T77">󶡟</text:span><text:span text:style-name="T62">󶓽</text:span><text:span text:style-name="T63"> </text:span><text:span text:style-name="T77">󶡟</text:span><text:span text:style-name="T62">󶑑</text:span><text:span text:style-name="T63"> </text:span><text:span text:style-name="T77">󶡟</text:span><text:span text:style-name="T62">󶑒</text:span><text:span text:style-name="T63"> </text:span><text:span text:style-name="T77">󶡟</text:span><text:span text:style-name="T62">󶑓</text:span><text:span text:style-name="T63"> </text:span><text:span text:style-name="T77">󶡟</text:span><text:span text:style-name="T62">󶕭</text:span><text:span text:style-name="T64"> </text:span><text:span text:style-name="T77">󶡟</text:span><text:span text:style-name="T65">󶑔</text:span><text:span text:style-name="T63"> </text:span><text:span text:style-name="T77">󶡟</text:span><text:span text:style-name="T65">󶕮</text:span><text:span text:style-name="T64"> </text:span><text:span text:style-name="T77">󶡟</text:span><text:span text:style-name="T65">󶑕</text:span><text:span text:style-name="T63"> </text:span><text:span text:style-name="T62">󶋲</text:span><text:span text:style-name="T77">󶡟</text:span><text:span text:style-name="T62">󶑖</text:span><text:span text:style-name="T63"> </text:span><text:span text:style-name="T77">󶡟</text:span><text:span text:style-name="T62">󶓾</text:span><text:span text:style-name="T63"> </text:span><text:span text:style-name="T77">󶡟</text:span><text:span text:style-name="T62">󶑗</text:span><text:span text:style-name="T63"> </text:span><text:span text:style-name="T62">󶋳</text:span><text:span text:style-name="T77">󶡟</text:span><text:span text:style-name="T62">󶑘</text:span><text:span text:style-name="T63"> </text:span><text:span text:style-name="T62">󶕯</text:span><text:span text:style-name="T63"> </text:span><text:span text:style-name="T62">󶕰</text:span><text:span text:style-name="T63"> </text:span><text:span text:style-name="T62">󶕱</text:span><text:span text:style-name="T63"> </text:span><text:span text:style-name="T62">󶕲</text:span><text:span text:style-name="T63"> </text:span><text:span text:style-name="T62">󶕳</text:span><text:span text:style-name="T63"> </text:span><text:span text:style-name="T62">󶕴</text:span><text:span text:style-name="T63"> </text:span><text:span text:style-name="T62">󶕵</text:span><text:span text:style-name="T63"> </text:span><text:span text:style-name="T62">󶕶</text:span><text:span text:style-name="T63"> </text:span><text:span text:style-name="T62">󶕷</text:span><text:span text:style-name="T63"> </text:span><text:span text:style-name="T62">󶕸</text:span><text:span text:style-name="T63"> </text:span><text:span text:style-name="T62">󶕹</text:span><text:span text:style-name="T63"> </text:span><text:span text:style-name="T62">󶕺</text:span><text:span text:style-name="T63"> </text:span><text:span text:style-name="T62">󶕻</text:span><text:span text:style-name="T63"> </text:span><text:span text:style-name="T62">󶕼</text:span><text:span text:style-name="T63"> </text:span><text:span text:style-name="T62">󶕽</text:span><text:span text:style-name="T63"> </text:span><text:span text:style-name="T62">󶕾</text:span><text:span text:style-name="T63"> </text:span><text:span text:style-name="T62">󶕿</text:span><text:span text:style-name="T63"> </text:span><text:span text:style-name="T62">󶖀</text:span><text:span text:style-name="T63"> </text:span><text:span text:style-name="T62">󶖁</text:span><text:span text:style-name="T63"> </text:span><text:span text:style-name="T62">󶖂</text:span><text:span text:style-name="T63"> </text:span><text:span text:style-name="T62">󶖃</text:span><text:span text:style-name="T63"> </text:span><text:span text:style-name="T62">󶖄</text:span><text:span text:style-name="T63"> </text:span><text:span text:style-name="T62">󶖅</text:span><text:span text:style-name="T63"> </text:span><text:span text:style-name="T62">󶖆</text:span><text:span text:style-name="T63"> </text:span><text:span text:style-name="T62">󶖇</text:span><text:span text:style-name="T63"> </text:span><text:span text:style-name="T62">󶖈</text:span><text:span text:style-name="T63"> </text:span><text:span text:style-name="T62">󶖉</text:span><text:span text:style-name="T63"> </text:span><text:span text:style-name="T62">󶖊</text:span><text:span text:style-name="T63"> </text:span><text:span text:style-name="T62">󶖋</text:span><text:span text:style-name="T63"> </text:span><text:span text:style-name="T62">󶖌</text:span><text:span text:style-name="T63"> </text:span><text:span text:style-name="T62">󶖍</text:span><text:span text:style-name="T63"> </text:span><text:span text:style-name="T62">󶖎</text:span><text:span text:style-name="T63"> </text:span><text:span text:style-name="T62">󶖏</text:span><text:span text:style-name="T63"> </text:span><text:span text:style-name="T62">󶖐</text:span><text:span text:style-name="T63"> </text:span><text:span text:style-name="T62">󶖑</text:span><text:span text:style-name="T63"> </text:span><text:span text:style-name="T62">󶖒</text:span><text:span text:style-name="T63"> </text:span><text:span text:style-name="T62">󶖓</text:span><text:span text:style-name="T63"> </text:span><text:span text:style-name="T62">󶖔</text:span><text:span text:style-name="T63"> </text:span><text:span text:style-name="T62">󶖕</text:span><text:span text:style-name="T63"> </text:span><text:span text:style-name="T62">󶖖</text:span><text:span text:style-name="T63"> </text:span><text:span text:style-name="T62">󶖗</text:span><text:span text:style-name="T63"> </text:span><text:span text:style-name="T62">󶖘</text:span><text:span text:style-name="T63"> </text:span><text:span text:style-name="T62">󶖙</text:span><text:span text:style-name="T63"> </text:span><text:span text:style-name="T62">󶖚</text:span><text:span text:style-name="T63"> </text:span><text:span text:style-name="T62">󶖛</text:span><text:span text:style-name="T63"> </text:span><text:span text:style-name="T62">󶖜</text:span><text:span text:style-name="T63"> </text:span><text:span text:style-name="T62">󶖝</text:span><text:span text:style-name="T63"> </text:span><text:span text:style-name="T62">󶖞</text:span><text:span text:style-name="T63"> </text:span><text:span text:style-name="T62">󶖟</text:span><text:span text:style-name="T63"> </text:span><text:span text:style-name="T62">󶖠</text:span><text:span text:style-name="T63"> </text:span><text:span text:style-name="T62">󶖡</text:span><text:span text:style-name="T63"> </text:span><text:span text:style-name="T62">󶖢</text:span><text:span text:style-name="T63"> </text:span><text:span text:style-name="T62">󶖣</text:span><text:span text:style-name="T63"> </text:span><text:span text:style-name="T62">󶖤</text:span><text:span text:style-name="T63"> </text:span><text:span text:style-name="T62">󶖥</text:span><text:span text:style-name="T63"> </text:span><text:span text:style-name="T62">󶖦</text:span><text:span text:style-name="T63"> </text:span><text:span text:style-name="T62">󶖧</text:span><text:span text:style-name="T63"> </text:span><text:span text:style-name="T62">󶖨</text:span><text:span text:style-name="T63"> </text:span><text:span text:style-name="T62">󶖩</text:span><text:span text:style-name="T63"> </text:span><text:span text:style-name="T62">󶖪</text:span><text:span text:style-name="T63"> </text:span><text:span text:style-name="T62">󶖫</text:span><text:span text:style-name="T63"> </text:span><text:span text:style-name="T62">󶖬</text:span><text:span text:style-name="T63"> </text:span><text:span text:style-name="T62">󶖭</text:span><text:span text:style-name="T63"> </text:span><text:span text:style-name="T62">󶖮</text:span><text:span text:style-name="T63"> </text:span><text:span text:style-name="T62">󶖯</text:span><text:span text:style-name="T63"> </text:span><text:span text:style-name="T62">󶖰</text:span><text:span text:style-name="T63"> </text:span><text:span text:style-name="T62">󶖱</text:span><text:span text:style-name="T63"> </text:span><text:span text:style-name="T62">󶖲</text:span><text:span text:style-name="T63"> </text:span><text:span text:style-name="T62">󶖳</text:span><text:span text:style-name="T63"> </text:span><text:span text:style-name="T62">󶖴</text:span><text:span text:style-name="T63"> </text:span><text:span text:style-name="T62">󶖵</text:span><text:span text:style-name="T63"> </text:span><text:span text:style-name="T62">󶖶</text:span><text:span text:style-name="T63"> </text:span><text:span text:style-name="T62">󶖷</text:span><text:span text:style-name="T63"> </text:span><text:span text:style-name="T62">󶖸</text:span><text:span text:style-name="T63"> </text:span><text:span text:style-name="T62">󶖹</text:span><text:span text:style-name="T63"> </text:span><text:span text:style-name="T62">󶖺</text:span><text:span text:style-name="T63"> </text:span><text:span text:style-name="T62">󶖻</text:span><text:span text:style-name="T63"> </text:span><text:span text:style-name="T62">󶖼</text:span><text:span text:style-name="T63"> </text:span><text:span text:style-name="T62">󶖽</text:span><text:span text:style-name="T63"> </text:span><text:span text:style-name="T62">󶖾</text:span><text:span text:style-name="T63"> </text:span><text:span text:style-name="T62">󶖿</text:span><text:span text:style-name="T63"> </text:span><text:span text:style-name="T62">󶗀</text:span><text:span text:style-name="T63"> </text:span><text:span text:style-name="T62">󶗁</text:span><text:span text:style-name="T63"> </text:span><text:span text:style-name="T62">󶗂</text:span><text:span text:style-name="T63"> </text:span><text:span text:style-name="T62">󶗃</text:span><text:span text:style-name="T63"> </text:span><text:span text:style-name="T62">󶗄</text:span><text:span text:style-name="T63"> </text:span><text:span text:style-name="T62">󶗅</text:span><text:span text:style-name="T63"> </text:span><text:span text:style-name="T62">󶗆</text:span><text:span text:style-name="T63"> </text:span><text:span text:style-name="T62">󶗇</text:span><text:span text:style-name="T63"> </text:span><text:span text:style-name="T62">󶗈</text:span><text:span text:style-name="T63"> </text:span><text:span text:style-name="T62">󶗉</text:span><text:span text:style-name="T63"> </text:span><text:span text:style-name="T62">󶗊</text:span><text:span text:style-name="T63"> </text:span><text:span text:style-name="T62">󶗋</text:span><text:span text:style-name="T63"> </text:span><text:span text:style-name="T62">󶗌</text:span><text:span text:style-name="T63"> </text:span><text:span text:style-name="T62">󶗍</text:span><text:span text:style-name="T63"> </text:span><text:span text:style-name="T62">󶗎</text:span><text:span text:style-name="T63"> </text:span><text:span text:style-name="T62">󶗏</text:span><text:span text:style-name="T63"> </text:span><text:span text:style-name="T62">󶗐</text:span><text:span text:style-name="T63"> </text:span><text:span text:style-name="T62">󶗑</text:span><text:span text:style-name="T63"> </text:span><text:span text:style-name="T62">󶗒</text:span><text:span text:style-name="T63"> </text:span><text:span text:style-name="T62">󶗓</text:span><text:span text:style-name="T63"> </text:span><text:span text:style-name="T62">󶗔</text:span><text:span text:style-name="T63"> </text:span><text:span text:style-name="T62">󶗕</text:span><text:span text:style-name="T63"> </text:span><text:span text:style-name="T62">󶗖</text:span><text:span text:style-name="T63"> </text:span><text:span text:style-name="T62">󶗗</text:span><text:span text:style-name="T63"> </text:span><text:span text:style-name="T62">󶗘</text:span><text:span text:style-name="T63"> </text:span><text:span text:style-name="T62">󶗙</text:span><text:span text:style-name="T63"> </text:span><text:span text:style-name="T62">󶗚</text:span><text:span text:style-name="T63"> </text:span><text:span text:style-name="T62">󶗛</text:span><text:span text:style-name="T63"> </text:span><text:span text:style-name="T62">󶗜</text:span><text:span text:style-name="T64"> </text:span><text:span text:style-name="T65">󶗝</text:span><text:span text:style-name="T64"> </text:span><text:span text:style-name="T65">󶗞</text:span><text:span text:style-name="T64"> </text:span><text:span text:style-name="T65">󶗟</text:span><text:span text:style-name="T64"> </text:span><text:span text:style-name="T65">󶗠</text:span><text:span text:style-name="T64"> </text:span><text:span text:style-name="T65">󶗡</text:span><text:span text:style-name="T64"> </text:span><text:span text:style-name="T65">󶗢</text:span><text:span text:style-name="T64"> </text:span><text:span text:style-name="T65">󶗣</text:span><text:span text:style-name="T64"> </text:span><text:span text:style-name="T65">󶗤</text:span><text:span text:style-name="T64"> </text:span><text:span text:style-name="T65">󶗥</text:span><text:span text:style-name="T64"> </text:span><text:span text:style-name="T65">󶗦</text:span><text:span text:style-name="T64"> </text:span><text:span text:style-name="T65">󶗧</text:span><text:span text:style-name="T64"> </text:span><text:span text:style-name="T65">󶗨</text:span><text:span text:style-name="T63"> </text:span><text:span text:style-name="T62">󶗩</text:span><text:span text:style-name="T63"> </text:span><text:span text:style-name="T62">󶗪</text:span><text:span text:style-name="T63"> </text:span><text:span text:style-name="T62">󶗫</text:span><text:span text:style-name="T63"> </text:span><text:span text:style-name="T62">󶗬</text:span><text:span text:style-name="T63"> </text:span><text:span text:style-name="T62">󶗭</text:span><text:span text:style-name="T63"> </text:span><text:span text:style-name="T62">󶗮</text:span><text:span text:style-name="T63"> </text:span><text:span text:style-name="T62">󶗯</text:span><text:span text:style-name="T63"> </text:span><text:span text:style-name="T62">󶗰</text:span><text:span text:style-name="T63"> </text:span><text:span text:style-name="T62">󶗱</text:span><text:span text:style-name="T63"> </text:span><text:span text:style-name="T62">󶗲</text:span><text:span text:style-name="T63"> </text:span><text:span text:style-name="T62">󶗳</text:span><text:span text:style-name="T63"> </text:span><text:span text:style-name="T62">󶗴</text:span><text:span text:style-name="T63"> </text:span><text:span text:style-name="T62">󶗵</text:span><text:span text:style-name="T63"> </text:span><text:span text:style-name="T62">󶗶</text:span><text:span text:style-name="T63"> </text:span><text:span text:style-name="T62">󶗷</text:span><text:span text:style-name="T63"> </text:span><text:span text:style-name="T62">󶗸</text:span><text:span text:style-name="T63"> </text:span><text:span text:style-name="T62">󶗹</text:span><text:span text:style-name="T63"> </text:span><text:span text:style-name="T62">󶗺</text:span><text:span text:style-name="T63"> </text:span><text:span text:style-name="T62">󶗻</text:span><text:span text:style-name="T63"> </text:span><text:span text:style-name="T62">󶗼</text:span><text:span text:style-name="T63"> </text:span><text:span text:style-name="T62">󶗽</text:span><text:span text:style-name="T63"> </text:span><text:span text:style-name="T62">󶗾</text:span><text:span text:style-name="T63"> </text:span><text:span text:style-name="T62">󶗿</text:span><text:span text:style-name="T63"> </text:span><text:span text:style-name="T62">󶘀</text:span><text:span text:style-name="T63"> </text:span><text:span text:style-name="T62">󶘁</text:span><text:span text:style-name="T63"> </text:span><text:span text:style-name="T62">󶘂</text:span><text:span text:style-name="T63"> </text:span><text:span text:style-name="T62">󶘃</text:span><text:span text:style-name="T63"> </text:span><text:span text:style-name="T62">󶘄</text:span><text:span text:style-name="T63"> </text:span><text:span text:style-name="T62">󶘅</text:span><text:span text:style-name="T63"> </text:span><text:span text:style-name="T62">󶘆</text:span><text:span text:style-name="T63"> </text:span><text:span text:style-name="T62">󶘇</text:span><text:span text:style-name="T63"> </text:span><text:span text:style-name="T62">󶘈</text:span><text:span text:style-name="T63"> </text:span><text:span text:style-name="T62">󶘉</text:span><text:span text:style-name="T63"> </text:span><text:span text:style-name="T62">󶘊</text:span><text:span text:style-name="T63"> </text:span><text:span text:style-name="T62">󶘋</text:span><text:span text:style-name="T63"> </text:span><text:span text:style-name="T62">󶘌</text:span><text:span text:style-name="T63"> </text:span><text:span text:style-name="T62">󶘍</text:span><text:span text:style-name="T63"> </text:span><text:span text:style-name="T62">󶘎</text:span><text:span text:style-name="T63"> </text:span><text:span text:style-name="T62">󶘏</text:span><text:span text:style-name="T63"> </text:span><text:span text:style-name="T62">󶘐</text:span><text:span text:style-name="T63"> </text:span><text:span text:style-name="T62">󶘑</text:span><text:span text:style-name="T63"> </text:span><text:span text:style-name="T62">󶘒</text:span><text:span text:style-name="T63"> </text:span><text:span text:style-name="T62">󶘓</text:span><text:span text:style-name="T63"> </text:span><text:span text:style-name="T62">󶘔</text:span><text:span text:style-name="T63"> </text:span><text:span text:style-name="T62">󶘕</text:span><text:span text:style-name="T63"> </text:span><text:span text:style-name="T62">󶘖</text:span><text:span text:style-name="T63"> </text:span><text:span text:style-name="T62">󶘗</text:span><text:span text:style-name="T63"> </text:span><text:span text:style-name="T62">󶘘</text:span><text:span text:style-name="T63"> </text:span><text:span text:style-name="T62">󶘙</text:span><text:span text:style-name="T63"> </text:span><text:span text:style-name="T62">󶘚</text:span><text:span text:style-name="T63"> </text:span><text:span text:style-name="T62">󶘛</text:span><text:span text:style-name="T63"> </text:span><text:span text:style-name="T62">󶘜</text:span><text:span text:style-name="T63"> </text:span><text:span text:style-name="T62">󶘝</text:span><text:span text:style-name="T63"> </text:span><text:span text:style-name="T62">󶘞</text:span><text:span text:style-name="T63"> </text:span><text:span text:style-name="T62">󶘟</text:span><text:span text:style-name="T63"> </text:span><text:span text:style-name="T62">󶘠</text:span><text:span text:style-name="T63"> </text:span><text:span text:style-name="T62">󶘡</text:span><text:span text:style-name="T63"> </text:span><text:span text:style-name="T62">󶘢</text:span><text:span text:style-name="T63"> </text:span><text:span text:style-name="T62">󶘣</text:span><text:span text:style-name="T63"> </text:span><text:span text:style-name="T62">󶘤</text:span><text:span text:style-name="T63"> </text:span><text:span text:style-name="T62">󶘥</text:span><text:span text:style-name="T63"> </text:span><text:span text:style-name="T62">󶘦</text:span><text:span text:style-name="T63"> </text:span><text:span text:style-name="T62">󶘧</text:span><text:span text:style-name="T63"> </text:span><text:span text:style-name="T62">󶘨</text:span><text:span text:style-name="T63"> </text:span><text:span text:style-name="T62">󶘩</text:span><text:span text:style-name="T63"> </text:span><text:span text:style-name="T62">󶘪</text:span><text:span text:style-name="T63"> </text:span><text:span text:style-name="T62">󶘫</text:span><text:span text:style-name="T63"> </text:span><text:span text:style-name="T62">󶘬</text:span><text:span text:style-name="T63"> </text:span><text:span text:style-name="T62">󶘭</text:span><text:span text:style-name="T63"> </text:span><text:span text:style-name="T62">󶘮</text:span><text:span text:style-name="T63"> </text:span><text:span text:style-name="T62">󶘯</text:span><text:span text:style-name="T63"> </text:span><text:span text:style-name="T62">󶘰</text:span><text:span text:style-name="T63"> </text:span><text:span text:style-name="T62">󶘱</text:span><text:span text:style-name="T63"> </text:span><text:span text:style-name="T62">󶘲</text:span><text:span text:style-name="T63"> </text:span><text:span text:style-name="T62">󶘳</text:span><text:span text:style-name="T63"> </text:span><text:span text:style-name="T62">󶘴</text:span><text:span text:style-name="T63"> </text:span><text:span text:style-name="T62">󶘵</text:span><text:span text:style-name="T63"> </text:span><text:span text:style-name="T62">󶘶</text:span><text:span text:style-name="T63"> </text:span><text:span text:style-name="T62">󶘷</text:span><text:span text:style-name="T63"> </text:span><text:span text:style-name="T62">󶘸</text:span><text:span text:style-name="T63"> </text:span><text:span text:style-name="T62">󶘹</text:span><text:span text:style-name="T63"> </text:span><text:span text:style-name="T62">󶘺</text:span><text:span text:style-name="T63"> </text:span><text:span text:style-name="T62">󶘻</text:span><text:span text:style-name="T63"> </text:span><text:span text:style-name="T62">󶘼</text:span><text:span text:style-name="T63"> </text:span><text:span text:style-name="T62">󶘽</text:span><text:span text:style-name="T63"> </text:span><text:span text:style-name="T62">󶘾</text:span><text:span text:style-name="T63"> </text:span><text:span text:style-name="T62">󶘿</text:span><text:span text:style-name="T63"> </text:span><text:span text:style-name="T62">󶙀</text:span><text:span text:style-name="T63"> </text:span><text:span text:style-name="T62">󶙁</text:span><text:span text:style-name="T63"> </text:span><text:span text:style-name="T62">󶙂</text:span><text:span text:style-name="T63"> </text:span><text:span text:style-name="T62">󶙃</text:span><text:span text:style-name="T63"> </text:span><text:span text:style-name="T62">󶙄</text:span><text:span text:style-name="T63"> </text:span><text:span text:style-name="T62">󶙅</text:span><text:span text:style-name="T63"> </text:span><text:span text:style-name="T62">󶙆</text:span><text:span text:style-name="T63"> </text:span><text:span text:style-name="T62">󶙇</text:span><text:span text:style-name="T63"> </text:span><text:span text:style-name="T62">󶙈</text:span><text:span text:style-name="T63"> </text:span><text:span text:style-name="T62">󶙉</text:span><text:span text:style-name="T63"> </text:span><text:span text:style-name="T62">󶙊</text:span><text:span text:style-name="T63"> </text:span><text:span text:style-name="T62">󶙋</text:span><text:span text:style-name="T63"> </text:span><text:span text:style-name="T62">󶙌</text:span><text:span text:style-name="T63"> </text:span><text:span text:style-name="T62">󶙍</text:span><text:span text:style-name="T63"> </text:span><text:span text:style-name="T62">󶙎</text:span><text:span text:style-name="T63"> </text:span><text:span text:style-name="T62">󶙏</text:span><text:span text:style-name="T63"> </text:span><text:span text:style-name="T62">󶙐</text:span><text:span text:style-name="T63"> </text:span><text:span text:style-name="T62">󶙑</text:span><text:span text:style-name="T63"> </text:span><text:span text:style-name="T62">󶙒</text:span><text:span text:style-name="T63"> </text:span><text:span text:style-name="T62">󶙓</text:span><text:span text:style-name="T63"> </text:span><text:span text:style-name="T62">󶙔</text:span><text:span text:style-name="T63"> </text:span><text:span text:style-name="T62">󶙕</text:span><text:span text:style-name="T63"> </text:span><text:span text:style-name="T62">󶙖</text:span><text:span text:style-name="T63"> </text:span><text:soft-page-break/><text:span text:style-name="T62">󶙗</text:span><text:span text:style-name="T63"> </text:span><text:span text:style-name="T62">󶙘</text:span><text:span text:style-name="T63"> </text:span><text:span text:style-name="T62">󶙙</text:span><text:span text:style-name="T63"> </text:span><text:span text:style-name="T62">󶙚</text:span><text:span text:style-name="T63"> </text:span><text:span text:style-name="T62">󶙛</text:span><text:span text:style-name="T63"> </text:span><text:span text:style-name="T62">󶙜</text:span><text:span text:style-name="T63"> </text:span><text:span text:style-name="T62">󶙝</text:span><text:span text:style-name="T63"> </text:span><text:span text:style-name="T62">󶙞</text:span><text:span text:style-name="T63"> </text:span><text:span text:style-name="T62">󶙟</text:span><text:span text:style-name="T63"> </text:span><text:span text:style-name="T62">󶙠</text:span><text:span text:style-name="T63"> </text:span><text:span text:style-name="T62">󶙡</text:span><text:span text:style-name="T63"> </text:span><text:span text:style-name="T62">󶙢</text:span><text:span text:style-name="T63"> </text:span><text:span text:style-name="T62">󶙣</text:span><text:span text:style-name="T63"> </text:span><text:span text:style-name="T62">󶙤</text:span><text:span text:style-name="T63"> </text:span><text:span text:style-name="T62">󶙥</text:span><text:span text:style-name="T63"> </text:span><text:span text:style-name="T62">󶙦</text:span><text:span text:style-name="T63"> </text:span><text:span text:style-name="T62">󶙧</text:span><text:span text:style-name="T63"> </text:span><text:span text:style-name="T62">󶙨</text:span><text:span text:style-name="T63"> </text:span><text:span text:style-name="T62">󶙩</text:span><text:span text:style-name="T63"> </text:span><text:span text:style-name="T62">󶙪</text:span><text:span text:style-name="T63"> </text:span><text:span text:style-name="T62">󶙫</text:span><text:span text:style-name="T63"> </text:span><text:span text:style-name="T62">󶙬</text:span><text:span text:style-name="T63"> </text:span><text:span text:style-name="T62">󶙭</text:span><text:span text:style-name="T63"> </text:span><text:span text:style-name="T62">󶙮</text:span><text:span text:style-name="T63"> </text:span><text:span text:style-name="T62">󶙯</text:span><text:span text:style-name="T63"> </text:span><text:span text:style-name="T62">󶙰</text:span><text:span text:style-name="T63"> </text:span><text:span text:style-name="T62">󶙱</text:span><text:span text:style-name="T63"> </text:span><text:span text:style-name="T62">󶙲</text:span><text:span text:style-name="T63"> </text:span><text:span text:style-name="T62">󶙳</text:span><text:span text:style-name="T63"> </text:span><text:span text:style-name="T62">󶙴</text:span><text:span text:style-name="T63"> </text:span><text:span text:style-name="T62">󶙵</text:span><text:span text:style-name="T63"> </text:span><text:span text:style-name="T62">󶙶</text:span><text:span text:style-name="T63"> </text:span><text:span text:style-name="T62">󶙷</text:span><text:span text:style-name="T63"> </text:span><text:span text:style-name="T62">󶙸</text:span><text:span text:style-name="T63"> </text:span><text:span text:style-name="T62">󶙹</text:span><text:span text:style-name="T63"> </text:span><text:span text:style-name="T62">󶙺</text:span><text:span text:style-name="T63"> </text:span><text:span text:style-name="T62">󶙻</text:span><text:span text:style-name="T63"> </text:span><text:span text:style-name="T62">󶙼</text:span><text:span text:style-name="T63"> </text:span><text:span text:style-name="T62">󶙽</text:span><text:span text:style-name="T63"> </text:span><text:span text:style-name="T62">󶙾</text:span><text:span text:style-name="T63"> </text:span><text:span text:style-name="T62">󶙿</text:span><text:span text:style-name="T63"> </text:span><text:span text:style-name="T62">󶚀</text:span><text:span text:style-name="T63"> </text:span><text:span text:style-name="T62">󶚁</text:span><text:span text:style-name="T63"> </text:span><text:span text:style-name="T62">󶚂</text:span><text:span text:style-name="T63"> </text:span><text:span text:style-name="T62">󶚃</text:span><text:span text:style-name="T63"> </text:span><text:span text:style-name="T62">󶚄</text:span><text:span text:style-name="T63"> </text:span><text:span text:style-name="T62">󶚅</text:span><text:span text:style-name="T63"> </text:span><text:span text:style-name="T62">󶚆</text:span><text:span text:style-name="T63"> </text:span><text:span text:style-name="T62">󶚇</text:span><text:span text:style-name="T63"> </text:span><text:span text:style-name="T62">󶚈</text:span><text:span text:style-name="T63"> </text:span><text:span text:style-name="T62">󶚉</text:span><text:span text:style-name="T63"> </text:span><text:span text:style-name="T62">󶚊</text:span><text:span text:style-name="T63"> </text:span><text:span text:style-name="T62">󶚋</text:span><text:span text:style-name="T63"> </text:span><text:span text:style-name="T62">󶚌</text:span><text:span text:style-name="T63"> </text:span><text:span text:style-name="T62">󶚍</text:span><text:span text:style-name="T63"> </text:span><text:span text:style-name="T62">󶚎</text:span><text:span text:style-name="T63"> </text:span><text:span text:style-name="T62">󶚏</text:span><text:span text:style-name="T63"> </text:span><text:span text:style-name="T62">󶚐</text:span><text:span text:style-name="T63"> </text:span><text:span text:style-name="T62">󶚑</text:span><text:span text:style-name="T63"> </text:span><text:span text:style-name="T62">󶚒</text:span><text:span text:style-name="T63"> </text:span><text:span text:style-name="T62">󶚓</text:span><text:span text:style-name="T63"> </text:span><text:span text:style-name="T62">󶚔</text:span><text:span text:style-name="T63"> </text:span><text:span text:style-name="T62">󶚕</text:span><text:span text:style-name="T63"> </text:span><text:span text:style-name="T62">󶚖</text:span><text:span text:style-name="T63"> </text:span><text:span text:style-name="T62">󶚗</text:span><text:span text:style-name="T63"> </text:span><text:span text:style-name="T62">󶚘</text:span><text:span text:style-name="T63"> </text:span><text:span text:style-name="T62">󶚙</text:span><text:span text:style-name="T63"> </text:span><text:span text:style-name="T62">󶚚</text:span><text:span text:style-name="T63"> </text:span><text:span text:style-name="T62">󶚛</text:span><text:span text:style-name="T63"> </text:span><text:span text:style-name="T62">󶚜</text:span><text:span text:style-name="T63"> </text:span><text:span text:style-name="T62">󶚝</text:span><text:span text:style-name="T63"> </text:span><text:span text:style-name="T62">󶚞</text:span><text:span text:style-name="T63"> </text:span><text:span text:style-name="T62">󶚟</text:span><text:span text:style-name="T63"> </text:span><text:span text:style-name="T62">󶚠</text:span><text:span text:style-name="T63"> </text:span><text:span text:style-name="T62">󶚡</text:span><text:span text:style-name="T63"> </text:span><text:span text:style-name="T62">󶚢</text:span><text:span text:style-name="T63"> </text:span><text:span text:style-name="T62">󶚣</text:span><text:span text:style-name="T63"> </text:span><text:span text:style-name="T62">󶚤</text:span><text:span text:style-name="T63"> </text:span><text:span text:style-name="T62">󶚥</text:span><text:span text:style-name="T63"> </text:span><text:span text:style-name="T62">󶚦</text:span><text:span text:style-name="T63"> </text:span><text:span text:style-name="T62">󶚧</text:span><text:span text:style-name="T63"> </text:span><text:span text:style-name="T62">󶚨</text:span><text:span text:style-name="T63"> </text:span><text:span text:style-name="T62">󶚩</text:span><text:span text:style-name="T63"> </text:span><text:span text:style-name="T62">󶚪</text:span><text:span text:style-name="T63"> </text:span><text:span text:style-name="T62">󶚫</text:span><text:span text:style-name="T63"> </text:span><text:span text:style-name="T62">󶚬</text:span><text:span text:style-name="T63"> </text:span><text:span text:style-name="T62">󶚭</text:span><text:span text:style-name="T63"> </text:span><text:span text:style-name="T62">󶚮</text:span><text:span text:style-name="T63"> </text:span><text:span text:style-name="T62">󶚯</text:span><text:span text:style-name="T63"> </text:span><text:span text:style-name="T62">󶚰</text:span><text:span text:style-name="T63"> </text:span><text:span text:style-name="T62">󶚱</text:span><text:span text:style-name="T63"> </text:span><text:span text:style-name="T62">󶚲</text:span><text:span text:style-name="T63"> </text:span><text:span text:style-name="T62">󶚳</text:span><text:span text:style-name="T63"> </text:span><text:span text:style-name="T62">󶚴</text:span><text:span text:style-name="T63"> </text:span><text:span text:style-name="T62">󶚵</text:span><text:span text:style-name="T63"> </text:span><text:span text:style-name="T62">󶚶</text:span><text:span text:style-name="T63"> </text:span><text:span text:style-name="T62">󶚷</text:span><text:span text:style-name="T63"> </text:span><text:span text:style-name="T62">󶚸</text:span><text:span text:style-name="T63"> </text:span><text:span text:style-name="T62">󶚹</text:span><text:span text:style-name="T63"> </text:span><text:span text:style-name="T62">󶚺</text:span><text:span text:style-name="T63"> </text:span><text:span text:style-name="T62">󶚻</text:span><text:span text:style-name="T63"> </text:span><text:span text:style-name="T62">󶚼</text:span><text:span text:style-name="T63"> </text:span><text:span text:style-name="T62">󶚽</text:span><text:span text:style-name="T63"> </text:span><text:span text:style-name="T62">󶚾</text:span><text:span text:style-name="T63"> </text:span><text:span text:style-name="T62">󶚿</text:span><text:span text:style-name="T63"> </text:span><text:span text:style-name="T62">󶛀</text:span><text:span text:style-name="T63"> </text:span><text:span text:style-name="T62">󶛁</text:span><text:span text:style-name="T63"> </text:span><text:span text:style-name="T62">󶛂</text:span><text:span text:style-name="T63"> </text:span><text:span text:style-name="T62">󶛃</text:span><text:span text:style-name="T63"> </text:span><text:span text:style-name="T62">󶛄</text:span><text:span text:style-name="T63"> </text:span><text:span text:style-name="T62">󶛅</text:span><text:span text:style-name="T63"> </text:span><text:span text:style-name="T62">󶛆</text:span><text:span text:style-name="T63"> </text:span><text:span text:style-name="T62">󶛇</text:span><text:span text:style-name="T63"> </text:span><text:span text:style-name="T62">󶛈</text:span><text:span text:style-name="T63"> </text:span><text:span text:style-name="T62">󶛉</text:span><text:span text:style-name="T63"> </text:span><text:span text:style-name="T62">󶛊</text:span><text:span text:style-name="T63"> </text:span><text:span text:style-name="T62">󶛋</text:span><text:span text:style-name="T63"> </text:span><text:span text:style-name="T62">󶛌</text:span><text:span text:style-name="T63"> </text:span><text:span text:style-name="T62">󶛍</text:span><text:span text:style-name="T63"> </text:span><text:span text:style-name="T62">󶛎</text:span><text:span text:style-name="T63"> </text:span><text:span text:style-name="T62">󶛏</text:span><text:span text:style-name="T63"> </text:span><text:span text:style-name="T62">󶛐</text:span><text:span text:style-name="T63"> </text:span><text:span text:style-name="T62">󶛑</text:span><text:span text:style-name="T63"> </text:span><text:span text:style-name="T62">󶛒</text:span><text:span text:style-name="T63"> </text:span><text:span text:style-name="T62">󶛓</text:span><text:span text:style-name="T63"> </text:span><text:span text:style-name="T62">󶛔</text:span><text:span text:style-name="T63"> </text:span><text:span text:style-name="T62">󶛕</text:span><text:span text:style-name="T63"> </text:span><text:span text:style-name="T62">󶛖</text:span><text:span text:style-name="T63"> </text:span><text:span text:style-name="T62">󶛗</text:span><text:span text:style-name="T63"> </text:span><text:span text:style-name="T62">󶛘</text:span><text:span text:style-name="T63"> </text:span><text:span text:style-name="T62">󶛙</text:span><text:span text:style-name="T63"> </text:span><text:span text:style-name="T62">󶛚</text:span><text:span text:style-name="T63"> </text:span><text:span text:style-name="T62">󶛛</text:span><text:span text:style-name="T63"> </text:span><text:span text:style-name="T62">󶛜</text:span><text:span text:style-name="T64"> </text:span><text:span text:style-name="T65">󶛝</text:span><text:span text:style-name="T64"> </text:span><text:span text:style-name="T65">󶛞</text:span><text:span text:style-name="T64"> </text:span><text:span text:style-name="T65">󶛟</text:span><text:span text:style-name="T64"> </text:span><text:span text:style-name="T65">󶛠</text:span><text:span text:style-name="T64"> </text:span><text:span text:style-name="T65">󶛡</text:span><text:span text:style-name="T64"> </text:span><text:span text:style-name="T65">󶛢</text:span><text:span text:style-name="T64"> </text:span><text:span text:style-name="T65">󶛣</text:span><text:span text:style-name="T64"> </text:span><text:span text:style-name="T65">󶛤</text:span><text:span text:style-name="T64"> </text:span><text:span text:style-name="T65">󶛥</text:span><text:span text:style-name="T64"> </text:span><text:span text:style-name="T65">󶛦</text:span><text:span text:style-name="T64"> </text:span><text:span text:style-name="T65">󶛧</text:span><text:span text:style-name="T64"> </text:span><text:span text:style-name="T65">󶛨</text:span><text:span text:style-name="T63"> </text:span><text:span text:style-name="T62">󶛩</text:span><text:span text:style-name="T63"> </text:span><text:span text:style-name="T62">󶛪</text:span><text:span text:style-name="T63"> </text:span><text:span text:style-name="T62">󶛫</text:span><text:span text:style-name="T63"> </text:span><text:span text:style-name="T62">󶛬</text:span><text:span text:style-name="T63"> </text:span><text:span text:style-name="T62">󶛭</text:span><text:span text:style-name="T63"> </text:span><text:span text:style-name="T62">󶛮</text:span><text:span text:style-name="T63"> </text:span><text:span text:style-name="T62">󶛯</text:span><text:span text:style-name="T63"> </text:span><text:span text:style-name="T62">󶛰</text:span><text:span text:style-name="T63"> </text:span><text:span text:style-name="T62">󶛱</text:span><text:span text:style-name="T63"> </text:span><text:span text:style-name="T62">󶛲</text:span><text:span text:style-name="T63"> </text:span><text:span text:style-name="T62">󶛳</text:span><text:span text:style-name="T63"> </text:span><text:span text:style-name="T62">󶛴</text:span><text:span text:style-name="T63"> </text:span><text:span text:style-name="T62">󶛵</text:span><text:span text:style-name="T63"> </text:span><text:span text:style-name="T62">󶛶</text:span><text:span text:style-name="T63"> </text:span><text:span text:style-name="T62">󶛷</text:span><text:span text:style-name="T63"> </text:span><text:span text:style-name="T62">󶛸</text:span><text:span text:style-name="T63"> </text:span><text:span text:style-name="T62">󶛹</text:span><text:span text:style-name="T63"> </text:span><text:span text:style-name="T62">󶛺</text:span><text:span text:style-name="T63"> </text:span><text:span text:style-name="T62">󶛻</text:span><text:span text:style-name="T63"> </text:span><text:span text:style-name="T62">󶛼</text:span><text:span text:style-name="T63"> </text:span><text:span text:style-name="T62">󶛽</text:span><text:span text:style-name="T63"> </text:span><text:span text:style-name="T62">󶛾</text:span><text:span text:style-name="T63"> </text:span><text:span text:style-name="T62">󶛿</text:span><text:span text:style-name="T63"> </text:span><text:span text:style-name="T62">󶜀</text:span><text:span text:style-name="T63"> </text:span><text:span text:style-name="T62">󶜁</text:span><text:span text:style-name="T63"> </text:span><text:span text:style-name="T62">󶜂</text:span><text:span text:style-name="T63"> </text:span><text:span text:style-name="T62">󶜃</text:span><text:span text:style-name="T63"> </text:span><text:span text:style-name="T62">󶜄</text:span><text:span text:style-name="T63"> </text:span><text:span text:style-name="T62">󶜅</text:span><text:span text:style-name="T63"> </text:span><text:span text:style-name="T62">󶜆</text:span><text:span text:style-name="T63"> </text:span><text:span text:style-name="T62">󶜇</text:span><text:span text:style-name="T63"> </text:span><text:span text:style-name="T62">󶜈</text:span><text:span text:style-name="T63"> </text:span><text:span text:style-name="T62">󶜉</text:span><text:span text:style-name="T63"> </text:span><text:span text:style-name="T62">󶜊</text:span><text:span text:style-name="T63"> </text:span><text:span text:style-name="T62">󶜋</text:span><text:span text:style-name="T63"> </text:span><text:span text:style-name="T62">󶜌</text:span><text:span text:style-name="T63"> </text:span><text:span text:style-name="T62">󶜍</text:span><text:span text:style-name="T63"> </text:span><text:span text:style-name="T62">󶜎</text:span><text:span text:style-name="T63"> </text:span><text:span text:style-name="T62">󶜏</text:span><text:span text:style-name="T63"> </text:span><text:span text:style-name="T62">󶜐</text:span><text:span text:style-name="T63"> </text:span><text:span text:style-name="T62">󶜑</text:span><text:span text:style-name="T63"> </text:span><text:span text:style-name="T62">󶜒</text:span><text:span text:style-name="T63"> </text:span><text:span text:style-name="T62">󶜓</text:span><text:span text:style-name="T63"> </text:span><text:span text:style-name="T62">󶜔</text:span><text:span text:style-name="T63"> </text:span><text:span text:style-name="T62">󶜕</text:span><text:span text:style-name="T63"> </text:span><text:span text:style-name="T62">󶜖</text:span><text:span text:style-name="T63"> </text:span><text:span text:style-name="T62">󶜗</text:span><text:span text:style-name="T63"> </text:span><text:span text:style-name="T62">󶜘</text:span><text:span text:style-name="T63"> </text:span><text:span text:style-name="T62">󶜙</text:span><text:span text:style-name="T63"> </text:span><text:span text:style-name="T62">󶜚</text:span><text:span text:style-name="T63"> </text:span><text:span text:style-name="T62">󶜛</text:span><text:span text:style-name="T63"> </text:span><text:span text:style-name="T62">󶜜</text:span><text:span text:style-name="T63"> </text:span><text:span text:style-name="T62">󶜝</text:span><text:span text:style-name="T63"> </text:span><text:span text:style-name="T62">󶜞</text:span><text:span text:style-name="T63"> </text:span><text:span text:style-name="T62">󶜟</text:span><text:span text:style-name="T63"> </text:span><text:span text:style-name="T62">󶜠</text:span><text:span text:style-name="T63"> </text:span><text:span text:style-name="T62">󶜡</text:span><text:span text:style-name="T63"> </text:span><text:span text:style-name="T62">󶜢</text:span><text:span text:style-name="T63"> </text:span><text:span text:style-name="T62">󶜣</text:span><text:span text:style-name="T63"> </text:span><text:span text:style-name="T62">󶜤</text:span><text:span text:style-name="T63"> </text:span><text:span text:style-name="T62">󶜥</text:span><text:span text:style-name="T63"> </text:span><text:span text:style-name="T62">󶜦</text:span><text:span text:style-name="T63"> </text:span><text:span text:style-name="T62">󶜧</text:span><text:span text:style-name="T63"> </text:span><text:span text:style-name="T62">󶜨</text:span><text:span text:style-name="T63"> </text:span><text:span text:style-name="T62">󶜩</text:span><text:span text:style-name="T63"> </text:span><text:span text:style-name="T62">󶜪</text:span><text:span text:style-name="T63"> </text:span><text:span text:style-name="T62">󶜫</text:span><text:span text:style-name="T63"> </text:span><text:span text:style-name="T62">󶜬</text:span><text:span text:style-name="T63"> </text:span><text:span text:style-name="T62">󶜭</text:span><text:span text:style-name="T63"> </text:span><text:span text:style-name="T62">󶜮</text:span><text:span text:style-name="T63"> </text:span><text:span text:style-name="T62">󶜯</text:span><text:span text:style-name="T63"> </text:span><text:span text:style-name="T62">󶜰</text:span><text:span text:style-name="T63"> </text:span><text:span text:style-name="T62">󶜱</text:span><text:span text:style-name="T63"> </text:span><text:span text:style-name="T62">󶜲</text:span><text:span text:style-name="T63"> </text:span><text:span text:style-name="T62">󶜳</text:span><text:span text:style-name="T63"> </text:span><text:span text:style-name="T62">󶜴</text:span><text:span text:style-name="T63"> </text:span><text:span text:style-name="T62">󶜵</text:span><text:span text:style-name="T63"> </text:span><text:span text:style-name="T62">󶜶</text:span><text:span text:style-name="T63"> </text:span><text:span text:style-name="T62">󶜷</text:span><text:span text:style-name="T63"> </text:span><text:span text:style-name="T62">󶜸</text:span><text:span text:style-name="T63"> </text:span><text:span text:style-name="T62">󶜹</text:span><text:span text:style-name="T63"> </text:span><text:span text:style-name="T62">󶜺</text:span><text:span text:style-name="T63"> </text:span><text:span text:style-name="T62">󶜻</text:span><text:span text:style-name="T63"> </text:span><text:span text:style-name="T62">󶜼</text:span><text:span text:style-name="T63"> </text:span><text:span text:style-name="T62">󶜽</text:span><text:span text:style-name="T63"> </text:span><text:span text:style-name="T62">󶜾</text:span><text:span text:style-name="T63"> </text:span><text:span text:style-name="T62">󶜿</text:span><text:span text:style-name="T63"> </text:span><text:span text:style-name="T62">󶝀</text:span><text:span text:style-name="T63"> </text:span><text:span text:style-name="T62">󶝁</text:span><text:span text:style-name="T63"> </text:span><text:span text:style-name="T62">󶝂</text:span><text:span text:style-name="T63"> </text:span><text:span text:style-name="T62">󶝃</text:span><text:span text:style-name="T63"> </text:span><text:span text:style-name="T62">󶝄</text:span><text:span text:style-name="T63"> </text:span><text:span text:style-name="T62">󶝅</text:span><text:span text:style-name="T63"> </text:span><text:span text:style-name="T62">󶝆</text:span><text:span text:style-name="T63"> </text:span><text:span text:style-name="T62">󶝇</text:span><text:span text:style-name="T63"> </text:span><text:span text:style-name="T62">󶝈</text:span><text:span text:style-name="T63"> </text:span><text:span text:style-name="T62">󶝉</text:span><text:span text:style-name="T63"> </text:span><text:span text:style-name="T62">󶝊</text:span><text:span text:style-name="T63"> </text:span><text:span text:style-name="T62">󶝋</text:span><text:span text:style-name="T63"> </text:span><text:span text:style-name="T62">󶝌</text:span><text:span text:style-name="T63"> </text:span><text:span text:style-name="T62">󶝍</text:span><text:span text:style-name="T63"> </text:span><text:span text:style-name="T62">󶝎</text:span><text:span text:style-name="T63"> </text:span><text:span text:style-name="T62">󶝏</text:span><text:span text:style-name="T63"> </text:span><text:span text:style-name="T62">󶝐</text:span><text:span text:style-name="T63"> </text:span><text:span text:style-name="T62">󶝑</text:span><text:span text:style-name="T63"> </text:span><text:span text:style-name="T62">󶝒</text:span><text:span text:style-name="T63"> </text:span><text:span text:style-name="T62">󶝓</text:span><text:span text:style-name="T63"> </text:span><text:span text:style-name="T62">󶝔</text:span><text:span text:style-name="T63"> </text:span><text:span text:style-name="T62">󶝕</text:span><text:span text:style-name="T63"> </text:span><text:span text:style-name="T62">󶝖</text:span><text:span text:style-name="T63"> </text:span><text:span text:style-name="T62">󶝗</text:span><text:span text:style-name="T63"> </text:span><text:span text:style-name="T62">󶝘</text:span><text:span text:style-name="T63"> </text:span><text:span text:style-name="T62">󶝙</text:span><text:span text:style-name="T63"> </text:span><text:span text:style-name="T62">󶝚</text:span><text:span text:style-name="T63"> </text:span><text:span text:style-name="T62">󶝛</text:span><text:span text:style-name="T63"> </text:span><text:span text:style-name="T62">󶝜</text:span><text:span text:style-name="T63"> </text:span><text:span text:style-name="T62">󶝝</text:span><text:span text:style-name="T63"> </text:span><text:span text:style-name="T62">󶝞</text:span><text:span text:style-name="T63"> </text:span><text:span text:style-name="T62">󶝟</text:span><text:span text:style-name="T63"> </text:span><text:span text:style-name="T62">󶝠</text:span><text:span text:style-name="T63"> </text:span><text:span text:style-name="T62">󶝡</text:span><text:span text:style-name="T63"> </text:span><text:span text:style-name="T62">󶝢</text:span><text:span text:style-name="T63"> </text:span><text:span text:style-name="T62">󶝣</text:span><text:span text:style-name="T63"> </text:span><text:span text:style-name="T62">󶝤</text:span><text:span text:style-name="T63"> </text:span><text:span text:style-name="T62">󶝥</text:span><text:span text:style-name="T63"> </text:span><text:span text:style-name="T62">󶝦</text:span><text:span text:style-name="T63"> </text:span><text:span text:style-name="T62">󶝧</text:span><text:span text:style-name="T63"> </text:span><text:span text:style-name="T62">󶝨</text:span><text:span text:style-name="T63"> </text:span><text:span text:style-name="T62">󶝩</text:span><text:span text:style-name="T63"> </text:span><text:span text:style-name="T62">󶝪</text:span><text:span text:style-name="T63"> </text:span><text:span text:style-name="T62">󶝫</text:span><text:span text:style-name="T63"> </text:span><text:span text:style-name="T62">󶝬</text:span><text:span text:style-name="T63"> </text:span><text:span text:style-name="T62">󶝭</text:span><text:span text:style-name="T63"> </text:span><text:span text:style-name="T62">󶝮</text:span><text:span text:style-name="T63"> </text:span><text:span text:style-name="T62">󶝯</text:span><text:span text:style-name="T63"> </text:span><text:span text:style-name="T62">󶝰</text:span><text:span text:style-name="T63"> </text:span><text:soft-page-break/><text:span text:style-name="T62">󶝱</text:span><text:span text:style-name="T63"> </text:span><text:span text:style-name="T62">󶝲</text:span><text:span text:style-name="T63"> </text:span><text:span text:style-name="T62">󶝳</text:span><text:span text:style-name="T63"> </text:span><text:span text:style-name="T62">󶝴</text:span><text:span text:style-name="T63"> </text:span><text:span text:style-name="T62">󶝵</text:span><text:span text:style-name="T63"> </text:span><text:span text:style-name="T62">󶝶</text:span><text:span text:style-name="T63"> </text:span><text:span text:style-name="T62">󶝷</text:span><text:span text:style-name="T63"> </text:span><text:span text:style-name="T62">󶝸</text:span><text:span text:style-name="T63"> </text:span><text:span text:style-name="T62">󶝹</text:span><text:span text:style-name="T63"> </text:span><text:span text:style-name="T62">󶝺</text:span><text:span text:style-name="T66"> </text:span><text:span text:style-name="T67">󶝻</text:span><text:span text:style-name="T66"> </text:span><text:span text:style-name="T67">󶝼</text:span><text:span text:style-name="T66"> </text:span><text:span text:style-name="T67">󶝽</text:span><text:span text:style-name="T66"> </text:span><text:span text:style-name="T67">󶝾</text:span><text:span text:style-name="T66"> </text:span><text:span text:style-name="T67">󶝿</text:span><text:span text:style-name="T63"> </text:span><text:span text:style-name="T62">󶞀</text:span><text:span text:style-name="T63"> </text:span><text:span text:style-name="T62">󶞁</text:span><text:span text:style-name="T63"> </text:span><text:span text:style-name="T62">󶞂</text:span><text:span text:style-name="T63"> </text:span><text:span text:style-name="T62">󶞃</text:span><text:span text:style-name="T63"> </text:span><text:span text:style-name="T62">󶞄</text:span><text:span text:style-name="T63"> </text:span><text:span text:style-name="T62">󶞅</text:span><text:span text:style-name="T63"> </text:span><text:span text:style-name="T62">󶞆</text:span><text:span text:style-name="T63"> </text:span><text:span text:style-name="T62">󶞇</text:span><text:span text:style-name="T63"> </text:span><text:span text:style-name="T62">󶞈</text:span><text:span text:style-name="T63"> </text:span><text:span text:style-name="T62">󶞉</text:span><text:span text:style-name="T63"> </text:span><text:span text:style-name="T62">󶞊</text:span><text:span text:style-name="T63"> </text:span><text:span text:style-name="T62">󶞋</text:span><text:span text:style-name="T63"> </text:span><text:span text:style-name="T62">󶞌</text:span><text:span text:style-name="T63"> </text:span><text:span text:style-name="T62">󶞍</text:span><text:span text:style-name="T63"> </text:span><text:span text:style-name="T62">󶞎</text:span><text:span text:style-name="T63"> </text:span><text:span text:style-name="T62">󶞏</text:span><text:span text:style-name="T63"> </text:span><text:span text:style-name="T62">󶞐</text:span><text:span text:style-name="T63"> </text:span><text:span text:style-name="T62">󶞑</text:span><text:span text:style-name="T63"> </text:span><text:span text:style-name="T62">󶞒</text:span><text:span text:style-name="T63"> </text:span><text:span text:style-name="T62">󶞓</text:span><text:span text:style-name="T63"> </text:span><text:span text:style-name="T62">󶞔</text:span><text:span text:style-name="T63"> </text:span><text:span text:style-name="T62">󶞕</text:span><text:span text:style-name="T63"> </text:span><text:span text:style-name="T62">󶞖</text:span><text:span text:style-name="T63"> </text:span><text:span text:style-name="T62">󶞗</text:span><text:span text:style-name="T63"> </text:span><text:span text:style-name="T62">󶞘</text:span><text:span text:style-name="T63"> </text:span><text:span text:style-name="T62">󶞙</text:span><text:span text:style-name="T63"> </text:span><text:span text:style-name="T62">󶞚</text:span><text:span text:style-name="T63"> </text:span><text:span text:style-name="T62">󶞛</text:span><text:span text:style-name="T63"> </text:span><text:span text:style-name="T62">󶞜</text:span><text:span text:style-name="T63"> </text:span><text:span text:style-name="T62">󶞝</text:span><text:span text:style-name="T63"> </text:span><text:span text:style-name="T62">󶞞</text:span><text:span text:style-name="T63"> </text:span><text:span text:style-name="T62">󶞟</text:span><text:span text:style-name="T63"> </text:span><text:span text:style-name="T62">󶞠</text:span><text:span text:style-name="T63"> </text:span><text:span text:style-name="T62">󶞡</text:span><text:span text:style-name="T63"> </text:span><text:span text:style-name="T62">󶞢</text:span><text:span text:style-name="T63"> </text:span><text:span text:style-name="T62">󶞣</text:span><text:span text:style-name="T63"> </text:span><text:span text:style-name="T62">󶞤</text:span><text:span text:style-name="T63"> </text:span><text:span text:style-name="T62">󶞥</text:span><text:span text:style-name="T63"> </text:span><text:span text:style-name="T62">󶞦</text:span><text:span text:style-name="T63"> </text:span><text:span text:style-name="T62">󶞧</text:span><text:span text:style-name="T63"> </text:span><text:span text:style-name="T62">󶞨</text:span><text:span text:style-name="T63"> </text:span><text:span text:style-name="T62">󶞩</text:span><text:span text:style-name="T63"> </text:span><text:span text:style-name="T62">󶞪</text:span><text:span text:style-name="T63"> </text:span><text:span text:style-name="T62">󶞫</text:span><text:span text:style-name="T63"> </text:span><text:span text:style-name="T62">󶞬</text:span><text:span text:style-name="T63"> </text:span><text:span text:style-name="T62">󶞭</text:span><text:span text:style-name="T63"> </text:span><text:span text:style-name="T62">󶞮</text:span><text:span text:style-name="T63"> </text:span><text:span text:style-name="T62">󶞯</text:span><text:span text:style-name="T63"> </text:span><text:span text:style-name="T62">󶞰</text:span><text:span text:style-name="T63"> </text:span><text:span text:style-name="T62">󶞱</text:span><text:span text:style-name="T63"> </text:span><text:span text:style-name="T62">󶞲</text:span><text:span text:style-name="T63"> </text:span><text:span text:style-name="T62">󶞳</text:span><text:span text:style-name="T63"> </text:span><text:span text:style-name="T62">󶞴</text:span><text:span text:style-name="T63"> </text:span><text:span text:style-name="T62">󶞵</text:span><text:span text:style-name="T63"> </text:span><text:span text:style-name="T62">󶞶</text:span><text:span text:style-name="T63"> </text:span><text:span text:style-name="T62">󶞷</text:span><text:span text:style-name="T63"> </text:span><text:span text:style-name="T62">󶞸</text:span><text:span text:style-name="T63"> </text:span><text:span text:style-name="T62">󶞹</text:span><text:span text:style-name="T63"> </text:span><text:span text:style-name="T62">󶞺</text:span><text:span text:style-name="T63"> </text:span><text:span text:style-name="T62">󶞻</text:span><text:span text:style-name="T63"> </text:span><text:span text:style-name="T62">󶞼</text:span><text:span text:style-name="T63"> </text:span><text:span text:style-name="T62">󶞽</text:span><text:span text:style-name="T63"> </text:span><text:span text:style-name="T62">󶞾</text:span><text:span text:style-name="T63"> </text:span><text:span text:style-name="T62">󶞿</text:span><text:span text:style-name="T63"> </text:span><text:span text:style-name="T62">󶟀</text:span><text:span text:style-name="T63"> </text:span><text:span text:style-name="T62">󶟁</text:span><text:span text:style-name="T63"> </text:span><text:span text:style-name="T62">󶟂</text:span><text:span text:style-name="T63"> </text:span><text:span text:style-name="T62">󶟃</text:span><text:span text:style-name="T63"> </text:span><text:span text:style-name="T62">󶟄</text:span><text:span text:style-name="T63"> </text:span><text:span text:style-name="T62">󶟅</text:span><text:span text:style-name="T63"> </text:span><text:span text:style-name="T62">󶟆</text:span><text:span text:style-name="T63"> </text:span><text:span text:style-name="T62">󶟇</text:span><text:span text:style-name="T63"> </text:span><text:span text:style-name="T62">󶟈</text:span><text:span text:style-name="T63"> </text:span><text:span text:style-name="T62">󶟉</text:span><text:span text:style-name="T63"> </text:span><text:span text:style-name="T62">󶟊</text:span><text:span text:style-name="T63"> </text:span><text:span text:style-name="T62">󶟋</text:span><text:span text:style-name="T63"> </text:span><text:span text:style-name="T62">󶟌</text:span><text:span text:style-name="T63"> </text:span><text:span text:style-name="T62">󶟍</text:span><text:span text:style-name="T63"> </text:span><text:span text:style-name="T62">󶟎</text:span><text:span text:style-name="T63"> </text:span><text:span text:style-name="T62">󶟏</text:span>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>Days, Months, Numbers</text:p>
      <text:p text:style-name="P22"/>
      <text:p text:style-name="P10"><text:span text:style-name="T68">󶟐</text:span><text:span text:style-name="T69"> </text:span><text:span text:style-name="T68">󶟑</text:span><text:span text:style-name="T69"> </text:span><text:span text:style-name="T68">󶟒</text:span><text:span text:style-name="T69"> </text:span><text:span text:style-name="T68">󶟓</text:span><text:span text:style-name="T69"> </text:span><text:span text:style-name="T68">󶟔</text:span><text:span text:style-name="T69"> </text:span><text:span text:style-name="T68">󶟕</text:span><text:span text:style-name="T69"> </text:span><text:span text:style-name="T68">󶟖</text:span><text:span text:style-name="T69"> </text:span><text:span text:style-name="T68">󶟗</text:span><text:span text:style-name="T69"> </text:span><text:span text:style-name="T68">󶟘</text:span><text:span text:style-name="T69"> </text:span><text:span text:style-name="T68">󶟙</text:span><text:span text:style-name="T69"> </text:span><text:span text:style-name="T68">󶟚</text:span><text:span text:style-name="T69"> </text:span><text:span text:style-name="T68">󶟛</text:span><text:span text:style-name="T69"> </text:span><text:span text:style-name="T68">󶟜</text:span><text:span text:style-name="T70"> </text:span><text:span text:style-name="T71">󶟝</text:span><text:span text:style-name="T70"> </text:span><text:span text:style-name="T71">󶟞</text:span><text:span text:style-name="T70"> </text:span><text:span text:style-name="T71">󶟟</text:span><text:span text:style-name="T70"> </text:span><text:span text:style-name="T71">󶟠</text:span><text:span text:style-name="T70"> </text:span><text:span text:style-name="T71">󶟡</text:span><text:span text:style-name="T70"> </text:span><text:span text:style-name="T71">󶟢</text:span><text:span text:style-name="T70"> </text:span><text:span text:style-name="T71">󶟣</text:span><text:span text:style-name="T70"> </text:span><text:span text:style-name="T71">󶟤</text:span><text:span text:style-name="T70"> </text:span><text:span text:style-name="T71">󶟥</text:span><text:span text:style-name="T70"> </text:span><text:span text:style-name="T71">󶟦</text:span><text:span text:style-name="T70"> </text:span><text:span text:style-name="T71">󶟧</text:span><text:span text:style-name="T70"> </text:span><text:span text:style-name="T71">󶟨</text:span><text:span text:style-name="T69"> </text:span><text:span text:style-name="T68">󶟩</text:span><text:span text:style-name="T69"> </text:span><text:span text:style-name="T68">󶟪</text:span><text:span text:style-name="T69"> </text:span><text:span text:style-name="T68">󶟫</text:span><text:span text:style-name="T69"> </text:span><text:span text:style-name="T68">󶟬</text:span><text:span text:style-name="T69"> </text:span><text:span text:style-name="T68">󶟭</text:span><text:span text:style-name="T69"> </text:span><text:span text:style-name="T68">󶟮</text:span><text:span text:style-name="T69"> </text:span><text:span text:style-name="T68">󶟯</text:span><text:span text:style-name="T69"> </text:span><text:span text:style-name="T68">󶟰</text:span><text:span text:style-name="T69"> </text:span><text:span text:style-name="T68">󶟱</text:span><text:span text:style-name="T69"> </text:span><text:span text:style-name="T68">󶟲</text:span><text:span text:style-name="T69"> </text:span><text:span text:style-name="T68">󶟳</text:span><text:span text:style-name="T69"> </text:span><text:span text:style-name="T68">󶟴</text:span><text:span text:style-name="T69"> </text:span><text:span text:style-name="T68">󶟵</text:span><text:span text:style-name="T69"> </text:span><text:span text:style-name="T68">󶟶</text:span><text:span text:style-name="T69"> </text:span><text:span text:style-name="T68">󶟷</text:span><text:span text:style-name="T69"> </text:span><text:span text:style-name="T68">󶟸</text:span><text:span text:style-name="T69"> </text:span><text:span text:style-name="T68">󶟹</text:span><text:span text:style-name="T69"> </text:span><text:span text:style-name="T68">󶟺</text:span><text:span text:style-name="T69"> </text:span><text:span text:style-name="T68">󶟻</text:span><text:span text:style-name="T69"> </text:span><text:span text:style-name="T77">󶡟</text:span><text:span text:style-name="T68">󶟼</text:span><text:span text:style-name="T69"> </text:span><text:span text:style-name="T68">󶟽</text:span><text:span text:style-name="T69"> </text:span><text:span text:style-name="T68">󶟾</text:span><text:span text:style-name="T69"> </text:span><text:span text:style-name="T68">󶟿</text:span><text:span text:style-name="T69"> </text:span><text:span text:style-name="T68">󶠀</text:span><text:span text:style-name="T69"> </text:span><text:span text:style-name="T68">󶠁</text:span><text:span text:style-name="T69"> </text:span><text:span text:style-name="T68">󶠂</text:span><text:span text:style-name="T69"> </text:span><text:span text:style-name="T68">󶠃</text:span><text:span text:style-name="T69"> </text:span><text:span text:style-name="T68">󶠄</text:span><text:span text:style-name="T69"> </text:span><text:span text:style-name="T68">󶠅</text:span><text:span text:style-name="T69"> </text:span><text:span text:style-name="T68">󶠆</text:span><text:span text:style-name="T69"> </text:span><text:span text:style-name="T68">󶠇</text:span><text:span text:style-name="T69"> </text:span><text:span text:style-name="T68">󶠈</text:span><text:span text:style-name="T69"> </text:span><text:span text:style-name="T68">󶠉</text:span><text:span text:style-name="T69"> </text:span><text:span text:style-name="T68">󶠊</text:span><text:span text:style-name="T69"> </text:span><text:span text:style-name="T68">󶠋</text:span><text:span text:style-name="T69"> </text:span><text:span text:style-name="T68">󶠌</text:span><text:span text:style-name="T69"> </text:span><text:span text:style-name="T68">󶠍</text:span><text:span text:style-name="T69"> </text:span><text:span text:style-name="T68">󶠎</text:span><text:span text:style-name="T69"> </text:span><text:span text:style-name="T68">󶠏</text:span><text:span text:style-name="T69"> </text:span><text:span text:style-name="T68">󶠐</text:span><text:span text:style-name="T69"> </text:span><text:span text:style-name="T68">󶠑</text:span><text:span text:style-name="T69"> </text:span><text:span text:style-name="T68">󶠒</text:span><text:span text:style-name="T69"> </text:span><text:span text:style-name="T68">󶠓</text:span><text:span text:style-name="T69"> </text:span><text:span text:style-name="T68">󶠔</text:span><text:span text:style-name="T69"> </text:span><text:span text:style-name="T68">󶠕</text:span><text:span text:style-name="T69"> </text:span><text:span text:style-name="T68">󶠖</text:span><text:span text:style-name="T69"> </text:span><text:span text:style-name="T68">󶠗</text:span><text:span text:style-name="T69"> </text:span><text:span text:style-name="T68">󶠘</text:span><text:span text:style-name="T69"> </text:span><text:span text:style-name="T68">󶠙</text:span><text:span text:style-name="T69"> </text:span><text:span text:style-name="T68">󶠚</text:span><text:span text:style-name="T69"> </text:span><text:span text:style-name="T68">󶠛</text:span><text:span text:style-name="T69"> </text:span><text:span text:style-name="T68">󶠜</text:span><text:span text:style-name="T69"> </text:span><text:span text:style-name="T68">󶠝</text:span><text:span text:style-name="T69"> </text:span><text:span text:style-name="T68">󶠞</text:span><text:span text:style-name="T69"> </text:span><text:span text:style-name="T68">󶠟</text:span><text:span text:style-name="T69"> </text:span><text:span text:style-name="T68">󶠠</text:span><text:span text:style-name="T69"> </text:span><text:span text:style-name="T68">󶠡</text:span><text:span text:style-name="T69"> </text:span><text:span text:style-name="T68">󶠢</text:span><text:span text:style-name="T69"> </text:span><text:span text:style-name="T68">󶠣</text:span><text:span text:style-name="T69"> </text:span><text:span text:style-name="T68">󶠤</text:span><text:span text:style-name="T69"> </text:span><text:span text:style-name="T68">󶠥</text:span><text:span text:style-name="T69"> </text:span><text:span text:style-name="T68">󶠦</text:span><text:span text:style-name="T69"> </text:span><text:span text:style-name="T68">󶠧</text:span><text:span text:style-name="T69"> </text:span><text:span text:style-name="T68">󶠨</text:span><text:span text:style-name="T69"> </text:span><text:span text:style-name="T68">󶠩</text:span><text:span text:style-name="T69"> </text:span><text:span text:style-name="T68">󶠪</text:span><text:span text:style-name="T69"> </text:span><text:span text:style-name="T68">󶠫</text:span><text:span text:style-name="T69"> </text:span><text:span text:style-name="T68">󶠬</text:span><text:span text:style-name="T69"> </text:span><text:span text:style-name="T68">󶠭</text:span><text:span text:style-name="T69"> </text:span><text:span text:style-name="T68">󶠮</text:span><text:span text:style-name="T69"> </text:span><text:span text:style-name="T68">󶠯</text:span><text:span text:style-name="T69"> </text:span><text:span text:style-name="T68">󶠰</text:span><text:span text:style-name="T69"> </text:span><text:span text:style-name="T68">󶠱</text:span><text:span text:style-name="T69"> </text:span><text:span text:style-name="T68">󶠲</text:span><text:span text:style-name="T69"> </text:span><text:span text:style-name="T68">󶠳</text:span><text:span text:style-name="T69"> </text:span><text:span text:style-name="T68">󶠴</text:span><text:span text:style-name="T69"> </text:span><text:span text:style-name="T77">󶡟</text:span><text:span text:style-name="T68">󶠵</text:span><text:span text:style-name="T69"> </text:span><text:span text:style-name="T77">󶡟</text:span><text:span text:style-name="T68">󶠶</text:span><text:span text:style-name="T69"> </text:span><text:span text:style-name="T77">󶡟</text:span><text:span text:style-name="T68">󶠷</text:span><text:span text:style-name="T69"> </text:span><text:span text:style-name="T77">󶡟</text:span><text:span text:style-name="T68">󶠸</text:span><text:span text:style-name="T69"> </text:span><text:span text:style-name="T77">󶡟</text:span><text:span text:style-name="T68">󶠹</text:span><text:span text:style-name="T69"> </text:span><text:span text:style-name="T77">󶡟</text:span><text:span text:style-name="T68">󶠺</text:span><text:span text:style-name="T69"> </text:span><text:span text:style-name="T77">󶡟</text:span><text:span text:style-name="T68">󶠻</text:span><text:span text:style-name="T69"> </text:span><text:span text:style-name="T77">󶡟</text:span><text:span text:style-name="T68">󶠼</text:span><text:span text:style-name="T69"> </text:span><text:span text:style-name="T77">󶡟</text:span><text:span text:style-name="T68">󶠽</text:span><text:span text:style-name="T69"> </text:span><text:span text:style-name="T77">󶡟</text:span><text:span text:style-name="T68">󶠾</text:span><text:span text:style-name="T69"> </text:span><text:span text:style-name="T77">󶡟</text:span><text:span text:style-name="T68">󶠿</text:span><text:span text:style-name="T69"> </text:span><text:span text:style-name="T77">󶡟</text:span><text:span text:style-name="T68">󶡀</text:span><text:span text:style-name="T72"> </text:span><text:span text:style-name="T77">󶡟</text:span><text:span text:style-name="T73">󶡁</text:span><text:span text:style-name="T72"> </text:span><text:span text:style-name="T77">󶡟</text:span><text:span text:style-name="T73">󶡂</text:span><text:span text:style-name="T72"> </text:span><text:span text:style-name="T77">󶡟</text:span><text:span text:style-name="T73">󶡃</text:span><text:span text:style-name="T72"> </text:span><text:span text:style-name="T77">󶡟</text:span><text:span text:style-name="T73">󶡄</text:span><text:span text:style-name="T72"> </text:span><text:span text:style-name="T77">󶡟</text:span><text:span text:style-name="T73">󶡅</text:span><text:span text:style-name="T72"> </text:span><text:span text:style-name="T77">󶡟</text:span><text:span text:style-name="T73">󶡆</text:span><text:span text:style-name="T72"> </text:span><text:span text:style-name="T77">󶡟</text:span><text:span text:style-name="T73">󶡇</text:span></text:p>
      <text:p text:style-name="P24"/>
      <text:p text:style-name="P43"><text:soft-page-break/>Repertoire</text:p>
      <text:p text:style-name="P22"/>
      <text:p text:style-name="P14"><text:span text:style-name="T53">! " # $ % &amp; ' ( ) * + , - . / 0 1 2 3 4 5 6 7 8 9 : ; &lt; = &gt; ? @ A B C D E F G H I J K L M N O P Q R S T U V W X Y Z [ \ ] ^ _ ` a b c d e f g h i j k l m n o p q r s t u v w x y z { | } ~ ¤ ¦ § ¬ ° ± ¶ · × ÷ ‐ ‒ – — ‖ • … − ∙ Ꜧ ꜧ Ꜩ ꜩ Ꜫ ꜫ Ꜭ ꜭ Ꜯ ꜯ 󶡚 </text:span><text:span text:style-name="T75">󶡟</text:span><text:span text:style-name="T53"> 󶈀</text:span><text:span text:style-name="T75">󶡟</text:span><text:span text:style-name="T55"> </text:span><text:span text:style-name="T53">󶈁</text:span><text:span text:style-name="T75">󶡟</text:span><text:span text:style-name="T55"> </text:span><text:span text:style-name="T53">󶈂</text:span><text:span text:style-name="T75">󶡟</text:span><text:span text:style-name="T55"> </text:span><text:span text:style-name="T53">󶈃</text:span><text:span text:style-name="T75">󶡟</text:span><text:span text:style-name="T55"> </text:span><text:span text:style-name="T53">󶈄</text:span><text:span text:style-name="T75">󶡟</text:span><text:span text:style-name="T55"> </text:span><text:span text:style-name="T53">󶈅</text:span><text:span text:style-name="T75">󶡟</text:span><text:span text:style-name="T55"> </text:span><text:span text:style-name="T53">󶈆</text:span><text:span text:style-name="T75">󶡟</text:span><text:span text:style-name="T55"> </text:span><text:span text:style-name="T53">󶈇</text:span><text:span text:style-name="T75">󶡟</text:span><text:span text:style-name="T55"> </text:span><text:span text:style-name="T53">󶈈</text:span><text:span text:style-name="T75">󶡟</text:span><text:span text:style-name="T55"> </text:span><text:span text:style-name="T53">󶈉</text:span><text:span text:style-name="T75">󶡟</text:span><text:span text:style-name="T55"> </text:span><text:span text:style-name="T53">󶈊</text:span><text:span text:style-name="T75">󶡟</text:span><text:span text:style-name="T55"> </text:span><text:span text:style-name="T53">󶈋</text:span><text:span text:style-name="T75">󶡟</text:span><text:span text:style-name="T55"> </text:span><text:span text:style-name="T53">󶈌</text:span><text:span text:style-name="T75">󶡟</text:span><text:span text:style-name="T55"> </text:span><text:span text:style-name="T53">󶈍</text:span><text:span text:style-name="T75">󶡟</text:span><text:span text:style-name="T55"> </text:span><text:span text:style-name="T53">󶈎</text:span><text:span text:style-name="T75">󶡟</text:span><text:span text:style-name="T55"> </text:span><text:span text:style-name="T53">󶈏</text:span><text:span text:style-name="T75">󶡟</text:span><text:span text:style-name="T55"> </text:span><text:span text:style-name="T53">󶈐</text:span><text:span text:style-name="T75">󶡟</text:span><text:span text:style-name="T55"> </text:span><text:span text:style-name="T53">󶈑</text:span><text:span text:style-name="T75">󶡟</text:span><text:span text:style-name="T55"> </text:span><text:span text:style-name="T53">󶈒</text:span><text:span text:style-name="T75">󶡟</text:span><text:span text:style-name="T55"> </text:span><text:span text:style-name="T53">󶈓</text:span><text:span text:style-name="T75">󶡟</text:span><text:span text:style-name="T55"> </text:span><text:span text:style-name="T53">󶈔</text:span><text:span text:style-name="T75">󶡟</text:span><text:span text:style-name="T55"> </text:span><text:span text:style-name="T53">󶈕</text:span><text:span text:style-name="T75">󶡟</text:span><text:span text:style-name="T55"> </text:span><text:span text:style-name="T53">󶈖</text:span><text:span text:style-name="T75">󶡟</text:span><text:span text:style-name="T55"> </text:span><text:span text:style-name="T53">󶈗</text:span><text:span text:style-name="T75">󶡟</text:span><text:span text:style-name="T55"> </text:span><text:span text:style-name="T53">󶈘</text:span><text:span text:style-name="T75">󶡟</text:span><text:span text:style-name="T55"> </text:span><text:span text:style-name="T53">󶈙</text:span><text:span text:style-name="T75">󶡟</text:span><text:span text:style-name="T55"> </text:span><text:span text:style-name="T53">󶈚</text:span><text:span text:style-name="T75">󶡟</text:span><text:span text:style-name="T55"> </text:span><text:span text:style-name="T53">󶈛</text:span><text:span text:style-name="T75">󶡟</text:span><text:span text:style-name="T55"> </text:span><text:span text:style-name="T53">󶈜</text:span><text:span text:style-name="T75">󶡟</text:span><text:span text:style-name="T55"> </text:span><text:span text:style-name="T53">󶈝</text:span><text:span text:style-name="T75">󶡟</text:span><text:span text:style-name="T55"> </text:span><text:span text:style-name="T53">󶈞</text:span><text:span text:style-name="T75">󶡟</text:span><text:span text:style-name="T55"> </text:span><text:span text:style-name="T53">󶈟</text:span><text:span text:style-name="T75">󶡟</text:span><text:span text:style-name="T55"> </text:span><text:span text:style-name="T53">󶈠</text:span><text:span text:style-name="T75">󶡟</text:span><text:span text:style-name="T55"> </text:span><text:span text:style-name="T53">󶈡</text:span><text:span text:style-name="T75">󶡟</text:span><text:span text:style-name="T55"> </text:span><text:span text:style-name="T53">󶈢</text:span><text:span text:style-name="T75">󶡟</text:span><text:span text:style-name="T55"> </text:span><text:span text:style-name="T53">󶈣</text:span><text:span text:style-name="T75">󶡟</text:span><text:span text:style-name="T55"> </text:span><text:span text:style-name="T53">󶈤</text:span><text:span text:style-name="T75">󶡟</text:span><text:span text:style-name="T55"> </text:span><text:span text:style-name="T53">󶈥</text:span><text:span text:style-name="T75">󶡟</text:span><text:span text:style-name="T55"> </text:span><text:span text:style-name="T53">󶈦</text:span><text:span text:style-name="T75">󶡟</text:span><text:span text:style-name="T55"> </text:span><text:span text:style-name="T53">󶈧</text:span><text:span text:style-name="T75">󶡟</text:span><text:span text:style-name="T55"> </text:span><text:span text:style-name="T53">󶈨</text:span><text:span text:style-name="T75">󶡟</text:span><text:span text:style-name="T55"> </text:span><text:span text:style-name="T53">󶈩</text:span><text:span text:style-name="T75">󶡟</text:span><text:span text:style-name="T55"> </text:span><text:span text:style-name="T53">󶈪</text:span><text:span text:style-name="T75">󶡟</text:span><text:span text:style-name="T55"> </text:span><text:span text:style-name="T53">󶈫</text:span><text:span text:style-name="T75">󶡟</text:span><text:span text:style-name="T55"> </text:span><text:span text:style-name="T53">󶈬</text:span><text:span text:style-name="T75">󶡟</text:span><text:span text:style-name="T55"> </text:span><text:span text:style-name="T53">󶈭</text:span><text:span text:style-name="T75">󶡟</text:span><text:span text:style-name="T55"> </text:span><text:span text:style-name="T53">󶈮</text:span><text:span text:style-name="T75">󶡟</text:span><text:span text:style-name="T55"> </text:span><text:span text:style-name="T53">󶈯</text:span><text:span text:style-name="T75">󶡟</text:span><text:span text:style-name="T55"> </text:span><text:span text:style-name="T53">󶈰</text:span><text:span text:style-name="T75">󶡟</text:span><text:span text:style-name="T55"> </text:span><text:span text:style-name="T53">󶈱</text:span><text:span text:style-name="T75">󶡟</text:span><text:span text:style-name="T55"> </text:span><text:span text:style-name="T53">󶈲</text:span><text:span text:style-name="T75">󶡟</text:span><text:span text:style-name="T55"> </text:span><text:span text:style-name="T53">󶈳</text:span><text:span text:style-name="T75">󶡟</text:span><text:span text:style-name="T55"> </text:span><text:span text:style-name="T53">󶈴</text:span><text:span text:style-name="T75">󶡟</text:span><text:span text:style-name="T55"> </text:span><text:span text:style-name="T53">󶈵</text:span><text:span text:style-name="T75">󶡟</text:span><text:span text:style-name="T55"> </text:span><text:span text:style-name="T53">󶈶</text:span><text:span text:style-name="T75">󶡟</text:span><text:span text:style-name="T55"> </text:span><text:span text:style-name="T53">󶈷</text:span><text:span text:style-name="T75">󶡟</text:span><text:span text:style-name="T55"> </text:span><text:span text:style-name="T53">󶈸</text:span><text:span text:style-name="T75">󶡟</text:span><text:span text:style-name="T55"> </text:span><text:span text:style-name="T53">󶈹</text:span><text:span text:style-name="T75">󶡟</text:span><text:span text:style-name="T55"> </text:span><text:span text:style-name="T53">󶈺</text:span><text:span text:style-name="T75">󶡟</text:span><text:span text:style-name="T55"> </text:span><text:span text:style-name="T53">󶈻</text:span><text:span text:style-name="T75">󶡟</text:span><text:span text:style-name="T55"> </text:span><text:span text:style-name="T53">󶈼</text:span><text:span text:style-name="T75">󶡟</text:span><text:span text:style-name="T55"> </text:span><text:span text:style-name="T53">󶈽</text:span><text:span text:style-name="T75">󶡟</text:span><text:span text:style-name="T55"> </text:span><text:span text:style-name="T53">󶈾</text:span><text:span text:style-name="T75">󶡟</text:span><text:span text:style-name="T55"> </text:span><text:span text:style-name="T53">󶈿</text:span><text:span text:style-name="T75">󶡟</text:span><text:span text:style-name="T55"> </text:span><text:span text:style-name="T53">󶉀</text:span><text:span text:style-name="T75">󶡟</text:span><text:span text:style-name="T55"> </text:span><text:span text:style-name="T53">󶉁</text:span><text:span text:style-name="T75">󶡟</text:span><text:span text:style-name="T55"> </text:span><text:span text:style-name="T53">󶉂</text:span><text:span text:style-name="T75">󶡟</text:span><text:span text:style-name="T55"> </text:span><text:span text:style-name="T53">󶉃</text:span><text:span text:style-name="T75">󶡟</text:span><text:span text:style-name="T55"> </text:span><text:span text:style-name="T53">󶉄</text:span><text:span text:style-name="T75">󶡟</text:span><text:span text:style-name="T55"> </text:span><text:span text:style-name="T53">󶉅</text:span><text:span text:style-name="T75">󶡟</text:span><text:span text:style-name="T55"> </text:span><text:span text:style-name="T53">󶉆</text:span><text:span text:style-name="T75">󶡟</text:span><text:span text:style-name="T55"> </text:span><text:span text:style-name="T53">󶉇</text:span><text:span text:style-name="T75">󶡟</text:span><text:span text:style-name="T55"> </text:span><text:span text:style-name="T53">󶉈</text:span><text:span text:style-name="T75">󶡟</text:span><text:span text:style-name="T55"> </text:span><text:span text:style-name="T53">󶉉</text:span><text:span text:style-name="T75">󶡟</text:span><text:span text:style-name="T55"> </text:span><text:span text:style-name="T53">󶉊</text:span><text:span text:style-name="T75">󶡟</text:span><text:span text:style-name="T55"> </text:span><text:span text:style-name="T53">󶉋</text:span><text:span text:style-name="T75">󶡟</text:span><text:span text:style-name="T55"> </text:span><text:span text:style-name="T53">󶉌</text:span><text:span text:style-name="T75">󶡟</text:span><text:span text:style-name="T55"> </text:span><text:span text:style-name="T53">󶉍</text:span><text:span text:style-name="T75">󶡟</text:span><text:span text:style-name="T55"> </text:span><text:span text:style-name="T53">󶉎</text:span><text:span text:style-name="T75">󶡟</text:span><text:span text:style-name="T55"> </text:span><text:span text:style-name="T53">󶉏</text:span><text:span text:style-name="T75">󶡟</text:span><text:span text:style-name="T55"> </text:span><text:span text:style-name="T53">󶉐</text:span><text:span text:style-name="T75">󶡟</text:span><text:span text:style-name="T55"> </text:span><text:span text:style-name="T53">󶉑</text:span><text:span text:style-name="T75">󶡟</text:span><text:span text:style-name="T55"> </text:span><text:span text:style-name="T53">󶉒</text:span><text:span text:style-name="T75">󶡟</text:span><text:span text:style-name="T55"> </text:span><text:span text:style-name="T53">󶉓</text:span><text:span text:style-name="T75">󶡟</text:span><text:span text:style-name="T55"> </text:span><text:span text:style-name="T53">󶉔</text:span><text:span text:style-name="T75">󶡟</text:span><text:span text:style-name="T55"> </text:span><text:span text:style-name="T53">󶉕</text:span><text:span text:style-name="T75">󶡟</text:span><text:span text:style-name="T55"> </text:span><text:span text:style-name="T53">󶉖</text:span><text:span text:style-name="T75">󶡟</text:span><text:span text:style-name="T55"> </text:span><text:span text:style-name="T53">󶉗</text:span><text:span text:style-name="T75">󶡟</text:span><text:span text:style-name="T55"> </text:span><text:span text:style-name="T53">󶉘</text:span><text:span text:style-name="T75">󶡟</text:span><text:span text:style-name="T55"> </text:span><text:span text:style-name="T53">󶉙</text:span><text:span text:style-name="T75">󶡟</text:span><text:span text:style-name="T55"> </text:span><text:span text:style-name="T53">󶉚</text:span><text:span text:style-name="T75">󶡟</text:span><text:span text:style-name="T55"> </text:span><text:span text:style-name="T53">󶉛</text:span><text:span text:style-name="T75">󶡟</text:span><text:span text:style-name="T55"> </text:span><text:span text:style-name="T53">󶉜</text:span><text:span text:style-name="T75">󶡟</text:span><text:span text:style-name="T55"> </text:span><text:span text:style-name="T53">󶉝</text:span><text:span text:style-name="T75">󶡟</text:span><text:span text:style-name="T55"> </text:span><text:span text:style-name="T53">󶉞</text:span><text:span text:style-name="T75">󶡟</text:span><text:span text:style-name="T55"> </text:span><text:span text:style-name="T53">󶉟</text:span><text:span text:style-name="T75">󶡟</text:span><text:span text:style-name="T55"> </text:span><text:span text:style-name="T53">󶉠</text:span><text:span text:style-name="T75">󶡟</text:span><text:span text:style-name="T55"> </text:span><text:span text:style-name="T53">󶉡</text:span><text:span text:style-name="T75">󶡟</text:span><text:span text:style-name="T55"> </text:span><text:span text:style-name="T53">󶉢</text:span><text:span text:style-name="T75">󶡟</text:span><text:span text:style-name="T55"> </text:span><text:span text:style-name="T53">󶉣</text:span><text:span text:style-name="T75">󶡟</text:span><text:span text:style-name="T55"> </text:span><text:span text:style-name="T53">󶉤</text:span><text:span text:style-name="T75">󶡟</text:span><text:span text:style-name="T55"> </text:span><text:span text:style-name="T53">󶉥</text:span><text:span text:style-name="T75">󶡟</text:span><text:span text:style-name="T55"> </text:span><text:span text:style-name="T53">󶉦</text:span><text:span text:style-name="T75">󶡟</text:span><text:span text:style-name="T55"> </text:span><text:span text:style-name="T53">󶉧</text:span><text:span text:style-name="T75">󶡟</text:span><text:span text:style-name="T55"> </text:span><text:span text:style-name="T53">󶉨</text:span><text:span text:style-name="T75">󶡟</text:span><text:span text:style-name="T55"> </text:span><text:span text:style-name="T53">󶉩</text:span><text:span text:style-name="T75">󶡟</text:span><text:span text:style-name="T55"> </text:span><text:span text:style-name="T53">󶉪</text:span><text:span text:style-name="T75">󶡟</text:span><text:span text:style-name="T55"> </text:span><text:span text:style-name="T53">󶉫</text:span><text:span text:style-name="T75">󶡟</text:span><text:span text:style-name="T55"> </text:span><text:span text:style-name="T53">󶉬</text:span><text:span text:style-name="T75">󶡟</text:span><text:span text:style-name="T55"> </text:span><text:span text:style-name="T53">󶉭</text:span><text:span text:style-name="T75">󶡟</text:span><text:span text:style-name="T55"> </text:span><text:span text:style-name="T53">󶉮</text:span><text:span text:style-name="T75">󶡟</text:span><text:span text:style-name="T55"> </text:span><text:span text:style-name="T53">󶉯</text:span><text:span text:style-name="T75">󶡟</text:span><text:span text:style-name="T55"> </text:span><text:span text:style-name="T53">󶉰</text:span><text:span text:style-name="T75">󶡟</text:span><text:span text:style-name="T55"> </text:span><text:span text:style-name="T53">󶉱</text:span><text:span text:style-name="T75">󶡟</text:span><text:span text:style-name="T55"> </text:span><text:span text:style-name="T53">󶉲</text:span><text:span text:style-name="T75">󶡟</text:span><text:span text:style-name="T55"> </text:span><text:span text:style-name="T53">󶉳</text:span><text:span text:style-name="T75">󶡟</text:span><text:span text:style-name="T55"> </text:span><text:span text:style-name="T53">󶉴</text:span><text:span text:style-name="T75">󶡟</text:span><text:span text:style-name="T55"> </text:span><text:span text:style-name="T53">󶉵</text:span><text:span text:style-name="T75">󶡟</text:span><text:span text:style-name="T55"> </text:span><text:span text:style-name="T53">󶉶</text:span><text:span text:style-name="T75">󶡟</text:span><text:span text:style-name="T55"> </text:span><text:span text:style-name="T53">󶉷</text:span><text:span text:style-name="T75">󶡟</text:span><text:span text:style-name="T55"> </text:span><text:span text:style-name="T53">󶉸</text:span><text:span text:style-name="T75">󶡟</text:span><text:span text:style-name="T55"> </text:span><text:span text:style-name="T53">󶉹</text:span><text:span text:style-name="T75">󶡟</text:span><text:span text:style-name="T55"> </text:span><text:span text:style-name="T53">󶉺</text:span><text:span text:style-name="T75">󶡟</text:span><text:span text:style-name="T55"> </text:span><text:span text:style-name="T53">󶉻</text:span><text:span text:style-name="T75">󶡟</text:span><text:span text:style-name="T55"> </text:span><text:span text:style-name="T53">󶉼</text:span><text:span text:style-name="T75">󶡟</text:span><text:span text:style-name="T55"> </text:span><text:span text:style-name="T53">󶉽</text:span><text:span text:style-name="T75">󶡟</text:span><text:span text:style-name="T55"> </text:span><text:span text:style-name="T53">󶉾</text:span><text:span text:style-name="T75">󶡟</text:span><text:span text:style-name="T55"> </text:span><text:span text:style-name="T53">󶉿</text:span><text:span text:style-name="T75">󶡟</text:span><text:span text:style-name="T55"> </text:span><text:span text:style-name="T53">󶊀</text:span><text:span text:style-name="T75">󶡟</text:span><text:span text:style-name="T55"> </text:span><text:span text:style-name="T53">󶊁</text:span><text:span text:style-name="T75">󶡟</text:span><text:span text:style-name="T55"> </text:span><text:span text:style-name="T53">󶊂</text:span><text:span text:style-name="T75">󶡟</text:span><text:span text:style-name="T55"> </text:span><text:span text:style-name="T53">󶊃</text:span><text:span text:style-name="T75">󶡟</text:span><text:span text:style-name="T55"> </text:span><text:span text:style-name="T53">󶊄</text:span><text:span text:style-name="T75">󶡟</text:span><text:span text:style-name="T55"> </text:span><text:span text:style-name="T53">󶊅</text:span><text:span text:style-name="T75">󶡟</text:span><text:span text:style-name="T55"> </text:span><text:span text:style-name="T53">󶊆</text:span><text:span text:style-name="T75">󶡟</text:span><text:span text:style-name="T55"> </text:span><text:span text:style-name="T53">󶊇</text:span><text:span text:style-name="T75">󶡟</text:span><text:span text:style-name="T55"> </text:span><text:span text:style-name="T53">󶊈</text:span><text:span text:style-name="T75">󶡟</text:span><text:span text:style-name="T55"> </text:span><text:span text:style-name="T53">󶊉</text:span><text:span text:style-name="T75">󶡟</text:span><text:span text:style-name="T55"> </text:span><text:span text:style-name="T53">󶊊</text:span><text:span text:style-name="T75">󶡟</text:span><text:span text:style-name="T55"> </text:span><text:span text:style-name="T53">󶊋</text:span><text:span text:style-name="T75">󶡟</text:span><text:span text:style-name="T55"> </text:span><text:span text:style-name="T53">󶊌</text:span><text:span text:style-name="T75">󶡟</text:span><text:span text:style-name="T55"> </text:span><text:span text:style-name="T53">󶊍</text:span><text:span text:style-name="T75">󶡟</text:span><text:span text:style-name="T55"> </text:span><text:span text:style-name="T53">󶊎</text:span><text:span text:style-name="T75">󶡟</text:span><text:span text:style-name="T55"> </text:span><text:span text:style-name="T53">󶊏</text:span><text:span text:style-name="T75">󶡟</text:span><text:span text:style-name="T55"> </text:span><text:span text:style-name="T53">󶊐</text:span><text:span text:style-name="T75">󶡟</text:span><text:span text:style-name="T55"> </text:span><text:span text:style-name="T53">󶊑</text:span><text:span text:style-name="T75">󶡟</text:span><text:span text:style-name="T55"> </text:span><text:span text:style-name="T53">󶊒</text:span><text:span text:style-name="T75">󶡟</text:span><text:span text:style-name="T55"> </text:span><text:span text:style-name="T53">󶊓</text:span><text:span text:style-name="T75">󶡟</text:span><text:span text:style-name="T55"> </text:span><text:span text:style-name="T53">󶊔</text:span><text:span text:style-name="T75">󶡟</text:span><text:span text:style-name="T55"> </text:span><text:span text:style-name="T53">󶊕</text:span><text:span text:style-name="T75">󶡟</text:span><text:span text:style-name="T55"> </text:span><text:span text:style-name="T53">󶊖</text:span><text:span text:style-name="T75">󶡟</text:span><text:span text:style-name="T55"> </text:span><text:span text:style-name="T53">󶊗</text:span><text:span text:style-name="T75">󶡟</text:span><text:span text:style-name="T55"> </text:span><text:span text:style-name="T53">󶊘</text:span><text:span text:style-name="T75">󶡟</text:span><text:span text:style-name="T55"> </text:span><text:span text:style-name="T53">󶊙</text:span><text:span text:style-name="T75">󶡟</text:span><text:span text:style-name="T55"> </text:span><text:span text:style-name="T53">󶊚</text:span><text:span text:style-name="T75">󶡟</text:span><text:span text:style-name="T55"> </text:span><text:span text:style-name="T53">󶊛</text:span><text:span text:style-name="T75">󶡟</text:span><text:span text:style-name="T55"> </text:span><text:span text:style-name="T53">󶊜</text:span><text:span text:style-name="T75">󶡟</text:span><text:span text:style-name="T55"> </text:span><text:span text:style-name="T53">󶊝</text:span><text:span text:style-name="T75">󶡟</text:span><text:span text:style-name="T55"> </text:span><text:span text:style-name="T53">󶊞</text:span><text:span text:style-name="T75">󶡟</text:span><text:span text:style-name="T55"> </text:span><text:span text:style-name="T53">󶊟</text:span><text:span text:style-name="T75">󶡟</text:span><text:span text:style-name="T55"> </text:span><text:span text:style-name="T53">󶊠</text:span><text:span text:style-name="T75">󶡟</text:span><text:span text:style-name="T55"> </text:span><text:span text:style-name="T53">󶊡</text:span><text:span text:style-name="T75">󶡟</text:span><text:span text:style-name="T55"> </text:span><text:span text:style-name="T53">󶊢</text:span><text:span text:style-name="T75">󶡟</text:span><text:span text:style-name="T55"> </text:span><text:span text:style-name="T53">󶊣</text:span><text:span text:style-name="T75">󶡟</text:span><text:span text:style-name="T55"> </text:span><text:span text:style-name="T53">󶊤</text:span><text:span text:style-name="T75">󶡟</text:span><text:span text:style-name="T55"> </text:span><text:span text:style-name="T53">󶊥</text:span><text:span text:style-name="T75">󶡟</text:span><text:span text:style-name="T55"> </text:span><text:span text:style-name="T53">󶊦</text:span><text:span text:style-name="T75">󶡟</text:span><text:span text:style-name="T55"> </text:span><text:span text:style-name="T53">󶊧</text:span><text:span text:style-name="T75">󶡟</text:span><text:span text:style-name="T55"> </text:span><text:span text:style-name="T53">󶊨</text:span><text:span text:style-name="T75">󶡟</text:span><text:span text:style-name="T55"> </text:span><text:span text:style-name="T53">󶊩</text:span><text:span text:style-name="T75">󶡟</text:span><text:span text:style-name="T55"> </text:span><text:span text:style-name="T53">󶊪</text:span><text:span text:style-name="T75">󶡟</text:span><text:span text:style-name="T55"> </text:span><text:span text:style-name="T53">󶊫</text:span><text:span text:style-name="T75">󶡟</text:span><text:span text:style-name="T55"> </text:span><text:span text:style-name="T53">󶊬</text:span><text:span text:style-name="T75">󶡟</text:span><text:span text:style-name="T55"> </text:span><text:span text:style-name="T53">󶊭</text:span><text:span text:style-name="T75">󶡟</text:span><text:span text:style-name="T55"> </text:span><text:span text:style-name="T53">󶊮</text:span><text:span text:style-name="T75">󶡟</text:span><text:span text:style-name="T55"> </text:span><text:span text:style-name="T53">󶊯</text:span><text:span text:style-name="T75">󶡟</text:span><text:span text:style-name="T55"> </text:span><text:span text:style-name="T53">󶊰</text:span><text:span text:style-name="T75">󶡟</text:span><text:span text:style-name="T55"> </text:span><text:span text:style-name="T53">󶊱</text:span><text:span text:style-name="T75">󶡟</text:span><text:span text:style-name="T55"> </text:span><text:span text:style-name="T53">󶊲</text:span><text:span text:style-name="T75">󶡟</text:span><text:span text:style-name="T55"> </text:span><text:span text:style-name="T53">󶊳</text:span><text:span text:style-name="T75">󶡟</text:span><text:span text:style-name="T55"> </text:span><text:span text:style-name="T53">󶊴</text:span><text:span text:style-name="T75">󶡟</text:span><text:span text:style-name="T55"> </text:span><text:span text:style-name="T53">󶊵</text:span><text:span text:style-name="T75">󶡟</text:span><text:span text:style-name="T55"> </text:span><text:span text:style-name="T53">󶊶</text:span><text:span text:style-name="T75">󶡟</text:span><text:span text:style-name="T55"> </text:span><text:span text:style-name="T53">󶊷</text:span><text:span text:style-name="T75">󶡟</text:span><text:span text:style-name="T55"> </text:span><text:span text:style-name="T53">󶊸</text:span><text:span text:style-name="T75">󶡟</text:span><text:span text:style-name="T55"> </text:span><text:span text:style-name="T53">󶊹</text:span><text:span text:style-name="T75">󶡟</text:span><text:span text:style-name="T55"> </text:span><text:span text:style-name="T53">󶊺</text:span><text:span text:style-name="T75">󶡟</text:span><text:span text:style-name="T55"> </text:span><text:span text:style-name="T53">󶊻</text:span><text:span text:style-name="T75">󶡟</text:span><text:span text:style-name="T55"> </text:span><text:span text:style-name="T53">󶊼</text:span><text:span text:style-name="T75">󶡟</text:span><text:span text:style-name="T55"> </text:span><text:span text:style-name="T53">󶊽</text:span><text:span text:style-name="T75">󶡟</text:span><text:span text:style-name="T55"> </text:span><text:span text:style-name="T53">󶊾</text:span><text:span text:style-name="T75">󶡟</text:span><text:span text:style-name="T55"> </text:span><text:span text:style-name="T53">󶊿</text:span><text:span text:style-name="T75">󶡟</text:span><text:span text:style-name="T55"> </text:span><text:span text:style-name="T53">󶋀</text:span><text:span text:style-name="T75">󶡟</text:span><text:span text:style-name="T55"> </text:span><text:span text:style-name="T53">󶋁</text:span><text:span text:style-name="T75">󶡟</text:span><text:span text:style-name="T55"> </text:span><text:span text:style-name="T53">󶋂</text:span><text:span text:style-name="T75">󶡟</text:span><text:span text:style-name="T55"> </text:span><text:span text:style-name="T53">󶋃</text:span><text:span text:style-name="T75">󶡟</text:span><text:span text:style-name="T55"> </text:span><text:span text:style-name="T53">󶋄</text:span><text:span text:style-name="T75">󶡟</text:span><text:span text:style-name="T55"> </text:span><text:span text:style-name="T53">󶋅</text:span><text:span text:style-name="T75">󶡟</text:span><text:span text:style-name="T55"> </text:span><text:span text:style-name="T53">󶋆</text:span><text:span text:style-name="T75">󶡟</text:span><text:span text:style-name="T55"> </text:span><text:span text:style-name="T53">󶋇</text:span><text:span text:style-name="T75">󶡟</text:span><text:span text:style-name="T55"> </text:span><text:span text:style-name="T53">󶋈</text:span><text:span text:style-name="T75">󶡟</text:span><text:span text:style-name="T55"> </text:span><text:span text:style-name="T53">󶋉</text:span><text:span text:style-name="T75">󶡟</text:span><text:span text:style-name="T55"> </text:span><text:span text:style-name="T53">󶋊</text:span><text:span text:style-name="T75">󶡟</text:span><text:span text:style-name="T55"> </text:span><text:span text:style-name="T53">󶋋</text:span><text:span text:style-name="T75">󶡟</text:span><text:span text:style-name="T55"> </text:span><text:span text:style-name="T53">󶋌</text:span><text:span text:style-name="T75">󶡟</text:span><text:span text:style-name="T55"> </text:span><text:span text:style-name="T53">󶋍</text:span><text:span text:style-name="T75">󶡟</text:span><text:span text:style-name="T55"> </text:span><text:span text:style-name="T53">󶋎</text:span><text:span text:style-name="T75">󶡟</text:span><text:span text:style-name="T55"> </text:span><text:span text:style-name="T53">󶋏</text:span><text:span text:style-name="T75">󶡟</text:span><text:span text:style-name="T55"> </text:span><text:span text:style-name="T53">󶋐</text:span><text:span text:style-name="T75">󶡟</text:span><text:span text:style-name="T55"> </text:span><text:span text:style-name="T53">󶋑</text:span><text:span text:style-name="T75">󶡟</text:span><text:span text:style-name="T55"> </text:span><text:span text:style-name="T53">󶋒</text:span><text:span text:style-name="T75">󶡟</text:span><text:span text:style-name="T55"> </text:span><text:span text:style-name="T53">󶋓</text:span><text:span text:style-name="T75">󶡟</text:span><text:span text:style-name="T55"> </text:span><text:span text:style-name="T53">󶋔</text:span><text:span text:style-name="T75">󶡟</text:span><text:span text:style-name="T55"> </text:span><text:span text:style-name="T53">󶋕</text:span><text:span text:style-name="T75">󶡟</text:span><text:span text:style-name="T55"> </text:span><text:span text:style-name="T53">󶋖</text:span><text:span text:style-name="T75">󶡟</text:span><text:span text:style-name="T55"> </text:span><text:span text:style-name="T53">󶋗</text:span><text:span text:style-name="T75">󶡟</text:span><text:span text:style-name="T55"> </text:span><text:span text:style-name="T53">󶋘</text:span><text:span text:style-name="T75">󶡟</text:span><text:span text:style-name="T55"> </text:span><text:soft-page-break/><text:span text:style-name="T53">󶋙</text:span><text:span text:style-name="T75">󶡟</text:span><text:span text:style-name="T55"> </text:span><text:span text:style-name="T53">󶋚</text:span><text:span text:style-name="T75">󶡟</text:span><text:span text:style-name="T55"> </text:span><text:span text:style-name="T53">󶋛</text:span><text:span text:style-name="T75">󶡟</text:span><text:span text:style-name="T55"> </text:span><text:span text:style-name="T53">󶋜</text:span><text:span text:style-name="T75">󶡟</text:span><text:span text:style-name="T55"> </text:span><text:span text:style-name="T53">󶋝</text:span><text:span text:style-name="T75">󶡟</text:span><text:span text:style-name="T55"> </text:span><text:span text:style-name="T53">󶋞</text:span><text:span text:style-name="T75">󶡟</text:span><text:span text:style-name="T55"> </text:span><text:span text:style-name="T53">󶋟</text:span><text:span text:style-name="T75">󶡟</text:span><text:span text:style-name="T55"> </text:span><text:span text:style-name="T53">󶋠</text:span><text:span text:style-name="T75">󶡟</text:span><text:span text:style-name="T55"> </text:span><text:span text:style-name="T53">󶋡</text:span><text:span text:style-name="T75">󶡟</text:span><text:span text:style-name="T55"> </text:span><text:span text:style-name="T53">󶋢</text:span><text:span text:style-name="T75">󶡟</text:span><text:span text:style-name="T55"> </text:span><text:span text:style-name="T53">󶋣</text:span><text:span text:style-name="T75">󶡟</text:span><text:span text:style-name="T55"> </text:span><text:span text:style-name="T53">󶋤</text:span><text:span text:style-name="T75">󶡟</text:span><text:span text:style-name="T55"> </text:span><text:span text:style-name="T53">󶋥</text:span><text:span text:style-name="T75">󶡟</text:span><text:span text:style-name="T55"> </text:span><text:span text:style-name="T53">󶋦</text:span><text:span text:style-name="T75">󶡟</text:span><text:span text:style-name="T55"> </text:span><text:span text:style-name="T53">󶋧</text:span><text:span text:style-name="T75">󶡟</text:span><text:span text:style-name="T55"> </text:span><text:span text:style-name="T53">󶋨</text:span><text:span text:style-name="T75">󶡟</text:span><text:span text:style-name="T55"> </text:span><text:span text:style-name="T53">󶋩</text:span><text:span text:style-name="T75">󶡟</text:span><text:span text:style-name="T55"> </text:span><text:span text:style-name="T53">󶋪</text:span><text:span text:style-name="T75">󶡟</text:span><text:span text:style-name="T55"> </text:span><text:span text:style-name="T53">󶋫</text:span><text:span text:style-name="T75">󶡟</text:span><text:span text:style-name="T55"> </text:span><text:span text:style-name="T53">󶋬</text:span><text:span text:style-name="T75">󶡟</text:span><text:span text:style-name="T55"> </text:span><text:span text:style-name="T53">󶋭</text:span><text:span text:style-name="T75">󶡟</text:span><text:span text:style-name="T55"> </text:span><text:span text:style-name="T53">󶋮</text:span><text:span text:style-name="T75">󶡟</text:span><text:span text:style-name="T55"> </text:span><text:span text:style-name="T53">󶋯</text:span><text:span text:style-name="T75">󶡟</text:span><text:span text:style-name="T55"> </text:span><text:span text:style-name="T53">󶋰</text:span><text:span text:style-name="T75">󶡟</text:span><text:span text:style-name="T55"> </text:span><text:span text:style-name="T53">󶋱</text:span><text:span text:style-name="T75">󶡟</text:span><text:span text:style-name="T55"> </text:span><text:span text:style-name="T53">󶋲</text:span><text:span text:style-name="T75">󶡟</text:span><text:span text:style-name="T55"> </text:span><text:span text:style-name="T53">󶋳</text:span><text:span text:style-name="T75">󶡟</text:span><text:span text:style-name="T55"> </text:span><text:span text:style-name="T75">󶡟</text:span><text:span text:style-name="T53">󶋴</text:span><text:span text:style-name="T55"> </text:span><text:span text:style-name="T75">󶡟</text:span><text:span text:style-name="T53">󶋵</text:span><text:span text:style-name="T55"> </text:span><text:span text:style-name="T75">󶡟</text:span><text:span text:style-name="T53">󶋶</text:span><text:span text:style-name="T55"> </text:span><text:span text:style-name="T75">󶡟</text:span><text:span text:style-name="T53">󶋷</text:span><text:span text:style-name="T55"> </text:span><text:span text:style-name="T75">󶡟</text:span><text:span text:style-name="T53">󶋸</text:span><text:span text:style-name="T55"> </text:span><text:span text:style-name="T75">󶡟</text:span><text:span text:style-name="T53">󶋹</text:span><text:span text:style-name="T55"> </text:span><text:span text:style-name="T75">󶡟</text:span><text:span text:style-name="T53">󶋺</text:span><text:span text:style-name="T55"> </text:span><text:span text:style-name="T75">󶡟</text:span><text:span text:style-name="T53">󶋻</text:span><text:span text:style-name="T55"> </text:span><text:span text:style-name="T75">󶡟</text:span><text:span text:style-name="T53">󶋼</text:span><text:span text:style-name="T55"> </text:span><text:span text:style-name="T75">󶡟</text:span><text:span text:style-name="T53">󶋽</text:span><text:span text:style-name="T55"> </text:span><text:span text:style-name="T75">󶡟</text:span><text:span text:style-name="T53">󶋾</text:span><text:span text:style-name="T55"> </text:span><text:span text:style-name="T75">󶡟</text:span><text:span text:style-name="T53">󶋿</text:span><text:span text:style-name="T55"> </text:span><text:span text:style-name="T75">󶡟</text:span><text:span text:style-name="T53">󶌀</text:span><text:span text:style-name="T55"> </text:span><text:span text:style-name="T75">󶡟</text:span><text:span text:style-name="T53">󶌁</text:span><text:span text:style-name="T55"> </text:span><text:span text:style-name="T75">󶡟</text:span><text:span text:style-name="T53">󶌂</text:span><text:span text:style-name="T55"> </text:span><text:span text:style-name="T75">󶡟</text:span><text:span text:style-name="T53">󶌃</text:span><text:span text:style-name="T55"> </text:span><text:span text:style-name="T75">󶡟</text:span><text:span text:style-name="T53">󶌄</text:span><text:span text:style-name="T55"> </text:span><text:span text:style-name="T75">󶡟</text:span><text:span text:style-name="T53">󶌅</text:span><text:span text:style-name="T55"> </text:span><text:span text:style-name="T75">󶡟</text:span><text:span text:style-name="T53">󶌆</text:span><text:span text:style-name="T55"> </text:span><text:span text:style-name="T75">󶡟</text:span><text:span text:style-name="T53">󶌇</text:span><text:span text:style-name="T55"> </text:span><text:span text:style-name="T75">󶡟</text:span><text:span text:style-name="T53">󶌈</text:span><text:span text:style-name="T55"> </text:span><text:span text:style-name="T75">󶡟</text:span><text:span text:style-name="T53">󶌉</text:span><text:span text:style-name="T55"> </text:span><text:span text:style-name="T75">󶡟</text:span><text:span text:style-name="T53">󶌊</text:span><text:span text:style-name="T55"> </text:span><text:span text:style-name="T75">󶡟</text:span><text:span text:style-name="T53">󶌋</text:span><text:span text:style-name="T55"> </text:span><text:span text:style-name="T75">󶡟</text:span><text:span text:style-name="T53">󶌌</text:span><text:span text:style-name="T55"> </text:span><text:span text:style-name="T75">󶡟</text:span><text:span text:style-name="T53">󶌍</text:span><text:span text:style-name="T55"> </text:span><text:span text:style-name="T75">󶡟</text:span><text:span text:style-name="T53">󶌎</text:span><text:span text:style-name="T55"> </text:span><text:span text:style-name="T75">󶡟</text:span><text:span text:style-name="T53">󶌏</text:span><text:span text:style-name="T55"> </text:span><text:span text:style-name="T75">󶡟</text:span><text:span text:style-name="T53">󶌐</text:span><text:span text:style-name="T55"> </text:span><text:span text:style-name="T75">󶡟</text:span><text:span text:style-name="T53">󶌑</text:span><text:span text:style-name="T55"> </text:span><text:span text:style-name="T75">󶡟</text:span><text:span text:style-name="T53">󶌒</text:span><text:span text:style-name="T55"> </text:span><text:span text:style-name="T75">󶡟</text:span><text:span text:style-name="T53">󶌓</text:span><text:span text:style-name="T55"> </text:span><text:span text:style-name="T75">󶡟</text:span><text:span text:style-name="T53">󶌔</text:span><text:span text:style-name="T55"> </text:span><text:span text:style-name="T75">󶡟</text:span><text:span text:style-name="T53">󶌕</text:span><text:span text:style-name="T55"> </text:span><text:span text:style-name="T75">󶡟</text:span><text:span text:style-name="T53">󶌖</text:span><text:span text:style-name="T55"> </text:span><text:span text:style-name="T75">󶡟</text:span><text:span text:style-name="T53">󶌗</text:span><text:span text:style-name="T55"> </text:span><text:span text:style-name="T75">󶡟</text:span><text:span text:style-name="T53">󶌘</text:span><text:span text:style-name="T55"> </text:span><text:span text:style-name="T75">󶡟</text:span><text:span text:style-name="T53">󶌙</text:span><text:span text:style-name="T55"> </text:span><text:span text:style-name="T75">󶡟</text:span><text:span text:style-name="T53">󶌚</text:span><text:span text:style-name="T55"> </text:span><text:span text:style-name="T75">󶡟</text:span><text:span text:style-name="T53">󶌛</text:span><text:span text:style-name="T55"> </text:span><text:span text:style-name="T75">󶡟</text:span><text:span text:style-name="T53">󶌜</text:span><text:span text:style-name="T55"> </text:span><text:span text:style-name="T75">󶡟</text:span><text:span text:style-name="T53">󶌝</text:span><text:span text:style-name="T55"> </text:span><text:span text:style-name="T75">󶡟</text:span><text:span text:style-name="T53">󶌞</text:span><text:span text:style-name="T55"> </text:span><text:span text:style-name="T75">󶡟</text:span><text:span text:style-name="T53">󶌟</text:span><text:span text:style-name="T55"> </text:span><text:span text:style-name="T75">󶡟</text:span><text:span text:style-name="T53">󶌠</text:span><text:span text:style-name="T55"> </text:span><text:span text:style-name="T75">󶡟</text:span><text:span text:style-name="T53">󶌡</text:span><text:span text:style-name="T55"> </text:span><text:span text:style-name="T75">󶡟</text:span><text:span text:style-name="T53">󶌢</text:span><text:span text:style-name="T55"> </text:span><text:span text:style-name="T75">󶡟</text:span><text:span text:style-name="T53">󶌣</text:span><text:span text:style-name="T55"> </text:span><text:span text:style-name="T75">󶡟</text:span><text:span text:style-name="T53">󶌤</text:span><text:span text:style-name="T55"> </text:span><text:span text:style-name="T75">󶡟</text:span><text:span text:style-name="T53">󶌥</text:span><text:span text:style-name="T55"> </text:span><text:span text:style-name="T75">󶡟</text:span><text:span text:style-name="T53">󶌦</text:span><text:span text:style-name="T55"> </text:span><text:span text:style-name="T75">󶡟</text:span><text:span text:style-name="T53">󶌧</text:span><text:span text:style-name="T55"> </text:span><text:span text:style-name="T75">󶡟</text:span><text:span text:style-name="T53">󶌨</text:span><text:span text:style-name="T55"> </text:span><text:span text:style-name="T75">󶡟</text:span><text:span text:style-name="T53">󶌩</text:span><text:span text:style-name="T55"> </text:span><text:span text:style-name="T75">󶡟</text:span><text:span text:style-name="T53">󶌪</text:span><text:span text:style-name="T55"> </text:span><text:span text:style-name="T75">󶡟</text:span><text:span text:style-name="T53">󶌫</text:span><text:span text:style-name="T55"> </text:span><text:span text:style-name="T75">󶡟</text:span><text:span text:style-name="T53">󶌬</text:span><text:span text:style-name="T55"> </text:span><text:span text:style-name="T75">󶡟</text:span><text:span text:style-name="T53">󶌭</text:span><text:span text:style-name="T55"> </text:span><text:span text:style-name="T75">󶡟</text:span><text:span text:style-name="T53">󶌮</text:span><text:span text:style-name="T55"> </text:span><text:span text:style-name="T75">󶡟</text:span><text:span text:style-name="T53">󶌯</text:span><text:span text:style-name="T55"> </text:span><text:span text:style-name="T75">󶡟</text:span><text:span text:style-name="T53">󶌰</text:span><text:span text:style-name="T55"> </text:span><text:span text:style-name="T75">󶡟</text:span><text:span text:style-name="T53">󶌱</text:span><text:span text:style-name="T55"> </text:span><text:span text:style-name="T75">󶡟</text:span><text:span text:style-name="T53">󶌲</text:span><text:span text:style-name="T55"> </text:span><text:span text:style-name="T75">󶡟</text:span><text:span text:style-name="T53">󶌳</text:span><text:span text:style-name="T55"> </text:span><text:span text:style-name="T75">󶡟</text:span><text:span text:style-name="T53">󶌴</text:span><text:span text:style-name="T55"> </text:span><text:span text:style-name="T75">󶡟</text:span><text:span text:style-name="T53">󶌵</text:span><text:span text:style-name="T55"> </text:span><text:span text:style-name="T75">󶡟</text:span><text:span text:style-name="T53">󶌶</text:span><text:span text:style-name="T55"> </text:span><text:span text:style-name="T75">󶡟</text:span><text:span text:style-name="T53">󶌷</text:span><text:span text:style-name="T55"> </text:span><text:span text:style-name="T75">󶡟</text:span><text:span text:style-name="T53">󶌸</text:span><text:span text:style-name="T55"> </text:span><text:span text:style-name="T75">󶡟</text:span><text:span text:style-name="T53">󶌹</text:span><text:span text:style-name="T55"> </text:span><text:span text:style-name="T75">󶡟</text:span><text:span text:style-name="T53">󶌺</text:span><text:span text:style-name="T55"> </text:span><text:span text:style-name="T75">󶡟</text:span><text:span text:style-name="T53">󶌻</text:span><text:span text:style-name="T55"> </text:span><text:span text:style-name="T75">󶡟</text:span><text:span text:style-name="T53">󶌼</text:span><text:span text:style-name="T55"> </text:span><text:span text:style-name="T75">󶡟</text:span><text:span text:style-name="T53">󶌽</text:span><text:span text:style-name="T55"> </text:span><text:span text:style-name="T75">󶡟</text:span><text:span text:style-name="T53">󶌾</text:span><text:span text:style-name="T55"> </text:span><text:span text:style-name="T75">󶡟</text:span><text:span text:style-name="T53">󶌿</text:span><text:span text:style-name="T55"> </text:span><text:span text:style-name="T75">󶡟</text:span><text:span text:style-name="T53">󶍀</text:span><text:span text:style-name="T55"> </text:span><text:span text:style-name="T75">󶡟</text:span><text:span text:style-name="T53">󶍁</text:span><text:span text:style-name="T55"> </text:span><text:span text:style-name="T75">󶡟</text:span><text:span text:style-name="T53">󶍂</text:span><text:span text:style-name="T55"> </text:span><text:span text:style-name="T75">󶡟</text:span><text:span text:style-name="T53">󶍃</text:span><text:span text:style-name="T55"> </text:span><text:span text:style-name="T75">󶡟</text:span><text:span text:style-name="T53">󶍄</text:span><text:span text:style-name="T55"> </text:span><text:span text:style-name="T75">󶡟</text:span><text:span text:style-name="T53">󶍅</text:span><text:span text:style-name="T55"> </text:span><text:span text:style-name="T75">󶡟</text:span><text:span text:style-name="T53">󶍆</text:span><text:span text:style-name="T55"> </text:span><text:span text:style-name="T75">󶡟</text:span><text:span text:style-name="T53">󶍇</text:span><text:span text:style-name="T55"> </text:span><text:span text:style-name="T75">󶡟</text:span><text:span text:style-name="T53">󶍈</text:span><text:span text:style-name="T55"> </text:span><text:span text:style-name="T75">󶡟</text:span><text:span text:style-name="T53">󶍉</text:span><text:span text:style-name="T55"> </text:span><text:span text:style-name="T75">󶡟</text:span><text:span text:style-name="T53">󶍊</text:span><text:span text:style-name="T55"> </text:span><text:span text:style-name="T75">󶡟</text:span><text:span text:style-name="T53">󶍋</text:span><text:span text:style-name="T55"> </text:span><text:span text:style-name="T75">󶡟</text:span><text:span text:style-name="T53">󶍌</text:span><text:span text:style-name="T55"> </text:span><text:span text:style-name="T75">󶡟</text:span><text:span text:style-name="T53">󶍍</text:span><text:span text:style-name="T55"> </text:span><text:span text:style-name="T75">󶡟</text:span><text:span text:style-name="T53">󶍎</text:span><text:span text:style-name="T55"> </text:span><text:span text:style-name="T75">󶡟</text:span><text:span text:style-name="T53">󶍏</text:span><text:span text:style-name="T55"> </text:span><text:span text:style-name="T75">󶡟</text:span><text:span text:style-name="T53">󶍐</text:span><text:span text:style-name="T55"> </text:span><text:span text:style-name="T75">󶡟</text:span><text:span text:style-name="T53">󶍑</text:span><text:span text:style-name="T55"> </text:span><text:span text:style-name="T75">󶡟</text:span><text:span text:style-name="T53">󶍒</text:span><text:span text:style-name="T55"> </text:span><text:span text:style-name="T75">󶡟</text:span><text:span text:style-name="T53">󶍓</text:span><text:span text:style-name="T55"> </text:span><text:span text:style-name="T75">󶡟</text:span><text:span text:style-name="T53">󶍔</text:span><text:span text:style-name="T55"> </text:span><text:span text:style-name="T75">󶡟</text:span><text:span text:style-name="T53">󶍕</text:span><text:span text:style-name="T55"> </text:span><text:span text:style-name="T75">󶡟</text:span><text:span text:style-name="T53">󶍖</text:span><text:span text:style-name="T55"> </text:span><text:span text:style-name="T75">󶡟</text:span><text:span text:style-name="T53">󶍗</text:span><text:span text:style-name="T55"> </text:span><text:span text:style-name="T75">󶡟</text:span><text:span text:style-name="T53">󶍘</text:span><text:span text:style-name="T55"> </text:span><text:span text:style-name="T75">󶡟</text:span><text:span text:style-name="T53">󶍙</text:span><text:span text:style-name="T55"> </text:span><text:span text:style-name="T75">󶡟</text:span><text:span text:style-name="T53">󶍚</text:span><text:span text:style-name="T55"> </text:span><text:span text:style-name="T75">󶡟</text:span><text:span text:style-name="T53">󶍛</text:span><text:span text:style-name="T55"> </text:span><text:span text:style-name="T75">󶡟</text:span><text:span text:style-name="T53">󶍜</text:span><text:span text:style-name="T55"> </text:span><text:span text:style-name="T75">󶡟</text:span><text:span text:style-name="T53">󶍝</text:span><text:span text:style-name="T55"> </text:span><text:span text:style-name="T75">󶡟</text:span><text:span text:style-name="T53">󶍞</text:span><text:span text:style-name="T55"> </text:span><text:span text:style-name="T75">󶡟</text:span><text:span text:style-name="T53">󶍟</text:span><text:span text:style-name="T55"> </text:span><text:span text:style-name="T75">󶡟</text:span><text:span text:style-name="T53">󶍠</text:span><text:span text:style-name="T55"> </text:span><text:span text:style-name="T75">󶡟</text:span><text:span text:style-name="T53">󶍡</text:span><text:span text:style-name="T55"> </text:span><text:span text:style-name="T75">󶡟</text:span><text:span text:style-name="T53">󶍢</text:span><text:span text:style-name="T55"> </text:span><text:span text:style-name="T75">󶡟</text:span><text:span text:style-name="T53">󶍣</text:span><text:span text:style-name="T55"> </text:span><text:span text:style-name="T75">󶡟</text:span><text:span text:style-name="T53">󶍤</text:span><text:span text:style-name="T55"> </text:span><text:span text:style-name="T75">󶡟</text:span><text:span text:style-name="T53">󶍥</text:span><text:span text:style-name="T55"> </text:span><text:span text:style-name="T75">󶡟</text:span><text:span text:style-name="T53">󶍦</text:span><text:span text:style-name="T55"> </text:span><text:span text:style-name="T75">󶡟</text:span><text:span text:style-name="T53">󶍧</text:span><text:span text:style-name="T55"> </text:span><text:span text:style-name="T75">󶡟</text:span><text:span text:style-name="T53">󶍨</text:span><text:span text:style-name="T55"> </text:span><text:span text:style-name="T75">󶡟</text:span><text:span text:style-name="T53">󶍩</text:span><text:span text:style-name="T55"> </text:span><text:span text:style-name="T75">󶡟</text:span><text:span text:style-name="T53">󶍪</text:span><text:span text:style-name="T55"> </text:span><text:span text:style-name="T75">󶡟</text:span><text:span text:style-name="T53">󶍫</text:span><text:span text:style-name="T55"> </text:span><text:span text:style-name="T75">󶡟</text:span><text:span text:style-name="T53">󶍬</text:span><text:span text:style-name="T55"> </text:span><text:span text:style-name="T75">󶡟</text:span><text:span text:style-name="T53">󶍭</text:span><text:span text:style-name="T55"> </text:span><text:span text:style-name="T75">󶡟</text:span><text:span text:style-name="T53">󶍮</text:span><text:span text:style-name="T55"> </text:span><text:span text:style-name="T75">󶡟</text:span><text:span text:style-name="T53">󶍯</text:span><text:span text:style-name="T55"> </text:span><text:span text:style-name="T75">󶡟</text:span><text:span text:style-name="T53">󶍰</text:span><text:span text:style-name="T55"> </text:span><text:span text:style-name="T75">󶡟</text:span><text:span text:style-name="T53">󶍱</text:span><text:span text:style-name="T55"> </text:span><text:span text:style-name="T75">󶡟</text:span><text:span text:style-name="T53">󶍲</text:span><text:span text:style-name="T55"> </text:span><text:span text:style-name="T75">󶡟</text:span><text:span text:style-name="T53">󶍳</text:span><text:span text:style-name="T55"> </text:span><text:span text:style-name="T75">󶡟</text:span><text:span text:style-name="T53">󶍴</text:span><text:span text:style-name="T55"> </text:span><text:span text:style-name="T75">󶡟</text:span><text:span text:style-name="T53">󶍵</text:span><text:span text:style-name="T55"> </text:span><text:span text:style-name="T75">󶡟</text:span><text:span text:style-name="T53">󶍶</text:span><text:span text:style-name="T55"> </text:span><text:span text:style-name="T75">󶡟</text:span><text:span text:style-name="T53">󶍷</text:span><text:span text:style-name="T55"> </text:span><text:span text:style-name="T75">󶡟</text:span><text:span text:style-name="T53">󶍸</text:span><text:span text:style-name="T55"> </text:span><text:span text:style-name="T75">󶡟</text:span><text:span text:style-name="T53">󶍹</text:span><text:span text:style-name="T55"> </text:span><text:span text:style-name="T75">󶡟</text:span><text:span text:style-name="T53">󶍺</text:span><text:span text:style-name="T55"> </text:span><text:span text:style-name="T75">󶡟</text:span><text:span text:style-name="T53">󶍻</text:span><text:span text:style-name="T55"> </text:span><text:span text:style-name="T75">󶡟</text:span><text:span text:style-name="T53">󶍼</text:span><text:span text:style-name="T55"> </text:span><text:span text:style-name="T75">󶡟</text:span><text:span text:style-name="T53">󶍽</text:span><text:span text:style-name="T55"> </text:span><text:span text:style-name="T75">󶡟</text:span><text:span text:style-name="T53">󶍾</text:span><text:span text:style-name="T55"> </text:span><text:span text:style-name="T75">󶡟</text:span><text:span text:style-name="T53">󶍿</text:span><text:span text:style-name="T55"> </text:span><text:span text:style-name="T75">󶡟</text:span><text:span text:style-name="T53">󶎀</text:span><text:span text:style-name="T55"> </text:span><text:span text:style-name="T75">󶡟</text:span><text:span text:style-name="T53">󶎁</text:span><text:span text:style-name="T55"> </text:span><text:span text:style-name="T75">󶡟</text:span><text:span text:style-name="T53">󶎂</text:span><text:span text:style-name="T55"> </text:span><text:span text:style-name="T75">󶡟</text:span><text:span text:style-name="T53">󶎃</text:span><text:span text:style-name="T55"> </text:span><text:span text:style-name="T75">󶡟</text:span><text:span text:style-name="T53">󶎄</text:span><text:span text:style-name="T55"> </text:span><text:span text:style-name="T75">󶡟</text:span><text:span text:style-name="T53">󶎅</text:span><text:span text:style-name="T55"> </text:span><text:span text:style-name="T75">󶡟</text:span><text:span text:style-name="T53">󶎆</text:span><text:span text:style-name="T55"> </text:span><text:span text:style-name="T75">󶡟</text:span><text:span text:style-name="T53">󶎇</text:span><text:span text:style-name="T55"> </text:span><text:span text:style-name="T75">󶡟</text:span><text:span text:style-name="T53">󶎈</text:span><text:span text:style-name="T55"> </text:span><text:span text:style-name="T75">󶡟</text:span><text:span text:style-name="T53">󶎉</text:span><text:span text:style-name="T55"> </text:span><text:span text:style-name="T75">󶡟</text:span><text:span text:style-name="T53">󶎊</text:span><text:span text:style-name="T55"> </text:span><text:span text:style-name="T75">󶡟</text:span><text:span text:style-name="T53">󶎋</text:span><text:span text:style-name="T55"> </text:span><text:span text:style-name="T75">󶡟</text:span><text:span text:style-name="T53">󶎌</text:span><text:span text:style-name="T55"> </text:span><text:span text:style-name="T75">󶡟</text:span><text:span text:style-name="T53">󶎍</text:span><text:span text:style-name="T55"> </text:span><text:span text:style-name="T75">󶡟</text:span><text:span text:style-name="T53">󶎎</text:span><text:span text:style-name="T55"> </text:span><text:span text:style-name="T75">󶡟</text:span><text:span text:style-name="T53">󶎏</text:span><text:span text:style-name="T55"> </text:span><text:span text:style-name="T75">󶡟</text:span><text:span text:style-name="T53">󶎐</text:span><text:span text:style-name="T55"> </text:span><text:span text:style-name="T75">󶡟</text:span><text:span text:style-name="T53">󶎑</text:span><text:span text:style-name="T55"> </text:span><text:span text:style-name="T75">󶡟</text:span><text:span text:style-name="T53">󶎒</text:span><text:span text:style-name="T55"> </text:span><text:span text:style-name="T75">󶡟</text:span><text:span text:style-name="T53">󶎓</text:span><text:span text:style-name="T55"> </text:span><text:span text:style-name="T75">󶡟</text:span><text:span text:style-name="T53">󶎔</text:span><text:span text:style-name="T55"> </text:span><text:span text:style-name="T75">󶡟</text:span><text:span text:style-name="T53">󶎕</text:span><text:span text:style-name="T55"> </text:span><text:span text:style-name="T75">󶡟</text:span><text:span text:style-name="T53">󶎖</text:span><text:span text:style-name="T55"> </text:span><text:span text:style-name="T75">󶡟</text:span><text:span text:style-name="T53">󶎗</text:span><text:span text:style-name="T55"> </text:span><text:span text:style-name="T75">󶡟</text:span><text:span text:style-name="T53">󶎘</text:span><text:span text:style-name="T55"> </text:span><text:span text:style-name="T75">󶡟</text:span><text:span text:style-name="T53">󶎙</text:span><text:span text:style-name="T55"> </text:span><text:span text:style-name="T75">󶡟</text:span><text:span text:style-name="T53">󶎚</text:span><text:span text:style-name="T55"> </text:span><text:span text:style-name="T75">󶡟</text:span><text:span text:style-name="T53">󶎛</text:span><text:span text:style-name="T55"> </text:span><text:span text:style-name="T75">󶡟</text:span><text:span text:style-name="T53">󶎜</text:span><text:span text:style-name="T55"> </text:span><text:span text:style-name="T75">󶡟</text:span><text:span text:style-name="T53">󶎝</text:span><text:span text:style-name="T55"> </text:span><text:span text:style-name="T75">󶡟</text:span><text:span text:style-name="T53">󶎞</text:span><text:span text:style-name="T55"> </text:span><text:span text:style-name="T75">󶡟</text:span><text:span text:style-name="T53">󶎟</text:span><text:span text:style-name="T55"> </text:span><text:span text:style-name="T75">󶡟</text:span><text:span text:style-name="T53">󶎠</text:span><text:span text:style-name="T55"> </text:span><text:span text:style-name="T75">󶡟</text:span><text:span text:style-name="T53">󶎡</text:span><text:span text:style-name="T55"> </text:span><text:span text:style-name="T75">󶡟</text:span><text:span text:style-name="T53">󶎢</text:span><text:span text:style-name="T55"> </text:span><text:span text:style-name="T75">󶡟</text:span><text:span text:style-name="T53">󶎣</text:span><text:span text:style-name="T55"> </text:span><text:span text:style-name="T75">󶡟</text:span><text:span text:style-name="T53">󶎤</text:span><text:span text:style-name="T55"> </text:span><text:span text:style-name="T75">󶡟</text:span><text:span text:style-name="T53">󶎥</text:span><text:span text:style-name="T55"> </text:span><text:span text:style-name="T75">󶡟</text:span><text:span text:style-name="T53">󶎦</text:span><text:span text:style-name="T55"> </text:span><text:span text:style-name="T75">󶡟</text:span><text:span text:style-name="T53">󶎧</text:span><text:span text:style-name="T55"> </text:span><text:span text:style-name="T75">󶡟</text:span><text:span text:style-name="T53">󶎨</text:span><text:span text:style-name="T55"> </text:span><text:span text:style-name="T75">󶡟</text:span><text:span text:style-name="T53">󶎩</text:span><text:span text:style-name="T55"> </text:span><text:span text:style-name="T75">󶡟</text:span><text:span text:style-name="T53">󶎪</text:span><text:span text:style-name="T55"> </text:span><text:span text:style-name="T75">󶡟</text:span><text:span text:style-name="T53">󶎫</text:span><text:span text:style-name="T55"> </text:span><text:span text:style-name="T75">󶡟</text:span><text:span text:style-name="T53">󶎬</text:span><text:span text:style-name="T55"> </text:span><text:span text:style-name="T75">󶡟</text:span><text:span text:style-name="T53">󶎭</text:span><text:span text:style-name="T55"> </text:span><text:span text:style-name="T75">󶡟</text:span><text:span text:style-name="T53">󶎮</text:span><text:span text:style-name="T55"> </text:span><text:span text:style-name="T75">󶡟</text:span><text:span text:style-name="T53">󶎯</text:span><text:span text:style-name="T55"> </text:span><text:span text:style-name="T75">󶡟</text:span><text:span text:style-name="T53">󶎰</text:span><text:span text:style-name="T55"> </text:span><text:span text:style-name="T75">󶡟</text:span><text:span text:style-name="T53">󶎱</text:span><text:span text:style-name="T55"> </text:span><text:span text:style-name="T75">󶡟</text:span><text:span text:style-name="T53">󶎲</text:span><text:span text:style-name="T55"> </text:span><text:span text:style-name="T75">󶡟</text:span><text:span text:style-name="T53">󶎳</text:span><text:span text:style-name="T55"> </text:span><text:span text:style-name="T75">󶡟</text:span><text:span text:style-name="T53">󶎴</text:span><text:span text:style-name="T55"> </text:span><text:span text:style-name="T75">󶡟</text:span><text:span text:style-name="T53">󶎵</text:span><text:span text:style-name="T55"> </text:span><text:span text:style-name="T75">󶡟</text:span><text:span text:style-name="T53">󶎶</text:span><text:span text:style-name="T55"> </text:span><text:span text:style-name="T75">󶡟</text:span><text:span text:style-name="T53">󶎷</text:span><text:span text:style-name="T55"> </text:span><text:span text:style-name="T75">󶡟</text:span><text:span text:style-name="T53">󶎸</text:span><text:span text:style-name="T55"> </text:span><text:span text:style-name="T75">󶡟</text:span><text:span text:style-name="T53">󶎹</text:span><text:span text:style-name="T55"> </text:span><text:span text:style-name="T75">󶡟</text:span><text:span text:style-name="T53">󶎺</text:span><text:span text:style-name="T55"> </text:span><text:span text:style-name="T75">󶡟</text:span><text:span text:style-name="T53">󶎻</text:span><text:span text:style-name="T55"> </text:span><text:span text:style-name="T75">󶡟</text:span><text:span text:style-name="T53">󶎼</text:span><text:span text:style-name="T55"> </text:span><text:span text:style-name="T75">󶡟</text:span><text:span text:style-name="T53">󶎽</text:span><text:span text:style-name="T55"> </text:span><text:span text:style-name="T75">󶡟</text:span><text:span text:style-name="T53">󶎾</text:span><text:span text:style-name="T55"> </text:span><text:span text:style-name="T75">󶡟</text:span><text:span text:style-name="T53">󶎿</text:span><text:span text:style-name="T55"> </text:span><text:span text:style-name="T75">󶡟</text:span><text:span text:style-name="T53">󶏀</text:span><text:span text:style-name="T55"> </text:span><text:span text:style-name="T75">󶡟</text:span><text:span text:style-name="T53">󶏁</text:span><text:span text:style-name="T55"> </text:span><text:span text:style-name="T75">󶡟</text:span><text:span text:style-name="T53">󶏂</text:span><text:span text:style-name="T55"> </text:span><text:span text:style-name="T75">󶡟</text:span><text:span text:style-name="T53">󶏃</text:span><text:span text:style-name="T55"> </text:span><text:span text:style-name="T75">󶡟</text:span><text:span text:style-name="T53">󶏄</text:span><text:span text:style-name="T55"> </text:span><text:span text:style-name="T75">󶡟</text:span><text:span text:style-name="T53">󶏅</text:span><text:span text:style-name="T55"> </text:span><text:span text:style-name="T75">󶡟</text:span><text:span text:style-name="T53">󶏆</text:span><text:span text:style-name="T55"> </text:span><text:span text:style-name="T75">󶡟</text:span><text:span text:style-name="T53">󶏇</text:span><text:span text:style-name="T55"> </text:span><text:span text:style-name="T75">󶡟</text:span><text:span text:style-name="T53">󶏈</text:span><text:span text:style-name="T55"> </text:span><text:span text:style-name="T75">󶡟</text:span><text:span text:style-name="T53">󶏉</text:span><text:span text:style-name="T55"> </text:span><text:span text:style-name="T75">󶡟</text:span><text:span text:style-name="T53">󶏊</text:span><text:span text:style-name="T55"> </text:span><text:span text:style-name="T75">󶡟</text:span><text:span text:style-name="T53">󶏋</text:span><text:span text:style-name="T55"> </text:span><text:span text:style-name="T75">󶡟</text:span><text:span text:style-name="T53">󶏌</text:span><text:span text:style-name="T55"> </text:span><text:span text:style-name="T75">󶡟</text:span><text:span text:style-name="T53">󶏍</text:span><text:span text:style-name="T55"> </text:span><text:span text:style-name="T75">󶡟</text:span><text:span text:style-name="T53">󶏎</text:span><text:span text:style-name="T55"> </text:span><text:span text:style-name="T75">󶡟</text:span><text:span text:style-name="T53">󶏏</text:span><text:span text:style-name="T55"> </text:span><text:span text:style-name="T75">󶡟</text:span><text:span text:style-name="T53">󶏐</text:span><text:span text:style-name="T55"> </text:span><text:span text:style-name="T75">󶡟</text:span><text:span text:style-name="T53">󶏑</text:span><text:span text:style-name="T55"> </text:span><text:span text:style-name="T75">󶡟</text:span><text:span text:style-name="T53">󶏒</text:span><text:span text:style-name="T55"> </text:span><text:span text:style-name="T75">󶡟</text:span><text:span text:style-name="T53">󶏓</text:span><text:span text:style-name="T55"> </text:span><text:span text:style-name="T75">󶡟</text:span><text:span text:style-name="T53">󶏔</text:span><text:span text:style-name="T55"> </text:span><text:span text:style-name="T75">󶡟</text:span><text:span text:style-name="T53">󶏕</text:span><text:span text:style-name="T55"> </text:span><text:span text:style-name="T75">󶡟</text:span><text:span text:style-name="T53">󶏖</text:span><text:span text:style-name="T55"> </text:span><text:span text:style-name="T75">󶡟</text:span><text:span text:style-name="T53">󶏗</text:span><text:span text:style-name="T55"> </text:span><text:span text:style-name="T75">󶡟</text:span><text:span text:style-name="T53">󶏘</text:span><text:span text:style-name="T55"> </text:span><text:span text:style-name="T75">󶡟</text:span><text:span text:style-name="T53">󶏙</text:span><text:span text:style-name="T55"> </text:span><text:span text:style-name="T75">󶡟</text:span><text:span text:style-name="T53">󶏚</text:span><text:span text:style-name="T55"> </text:span><text:span text:style-name="T75">󶡟</text:span><text:span text:style-name="T53">󶏛</text:span><text:span text:style-name="T55"> </text:span><text:span text:style-name="T75">󶡟</text:span><text:span text:style-name="T53">󶏜</text:span><text:span text:style-name="T55"> </text:span><text:span text:style-name="T75">󶡟</text:span><text:span text:style-name="T53">󶏝</text:span><text:span text:style-name="T55"> </text:span><text:span text:style-name="T75">󶡟</text:span><text:span text:style-name="T53">󶏞</text:span><text:span text:style-name="T55"> </text:span><text:span text:style-name="T75">󶡟</text:span><text:span text:style-name="T53">󶏟</text:span><text:span text:style-name="T55"> </text:span><text:span text:style-name="T75">󶡟</text:span><text:span text:style-name="T53">󶏠</text:span><text:span text:style-name="T55"> </text:span><text:span text:style-name="T75">󶡟</text:span><text:span text:style-name="T53">󶏡</text:span><text:span text:style-name="T55"> </text:span><text:span text:style-name="T75">󶡟</text:span><text:span text:style-name="T53">󶏢</text:span><text:span text:style-name="T55"> </text:span><text:span text:style-name="T75">󶡟</text:span><text:span text:style-name="T53">󶏣</text:span><text:span text:style-name="T55"> </text:span><text:span text:style-name="T75">󶡟</text:span><text:span text:style-name="T53">󶏤</text:span><text:span text:style-name="T55"> </text:span><text:span text:style-name="T75">󶡟</text:span><text:span text:style-name="T53">󶏥</text:span><text:span text:style-name="T55"> </text:span><text:span text:style-name="T75">󶡟</text:span><text:span text:style-name="T53">󶏦</text:span><text:span text:style-name="T55"> </text:span><text:span text:style-name="T75">󶡟</text:span><text:span text:style-name="T53">󶏧</text:span><text:span text:style-name="T55"> </text:span><text:span text:style-name="T75">󶡟</text:span><text:span text:style-name="T53">󶏨</text:span><text:span text:style-name="T55"> </text:span><text:span text:style-name="T75">󶡟</text:span><text:span text:style-name="T53">󶏩</text:span><text:span text:style-name="T55"> </text:span><text:span text:style-name="T75">󶡟</text:span><text:span text:style-name="T53">󶏪</text:span><text:span text:style-name="T55"> </text:span><text:span text:style-name="T75">󶡟</text:span><text:span text:style-name="T53">󶏫</text:span><text:span text:style-name="T55"> </text:span><text:span text:style-name="T75">󶡟</text:span><text:span text:style-name="T53">󶏬</text:span><text:span text:style-name="T55"> </text:span><text:span text:style-name="T75">󶡟</text:span><text:span text:style-name="T53">󶏭</text:span><text:span text:style-name="T55"> </text:span><text:span text:style-name="T75">󶡟</text:span><text:span text:style-name="T53">󶏮</text:span><text:span text:style-name="T55"> </text:span><text:span text:style-name="T75">󶡟</text:span><text:span text:style-name="T53">󶏯</text:span><text:span text:style-name="T55"> </text:span><text:span text:style-name="T75">󶡟</text:span><text:span text:style-name="T53">󶏰</text:span><text:span text:style-name="T55"> </text:span><text:span text:style-name="T75">󶡟</text:span><text:span text:style-name="T53">󶏱</text:span><text:span text:style-name="T55"> </text:span><text:span text:style-name="T75">󶡟</text:span><text:span text:style-name="T53">󶏲</text:span><text:span text:style-name="T55"> </text:span><text:span text:style-name="T75">󶡟</text:span><text:span text:style-name="T53">󶏳</text:span><text:span text:style-name="T55"> </text:span><text:span text:style-name="T75">󶡟</text:span><text:span text:style-name="T53">󶏴</text:span><text:span text:style-name="T55"> </text:span><text:span text:style-name="T75">󶡟</text:span><text:span text:style-name="T53">󶏵</text:span><text:span text:style-name="T55"> </text:span><text:span text:style-name="T75">󶡟</text:span><text:span text:style-name="T53">󶏶</text:span><text:span text:style-name="T55"> </text:span><text:span text:style-name="T75">󶡟</text:span><text:span text:style-name="T53">󶏷</text:span><text:span text:style-name="T55"> </text:span><text:span text:style-name="T75">󶡟</text:span><text:span text:style-name="T53">󶏸</text:span><text:span text:style-name="T55"> </text:span><text:span text:style-name="T75">󶡟</text:span><text:span text:style-name="T53">󶏹</text:span><text:span text:style-name="T55"> </text:span><text:span text:style-name="T75">󶡟</text:span><text:span text:style-name="T53">󶏺</text:span><text:span text:style-name="T55"> </text:span><text:span text:style-name="T75">󶡟</text:span><text:span text:style-name="T53">󶏻</text:span><text:span text:style-name="T55"> </text:span><text:span text:style-name="T75">󶡟</text:span><text:span text:style-name="T53">󶏼</text:span><text:span text:style-name="T55"> </text:span><text:span text:style-name="T75">󶡟</text:span><text:span text:style-name="T53">󶏽</text:span><text:span text:style-name="T55"> </text:span><text:span text:style-name="T75">󶡟</text:span><text:span text:style-name="T53">󶏾</text:span><text:span text:style-name="T55"> </text:span><text:span text:style-name="T75">󶡟</text:span><text:span text:style-name="T53">󶏿</text:span><text:span text:style-name="T55"> </text:span><text:span text:style-name="T75">󶡟</text:span><text:span text:style-name="T53">󶐀</text:span><text:span text:style-name="T55"> </text:span><text:span text:style-name="T75">󶡟</text:span><text:span text:style-name="T53">󶐁</text:span><text:span text:style-name="T55"> </text:span><text:span text:style-name="T75">󶡟</text:span><text:span text:style-name="T53">󶐂</text:span><text:span text:style-name="T55"> </text:span><text:span text:style-name="T75">󶡟</text:span><text:span text:style-name="T53">󶐃</text:span><text:span text:style-name="T55"> </text:span><text:span text:style-name="T75">󶡟</text:span><text:span text:style-name="T53">󶐄</text:span><text:span text:style-name="T55"> </text:span><text:span text:style-name="T75">󶡟</text:span><text:span text:style-name="T53">󶐅</text:span><text:span text:style-name="T55"> </text:span><text:span text:style-name="T75">󶡟</text:span><text:span text:style-name="T53">󶐆</text:span><text:span text:style-name="T55"> </text:span><text:span text:style-name="T75">󶡟</text:span><text:span text:style-name="T53">󶐇</text:span><text:span text:style-name="T55"> </text:span><text:span text:style-name="T75">󶡟</text:span><text:span text:style-name="T53">󶐈</text:span><text:span text:style-name="T55"> </text:span><text:span text:style-name="T75">󶡟</text:span><text:span text:style-name="T53">󶐉</text:span><text:span text:style-name="T55"> </text:span><text:span text:style-name="T75">󶡟</text:span><text:span text:style-name="T53">󶐊</text:span><text:span text:style-name="T55"> </text:span><text:span text:style-name="T75">󶡟</text:span><text:span text:style-name="T53">󶐋</text:span><text:span text:style-name="T55"> </text:span><text:span text:style-name="T75">󶡟</text:span><text:span text:style-name="T53">󶐌</text:span><text:span text:style-name="T55"> </text:span><text:span text:style-name="T75">󶡟</text:span><text:span text:style-name="T53">󶐍</text:span><text:span text:style-name="T55"> </text:span><text:span text:style-name="T75">󶡟</text:span><text:span text:style-name="T53">󶐎</text:span><text:span text:style-name="T55"> </text:span><text:span text:style-name="T75">󶡟</text:span><text:span text:style-name="T53">󶐏</text:span><text:span text:style-name="T55"> </text:span><text:span text:style-name="T75">󶡟</text:span><text:span text:style-name="T53">󶐐</text:span><text:span text:style-name="T55"> </text:span><text:span text:style-name="T75">󶡟</text:span><text:span text:style-name="T53">󶐑</text:span><text:span text:style-name="T55"> </text:span><text:span text:style-name="T75">󶡟</text:span><text:span text:style-name="T53">󶐒</text:span><text:span text:style-name="T55"> </text:span><text:span text:style-name="T75">󶡟</text:span><text:span text:style-name="T53">󶐓</text:span><text:span text:style-name="T55"> </text:span><text:span text:style-name="T75">󶡟</text:span><text:span text:style-name="T53">󶐔</text:span><text:span text:style-name="T55"> </text:span><text:span text:style-name="T75">󶡟</text:span><text:span text:style-name="T53">󶐕</text:span><text:span text:style-name="T55"> </text:span><text:span text:style-name="T75">󶡟</text:span><text:span text:style-name="T53">󶐖</text:span><text:span text:style-name="T55"> </text:span><text:span text:style-name="T75">󶡟</text:span><text:span text:style-name="T53">󶐗</text:span><text:span text:style-name="T55"> </text:span><text:span text:style-name="T75">󶡟</text:span><text:span text:style-name="T53">󶐘</text:span><text:span text:style-name="T55"> </text:span><text:span text:style-name="T75">󶡟</text:span><text:span text:style-name="T53">󶐙</text:span><text:span text:style-name="T55"> </text:span><text:span text:style-name="T75">󶡟</text:span><text:span text:style-name="T53">󶐚</text:span><text:span text:style-name="T55"> </text:span><text:span text:style-name="T75">󶡟</text:span><text:span text:style-name="T53">󶐛</text:span><text:span text:style-name="T55"> </text:span><text:span text:style-name="T75">󶡟</text:span><text:span text:style-name="T53">󶐜</text:span><text:span text:style-name="T55"> </text:span><text:span text:style-name="T75">󶡟</text:span><text:span text:style-name="T53">󶐝</text:span><text:span text:style-name="T55"> </text:span><text:span text:style-name="T75">󶡟</text:span><text:span text:style-name="T53">󶐞</text:span><text:span text:style-name="T55"> </text:span><text:span text:style-name="T75">󶡟</text:span><text:span text:style-name="T53">󶐟</text:span><text:span text:style-name="T55"> </text:span><text:span text:style-name="T75">󶡟</text:span><text:span text:style-name="T53">󶐠</text:span><text:span text:style-name="T55"> </text:span><text:span text:style-name="T75">󶡟</text:span><text:span text:style-name="T53">󶐡</text:span><text:span text:style-name="T55"> </text:span><text:span text:style-name="T75">󶡟</text:span><text:span text:style-name="T53">󶐢</text:span><text:span text:style-name="T55"> </text:span><text:span text:style-name="T75">󶡟</text:span><text:span text:style-name="T53">󶐣</text:span><text:span text:style-name="T55"> </text:span><text:span text:style-name="T75">󶡟</text:span><text:span text:style-name="T53">󶐤</text:span><text:span text:style-name="T55"> </text:span><text:span text:style-name="T75">󶡟</text:span><text:span text:style-name="T53">󶐥</text:span><text:span text:style-name="T55"> </text:span><text:span text:style-name="T75">󶡟</text:span><text:span text:style-name="T53">󶐦</text:span><text:span text:style-name="T55"> </text:span><text:span text:style-name="T75">󶡟</text:span><text:span text:style-name="T53">󶐧</text:span><text:span text:style-name="T55"> </text:span><text:span text:style-name="T75">󶡟</text:span><text:span text:style-name="T53">󶐨</text:span><text:span text:style-name="T55"> </text:span><text:span text:style-name="T75">󶡟</text:span><text:span text:style-name="T53">󶐩</text:span><text:span text:style-name="T55"> </text:span><text:span text:style-name="T75">󶡟</text:span><text:span text:style-name="T53">󶐪</text:span><text:span text:style-name="T55"> </text:span><text:span text:style-name="T75">󶡟</text:span><text:span text:style-name="T53">󶐫</text:span><text:span text:style-name="T55"> </text:span><text:span text:style-name="T75">󶡟</text:span><text:span text:style-name="T53">󶐬</text:span><text:span text:style-name="T55"> </text:span><text:span text:style-name="T75">󶡟</text:span><text:span text:style-name="T53">󶐭</text:span><text:span text:style-name="T55"> </text:span><text:span text:style-name="T75">󶡟</text:span><text:span text:style-name="T53">󶐮</text:span><text:span text:style-name="T55"> </text:span><text:span text:style-name="T75">󶡟</text:span><text:span text:style-name="T53">󶐯</text:span><text:span text:style-name="T55"> </text:span><text:span text:style-name="T75">󶡟</text:span><text:span text:style-name="T53">󶐰</text:span><text:span text:style-name="T55"> </text:span><text:span text:style-name="T75">󶡟</text:span><text:span text:style-name="T53">󶐱</text:span><text:span text:style-name="T55"> </text:span><text:span text:style-name="T75">󶡟</text:span><text:span text:style-name="T53">󶐲</text:span><text:span text:style-name="T55"> </text:span><text:span text:style-name="T75">󶡟</text:span><text:span text:style-name="T53">󶐳</text:span><text:span text:style-name="T55"> </text:span><text:span text:style-name="T75">󶡟</text:span><text:span text:style-name="T53">󶐴</text:span><text:span text:style-name="T55"> </text:span><text:span text:style-name="T75">󶡟</text:span><text:span text:style-name="T53">󶐵</text:span><text:span text:style-name="T55"> </text:span><text:span text:style-name="T75">󶡟</text:span><text:span text:style-name="T53">󶐶</text:span><text:span text:style-name="T55"> </text:span><text:span text:style-name="T75">󶡟</text:span><text:span text:style-name="T53">󶐷</text:span><text:span text:style-name="T55"> </text:span><text:span text:style-name="T75">󶡟</text:span><text:span text:style-name="T53">󶐸</text:span><text:span text:style-name="T55"> </text:span><text:span text:style-name="T75">󶡟</text:span><text:span text:style-name="T53">󶐹</text:span><text:span text:style-name="T55"> </text:span><text:span text:style-name="T75">󶡟</text:span><text:span text:style-name="T53">󶐺</text:span><text:span text:style-name="T55"> </text:span><text:span text:style-name="T75">󶡟</text:span><text:span text:style-name="T53">󶐻</text:span><text:span text:style-name="T55"> </text:span><text:span text:style-name="T75">󶡟</text:span><text:span text:style-name="T53">󶐼</text:span><text:span text:style-name="T55"> </text:span><text:span text:style-name="T75">󶡟</text:span><text:span text:style-name="T53">󶐽</text:span><text:span text:style-name="T55"> </text:span><text:span text:style-name="T75">󶡟</text:span><text:span text:style-name="T53">󶐾</text:span><text:span text:style-name="T55"> </text:span><text:span text:style-name="T75">󶡟</text:span><text:span text:style-name="T53">󶐿</text:span><text:span text:style-name="T55"> </text:span><text:span text:style-name="T75">󶡟</text:span><text:span text:style-name="T53">󶑀</text:span><text:span text:style-name="T55"> </text:span><text:span text:style-name="T75">󶡟</text:span><text:span text:style-name="T53">󶑁</text:span><text:span text:style-name="T55"> </text:span><text:span text:style-name="T75">󶡟</text:span><text:span text:style-name="T53">󶑂</text:span><text:span text:style-name="T55"> </text:span><text:span text:style-name="T75">󶡟</text:span><text:span text:style-name="T53">󶑃</text:span><text:span text:style-name="T55"> </text:span><text:span text:style-name="T75">󶡟</text:span><text:span text:style-name="T53">󶑄</text:span><text:span text:style-name="T55"> </text:span><text:span text:style-name="T75">󶡟</text:span><text:span text:style-name="T53">󶑅</text:span><text:span text:style-name="T55"> </text:span><text:span text:style-name="T75">󶡟</text:span><text:span text:style-name="T53">󶑆</text:span><text:span text:style-name="T55"> </text:span><text:span text:style-name="T75">󶡟</text:span><text:span text:style-name="T53">󶑇</text:span><text:span text:style-name="T55"> </text:span><text:span text:style-name="T75">󶡟</text:span><text:span text:style-name="T53">󶑈</text:span><text:span text:style-name="T55"> </text:span><text:span text:style-name="T75">󶡟</text:span><text:span text:style-name="T53">󶑉</text:span><text:span text:style-name="T55"> </text:span><text:span text:style-name="T75">󶡟</text:span><text:span text:style-name="T53">󶑊</text:span><text:span text:style-name="T55"> </text:span><text:span text:style-name="T75">󶡟</text:span><text:span text:style-name="T53">󶑋</text:span><text:span text:style-name="T55"> </text:span><text:span text:style-name="T75">󶡟</text:span><text:span text:style-name="T53">󶑌</text:span><text:span text:style-name="T55"> </text:span><text:span text:style-name="T75">󶡟</text:span><text:span text:style-name="T53">󶑍</text:span><text:span text:style-name="T55"> </text:span><text:span text:style-name="T75">󶡟</text:span><text:span text:style-name="T53">󶑎</text:span><text:span text:style-name="T55"> </text:span><text:span text:style-name="T75">󶡟</text:span><text:span text:style-name="T53">󶑏</text:span><text:span text:style-name="T55"> </text:span><text:span text:style-name="T75">󶡟</text:span><text:span text:style-name="T53">󶑐</text:span><text:span text:style-name="T55"> </text:span><text:span text:style-name="T75">󶡟</text:span><text:span text:style-name="T53">󶑑</text:span><text:span text:style-name="T55"> </text:span><text:span text:style-name="T75">󶡟</text:span><text:span text:style-name="T53">󶑒</text:span><text:span text:style-name="T55"> </text:span><text:span text:style-name="T75">󶡟</text:span><text:span text:style-name="T53">󶑓</text:span><text:span text:style-name="T55"> </text:span><text:span text:style-name="T75">󶡟</text:span><text:span text:style-name="T53">󶑔</text:span><text:span text:style-name="T55"> </text:span><text:span text:style-name="T75">󶡟</text:span><text:span text:style-name="T53">󶑕</text:span><text:span text:style-name="T55"> </text:span><text:span text:style-name="T75">󶡟</text:span><text:span text:style-name="T53">󶑖</text:span><text:span text:style-name="T55"> </text:span><text:span text:style-name="T75">󶡟</text:span><text:span text:style-name="T53">󶑗</text:span><text:span text:style-name="T55"> </text:span><text:span text:style-name="T75">󶡟</text:span><text:span text:style-name="T53">󶑘</text:span><text:span text:style-name="T55"> </text:span><text:span text:style-name="T75">󶡟</text:span><text:span text:style-name="T53">󶑙</text:span><text:span text:style-name="T55"> </text:span><text:span text:style-name="T75">󶡟</text:span><text:span text:style-name="T53">󶑚</text:span><text:span text:style-name="T55"> </text:span><text:span text:style-name="T75">󶡟</text:span><text:span text:style-name="T53">󶑛</text:span><text:span text:style-name="T55"> </text:span><text:span text:style-name="T75">󶡟</text:span><text:span text:style-name="T53">󶑜</text:span><text:span text:style-name="T55"> </text:span><text:span text:style-name="T75">󶡟</text:span><text:span text:style-name="T53">󶑝</text:span><text:span text:style-name="T55"> </text:span><text:span text:style-name="T75">󶡟</text:span><text:span text:style-name="T53">󶑞</text:span><text:span text:style-name="T55"> </text:span><text:span text:style-name="T75">󶡟</text:span><text:span text:style-name="T53">󶑟</text:span><text:span text:style-name="T55"> </text:span><text:span text:style-name="T75">󶡟</text:span><text:span text:style-name="T53">󶑠</text:span><text:span text:style-name="T55"> </text:span><text:span text:style-name="T75">󶡟</text:span><text:span text:style-name="T53">󶑡</text:span><text:span text:style-name="T55"> </text:span><text:span text:style-name="T75">󶡟</text:span><text:span text:style-name="T53">󶑢</text:span><text:span text:style-name="T55"> </text:span><text:span text:style-name="T75">󶡟</text:span><text:span text:style-name="T53">󶑣</text:span><text:span text:style-name="T55"> </text:span><text:span text:style-name="T75">󶡟</text:span><text:span text:style-name="T53">󶑤</text:span><text:span text:style-name="T55"> </text:span><text:span text:style-name="T75">󶡟</text:span><text:span text:style-name="T53">󶑥</text:span><text:span text:style-name="T55"> </text:span><text:span text:style-name="T75">󶡟</text:span><text:span text:style-name="T53">󶑦</text:span><text:span text:style-name="T55"> </text:span><text:span text:style-name="T75">󶡟</text:span><text:span text:style-name="T53">󶑧</text:span><text:span text:style-name="T55"> </text:span><text:span text:style-name="T75">󶡟</text:span><text:span text:style-name="T53">󶑨</text:span><text:span text:style-name="T55"> </text:span><text:span text:style-name="T75">󶡟</text:span><text:span text:style-name="T53">󶑩</text:span><text:span text:style-name="T55"> </text:span><text:soft-page-break/><text:span text:style-name="T75">󶡟</text:span><text:span text:style-name="T53">󶑪</text:span><text:span text:style-name="T55"> </text:span><text:span text:style-name="T75">󶡟</text:span><text:span text:style-name="T53">󶑫</text:span><text:span text:style-name="T55"> </text:span><text:span text:style-name="T75">󶡟</text:span><text:span text:style-name="T53">󶑬</text:span><text:span text:style-name="T55"> </text:span><text:span text:style-name="T75">󶡟</text:span><text:span text:style-name="T53">󶑭</text:span><text:span text:style-name="T55"> </text:span><text:span text:style-name="T75">󶡟</text:span><text:span text:style-name="T53">󶑮</text:span><text:span text:style-name="T55"> </text:span><text:span text:style-name="T75">󶡟</text:span><text:span text:style-name="T53">󶑯</text:span><text:span text:style-name="T55"> </text:span><text:span text:style-name="T75">󶡟</text:span><text:span text:style-name="T53">󶑰</text:span><text:span text:style-name="T55"> </text:span><text:span text:style-name="T75">󶡟</text:span><text:span text:style-name="T53">󶑱</text:span><text:span text:style-name="T55"> </text:span><text:span text:style-name="T75">󶡟</text:span><text:span text:style-name="T53">󶑲</text:span><text:span text:style-name="T55"> </text:span><text:span text:style-name="T75">󶡟</text:span><text:span text:style-name="T53">󶑳</text:span><text:span text:style-name="T55"> </text:span><text:span text:style-name="T75">󶡟</text:span><text:span text:style-name="T53">󶑴</text:span><text:span text:style-name="T55"> </text:span><text:span text:style-name="T75">󶡟</text:span><text:span text:style-name="T53">󶑵</text:span><text:span text:style-name="T55"> </text:span><text:span text:style-name="T75">󶡟</text:span><text:span text:style-name="T53">󶑶</text:span><text:span text:style-name="T55"> </text:span><text:span text:style-name="T75">󶡟</text:span><text:span text:style-name="T53">󶑷</text:span><text:span text:style-name="T55"> </text:span><text:span text:style-name="T75">󶡟</text:span><text:span text:style-name="T53">󶑸</text:span><text:span text:style-name="T55"> </text:span><text:span text:style-name="T75">󶡟</text:span><text:span text:style-name="T53">󶑹</text:span><text:span text:style-name="T55"> </text:span><text:span text:style-name="T75">󶡟</text:span><text:span text:style-name="T53">󶑺</text:span><text:span text:style-name="T55"> </text:span><text:span text:style-name="T75">󶡟</text:span><text:span text:style-name="T53">󶑻</text:span><text:span text:style-name="T55"> </text:span><text:span text:style-name="T75">󶡟</text:span><text:span text:style-name="T53">󶑼</text:span><text:span text:style-name="T55"> </text:span><text:span text:style-name="T75">󶡟</text:span><text:span text:style-name="T53">󶑽</text:span><text:span text:style-name="T55"> </text:span><text:span text:style-name="T75">󶡟</text:span><text:span text:style-name="T53">󶑾</text:span><text:span text:style-name="T55"> </text:span><text:span text:style-name="T75">󶡟</text:span><text:span text:style-name="T53">󶑿</text:span><text:span text:style-name="T55"> </text:span><text:span text:style-name="T75">󶡟</text:span><text:span text:style-name="T53">󶒀</text:span><text:span text:style-name="T55"> </text:span><text:span text:style-name="T75">󶡟</text:span><text:span text:style-name="T53">󶒁</text:span><text:span text:style-name="T55"> </text:span><text:span text:style-name="T75">󶡟</text:span><text:span text:style-name="T53">󶒂</text:span><text:span text:style-name="T55"> </text:span><text:span text:style-name="T75">󶡟</text:span><text:span text:style-name="T53">󶒃</text:span><text:span text:style-name="T55"> </text:span><text:span text:style-name="T75">󶡟</text:span><text:span text:style-name="T53">󶒄</text:span><text:span text:style-name="T55"> </text:span><text:span text:style-name="T75">󶡟</text:span><text:span text:style-name="T53">󶒅</text:span><text:span text:style-name="T55"> </text:span><text:span text:style-name="T75">󶡟</text:span><text:span text:style-name="T53">󶒆</text:span><text:span text:style-name="T55"> </text:span><text:span text:style-name="T75">󶡟</text:span><text:span text:style-name="T53">󶒇</text:span><text:span text:style-name="T55"> </text:span><text:span text:style-name="T75">󶡟</text:span><text:span text:style-name="T53">󶒈</text:span><text:span text:style-name="T55"> </text:span><text:span text:style-name="T75">󶡟</text:span><text:span text:style-name="T53">󶒉</text:span><text:span text:style-name="T55"> </text:span><text:span text:style-name="T75">󶡟</text:span><text:span text:style-name="T53">󶒊</text:span><text:span text:style-name="T55"> </text:span><text:span text:style-name="T75">󶡟</text:span><text:span text:style-name="T53">󶒋</text:span><text:span text:style-name="T55"> </text:span><text:span text:style-name="T75">󶡟</text:span><text:span text:style-name="T53">󶒌</text:span><text:span text:style-name="T55"> </text:span><text:span text:style-name="T75">󶡟</text:span><text:span text:style-name="T53">󶒍</text:span><text:span text:style-name="T55"> </text:span><text:span text:style-name="T75">󶡟</text:span><text:span text:style-name="T53">󶒎</text:span><text:span text:style-name="T55"> </text:span><text:span text:style-name="T75">󶡟</text:span><text:span text:style-name="T53">󶒏</text:span><text:span text:style-name="T55"> </text:span><text:span text:style-name="T75">󶡟</text:span><text:span text:style-name="T53">󶒐</text:span><text:span text:style-name="T55"> </text:span><text:span text:style-name="T75">󶡟</text:span><text:span text:style-name="T53">󶒑</text:span><text:span text:style-name="T55"> </text:span><text:span text:style-name="T75">󶡟</text:span><text:span text:style-name="T53">󶒒</text:span><text:span text:style-name="T55"> </text:span><text:span text:style-name="T75">󶡟</text:span><text:span text:style-name="T53">󶒓</text:span><text:span text:style-name="T55"> </text:span><text:span text:style-name="T75">󶡟</text:span><text:span text:style-name="T53">󶒔</text:span><text:span text:style-name="T55"> </text:span><text:span text:style-name="T75">󶡟</text:span><text:span text:style-name="T53">󶒕</text:span><text:span text:style-name="T55"> </text:span><text:span text:style-name="T75">󶡟</text:span><text:span text:style-name="T53">󶒖</text:span><text:span text:style-name="T55"> </text:span><text:span text:style-name="T75">󶡟</text:span><text:span text:style-name="T53">󶒗</text:span><text:span text:style-name="T55"> </text:span><text:span text:style-name="T75">󶡟</text:span><text:span text:style-name="T53">󶒘</text:span><text:span text:style-name="T55"> </text:span><text:span text:style-name="T75">󶡟</text:span><text:span text:style-name="T53">󶒙</text:span><text:span text:style-name="T55"> </text:span><text:span text:style-name="T75">󶡟</text:span><text:span text:style-name="T53">󶒚</text:span><text:span text:style-name="T55"> </text:span><text:span text:style-name="T75">󶡟</text:span><text:span text:style-name="T53">󶒛</text:span><text:span text:style-name="T55"> </text:span><text:span text:style-name="T75">󶡟</text:span><text:span text:style-name="T53">󶒜</text:span><text:span text:style-name="T55"> </text:span><text:span text:style-name="T75">󶡟</text:span><text:span text:style-name="T53">󶒝</text:span><text:span text:style-name="T55"> </text:span><text:span text:style-name="T75">󶡟</text:span><text:span text:style-name="T53">󶒞</text:span><text:span text:style-name="T55"> </text:span><text:span text:style-name="T75">󶡟</text:span><text:span text:style-name="T53">󶒟</text:span><text:span text:style-name="T55"> </text:span><text:span text:style-name="T75">󶡟</text:span><text:span text:style-name="T53">󶒠</text:span><text:span text:style-name="T55"> </text:span><text:span text:style-name="T75">󶡟</text:span><text:span text:style-name="T53">󶒡</text:span><text:span text:style-name="T55"> </text:span><text:span text:style-name="T75">󶡟</text:span><text:span text:style-name="T53">󶒢</text:span><text:span text:style-name="T55"> </text:span><text:span text:style-name="T75">󶡟</text:span><text:span text:style-name="T53">󶒣</text:span><text:span text:style-name="T55"> </text:span><text:span text:style-name="T75">󶡟</text:span><text:span text:style-name="T53">󶒤</text:span><text:span text:style-name="T55"> </text:span><text:span text:style-name="T75">󶡟</text:span><text:span text:style-name="T53">󶒥</text:span><text:span text:style-name="T55"> </text:span><text:span text:style-name="T75">󶡟</text:span><text:span text:style-name="T53">󶒦</text:span><text:span text:style-name="T55"> </text:span><text:span text:style-name="T75">󶡟</text:span><text:span text:style-name="T53">󶒧</text:span><text:span text:style-name="T55"> </text:span><text:span text:style-name="T75">󶡟</text:span><text:span text:style-name="T53">󶒨</text:span><text:span text:style-name="T55"> </text:span><text:span text:style-name="T75">󶡟</text:span><text:span text:style-name="T53">󶒩</text:span><text:span text:style-name="T55"> </text:span><text:span text:style-name="T75">󶡟</text:span><text:span text:style-name="T53">󶒪</text:span><text:span text:style-name="T55"> </text:span><text:span text:style-name="T75">󶡟</text:span><text:span text:style-name="T53">󶒫</text:span><text:span text:style-name="T55"> </text:span><text:span text:style-name="T75">󶡟</text:span><text:span text:style-name="T53">󶒬</text:span><text:span text:style-name="T55"> </text:span><text:span text:style-name="T75">󶡟</text:span><text:span text:style-name="T53">󶒭</text:span><text:span text:style-name="T55"> </text:span><text:span text:style-name="T75">󶡟</text:span><text:span text:style-name="T53">󶒮</text:span><text:span text:style-name="T55"> </text:span><text:span text:style-name="T75">󶡟</text:span><text:span text:style-name="T53">󶒯</text:span><text:span text:style-name="T55"> </text:span><text:span text:style-name="T75">󶡟</text:span><text:span text:style-name="T53">󶒰</text:span><text:span text:style-name="T55"> </text:span><text:span text:style-name="T75">󶡟</text:span><text:span text:style-name="T53">󶒱</text:span><text:span text:style-name="T55"> </text:span><text:span text:style-name="T75">󶡟</text:span><text:span text:style-name="T53">󶒲</text:span><text:span text:style-name="T55"> </text:span><text:span text:style-name="T75">󶡟</text:span><text:span text:style-name="T53">󶒳</text:span><text:span text:style-name="T55"> </text:span><text:span text:style-name="T75">󶡟</text:span><text:span text:style-name="T53">󶒴</text:span><text:span text:style-name="T55"> </text:span><text:span text:style-name="T75">󶡟</text:span><text:span text:style-name="T53">󶒵</text:span><text:span text:style-name="T55"> </text:span><text:span text:style-name="T75">󶡟</text:span><text:span text:style-name="T53">󶒶</text:span><text:span text:style-name="T55"> </text:span><text:span text:style-name="T75">󶡟</text:span><text:span text:style-name="T53">󶒷</text:span><text:span text:style-name="T55"> </text:span><text:span text:style-name="T75">󶡟</text:span><text:span text:style-name="T53">󶒸</text:span><text:span text:style-name="T55"> </text:span><text:span text:style-name="T75">󶡟</text:span><text:span text:style-name="T53">󶒹</text:span><text:span text:style-name="T55"> </text:span><text:span text:style-name="T75">󶡟</text:span><text:span text:style-name="T53">󶒺</text:span><text:span text:style-name="T55"> </text:span><text:span text:style-name="T75">󶡟</text:span><text:span text:style-name="T53">󶒻</text:span><text:span text:style-name="T55"> </text:span><text:span text:style-name="T75">󶡟</text:span><text:span text:style-name="T53">󶒼</text:span><text:span text:style-name="T55"> </text:span><text:span text:style-name="T75">󶡟</text:span><text:span text:style-name="T53">󶒽</text:span><text:span text:style-name="T55"> </text:span><text:span text:style-name="T75">󶡟</text:span><text:span text:style-name="T53">󶒾</text:span><text:span text:style-name="T55"> </text:span><text:span text:style-name="T75">󶡟</text:span><text:span text:style-name="T53">󶒿</text:span><text:span text:style-name="T55"> </text:span><text:span text:style-name="T75">󶡟</text:span><text:span text:style-name="T53">󶓀</text:span><text:span text:style-name="T55"> </text:span><text:span text:style-name="T75">󶡟</text:span><text:span text:style-name="T53">󶓁</text:span><text:span text:style-name="T55"> </text:span><text:span text:style-name="T75">󶡟</text:span><text:span text:style-name="T53">󶓂</text:span><text:span text:style-name="T55"> </text:span><text:span text:style-name="T75">󶡟</text:span><text:span text:style-name="T53">󶓃</text:span><text:span text:style-name="T55"> </text:span><text:span text:style-name="T75">󶡟</text:span><text:span text:style-name="T53">󶓄</text:span><text:span text:style-name="T55"> </text:span><text:span text:style-name="T75">󶡟</text:span><text:span text:style-name="T53">󶓅</text:span><text:span text:style-name="T55"> </text:span><text:span text:style-name="T75">󶡟</text:span><text:span text:style-name="T53">󶓆</text:span><text:span text:style-name="T55"> </text:span><text:span text:style-name="T75">󶡟</text:span><text:span text:style-name="T53">󶓇</text:span><text:span text:style-name="T55"> </text:span><text:span text:style-name="T75">󶡟</text:span><text:span text:style-name="T53">󶓈</text:span><text:span text:style-name="T55"> </text:span><text:span text:style-name="T75">󶡟</text:span><text:span text:style-name="T53">󶓉</text:span><text:span text:style-name="T55"> </text:span><text:span text:style-name="T75">󶡟</text:span><text:span text:style-name="T53">󶓊</text:span><text:span text:style-name="T55"> </text:span><text:span text:style-name="T75">󶡟</text:span><text:span text:style-name="T53">󶓋</text:span><text:span text:style-name="T55"> </text:span><text:span text:style-name="T75">󶡟</text:span><text:span text:style-name="T53">󶓌</text:span><text:span text:style-name="T55"> </text:span><text:span text:style-name="T75">󶡟</text:span><text:span text:style-name="T53">󶓍</text:span><text:span text:style-name="T55"> </text:span><text:span text:style-name="T75">󶡟</text:span><text:span text:style-name="T53">󶓎</text:span><text:span text:style-name="T55"> </text:span><text:span text:style-name="T75">󶡟</text:span><text:span text:style-name="T53">󶓏</text:span><text:span text:style-name="T55"> </text:span><text:span text:style-name="T75">󶡟</text:span><text:span text:style-name="T53">󶓐</text:span><text:span text:style-name="T55"> </text:span><text:span text:style-name="T75">󶡟</text:span><text:span text:style-name="T53">󶓑</text:span><text:span text:style-name="T55"> </text:span><text:span text:style-name="T75">󶡟</text:span><text:span text:style-name="T53">󶓒</text:span><text:span text:style-name="T55"> </text:span><text:span text:style-name="T75">󶡟</text:span><text:span text:style-name="T53">󶓓</text:span><text:span text:style-name="T55"> </text:span><text:span text:style-name="T75">󶡟</text:span><text:span text:style-name="T53">󶓔</text:span><text:span text:style-name="T55"> </text:span><text:span text:style-name="T75">󶡟</text:span><text:span text:style-name="T53">󶓕</text:span><text:span text:style-name="T55"> </text:span><text:span text:style-name="T75">󶡟</text:span><text:span text:style-name="T53">󶓖</text:span><text:span text:style-name="T55"> </text:span><text:span text:style-name="T75">󶡟</text:span><text:span text:style-name="T53">󶓗</text:span><text:span text:style-name="T55"> </text:span><text:span text:style-name="T75">󶡟</text:span><text:span text:style-name="T53">󶓘</text:span><text:span text:style-name="T55"> </text:span><text:span text:style-name="T75">󶡟</text:span><text:span text:style-name="T53">󶓙</text:span><text:span text:style-name="T55"> </text:span><text:span text:style-name="T75">󶡟</text:span><text:span text:style-name="T53">󶓚</text:span><text:span text:style-name="T55"> </text:span><text:span text:style-name="T75">󶡟</text:span><text:span text:style-name="T53">󶓛</text:span><text:span text:style-name="T55"> </text:span><text:span text:style-name="T75">󶡟</text:span><text:span text:style-name="T53">󶓜</text:span><text:span text:style-name="T55"> </text:span><text:span text:style-name="T75">󶡟</text:span><text:span text:style-name="T53">󶓝</text:span><text:span text:style-name="T55"> </text:span><text:span text:style-name="T75">󶡟</text:span><text:span text:style-name="T53">󶓞</text:span><text:span text:style-name="T55"> </text:span><text:span text:style-name="T75">󶡟</text:span><text:span text:style-name="T53">󶓟</text:span><text:span text:style-name="T55"> </text:span><text:span text:style-name="T75">󶡟</text:span><text:span text:style-name="T53">󶓠</text:span><text:span text:style-name="T55"> </text:span><text:span text:style-name="T75">󶡟</text:span><text:span text:style-name="T53">󶓡</text:span><text:span text:style-name="T55"> </text:span><text:span text:style-name="T75">󶡟</text:span><text:span text:style-name="T53">󶓢</text:span><text:span text:style-name="T55"> </text:span><text:span text:style-name="T75">󶡟</text:span><text:span text:style-name="T53">󶓣</text:span><text:span text:style-name="T55"> </text:span><text:span text:style-name="T75">󶡟</text:span><text:span text:style-name="T53">󶓤</text:span><text:span text:style-name="T55"> </text:span><text:span text:style-name="T75">󶡟</text:span><text:span text:style-name="T53">󶓥</text:span><text:span text:style-name="T55"> </text:span><text:span text:style-name="T75">󶡟</text:span><text:span text:style-name="T53">󶓦</text:span><text:span text:style-name="T55"> </text:span><text:span text:style-name="T75">󶡟</text:span><text:span text:style-name="T53">󶓧</text:span><text:span text:style-name="T55"> </text:span><text:span text:style-name="T75">󶡟</text:span><text:span text:style-name="T53">󶓨</text:span><text:span text:style-name="T55"> </text:span><text:span text:style-name="T75">󶡟</text:span><text:span text:style-name="T53">󶓩</text:span><text:span text:style-name="T55"> </text:span><text:span text:style-name="T75">󶡟</text:span><text:span text:style-name="T53">󶓪</text:span><text:span text:style-name="T55"> </text:span><text:span text:style-name="T75">󶡟</text:span><text:span text:style-name="T53">󶓫</text:span><text:span text:style-name="T55"> </text:span><text:span text:style-name="T75">󶡟</text:span><text:span text:style-name="T53">󶓬</text:span><text:span text:style-name="T55"> </text:span><text:span text:style-name="T75">󶡟</text:span><text:span text:style-name="T53">󶓭</text:span><text:span text:style-name="T55"> </text:span><text:span text:style-name="T75">󶡟</text:span><text:span text:style-name="T53">󶓮</text:span><text:span text:style-name="T55"> </text:span><text:span text:style-name="T75">󶡟</text:span><text:span text:style-name="T53">󶓯</text:span><text:span text:style-name="T55"> </text:span><text:span text:style-name="T75">󶡟</text:span><text:span text:style-name="T53">󶓰</text:span><text:span text:style-name="T55"> </text:span><text:span text:style-name="T75">󶡟</text:span><text:span text:style-name="T53">󶓱</text:span><text:span text:style-name="T55"> </text:span><text:span text:style-name="T75">󶡟</text:span><text:span text:style-name="T53">󶓲</text:span><text:span text:style-name="T55"> </text:span><text:span text:style-name="T75">󶡟</text:span><text:span text:style-name="T53">󶓳</text:span><text:span text:style-name="T55"> </text:span><text:span text:style-name="T75">󶡟</text:span><text:span text:style-name="T53">󶓴</text:span><text:span text:style-name="T55"> </text:span><text:span text:style-name="T75">󶡟</text:span><text:span text:style-name="T53">󶓵</text:span><text:span text:style-name="T55"> </text:span><text:span text:style-name="T75">󶡟</text:span><text:span text:style-name="T53">󶓶</text:span><text:span text:style-name="T55"> </text:span><text:span text:style-name="T75">󶡟</text:span><text:span text:style-name="T53">󶓷</text:span><text:span text:style-name="T55"> </text:span><text:span text:style-name="T75">󶡟</text:span><text:span text:style-name="T53">󶓸</text:span><text:span text:style-name="T55"> </text:span><text:span text:style-name="T75">󶡟</text:span><text:span text:style-name="T53">󶓹</text:span><text:span text:style-name="T55"> </text:span><text:span text:style-name="T75">󶡟</text:span><text:span text:style-name="T53">󶓺</text:span><text:span text:style-name="T55"> </text:span><text:span text:style-name="T75">󶡟</text:span><text:span text:style-name="T53">󶓻</text:span><text:span text:style-name="T55"> </text:span><text:span text:style-name="T75">󶡟</text:span><text:span text:style-name="T53">󶓼</text:span><text:span text:style-name="T55"> </text:span><text:span text:style-name="T75">󶡟</text:span><text:span text:style-name="T53">󶓽</text:span><text:span text:style-name="T55"> </text:span><text:span text:style-name="T75">󶡟</text:span><text:span text:style-name="T53">󶓾</text:span><text:span text:style-name="T55"> </text:span><text:span text:style-name="T75">󶡟</text:span><text:span text:style-name="T53">󶓿</text:span><text:span text:style-name="T55"> </text:span><text:span text:style-name="T75">󶡟</text:span><text:span text:style-name="T53">󶔀</text:span><text:span text:style-name="T55"> </text:span><text:span text:style-name="T75">󶡟</text:span><text:span text:style-name="T53">󶔁</text:span><text:span text:style-name="T55"> </text:span><text:span text:style-name="T75">󶡟</text:span><text:span text:style-name="T53">󶔂</text:span><text:span text:style-name="T55"> </text:span><text:span text:style-name="T75">󶡟</text:span><text:span text:style-name="T53">󶔃</text:span><text:span text:style-name="T55"> </text:span><text:span text:style-name="T75">󶡟</text:span><text:span text:style-name="T53">󶔄</text:span><text:span text:style-name="T55"> </text:span><text:span text:style-name="T75">󶡟</text:span><text:span text:style-name="T53">󶔅</text:span><text:span text:style-name="T55"> </text:span><text:span text:style-name="T75">󶡟</text:span><text:span text:style-name="T53">󶔆</text:span><text:span text:style-name="T55"> </text:span><text:span text:style-name="T75">󶡟</text:span><text:span text:style-name="T53">󶔇</text:span><text:span text:style-name="T55"> </text:span><text:span text:style-name="T75">󶡟</text:span><text:span text:style-name="T53">󶔈</text:span><text:span text:style-name="T55"> </text:span><text:span text:style-name="T75">󶡟</text:span><text:span text:style-name="T53">󶔉</text:span><text:span text:style-name="T55"> </text:span><text:span text:style-name="T75">󶡟</text:span><text:span text:style-name="T53">󶔊</text:span><text:span text:style-name="T55"> </text:span><text:span text:style-name="T75">󶡟</text:span><text:span text:style-name="T53">󶔋</text:span><text:span text:style-name="T55"> </text:span><text:span text:style-name="T75">󶡟</text:span><text:span text:style-name="T53">󶔌</text:span><text:span text:style-name="T55"> </text:span><text:span text:style-name="T75">󶡟</text:span><text:span text:style-name="T53">󶔍</text:span><text:span text:style-name="T55"> </text:span><text:span text:style-name="T75">󶡟</text:span><text:span text:style-name="T53">󶔎</text:span><text:span text:style-name="T55"> </text:span><text:span text:style-name="T75">󶡟</text:span><text:span text:style-name="T53">󶔏</text:span><text:span text:style-name="T55"> </text:span><text:span text:style-name="T75">󶡟</text:span><text:span text:style-name="T53">󶔐</text:span><text:span text:style-name="T55"> </text:span><text:span text:style-name="T75">󶡟</text:span><text:span text:style-name="T53">󶔑</text:span><text:span text:style-name="T55"> </text:span><text:span text:style-name="T75">󶡟</text:span><text:span text:style-name="T53">󶔒</text:span><text:span text:style-name="T55"> </text:span><text:span text:style-name="T75">󶡟</text:span><text:span text:style-name="T53">󶔓</text:span><text:span text:style-name="T55"> </text:span><text:span text:style-name="T75">󶡟</text:span><text:span text:style-name="T53">󶔔</text:span><text:span text:style-name="T55"> </text:span><text:span text:style-name="T75">󶡟</text:span><text:span text:style-name="T53">󶔕</text:span><text:span text:style-name="T55"> </text:span><text:span text:style-name="T75">󶡟</text:span><text:span text:style-name="T53">󶔖</text:span><text:span text:style-name="T55"> </text:span><text:span text:style-name="T75">󶡟</text:span><text:span text:style-name="T53">󶔗</text:span><text:span text:style-name="T55"> </text:span><text:span text:style-name="T75">󶡟</text:span><text:span text:style-name="T53">󶔘</text:span><text:span text:style-name="T55"> </text:span><text:span text:style-name="T75">󶡟</text:span><text:span text:style-name="T53">󶔙</text:span><text:span text:style-name="T55"> </text:span><text:span text:style-name="T75">󶡟</text:span><text:span text:style-name="T53">󶔚</text:span><text:span text:style-name="T55"> </text:span><text:span text:style-name="T75">󶡟</text:span><text:span text:style-name="T53">󶔛</text:span><text:span text:style-name="T55"> </text:span><text:span text:style-name="T75">󶡟</text:span><text:span text:style-name="T53">󶔜</text:span><text:span text:style-name="T55"> </text:span><text:span text:style-name="T75">󶡟</text:span><text:span text:style-name="T53">󶔝</text:span><text:span text:style-name="T55"> </text:span><text:span text:style-name="T75">󶡟</text:span><text:span text:style-name="T53">󶔞</text:span><text:span text:style-name="T55"> </text:span><text:span text:style-name="T75">󶡟</text:span><text:span text:style-name="T53">󶔟</text:span><text:span text:style-name="T55"> </text:span><text:span text:style-name="T75">󶡟</text:span><text:span text:style-name="T53">󶔠</text:span><text:span text:style-name="T55"> </text:span><text:span text:style-name="T75">󶡟</text:span><text:span text:style-name="T53">󶔡</text:span><text:span text:style-name="T55"> </text:span><text:span text:style-name="T75">󶡟</text:span><text:span text:style-name="T53">󶔢</text:span><text:span text:style-name="T55"> </text:span><text:span text:style-name="T75">󶡟</text:span><text:span text:style-name="T53">󶔣</text:span><text:span text:style-name="T55"> </text:span><text:span text:style-name="T75">󶡟</text:span><text:span text:style-name="T53">󶔤</text:span><text:span text:style-name="T55"> </text:span><text:span text:style-name="T75">󶡟</text:span><text:span text:style-name="T53">󶔥</text:span><text:span text:style-name="T55"> </text:span><text:span text:style-name="T75">󶡟</text:span><text:span text:style-name="T53">󶔦</text:span><text:span text:style-name="T55"> </text:span><text:span text:style-name="T75">󶡟</text:span><text:span text:style-name="T53">󶔧</text:span><text:span text:style-name="T55"> </text:span><text:span text:style-name="T75">󶡟</text:span><text:span text:style-name="T53">󶔨</text:span><text:span text:style-name="T55"> </text:span><text:span text:style-name="T75">󶡟</text:span><text:span text:style-name="T53">󶔩</text:span><text:span text:style-name="T55"> </text:span><text:span text:style-name="T75">󶡟</text:span><text:span text:style-name="T53">󶔪</text:span><text:span text:style-name="T55"> </text:span><text:span text:style-name="T75">󶡟</text:span><text:span text:style-name="T53">󶔫</text:span><text:span text:style-name="T55"> </text:span><text:span text:style-name="T75">󶡟</text:span><text:span text:style-name="T53">󶔬</text:span><text:span text:style-name="T55"> </text:span><text:span text:style-name="T75">󶡟</text:span><text:span text:style-name="T53">󶔭</text:span><text:span text:style-name="T55"> </text:span><text:span text:style-name="T75">󶡟</text:span><text:span text:style-name="T53">󶔮</text:span><text:span text:style-name="T55"> </text:span><text:span text:style-name="T75">󶡟</text:span><text:span text:style-name="T53">󶔯</text:span><text:span text:style-name="T55"> </text:span><text:span text:style-name="T75">󶡟</text:span><text:span text:style-name="T53">󶔰</text:span><text:span text:style-name="T55"> </text:span><text:span text:style-name="T75">󶡟</text:span><text:span text:style-name="T53">󶔱</text:span><text:span text:style-name="T55"> </text:span><text:span text:style-name="T75">󶡟</text:span><text:span text:style-name="T53">󶔲</text:span><text:span text:style-name="T55"> </text:span><text:span text:style-name="T75">󶡟</text:span><text:span text:style-name="T53">󶔳</text:span><text:span text:style-name="T55"> </text:span><text:span text:style-name="T75">󶡟</text:span><text:span text:style-name="T53">󶔴</text:span><text:span text:style-name="T55"> </text:span><text:span text:style-name="T75">󶡟</text:span><text:span text:style-name="T53">󶔵</text:span><text:span text:style-name="T55"> </text:span><text:span text:style-name="T75">󶡟</text:span><text:span text:style-name="T53">󶔶</text:span><text:span text:style-name="T55"> </text:span><text:span text:style-name="T75">󶡟</text:span><text:span text:style-name="T53">󶔷</text:span><text:span text:style-name="T55"> </text:span><text:span text:style-name="T75">󶡟</text:span><text:span text:style-name="T53">󶔸</text:span><text:span text:style-name="T55"> </text:span><text:span text:style-name="T75">󶡟</text:span><text:span text:style-name="T53">󶔹</text:span><text:span text:style-name="T55"> </text:span><text:span text:style-name="T75">󶡟</text:span><text:span text:style-name="T53">󶔺</text:span><text:span text:style-name="T55"> </text:span><text:span text:style-name="T75">󶡟</text:span><text:span text:style-name="T53">󶔻</text:span><text:span text:style-name="T55"> </text:span><text:span text:style-name="T75">󶡟</text:span><text:span text:style-name="T53">󶔼</text:span><text:span text:style-name="T55"> </text:span><text:span text:style-name="T75">󶡟</text:span><text:span text:style-name="T53">󶔽</text:span><text:span text:style-name="T55"> </text:span><text:span text:style-name="T75">󶡟</text:span><text:span text:style-name="T53">󶔾</text:span><text:span text:style-name="T55"> </text:span><text:span text:style-name="T75">󶡟</text:span><text:span text:style-name="T53">󶔿</text:span><text:span text:style-name="T55"> </text:span><text:span text:style-name="T75">󶡟</text:span><text:span text:style-name="T53">󶕀</text:span><text:span text:style-name="T55"> </text:span><text:span text:style-name="T75">󶡟</text:span><text:span text:style-name="T53">󶕁</text:span><text:span text:style-name="T55"> </text:span><text:span text:style-name="T75">󶡟</text:span><text:span text:style-name="T53">󶕂</text:span><text:span text:style-name="T55"> </text:span><text:span text:style-name="T75">󶡟</text:span><text:span text:style-name="T53">󶕃</text:span><text:span text:style-name="T55"> </text:span><text:span text:style-name="T75">󶡟</text:span><text:span text:style-name="T53">󶕄</text:span><text:span text:style-name="T55"> </text:span><text:span text:style-name="T75">󶡟</text:span><text:span text:style-name="T53">󶕅</text:span><text:span text:style-name="T55"> </text:span><text:span text:style-name="T75">󶡟</text:span><text:span text:style-name="T53">󶕆</text:span><text:span text:style-name="T55"> </text:span><text:span text:style-name="T75">󶡟</text:span><text:span text:style-name="T53">󶕇</text:span><text:span text:style-name="T55"> </text:span><text:span text:style-name="T75">󶡟</text:span><text:span text:style-name="T53">󶕈</text:span><text:span text:style-name="T55"> </text:span><text:span text:style-name="T75">󶡟</text:span><text:span text:style-name="T53">󶕉</text:span><text:span text:style-name="T55"> </text:span><text:span text:style-name="T75">󶡟</text:span><text:span text:style-name="T53">󶕊</text:span><text:span text:style-name="T55"> </text:span><text:span text:style-name="T75">󶡟</text:span><text:span text:style-name="T53">󶕋</text:span><text:span text:style-name="T55"> </text:span><text:span text:style-name="T75">󶡟</text:span><text:span text:style-name="T53">󶕌</text:span><text:span text:style-name="T55"> </text:span><text:span text:style-name="T75">󶡟</text:span><text:span text:style-name="T53">󶕍</text:span><text:span text:style-name="T55"> </text:span><text:span text:style-name="T75">󶡟</text:span><text:span text:style-name="T53">󶕎</text:span><text:span text:style-name="T55"> </text:span><text:span text:style-name="T75">󶡟</text:span><text:span text:style-name="T53">󶕏</text:span><text:span text:style-name="T55"> </text:span><text:span text:style-name="T75">󶡟</text:span><text:span text:style-name="T53">󶕐</text:span><text:span text:style-name="T55"> </text:span><text:span text:style-name="T75">󶡟</text:span><text:span text:style-name="T53">󶕑</text:span><text:span text:style-name="T55"> </text:span><text:span text:style-name="T75">󶡟</text:span><text:span text:style-name="T53">󶕒</text:span><text:span text:style-name="T55"> </text:span><text:span text:style-name="T75">󶡟</text:span><text:span text:style-name="T53">󶕓</text:span><text:span text:style-name="T55"> </text:span><text:span text:style-name="T75">󶡟</text:span><text:span text:style-name="T53">󶕔</text:span><text:span text:style-name="T55"> </text:span><text:span text:style-name="T75">󶡟</text:span><text:span text:style-name="T53">󶕕</text:span><text:span text:style-name="T55"> </text:span><text:span text:style-name="T75">󶡟</text:span><text:span text:style-name="T53">󶕖</text:span><text:span text:style-name="T55"> </text:span><text:span text:style-name="T75">󶡟</text:span><text:span text:style-name="T53">󶕗</text:span><text:span text:style-name="T55"> </text:span><text:span text:style-name="T75">󶡟</text:span><text:span text:style-name="T53">󶕘</text:span><text:span text:style-name="T55"> </text:span><text:span text:style-name="T75">󶡟</text:span><text:span text:style-name="T53">󶕙</text:span><text:span text:style-name="T55"> </text:span><text:span text:style-name="T75">󶡟</text:span><text:span text:style-name="T53">󶕚</text:span><text:span text:style-name="T55"> </text:span><text:span text:style-name="T75">󶡟</text:span><text:span text:style-name="T53">󶕛</text:span><text:span text:style-name="T55"> </text:span><text:span text:style-name="T75">󶡟</text:span><text:span text:style-name="T53">󶕜</text:span><text:span text:style-name="T55"> </text:span><text:span text:style-name="T75">󶡟</text:span><text:span text:style-name="T53">󶕝</text:span><text:span text:style-name="T55"> </text:span><text:span text:style-name="T75">󶡟</text:span><text:span text:style-name="T53">󶕞</text:span><text:span text:style-name="T55"> </text:span><text:span text:style-name="T75">󶡟</text:span><text:span text:style-name="T53">󶕟</text:span><text:span text:style-name="T55"> </text:span><text:span text:style-name="T75">󶡟</text:span><text:span text:style-name="T53">󶕠</text:span><text:span text:style-name="T55"> </text:span><text:span text:style-name="T75">󶡟</text:span><text:span text:style-name="T53">󶕡</text:span><text:span text:style-name="T55"> </text:span><text:span text:style-name="T75">󶡟</text:span><text:span text:style-name="T53">󶕢</text:span><text:span text:style-name="T55"> </text:span><text:span text:style-name="T75">󶡟</text:span><text:span text:style-name="T53">󶕣</text:span><text:span text:style-name="T55"> </text:span><text:span text:style-name="T75">󶡟</text:span><text:span text:style-name="T53">󶕤</text:span><text:span text:style-name="T55"> </text:span><text:span text:style-name="T75">󶡟</text:span><text:span text:style-name="T53">󶕥</text:span><text:span text:style-name="T55"> </text:span><text:span text:style-name="T75">󶡟</text:span><text:span text:style-name="T53">󶕦</text:span><text:span text:style-name="T55"> </text:span><text:span text:style-name="T75">󶡟</text:span><text:span text:style-name="T53">󶕧</text:span><text:span text:style-name="T55"> </text:span><text:span text:style-name="T75">󶡟</text:span><text:span text:style-name="T53">󶕨</text:span><text:span text:style-name="T55"> </text:span><text:span text:style-name="T75">󶡟</text:span><text:span text:style-name="T53">󶕩</text:span><text:span text:style-name="T55"> </text:span><text:span text:style-name="T75">󶡟</text:span><text:span text:style-name="T53">󶕪</text:span><text:span text:style-name="T55"> </text:span><text:span text:style-name="T75">󶡟</text:span><text:span text:style-name="T53">󶕫</text:span><text:span text:style-name="T55"> </text:span><text:span text:style-name="T75">󶡟</text:span><text:span text:style-name="T53">󶕬</text:span><text:span text:style-name="T55"> </text:span><text:span text:style-name="T75">󶡟</text:span><text:span text:style-name="T53">󶕭</text:span><text:span text:style-name="T55"> </text:span><text:span text:style-name="T75">󶡟</text:span><text:span text:style-name="T53">󶕮</text:span><text:span text:style-name="T55"> </text:span><text:span text:style-name="T53">󶕯</text:span><text:span text:style-name="T55"> </text:span><text:span text:style-name="T53">󶕰</text:span><text:span text:style-name="T55"> </text:span><text:span text:style-name="T53">󶕱</text:span><text:span text:style-name="T55"> </text:span><text:span text:style-name="T53">󶕲</text:span><text:span text:style-name="T55"> </text:span><text:span text:style-name="T53">󶕳</text:span><text:span text:style-name="T55"> </text:span><text:span text:style-name="T53">󶕴</text:span><text:span text:style-name="T55"> </text:span><text:span text:style-name="T53">󶕵</text:span><text:span text:style-name="T55"> </text:span><text:span text:style-name="T53">󶕶</text:span><text:span text:style-name="T55"> </text:span><text:span text:style-name="T53">󶕷</text:span><text:span text:style-name="T55"> </text:span><text:span text:style-name="T53">󶕸</text:span><text:span text:style-name="T55"> </text:span><text:span text:style-name="T53">󶕹</text:span><text:span text:style-name="T55"> </text:span><text:span text:style-name="T53">󶕺</text:span><text:span text:style-name="T55"> </text:span><text:span text:style-name="T53">󶕻</text:span><text:span text:style-name="T55"> </text:span><text:span text:style-name="T53">󶕼</text:span><text:span text:style-name="T55"> </text:span><text:span text:style-name="T53">󶕽</text:span><text:span text:style-name="T55"> </text:span><text:span text:style-name="T53">󶕾</text:span><text:span text:style-name="T55"> </text:span><text:span text:style-name="T53">󶕿</text:span><text:span text:style-name="T55"> </text:span><text:span text:style-name="T53">󶖀</text:span><text:span text:style-name="T55"> </text:span><text:span text:style-name="T53">󶖁</text:span><text:span text:style-name="T55"> </text:span><text:span text:style-name="T53">󶖂</text:span><text:span text:style-name="T55"> </text:span><text:span text:style-name="T53">󶖃</text:span><text:span text:style-name="T55"> </text:span><text:span text:style-name="T53">󶖄</text:span><text:span text:style-name="T55"> </text:span><text:span text:style-name="T53">󶖅</text:span><text:span text:style-name="T55"> </text:span><text:span text:style-name="T53">󶖆</text:span><text:span text:style-name="T55"> </text:span><text:span text:style-name="T53">󶖇</text:span><text:span text:style-name="T55"> </text:span><text:span text:style-name="T53">󶖈</text:span><text:span text:style-name="T55"> </text:span><text:span text:style-name="T53">󶖉</text:span><text:span text:style-name="T55"> </text:span><text:span text:style-name="T53">󶖊</text:span><text:span text:style-name="T55"> </text:span><text:span text:style-name="T53">󶖋</text:span><text:span text:style-name="T55"> </text:span><text:span text:style-name="T53">󶖌</text:span><text:span text:style-name="T55"> </text:span><text:span text:style-name="T53">󶖍</text:span><text:span text:style-name="T55"> </text:span><text:span text:style-name="T53">󶖎</text:span><text:span text:style-name="T55"> </text:span><text:span text:style-name="T53">󶖏</text:span><text:span text:style-name="T55"> </text:span><text:span text:style-name="T53">󶖐</text:span><text:span text:style-name="T55"> </text:span><text:span text:style-name="T53">󶖑</text:span><text:span text:style-name="T55"> </text:span><text:span text:style-name="T53">󶖒</text:span><text:span text:style-name="T55"> </text:span><text:span text:style-name="T53">󶖓</text:span><text:span text:style-name="T55"> </text:span><text:span text:style-name="T53">󶖔</text:span><text:span text:style-name="T55"> </text:span><text:span text:style-name="T53">󶖕</text:span><text:span text:style-name="T55"> </text:span><text:span text:style-name="T53">󶖖</text:span><text:span text:style-name="T55"> </text:span><text:span text:style-name="T53">󶖗</text:span><text:span text:style-name="T55"> </text:span><text:span text:style-name="T53">󶖘</text:span><text:span text:style-name="T55"> </text:span><text:span text:style-name="T53">󶖙</text:span><text:span text:style-name="T55"> </text:span><text:span text:style-name="T53">󶖚</text:span><text:span text:style-name="T55"> </text:span><text:span text:style-name="T53">󶖛</text:span><text:span text:style-name="T55"> </text:span><text:span text:style-name="T53">󶖜</text:span><text:span text:style-name="T55"> </text:span><text:span text:style-name="T53">󶖝</text:span><text:span text:style-name="T55"> </text:span><text:span text:style-name="T53">󶖞</text:span><text:span text:style-name="T55"> </text:span><text:span text:style-name="T53">󶖟</text:span><text:span text:style-name="T55"> </text:span><text:span text:style-name="T53">󶖠</text:span><text:span text:style-name="T55"> </text:span><text:span text:style-name="T53">󶖡</text:span><text:span text:style-name="T55"> </text:span><text:span text:style-name="T53">󶖢</text:span><text:span text:style-name="T55"> </text:span><text:span text:style-name="T53">󶖣</text:span><text:span text:style-name="T55"> </text:span><text:span text:style-name="T53">󶖤</text:span><text:span text:style-name="T55"> </text:span><text:span text:style-name="T53">󶖥</text:span><text:span text:style-name="T55"> </text:span><text:span text:style-name="T53">󶖦</text:span><text:span text:style-name="T55"> </text:span><text:span text:style-name="T53">󶖧</text:span><text:span text:style-name="T55"> </text:span><text:span text:style-name="T53">󶖨</text:span><text:span text:style-name="T55"> </text:span><text:span text:style-name="T53">󶖩</text:span><text:span text:style-name="T55"> </text:span><text:span text:style-name="T53">󶖪</text:span><text:span text:style-name="T55"> </text:span><text:span text:style-name="T53">󶖫</text:span><text:span text:style-name="T55"> </text:span><text:span text:style-name="T53">󶖬</text:span><text:span text:style-name="T55"> </text:span><text:span text:style-name="T53">󶖭</text:span><text:span text:style-name="T55"> </text:span><text:span text:style-name="T53">󶖮</text:span><text:span text:style-name="T55"> </text:span><text:span text:style-name="T53">󶖯</text:span><text:span text:style-name="T55"> </text:span><text:span text:style-name="T53">󶖰</text:span><text:span text:style-name="T55"> </text:span><text:span text:style-name="T53">󶖱</text:span><text:span text:style-name="T55"> </text:span><text:span text:style-name="T53">󶖲</text:span><text:span text:style-name="T55"> </text:span><text:span text:style-name="T53">󶖳</text:span><text:span text:style-name="T55"> </text:span><text:span text:style-name="T53">󶖴</text:span><text:span text:style-name="T55"> </text:span><text:span text:style-name="T53">󶖵</text:span><text:span text:style-name="T55"> </text:span><text:span text:style-name="T53">󶖶</text:span><text:span text:style-name="T55"> </text:span><text:span text:style-name="T53">󶖷</text:span><text:span text:style-name="T55"> </text:span><text:span text:style-name="T53">󶖸</text:span><text:span text:style-name="T55"> </text:span><text:span text:style-name="T53">󶖹</text:span><text:span text:style-name="T55"> </text:span><text:span text:style-name="T53">󶖺</text:span><text:span text:style-name="T55"> </text:span><text:span text:style-name="T53">󶖻</text:span><text:span text:style-name="T55"> </text:span><text:span text:style-name="T53">󶖼</text:span><text:span text:style-name="T55"> </text:span><text:span text:style-name="T53">󶖽</text:span><text:span text:style-name="T55"> </text:span><text:span text:style-name="T53">󶖾</text:span><text:span text:style-name="T55"> </text:span><text:span text:style-name="T53">󶖿</text:span><text:span text:style-name="T55"> </text:span><text:span text:style-name="T53">󶗀</text:span><text:span text:style-name="T55"> </text:span><text:span text:style-name="T53">󶗁</text:span><text:span text:style-name="T55"> </text:span><text:span text:style-name="T53">󶗂</text:span><text:span text:style-name="T55"> </text:span><text:span text:style-name="T53">󶗃</text:span><text:span text:style-name="T55"> </text:span><text:span text:style-name="T53">󶗄</text:span><text:span text:style-name="T55"> </text:span><text:span text:style-name="T53">󶗅</text:span><text:span text:style-name="T55"> </text:span><text:span text:style-name="T53">󶗆</text:span><text:span text:style-name="T55"> </text:span><text:span text:style-name="T53">󶗇</text:span><text:span text:style-name="T55"> </text:span><text:span text:style-name="T53">󶗈</text:span><text:span text:style-name="T55"> </text:span><text:span text:style-name="T53">󶗉</text:span><text:span text:style-name="T55"> </text:span><text:span text:style-name="T53">󶗊</text:span><text:span text:style-name="T55"> </text:span><text:span text:style-name="T53">󶗋</text:span><text:span text:style-name="T55"> </text:span><text:span text:style-name="T53">󶗌</text:span><text:span text:style-name="T55"> </text:span><text:span text:style-name="T53">󶗍</text:span><text:span text:style-name="T55"> </text:span><text:span text:style-name="T53">󶗎</text:span><text:span text:style-name="T55"> </text:span><text:span text:style-name="T53">󶗏</text:span><text:span text:style-name="T55"> </text:span><text:span text:style-name="T53">󶗐</text:span><text:span text:style-name="T55"> </text:span><text:span text:style-name="T53">󶗑</text:span><text:span text:style-name="T55"> </text:span><text:span text:style-name="T53">󶗒</text:span><text:span text:style-name="T55"> </text:span><text:span text:style-name="T53">󶗓</text:span><text:span text:style-name="T55"> </text:span><text:span text:style-name="T53">󶗔</text:span><text:span text:style-name="T55"> </text:span><text:span text:style-name="T53">󶗕</text:span><text:span text:style-name="T55"> </text:span><text:span text:style-name="T53">󶗖</text:span><text:span text:style-name="T55"> </text:span><text:span text:style-name="T53">󶗗</text:span><text:span text:style-name="T55"> </text:span><text:span text:style-name="T53">󶗘</text:span><text:span text:style-name="T55"> </text:span><text:span text:style-name="T53">󶗙</text:span><text:span text:style-name="T55"> </text:span><text:span text:style-name="T53">󶗚</text:span><text:span text:style-name="T55"> </text:span><text:span text:style-name="T53">󶗛</text:span><text:span text:style-name="T55"> </text:span><text:span text:style-name="T53">󶗜</text:span><text:span text:style-name="T55"> </text:span><text:span text:style-name="T53">󶗝</text:span><text:span text:style-name="T55"> </text:span><text:span text:style-name="T53">󶗞</text:span><text:span text:style-name="T55"> </text:span><text:span text:style-name="T53">󶗟</text:span><text:span text:style-name="T55"> </text:span><text:span text:style-name="T53">󶗠</text:span><text:span text:style-name="T55"> </text:span><text:span text:style-name="T53">󶗡</text:span><text:span text:style-name="T55"> </text:span><text:span text:style-name="T53">󶗢</text:span><text:span text:style-name="T55"> </text:span><text:span text:style-name="T53">󶗣</text:span><text:span text:style-name="T55"> </text:span><text:span text:style-name="T53">󶗤</text:span><text:span text:style-name="T55"> </text:span><text:span text:style-name="T53">󶗥</text:span><text:span text:style-name="T55"> </text:span><text:soft-page-break/><text:span text:style-name="T53">󶗦</text:span><text:span text:style-name="T55"> </text:span><text:span text:style-name="T53">󶗧</text:span><text:span text:style-name="T55"> </text:span><text:span text:style-name="T53">󶗨</text:span><text:span text:style-name="T55"> </text:span><text:span text:style-name="T53">󶗩</text:span><text:span text:style-name="T55"> </text:span><text:span text:style-name="T53">󶗪</text:span><text:span text:style-name="T55"> </text:span><text:span text:style-name="T53">󶗫</text:span><text:span text:style-name="T55"> </text:span><text:span text:style-name="T53">󶗬</text:span><text:span text:style-name="T55"> </text:span><text:span text:style-name="T53">󶗭</text:span><text:span text:style-name="T55"> </text:span><text:span text:style-name="T53">󶗮</text:span><text:span text:style-name="T55"> </text:span><text:span text:style-name="T53">󶗯</text:span><text:span text:style-name="T55"> </text:span><text:span text:style-name="T53">󶗰</text:span><text:span text:style-name="T55"> </text:span><text:span text:style-name="T53">󶗱</text:span><text:span text:style-name="T55"> </text:span><text:span text:style-name="T53">󶗲</text:span><text:span text:style-name="T55"> </text:span><text:span text:style-name="T53">󶗳</text:span><text:span text:style-name="T55"> </text:span><text:span text:style-name="T53">󶗴</text:span><text:span text:style-name="T55"> </text:span><text:span text:style-name="T53">󶗵</text:span><text:span text:style-name="T55"> </text:span><text:span text:style-name="T53">󶗶</text:span><text:span text:style-name="T55"> </text:span><text:span text:style-name="T53">󶗷</text:span><text:span text:style-name="T55"> </text:span><text:span text:style-name="T53">󶗸</text:span><text:span text:style-name="T55"> </text:span><text:span text:style-name="T53">󶗹</text:span><text:span text:style-name="T55"> </text:span><text:span text:style-name="T53">󶗺</text:span><text:span text:style-name="T55"> </text:span><text:span text:style-name="T53">󶗻</text:span><text:span text:style-name="T55"> </text:span><text:span text:style-name="T53">󶗼</text:span><text:span text:style-name="T55"> </text:span><text:span text:style-name="T53">󶗽</text:span><text:span text:style-name="T55"> </text:span><text:span text:style-name="T53">󶗾</text:span><text:span text:style-name="T55"> </text:span><text:span text:style-name="T53">󶗿</text:span><text:span text:style-name="T55"> </text:span><text:span text:style-name="T53">󶘀</text:span><text:span text:style-name="T55"> </text:span><text:span text:style-name="T53">󶘁</text:span><text:span text:style-name="T55"> </text:span><text:span text:style-name="T53">󶘂</text:span><text:span text:style-name="T55"> </text:span><text:span text:style-name="T53">󶘃</text:span><text:span text:style-name="T55"> </text:span><text:span text:style-name="T53">󶘄</text:span><text:span text:style-name="T55"> </text:span><text:span text:style-name="T53">󶘅</text:span><text:span text:style-name="T55"> </text:span><text:span text:style-name="T53">󶘆</text:span><text:span text:style-name="T55"> </text:span><text:span text:style-name="T53">󶘇</text:span><text:span text:style-name="T55"> </text:span><text:span text:style-name="T53">󶘈</text:span><text:span text:style-name="T55"> </text:span><text:span text:style-name="T53">󶘉</text:span><text:span text:style-name="T55"> </text:span><text:span text:style-name="T53">󶘊</text:span><text:span text:style-name="T55"> </text:span><text:span text:style-name="T53">󶘋</text:span><text:span text:style-name="T55"> </text:span><text:span text:style-name="T53">󶘌</text:span><text:span text:style-name="T55"> </text:span><text:span text:style-name="T53">󶘍</text:span><text:span text:style-name="T55"> </text:span><text:span text:style-name="T53">󶘎</text:span><text:span text:style-name="T55"> </text:span><text:span text:style-name="T53">󶘏</text:span><text:span text:style-name="T55"> </text:span><text:span text:style-name="T53">󶘐</text:span><text:span text:style-name="T55"> </text:span><text:span text:style-name="T53">󶘑</text:span><text:span text:style-name="T55"> </text:span><text:span text:style-name="T53">󶘒</text:span><text:span text:style-name="T55"> </text:span><text:span text:style-name="T53">󶘓</text:span><text:span text:style-name="T55"> </text:span><text:span text:style-name="T53">󶘔</text:span><text:span text:style-name="T55"> </text:span><text:span text:style-name="T53">󶘕</text:span><text:span text:style-name="T55"> </text:span><text:span text:style-name="T53">󶘖</text:span><text:span text:style-name="T55"> </text:span><text:span text:style-name="T53">󶘗</text:span><text:span text:style-name="T55"> </text:span><text:span text:style-name="T53">󶘘</text:span><text:span text:style-name="T55"> </text:span><text:span text:style-name="T53">󶘙</text:span><text:span text:style-name="T55"> </text:span><text:span text:style-name="T53">󶘚</text:span><text:span text:style-name="T55"> </text:span><text:span text:style-name="T53">󶘛</text:span><text:span text:style-name="T55"> </text:span><text:span text:style-name="T53">󶘜</text:span><text:span text:style-name="T55"> </text:span><text:span text:style-name="T53">󶘝</text:span><text:span text:style-name="T55"> </text:span><text:span text:style-name="T53">󶘞</text:span><text:span text:style-name="T55"> </text:span><text:span text:style-name="T53">󶘟</text:span><text:span text:style-name="T55"> </text:span><text:span text:style-name="T53">󶘠</text:span><text:span text:style-name="T55"> </text:span><text:span text:style-name="T53">󶘡</text:span><text:span text:style-name="T55"> </text:span><text:span text:style-name="T53">󶘢</text:span><text:span text:style-name="T55"> </text:span><text:span text:style-name="T53">󶘣</text:span><text:span text:style-name="T55"> </text:span><text:span text:style-name="T53">󶘤</text:span><text:span text:style-name="T55"> </text:span><text:span text:style-name="T53">󶘥</text:span><text:span text:style-name="T55"> </text:span><text:span text:style-name="T53">󶘦</text:span><text:span text:style-name="T55"> </text:span><text:span text:style-name="T53">󶘧</text:span><text:span text:style-name="T55"> </text:span><text:span text:style-name="T53">󶘨</text:span><text:span text:style-name="T55"> </text:span><text:span text:style-name="T53">󶘩</text:span><text:span text:style-name="T55"> </text:span><text:span text:style-name="T53">󶘪</text:span><text:span text:style-name="T55"> </text:span><text:span text:style-name="T53">󶘫</text:span><text:span text:style-name="T55"> </text:span><text:span text:style-name="T53">󶘬</text:span><text:span text:style-name="T55"> </text:span><text:span text:style-name="T53">󶘭</text:span><text:span text:style-name="T55"> </text:span><text:span text:style-name="T53">󶘮</text:span><text:span text:style-name="T55"> </text:span><text:span text:style-name="T53">󶘯</text:span><text:span text:style-name="T55"> </text:span><text:span text:style-name="T53">󶘰</text:span><text:span text:style-name="T55"> </text:span><text:span text:style-name="T53">󶘱</text:span><text:span text:style-name="T55"> </text:span><text:span text:style-name="T53">󶘲</text:span><text:span text:style-name="T55"> </text:span><text:span text:style-name="T53">󶘳</text:span><text:span text:style-name="T55"> </text:span><text:span text:style-name="T53">󶘴</text:span><text:span text:style-name="T55"> </text:span><text:span text:style-name="T53">󶘵</text:span><text:span text:style-name="T55"> </text:span><text:span text:style-name="T53">󶘶</text:span><text:span text:style-name="T55"> </text:span><text:span text:style-name="T53">󶘷</text:span><text:span text:style-name="T55"> </text:span><text:span text:style-name="T53">󶘸</text:span><text:span text:style-name="T55"> </text:span><text:span text:style-name="T53">󶘹</text:span><text:span text:style-name="T55"> </text:span><text:span text:style-name="T53">󶘺</text:span><text:span text:style-name="T55"> </text:span><text:span text:style-name="T53">󶘻</text:span><text:span text:style-name="T55"> </text:span><text:span text:style-name="T53">󶘼</text:span><text:span text:style-name="T55"> </text:span><text:span text:style-name="T53">󶘽</text:span><text:span text:style-name="T55"> </text:span><text:span text:style-name="T53">󶘾</text:span><text:span text:style-name="T55"> </text:span><text:span text:style-name="T53">󶘿</text:span><text:span text:style-name="T55"> </text:span><text:span text:style-name="T53">󶙀</text:span><text:span text:style-name="T55"> </text:span><text:span text:style-name="T53">󶙁</text:span><text:span text:style-name="T55"> </text:span><text:span text:style-name="T53">󶙂</text:span><text:span text:style-name="T55"> </text:span><text:span text:style-name="T53">󶙃</text:span><text:span text:style-name="T55"> </text:span><text:span text:style-name="T53">󶙄</text:span><text:span text:style-name="T55"> </text:span><text:span text:style-name="T53">󶙅</text:span><text:span text:style-name="T55"> </text:span><text:span text:style-name="T53">󶙆</text:span><text:span text:style-name="T55"> </text:span><text:span text:style-name="T53">󶙇</text:span><text:span text:style-name="T55"> </text:span><text:span text:style-name="T53">󶙈</text:span><text:span text:style-name="T55"> </text:span><text:span text:style-name="T53">󶙉</text:span><text:span text:style-name="T55"> </text:span><text:span text:style-name="T53">󶙊</text:span><text:span text:style-name="T55"> </text:span><text:span text:style-name="T53">󶙋</text:span><text:span text:style-name="T55"> </text:span><text:span text:style-name="T53">󶙌</text:span><text:span text:style-name="T55"> </text:span><text:span text:style-name="T53">󶙍</text:span><text:span text:style-name="T55"> </text:span><text:span text:style-name="T53">󶙎</text:span><text:span text:style-name="T55"> </text:span><text:span text:style-name="T53">󶙏</text:span><text:span text:style-name="T55"> </text:span><text:span text:style-name="T53">󶙐</text:span><text:span text:style-name="T55"> </text:span><text:span text:style-name="T53">󶙑</text:span><text:span text:style-name="T55"> </text:span><text:span text:style-name="T53">󶙒</text:span><text:span text:style-name="T55"> </text:span><text:span text:style-name="T53">󶙓</text:span><text:span text:style-name="T55"> </text:span><text:span text:style-name="T53">󶙔</text:span><text:span text:style-name="T55"> </text:span><text:span text:style-name="T53">󶙕</text:span><text:span text:style-name="T55"> </text:span><text:span text:style-name="T53">󶙖</text:span><text:span text:style-name="T55"> </text:span><text:span text:style-name="T53">󶙗</text:span><text:span text:style-name="T55"> </text:span><text:span text:style-name="T53">󶙘</text:span><text:span text:style-name="T55"> </text:span><text:span text:style-name="T53">󶙙</text:span><text:span text:style-name="T55"> </text:span><text:span text:style-name="T53">󶙚</text:span><text:span text:style-name="T55"> </text:span><text:span text:style-name="T53">󶙛</text:span><text:span text:style-name="T55"> </text:span><text:span text:style-name="T53">󶙜</text:span><text:span text:style-name="T55"> </text:span><text:span text:style-name="T53">󶙝</text:span><text:span text:style-name="T55"> </text:span><text:span text:style-name="T53">󶙞</text:span><text:span text:style-name="T55"> </text:span><text:span text:style-name="T53">󶙟</text:span><text:span text:style-name="T55"> </text:span><text:span text:style-name="T53">󶙠</text:span><text:span text:style-name="T55"> </text:span><text:span text:style-name="T53">󶙡</text:span><text:span text:style-name="T55"> </text:span><text:span text:style-name="T53">󶙢</text:span><text:span text:style-name="T55"> </text:span><text:span text:style-name="T53">󶙣</text:span><text:span text:style-name="T55"> </text:span><text:span text:style-name="T53">󶙤</text:span><text:span text:style-name="T55"> </text:span><text:span text:style-name="T53">󶙥</text:span><text:span text:style-name="T55"> </text:span><text:span text:style-name="T53">󶙦</text:span><text:span text:style-name="T55"> </text:span><text:span text:style-name="T53">󶙧</text:span><text:span text:style-name="T55"> </text:span><text:span text:style-name="T53">󶙨</text:span><text:span text:style-name="T55"> </text:span><text:span text:style-name="T53">󶙩</text:span><text:span text:style-name="T55"> </text:span><text:span text:style-name="T53">󶙪</text:span><text:span text:style-name="T55"> </text:span><text:span text:style-name="T53">󶙫</text:span><text:span text:style-name="T55"> </text:span><text:span text:style-name="T53">󶙬</text:span><text:span text:style-name="T55"> </text:span><text:span text:style-name="T53">󶙭</text:span><text:span text:style-name="T55"> </text:span><text:span text:style-name="T53">󶙮</text:span><text:span text:style-name="T55"> </text:span><text:span text:style-name="T53">󶙯</text:span><text:span text:style-name="T55"> </text:span><text:span text:style-name="T53">󶙰</text:span><text:span text:style-name="T55"> </text:span><text:span text:style-name="T53">󶙱</text:span><text:span text:style-name="T55"> </text:span><text:span text:style-name="T53">󶙲</text:span><text:span text:style-name="T55"> </text:span><text:span text:style-name="T53">󶙳</text:span><text:span text:style-name="T55"> </text:span><text:span text:style-name="T53">󶙴</text:span><text:span text:style-name="T55"> </text:span><text:span text:style-name="T53">󶙵</text:span><text:span text:style-name="T55"> </text:span><text:span text:style-name="T53">󶙶</text:span><text:span text:style-name="T55"> </text:span><text:span text:style-name="T53">󶙷</text:span><text:span text:style-name="T55"> </text:span><text:span text:style-name="T53">󶙸</text:span><text:span text:style-name="T55"> </text:span><text:span text:style-name="T53">󶙹</text:span><text:span text:style-name="T55"> </text:span><text:span text:style-name="T53">󶙺</text:span><text:span text:style-name="T55"> </text:span><text:span text:style-name="T53">󶙻</text:span><text:span text:style-name="T55"> </text:span><text:span text:style-name="T53">󶙼</text:span><text:span text:style-name="T55"> </text:span><text:span text:style-name="T53">󶙽</text:span><text:span text:style-name="T55"> </text:span><text:span text:style-name="T53">󶙾</text:span><text:span text:style-name="T55"> </text:span><text:span text:style-name="T53">󶙿</text:span><text:span text:style-name="T55"> </text:span><text:span text:style-name="T53">󶚀</text:span><text:span text:style-name="T55"> </text:span><text:span text:style-name="T53">󶚁</text:span><text:span text:style-name="T55"> </text:span><text:span text:style-name="T53">󶚂</text:span><text:span text:style-name="T55"> </text:span><text:span text:style-name="T53">󶚃</text:span><text:span text:style-name="T55"> </text:span><text:span text:style-name="T53">󶚄</text:span><text:span text:style-name="T55"> </text:span><text:span text:style-name="T53">󶚅</text:span><text:span text:style-name="T55"> </text:span><text:span text:style-name="T53">󶚆</text:span><text:span text:style-name="T55"> </text:span><text:span text:style-name="T53">󶚇</text:span><text:span text:style-name="T55"> </text:span><text:span text:style-name="T53">󶚈</text:span><text:span text:style-name="T55"> </text:span><text:span text:style-name="T53">󶚉</text:span><text:span text:style-name="T55"> </text:span><text:span text:style-name="T53">󶚊</text:span><text:span text:style-name="T55"> </text:span><text:span text:style-name="T53">󶚋</text:span><text:span text:style-name="T55"> </text:span><text:span text:style-name="T53">󶚌</text:span><text:span text:style-name="T55"> </text:span><text:span text:style-name="T53">󶚍</text:span><text:span text:style-name="T55"> </text:span><text:span text:style-name="T53">󶚎</text:span><text:span text:style-name="T55"> </text:span><text:span text:style-name="T53">󶚏</text:span><text:span text:style-name="T55"> </text:span><text:span text:style-name="T53">󶚐</text:span><text:span text:style-name="T55"> </text:span><text:span text:style-name="T53">󶚑</text:span><text:span text:style-name="T55"> </text:span><text:span text:style-name="T53">󶚒</text:span><text:span text:style-name="T55"> </text:span><text:span text:style-name="T53">󶚓</text:span><text:span text:style-name="T55"> </text:span><text:span text:style-name="T53">󶚔</text:span><text:span text:style-name="T55"> </text:span><text:span text:style-name="T53">󶚕</text:span><text:span text:style-name="T55"> </text:span><text:span text:style-name="T53">󶚖</text:span><text:span text:style-name="T55"> </text:span><text:span text:style-name="T53">󶚗</text:span><text:span text:style-name="T55"> </text:span><text:span text:style-name="T53">󶚘</text:span><text:span text:style-name="T55"> </text:span><text:span text:style-name="T53">󶚙</text:span><text:span text:style-name="T55"> </text:span><text:span text:style-name="T53">󶚚</text:span><text:span text:style-name="T55"> </text:span><text:span text:style-name="T53">󶚛</text:span><text:span text:style-name="T55"> </text:span><text:span text:style-name="T53">󶚜</text:span><text:span text:style-name="T55"> </text:span><text:span text:style-name="T53">󶚝</text:span><text:span text:style-name="T55"> </text:span><text:span text:style-name="T53">󶚞</text:span><text:span text:style-name="T55"> </text:span><text:span text:style-name="T53">󶚟</text:span><text:span text:style-name="T55"> </text:span><text:span text:style-name="T53">󶚠</text:span><text:span text:style-name="T55"> </text:span><text:span text:style-name="T53">󶚡</text:span><text:span text:style-name="T55"> </text:span><text:span text:style-name="T53">󶚢</text:span><text:span text:style-name="T55"> </text:span><text:span text:style-name="T53">󶚣</text:span><text:span text:style-name="T55"> </text:span><text:span text:style-name="T53">󶚤</text:span><text:span text:style-name="T55"> </text:span><text:span text:style-name="T53">󶚥</text:span><text:span text:style-name="T55"> </text:span><text:span text:style-name="T53">󶚦</text:span><text:span text:style-name="T55"> </text:span><text:span text:style-name="T53">󶚧</text:span><text:span text:style-name="T55"> </text:span><text:span text:style-name="T53">󶚨</text:span><text:span text:style-name="T55"> </text:span><text:span text:style-name="T53">󶚩</text:span><text:span text:style-name="T55"> </text:span><text:span text:style-name="T53">󶚪</text:span><text:span text:style-name="T55"> </text:span><text:span text:style-name="T53">󶚫</text:span><text:span text:style-name="T55"> </text:span><text:span text:style-name="T53">󶚬</text:span><text:span text:style-name="T55"> </text:span><text:span text:style-name="T53">󶚭</text:span><text:span text:style-name="T55"> </text:span><text:span text:style-name="T53">󶚮</text:span><text:span text:style-name="T55"> </text:span><text:span text:style-name="T53">󶚯</text:span><text:span text:style-name="T55"> </text:span><text:span text:style-name="T53">󶚰</text:span><text:span text:style-name="T55"> </text:span><text:span text:style-name="T53">󶚱</text:span><text:span text:style-name="T55"> </text:span><text:span text:style-name="T53">󶚲</text:span><text:span text:style-name="T55"> </text:span><text:span text:style-name="T53">󶚳</text:span><text:span text:style-name="T55"> </text:span><text:span text:style-name="T53">󶚴</text:span><text:span text:style-name="T55"> </text:span><text:span text:style-name="T53">󶚵</text:span><text:span text:style-name="T55"> </text:span><text:span text:style-name="T53">󶚶</text:span><text:span text:style-name="T55"> </text:span><text:span text:style-name="T53">󶚷</text:span><text:span text:style-name="T55"> </text:span><text:span text:style-name="T53">󶚸</text:span><text:span text:style-name="T55"> </text:span><text:span text:style-name="T53">󶚹</text:span><text:span text:style-name="T55"> </text:span><text:span text:style-name="T53">󶚺</text:span><text:span text:style-name="T55"> </text:span><text:span text:style-name="T53">󶚻</text:span><text:span text:style-name="T55"> </text:span><text:span text:style-name="T53">󶚼</text:span><text:span text:style-name="T55"> </text:span><text:span text:style-name="T53">󶚽</text:span><text:span text:style-name="T55"> </text:span><text:span text:style-name="T53">󶚾</text:span><text:span text:style-name="T55"> </text:span><text:span text:style-name="T53">󶚿</text:span><text:span text:style-name="T55"> </text:span><text:span text:style-name="T53">󶛀</text:span><text:span text:style-name="T55"> </text:span><text:span text:style-name="T53">󶛁</text:span><text:span text:style-name="T55"> </text:span><text:span text:style-name="T53">󶛂</text:span><text:span text:style-name="T55"> </text:span><text:span text:style-name="T53">󶛃</text:span><text:span text:style-name="T55"> </text:span><text:span text:style-name="T53">󶛄</text:span><text:span text:style-name="T55"> </text:span><text:span text:style-name="T53">󶛅</text:span><text:span text:style-name="T55"> </text:span><text:span text:style-name="T53">󶛆</text:span><text:span text:style-name="T55"> </text:span><text:span text:style-name="T53">󶛇</text:span><text:span text:style-name="T55"> </text:span><text:span text:style-name="T53">󶛈</text:span><text:span text:style-name="T55"> </text:span><text:span text:style-name="T53">󶛉</text:span><text:span text:style-name="T55"> </text:span><text:span text:style-name="T53">󶛊</text:span><text:span text:style-name="T55"> </text:span><text:span text:style-name="T53">󶛋</text:span><text:span text:style-name="T55"> </text:span><text:span text:style-name="T53">󶛌</text:span><text:span text:style-name="T55"> </text:span><text:span text:style-name="T53">󶛍</text:span><text:span text:style-name="T55"> </text:span><text:span text:style-name="T53">󶛎</text:span><text:span text:style-name="T55"> </text:span><text:span text:style-name="T53">󶛏</text:span><text:span text:style-name="T55"> </text:span><text:span text:style-name="T53">󶛐</text:span><text:span text:style-name="T55"> </text:span><text:span text:style-name="T53">󶛑</text:span><text:span text:style-name="T55"> </text:span><text:span text:style-name="T53">󶛒</text:span><text:span text:style-name="T55"> </text:span><text:span text:style-name="T53">󶛓</text:span><text:span text:style-name="T55"> </text:span><text:span text:style-name="T53">󶛔</text:span><text:span text:style-name="T55"> </text:span><text:span text:style-name="T53">󶛕</text:span><text:span text:style-name="T55"> </text:span><text:span text:style-name="T53">󶛖</text:span><text:span text:style-name="T55"> </text:span><text:span text:style-name="T53">󶛗</text:span><text:span text:style-name="T55"> </text:span><text:span text:style-name="T53">󶛘</text:span><text:span text:style-name="T55"> </text:span><text:span text:style-name="T53">󶛙</text:span><text:span text:style-name="T55"> </text:span><text:span text:style-name="T53">󶛚</text:span><text:span text:style-name="T55"> </text:span><text:span text:style-name="T53">󶛛</text:span><text:span text:style-name="T55"> </text:span><text:span text:style-name="T53">󶛜</text:span><text:span text:style-name="T55"> </text:span><text:span text:style-name="T53">󶛝</text:span><text:span text:style-name="T55"> </text:span><text:span text:style-name="T53">󶛞</text:span><text:span text:style-name="T55"> </text:span><text:span text:style-name="T53">󶛟</text:span><text:span text:style-name="T55"> </text:span><text:span text:style-name="T53">󶛠</text:span><text:span text:style-name="T55"> </text:span><text:span text:style-name="T53">󶛡</text:span><text:span text:style-name="T55"> </text:span><text:span text:style-name="T53">󶛢</text:span><text:span text:style-name="T55"> </text:span><text:span text:style-name="T53">󶛣</text:span><text:span text:style-name="T55"> </text:span><text:span text:style-name="T53">󶛤</text:span><text:span text:style-name="T55"> </text:span><text:span text:style-name="T53">󶛥</text:span><text:span text:style-name="T55"> </text:span><text:span text:style-name="T53">󶛦</text:span><text:span text:style-name="T55"> </text:span><text:span text:style-name="T53">󶛧</text:span><text:span text:style-name="T55"> </text:span><text:span text:style-name="T53">󶛨</text:span><text:span text:style-name="T55"> </text:span><text:span text:style-name="T53">󶛩</text:span><text:span text:style-name="T55"> </text:span><text:span text:style-name="T53">󶛪</text:span><text:span text:style-name="T55"> </text:span><text:span text:style-name="T53">󶛫</text:span><text:span text:style-name="T55"> </text:span><text:span text:style-name="T53">󶛬</text:span><text:span text:style-name="T55"> </text:span><text:span text:style-name="T53">󶛭</text:span><text:span text:style-name="T55"> </text:span><text:span text:style-name="T53">󶛮</text:span><text:span text:style-name="T55"> </text:span><text:span text:style-name="T53">󶛯</text:span><text:span text:style-name="T55"> </text:span><text:span text:style-name="T53">󶛰</text:span><text:span text:style-name="T55"> </text:span><text:span text:style-name="T53">󶛱</text:span><text:span text:style-name="T55"> </text:span><text:span text:style-name="T53">󶛲</text:span><text:span text:style-name="T55"> </text:span><text:span text:style-name="T53">󶛳</text:span><text:span text:style-name="T55"> </text:span><text:span text:style-name="T53">󶛴</text:span><text:span text:style-name="T55"> </text:span><text:span text:style-name="T53">󶛵</text:span><text:span text:style-name="T55"> </text:span><text:span text:style-name="T53">󶛶</text:span><text:span text:style-name="T55"> </text:span><text:span text:style-name="T53">󶛷</text:span><text:span text:style-name="T55"> </text:span><text:span text:style-name="T53">󶛸</text:span><text:span text:style-name="T55"> </text:span><text:span text:style-name="T53">󶛹</text:span><text:span text:style-name="T55"> </text:span><text:span text:style-name="T53">󶛺</text:span><text:span text:style-name="T55"> </text:span><text:span text:style-name="T53">󶛻</text:span><text:span text:style-name="T55"> </text:span><text:span text:style-name="T53">󶛼</text:span><text:span text:style-name="T55"> </text:span><text:span text:style-name="T53">󶛽</text:span><text:span text:style-name="T55"> </text:span><text:span text:style-name="T53">󶛾</text:span><text:span text:style-name="T55"> </text:span><text:span text:style-name="T53">󶛿</text:span><text:span text:style-name="T55"> </text:span><text:span text:style-name="T53">󶜀</text:span><text:span text:style-name="T55"> </text:span><text:span text:style-name="T53">󶜁</text:span><text:span text:style-name="T55"> </text:span><text:span text:style-name="T53">󶜂</text:span><text:span text:style-name="T55"> </text:span><text:span text:style-name="T53">󶜃</text:span><text:span text:style-name="T55"> </text:span><text:span text:style-name="T53">󶜄</text:span><text:span text:style-name="T55"> </text:span><text:span text:style-name="T53">󶜅</text:span><text:span text:style-name="T55"> </text:span><text:span text:style-name="T53">󶜆</text:span><text:span text:style-name="T55"> </text:span><text:span text:style-name="T53">󶜇</text:span><text:span text:style-name="T55"> </text:span><text:span text:style-name="T53">󶜈</text:span><text:span text:style-name="T55"> </text:span><text:span text:style-name="T53">󶜉</text:span><text:span text:style-name="T55"> </text:span><text:span text:style-name="T53">󶜊</text:span><text:span text:style-name="T55"> </text:span><text:span text:style-name="T53">󶜋</text:span><text:span text:style-name="T55"> </text:span><text:span text:style-name="T53">󶜌</text:span><text:span text:style-name="T55"> </text:span><text:span text:style-name="T53">󶜍</text:span><text:span text:style-name="T55"> </text:span><text:span text:style-name="T53">󶜎</text:span><text:span text:style-name="T55"> </text:span><text:span text:style-name="T53">󶜏</text:span><text:span text:style-name="T55"> </text:span><text:span text:style-name="T53">󶜐</text:span><text:span text:style-name="T55"> </text:span><text:span text:style-name="T53">󶜑</text:span><text:span text:style-name="T55"> </text:span><text:span text:style-name="T53">󶜒</text:span><text:span text:style-name="T55"> </text:span><text:span text:style-name="T53">󶜓</text:span><text:span text:style-name="T55"> </text:span><text:span text:style-name="T53">󶜔</text:span><text:span text:style-name="T55"> </text:span><text:span text:style-name="T53">󶜕</text:span><text:span text:style-name="T55"> </text:span><text:span text:style-name="T53">󶜖</text:span><text:span text:style-name="T55"> </text:span><text:span text:style-name="T53">󶜗</text:span><text:span text:style-name="T55"> </text:span><text:span text:style-name="T53">󶜘</text:span><text:span text:style-name="T55"> </text:span><text:span text:style-name="T53">󶜙</text:span><text:span text:style-name="T55"> </text:span><text:span text:style-name="T53">󶜚</text:span><text:span text:style-name="T55"> </text:span><text:span text:style-name="T53">󶜛</text:span><text:span text:style-name="T55"> </text:span><text:span text:style-name="T53">󶜜</text:span><text:span text:style-name="T55"> </text:span><text:span text:style-name="T53">󶜝</text:span><text:span text:style-name="T55"> </text:span><text:span text:style-name="T53">󶜞</text:span><text:span text:style-name="T55"> </text:span><text:span text:style-name="T53">󶜟</text:span><text:span text:style-name="T55"> </text:span><text:span text:style-name="T53">󶜠</text:span><text:span text:style-name="T55"> </text:span><text:span text:style-name="T53">󶜡</text:span><text:span text:style-name="T55"> </text:span><text:span text:style-name="T53">󶜢</text:span><text:span text:style-name="T55"> </text:span><text:span text:style-name="T53">󶜣</text:span><text:span text:style-name="T55"> </text:span><text:span text:style-name="T53">󶜤</text:span><text:span text:style-name="T55"> </text:span><text:span text:style-name="T53">󶜥</text:span><text:span text:style-name="T55"> </text:span><text:span text:style-name="T53">󶜦</text:span><text:span text:style-name="T55"> </text:span><text:span text:style-name="T53">󶜧</text:span><text:span text:style-name="T55"> </text:span><text:span text:style-name="T53">󶜨</text:span><text:span text:style-name="T55"> </text:span><text:span text:style-name="T53">󶜩</text:span><text:span text:style-name="T55"> </text:span><text:span text:style-name="T53">󶜪</text:span><text:span text:style-name="T55"> </text:span><text:span text:style-name="T53">󶜫</text:span><text:span text:style-name="T55"> </text:span><text:span text:style-name="T53">󶜬</text:span><text:span text:style-name="T55"> </text:span><text:span text:style-name="T53">󶜭</text:span><text:span text:style-name="T55"> </text:span><text:span text:style-name="T53">󶜮</text:span><text:span text:style-name="T55"> </text:span><text:span text:style-name="T53">󶜯</text:span><text:span text:style-name="T55"> </text:span><text:span text:style-name="T53">󶜰</text:span><text:span text:style-name="T55"> </text:span><text:span text:style-name="T53">󶜱</text:span><text:span text:style-name="T55"> </text:span><text:span text:style-name="T53">󶜲</text:span><text:span text:style-name="T55"> </text:span><text:span text:style-name="T53">󶜳</text:span><text:span text:style-name="T55"> </text:span><text:span text:style-name="T53">󶜴</text:span><text:span text:style-name="T55"> </text:span><text:span text:style-name="T53">󶜵</text:span><text:span text:style-name="T55"> </text:span><text:span text:style-name="T53">󶜶</text:span><text:span text:style-name="T55"> </text:span><text:span text:style-name="T53">󶜷</text:span><text:span text:style-name="T55"> </text:span><text:span text:style-name="T53">󶜸</text:span><text:span text:style-name="T55"> </text:span><text:span text:style-name="T53">󶜹</text:span><text:span text:style-name="T55"> </text:span><text:span text:style-name="T53">󶜺</text:span><text:span text:style-name="T55"> </text:span><text:span text:style-name="T53">󶜻</text:span><text:span text:style-name="T55"> </text:span><text:span text:style-name="T53">󶜼</text:span><text:span text:style-name="T55"> </text:span><text:span text:style-name="T53">󶜽</text:span><text:span text:style-name="T55"> </text:span><text:span text:style-name="T53">󶜾</text:span><text:span text:style-name="T55"> </text:span><text:span text:style-name="T53">󶜿</text:span><text:span text:style-name="T55"> </text:span><text:span text:style-name="T53">󶝀</text:span><text:span text:style-name="T55"> </text:span><text:span text:style-name="T53">󶝁</text:span><text:span text:style-name="T55"> </text:span><text:span text:style-name="T53">󶝂</text:span><text:span text:style-name="T55"> </text:span><text:span text:style-name="T53">󶝃</text:span><text:span text:style-name="T55"> </text:span><text:span text:style-name="T53">󶝄</text:span><text:span text:style-name="T55"> </text:span><text:span text:style-name="T53">󶝅</text:span><text:span text:style-name="T55"> </text:span><text:span text:style-name="T53">󶝆</text:span><text:span text:style-name="T55"> </text:span><text:span text:style-name="T53">󶝇</text:span><text:span text:style-name="T55"> </text:span><text:span text:style-name="T53">󶝈</text:span><text:span text:style-name="T55"> </text:span><text:span text:style-name="T53">󶝉</text:span><text:span text:style-name="T55"> </text:span><text:span text:style-name="T53">󶝊</text:span><text:span text:style-name="T55"> </text:span><text:span text:style-name="T53">󶝋</text:span><text:span text:style-name="T55"> </text:span><text:span text:style-name="T53">󶝌</text:span><text:span text:style-name="T55"> </text:span><text:span text:style-name="T53">󶝍</text:span><text:span text:style-name="T55"> </text:span><text:span text:style-name="T53">󶝎</text:span><text:span text:style-name="T55"> </text:span><text:span text:style-name="T53">󶝏</text:span><text:span text:style-name="T55"> </text:span><text:span text:style-name="T53">󶝐</text:span><text:span text:style-name="T55"> </text:span><text:span text:style-name="T53">󶝑</text:span><text:span text:style-name="T55"> </text:span><text:span text:style-name="T53">󶝒</text:span><text:span text:style-name="T55"> </text:span><text:span text:style-name="T53">󶝓</text:span><text:span text:style-name="T55"> </text:span><text:span text:style-name="T53">󶝔</text:span><text:span text:style-name="T55"> </text:span><text:span text:style-name="T53">󶝕</text:span><text:span text:style-name="T55"> </text:span><text:span text:style-name="T53">󶝖</text:span><text:span text:style-name="T55"> </text:span><text:span text:style-name="T53">󶝗</text:span><text:span text:style-name="T55"> </text:span><text:span text:style-name="T53">󶝘</text:span><text:span text:style-name="T55"> </text:span><text:span text:style-name="T53">󶝙</text:span><text:span text:style-name="T55"> </text:span><text:span text:style-name="T53">󶝚</text:span><text:span text:style-name="T55"> </text:span><text:span text:style-name="T53">󶝛</text:span><text:span text:style-name="T55"> </text:span><text:span text:style-name="T53">󶝜</text:span><text:span text:style-name="T55"> </text:span><text:span text:style-name="T53">󶝝</text:span><text:span text:style-name="T55"> </text:span><text:span text:style-name="T53">󶝞</text:span><text:span text:style-name="T55"> </text:span><text:span text:style-name="T53">󶝟</text:span><text:span text:style-name="T55"> </text:span><text:span text:style-name="T53">󶝠</text:span><text:span text:style-name="T55"> </text:span><text:span text:style-name="T53">󶝡</text:span><text:span text:style-name="T55"> </text:span><text:span text:style-name="T53">󶝢</text:span><text:span text:style-name="T55"> </text:span><text:span text:style-name="T53">󶝣</text:span><text:span text:style-name="T55"> </text:span><text:span text:style-name="T53">󶝤</text:span><text:span text:style-name="T55"> </text:span><text:span text:style-name="T53">󶝥</text:span><text:span text:style-name="T55"> </text:span><text:span text:style-name="T53">󶝦</text:span><text:span text:style-name="T55"> </text:span><text:span text:style-name="T53">󶝧</text:span><text:span text:style-name="T55"> </text:span><text:span text:style-name="T53">󶝨</text:span><text:span text:style-name="T55"> </text:span><text:span text:style-name="T53">󶝩</text:span><text:span text:style-name="T55"> </text:span><text:span text:style-name="T53">󶝪</text:span><text:span text:style-name="T55"> </text:span><text:soft-page-break/><text:span text:style-name="T53">󶝫</text:span><text:span text:style-name="T55"> </text:span><text:span text:style-name="T53">󶝬</text:span><text:span text:style-name="T55"> </text:span><text:span text:style-name="T53">󶝭</text:span><text:span text:style-name="T55"> </text:span><text:span text:style-name="T53">󶝮</text:span><text:span text:style-name="T55"> </text:span><text:span text:style-name="T53">󶝯</text:span><text:span text:style-name="T55"> </text:span><text:span text:style-name="T53">󶝰</text:span><text:span text:style-name="T55"> </text:span><text:span text:style-name="T53">󶝱</text:span><text:span text:style-name="T55"> </text:span><text:span text:style-name="T53">󶝲</text:span><text:span text:style-name="T55"> </text:span><text:span text:style-name="T53">󶝳</text:span><text:span text:style-name="T55"> </text:span><text:span text:style-name="T53">󶝴</text:span><text:span text:style-name="T55"> </text:span><text:span text:style-name="T53">󶝵</text:span><text:span text:style-name="T55"> </text:span><text:span text:style-name="T53">󶝶</text:span><text:span text:style-name="T55"> </text:span><text:span text:style-name="T53">󶝷</text:span><text:span text:style-name="T55"> </text:span><text:span text:style-name="T53">󶝸</text:span><text:span text:style-name="T55"> </text:span><text:span text:style-name="T53">󶝹</text:span><text:span text:style-name="T55"> </text:span><text:span text:style-name="T53">󶝺</text:span><text:span text:style-name="T55"> </text:span><text:span text:style-name="T53">󶝻</text:span><text:span text:style-name="T55"> </text:span><text:span text:style-name="T53">󶝼</text:span><text:span text:style-name="T55"> </text:span><text:span text:style-name="T53">󶝽</text:span><text:span text:style-name="T55"> </text:span><text:span text:style-name="T53">󶝾</text:span><text:span text:style-name="T55"> </text:span><text:span text:style-name="T53">󶝿</text:span><text:span text:style-name="T55"> </text:span><text:span text:style-name="T53">󶞀</text:span><text:span text:style-name="T55"> </text:span><text:span text:style-name="T53">󶞁</text:span><text:span text:style-name="T55"> </text:span><text:span text:style-name="T53">󶞂</text:span><text:span text:style-name="T55"> </text:span><text:span text:style-name="T53">󶞃</text:span><text:span text:style-name="T55"> </text:span><text:span text:style-name="T53">󶞄</text:span><text:span text:style-name="T55"> </text:span><text:span text:style-name="T53">󶞅</text:span><text:span text:style-name="T55"> </text:span><text:span text:style-name="T53">󶞆</text:span><text:span text:style-name="T55"> </text:span><text:span text:style-name="T53">󶞇</text:span><text:span text:style-name="T55"> </text:span><text:span text:style-name="T53">󶞈</text:span><text:span text:style-name="T55"> </text:span><text:span text:style-name="T53">󶞉</text:span><text:span text:style-name="T55"> </text:span><text:span text:style-name="T53">󶞊</text:span><text:span text:style-name="T55"> </text:span><text:span text:style-name="T53">󶞋</text:span><text:span text:style-name="T55"> </text:span><text:span text:style-name="T53">󶞌</text:span><text:span text:style-name="T55"> </text:span><text:span text:style-name="T53">󶞍</text:span><text:span text:style-name="T55"> </text:span><text:span text:style-name="T53">󶞎</text:span><text:span text:style-name="T55"> </text:span><text:span text:style-name="T53">󶞏</text:span><text:span text:style-name="T55"> </text:span><text:span text:style-name="T53">󶞐</text:span><text:span text:style-name="T55"> </text:span><text:span text:style-name="T53">󶞑</text:span><text:span text:style-name="T55"> </text:span><text:span text:style-name="T53">󶞒</text:span><text:span text:style-name="T55"> </text:span><text:span text:style-name="T53">󶞓</text:span><text:span text:style-name="T55"> </text:span><text:span text:style-name="T53">󶞔</text:span><text:span text:style-name="T55"> </text:span><text:span text:style-name="T53">󶞕</text:span><text:span text:style-name="T55"> </text:span><text:span text:style-name="T53">󶞖</text:span><text:span text:style-name="T55"> </text:span><text:span text:style-name="T53">󶞗</text:span><text:span text:style-name="T55"> </text:span><text:span text:style-name="T53">󶞘</text:span><text:span text:style-name="T55"> </text:span><text:span text:style-name="T53">󶞙</text:span><text:span text:style-name="T55"> </text:span><text:span text:style-name="T53">󶞚</text:span><text:span text:style-name="T55"> </text:span><text:span text:style-name="T53">󶞛</text:span><text:span text:style-name="T55"> </text:span><text:span text:style-name="T53">󶞜</text:span><text:span text:style-name="T55"> </text:span><text:span text:style-name="T53">󶞝</text:span><text:span text:style-name="T55"> </text:span><text:span text:style-name="T53">󶞞</text:span><text:span text:style-name="T55"> </text:span><text:span text:style-name="T53">󶞟</text:span><text:span text:style-name="T55"> </text:span><text:span text:style-name="T53">󶞠</text:span><text:span text:style-name="T55"> </text:span><text:span text:style-name="T53">󶞡</text:span><text:span text:style-name="T55"> </text:span><text:span text:style-name="T53">󶞢</text:span><text:span text:style-name="T55"> </text:span><text:span text:style-name="T53">󶞣</text:span><text:span text:style-name="T55"> </text:span><text:span text:style-name="T53">󶞤</text:span><text:span text:style-name="T55"> </text:span><text:span text:style-name="T53">󶞥</text:span><text:span text:style-name="T55"> </text:span><text:span text:style-name="T53">󶞦</text:span><text:span text:style-name="T55"> </text:span><text:span text:style-name="T53">󶞧</text:span><text:span text:style-name="T55"> </text:span><text:span text:style-name="T53">󶞨</text:span><text:span text:style-name="T55"> </text:span><text:span text:style-name="T53">󶞩</text:span><text:span text:style-name="T55"> </text:span><text:span text:style-name="T53">󶞪</text:span><text:span text:style-name="T55"> </text:span><text:span text:style-name="T53">󶞫</text:span><text:span text:style-name="T55"> </text:span><text:span text:style-name="T53">󶞬</text:span><text:span text:style-name="T55"> </text:span><text:span text:style-name="T53">󶞭</text:span><text:span text:style-name="T55"> </text:span><text:span text:style-name="T53">󶞮</text:span><text:span text:style-name="T55"> </text:span><text:span text:style-name="T53">󶞯</text:span><text:span text:style-name="T55"> </text:span><text:span text:style-name="T53">󶞰</text:span><text:span text:style-name="T55"> </text:span><text:span text:style-name="T53">󶞱</text:span><text:span text:style-name="T55"> </text:span><text:span text:style-name="T53">󶞲</text:span><text:span text:style-name="T55"> </text:span><text:span text:style-name="T53">󶞳</text:span><text:span text:style-name="T55"> </text:span><text:span text:style-name="T53">󶞴</text:span><text:span text:style-name="T55"> </text:span><text:span text:style-name="T53">󶞵</text:span><text:span text:style-name="T55"> </text:span><text:span text:style-name="T53">󶞶</text:span><text:span text:style-name="T55"> </text:span><text:span text:style-name="T53">󶞷</text:span><text:span text:style-name="T55"> </text:span><text:span text:style-name="T53">󶞸</text:span><text:span text:style-name="T55"> </text:span><text:span text:style-name="T53">󶞹</text:span><text:span text:style-name="T55"> </text:span><text:span text:style-name="T53">󶞺</text:span><text:span text:style-name="T55"> </text:span><text:span text:style-name="T53">󶞻</text:span><text:span text:style-name="T55"> </text:span><text:span text:style-name="T53">󶞼</text:span><text:span text:style-name="T55"> </text:span><text:span text:style-name="T53">󶞽</text:span><text:span text:style-name="T55"> </text:span><text:span text:style-name="T53">󶞾</text:span><text:span text:style-name="T55"> </text:span><text:span text:style-name="T53">󶞿</text:span><text:span text:style-name="T55"> </text:span><text:span text:style-name="T53">󶟀</text:span><text:span text:style-name="T55"> </text:span><text:span text:style-name="T53">󶟁</text:span><text:span text:style-name="T55"> </text:span><text:span text:style-name="T53">󶟂</text:span><text:span text:style-name="T55"> </text:span><text:span text:style-name="T53">󶟃</text:span><text:span text:style-name="T55"> </text:span><text:span text:style-name="T53">󶟄</text:span><text:span text:style-name="T55"> </text:span><text:span text:style-name="T53">󶟅</text:span><text:span text:style-name="T55"> </text:span><text:span text:style-name="T53">󶟆</text:span><text:span text:style-name="T55"> </text:span><text:span text:style-name="T53">󶟇</text:span><text:span text:style-name="T55"> </text:span><text:span text:style-name="T53">󶟈</text:span><text:span text:style-name="T55"> </text:span><text:span text:style-name="T53">󶟉</text:span><text:span text:style-name="T55"> </text:span><text:span text:style-name="T53">󶟊</text:span><text:span text:style-name="T55"> </text:span><text:span text:style-name="T53">󶟋</text:span><text:span text:style-name="T55"> </text:span><text:span text:style-name="T53">󶟌</text:span><text:span text:style-name="T55"> </text:span><text:span text:style-name="T53">󶟍</text:span><text:span text:style-name="T55"> </text:span><text:span text:style-name="T53">󶟎</text:span><text:span text:style-name="T55"> </text:span><text:span text:style-name="T53">󶟏</text:span><text:span text:style-name="T55"> </text:span><text:span text:style-name="T53">󶟐</text:span><text:span text:style-name="T55"> </text:span><text:span text:style-name="T53">󶟑</text:span><text:span text:style-name="T55"> </text:span><text:span text:style-name="T53">󶟒</text:span><text:span text:style-name="T55"> </text:span><text:span text:style-name="T53">󶟓</text:span><text:span text:style-name="T55"> </text:span><text:span text:style-name="T53">󶟔</text:span><text:span text:style-name="T55"> </text:span><text:span text:style-name="T53">󶟕</text:span><text:span text:style-name="T55"> </text:span><text:span text:style-name="T53">󶟖</text:span><text:span text:style-name="T55"> </text:span><text:span text:style-name="T53">󶟗</text:span><text:span text:style-name="T55"> </text:span><text:span text:style-name="T53">󶟘</text:span><text:span text:style-name="T55"> </text:span><text:span text:style-name="T53">󶟙</text:span><text:span text:style-name="T55"> </text:span><text:span text:style-name="T53">󶟚</text:span><text:span text:style-name="T55"> </text:span><text:span text:style-name="T53">󶟛</text:span><text:span text:style-name="T55"> </text:span><text:span text:style-name="T53">󶟜</text:span><text:span text:style-name="T55"> </text:span><text:span text:style-name="T53">󶟝</text:span><text:span text:style-name="T55"> </text:span><text:span text:style-name="T53">󶟞</text:span><text:span text:style-name="T55"> </text:span><text:span text:style-name="T53">󶟟</text:span><text:span text:style-name="T55"> </text:span><text:span text:style-name="T53">󶟠</text:span><text:span text:style-name="T55"> </text:span><text:span text:style-name="T53">󶟡</text:span><text:span text:style-name="T55"> </text:span><text:span text:style-name="T53">󶟢</text:span><text:span text:style-name="T55"> </text:span><text:span text:style-name="T53">󶟣</text:span><text:span text:style-name="T55"> </text:span><text:span text:style-name="T53">󶟤</text:span><text:span text:style-name="T55"> </text:span><text:span text:style-name="T53">󶟥</text:span><text:span text:style-name="T55"> </text:span><text:span text:style-name="T53">󶟦</text:span><text:span text:style-name="T55"> </text:span><text:span text:style-name="T53">󶟧</text:span><text:span text:style-name="T55"> </text:span><text:span text:style-name="T53">󶟨</text:span><text:span text:style-name="T55"> </text:span><text:span text:style-name="T53">󶟩</text:span><text:span text:style-name="T55"> </text:span><text:span text:style-name="T53">󶟪</text:span><text:span text:style-name="T55"> </text:span><text:span text:style-name="T53">󶟫</text:span><text:span text:style-name="T55"> </text:span><text:span text:style-name="T53">󶟬</text:span><text:span text:style-name="T55"> </text:span><text:span text:style-name="T53">󶟭</text:span><text:span text:style-name="T55"> </text:span><text:span text:style-name="T53">󶟮</text:span><text:span text:style-name="T55"> </text:span><text:span text:style-name="T53">󶟯</text:span><text:span text:style-name="T55"> </text:span><text:span text:style-name="T53">󶟰</text:span><text:span text:style-name="T55"> </text:span><text:span text:style-name="T53">󶟱</text:span><text:span text:style-name="T55"> </text:span><text:span text:style-name="T53">󶟲</text:span><text:span text:style-name="T55"> </text:span><text:span text:style-name="T53">󶟳</text:span><text:span text:style-name="T55"> </text:span><text:span text:style-name="T53">󶟴</text:span><text:span text:style-name="T55"> </text:span><text:span text:style-name="T53">󶟵</text:span><text:span text:style-name="T55"> </text:span><text:span text:style-name="T53">󶟶</text:span><text:span text:style-name="T55"> </text:span><text:span text:style-name="T53">󶟷</text:span><text:span text:style-name="T55"> </text:span><text:span text:style-name="T53">󶟸</text:span><text:span text:style-name="T55"> </text:span><text:span text:style-name="T53">󶟹</text:span><text:span text:style-name="T55"> </text:span><text:span text:style-name="T53">󶟺</text:span><text:span text:style-name="T55"> </text:span><text:span text:style-name="T53">󶟻</text:span><text:span text:style-name="T55"> </text:span><text:span text:style-name="T75">󶡟</text:span><text:span text:style-name="T53">󶟼</text:span><text:span text:style-name="T55"> </text:span><text:span text:style-name="T53">󶟽</text:span><text:span text:style-name="T55"> </text:span><text:span text:style-name="T53">󶟾</text:span><text:span text:style-name="T55"> </text:span><text:span text:style-name="T53">󶟿</text:span><text:span text:style-name="T55"> </text:span><text:span text:style-name="T53">󶠀</text:span><text:span text:style-name="T55"> </text:span><text:span text:style-name="T53">󶠁</text:span><text:span text:style-name="T55"> </text:span><text:span text:style-name="T53">󶠂</text:span><text:span text:style-name="T55"> </text:span><text:span text:style-name="T53">󶠃</text:span><text:span text:style-name="T55"> </text:span><text:span text:style-name="T53">󶠄</text:span><text:span text:style-name="T55"> </text:span><text:span text:style-name="T53">󶠅</text:span><text:span text:style-name="T55"> </text:span><text:span text:style-name="T53">󶠆</text:span><text:span text:style-name="T55"> </text:span><text:span text:style-name="T53">󶠇</text:span><text:span text:style-name="T55"> </text:span><text:span text:style-name="T53">󶠈</text:span><text:span text:style-name="T55"> </text:span><text:span text:style-name="T53">󶠉</text:span><text:span text:style-name="T55"> </text:span><text:span text:style-name="T53">󶠊</text:span><text:span text:style-name="T55"> </text:span><text:span text:style-name="T53">󶠋</text:span><text:span text:style-name="T55"> </text:span><text:span text:style-name="T53">󶠌</text:span><text:span text:style-name="T55"> </text:span><text:span text:style-name="T53">󶠍</text:span><text:span text:style-name="T55"> </text:span><text:span text:style-name="T53">󶠎</text:span><text:span text:style-name="T55"> </text:span><text:span text:style-name="T53">󶠏</text:span><text:span text:style-name="T55"> </text:span><text:span text:style-name="T53">󶠐</text:span><text:span text:style-name="T55"> </text:span><text:span text:style-name="T53">󶠑</text:span><text:span text:style-name="T55"> </text:span><text:span text:style-name="T53">󶠒</text:span><text:span text:style-name="T55"> </text:span><text:span text:style-name="T53">󶠓</text:span><text:span text:style-name="T55"> </text:span><text:span text:style-name="T53">󶠔</text:span><text:span text:style-name="T55"> </text:span><text:span text:style-name="T53">󶠕</text:span><text:span text:style-name="T55"> </text:span><text:span text:style-name="T53">󶠖</text:span><text:span text:style-name="T55"> </text:span><text:span text:style-name="T53">󶠗</text:span><text:span text:style-name="T55"> </text:span><text:span text:style-name="T53">󶠘</text:span><text:span text:style-name="T55"> </text:span><text:span text:style-name="T53">󶠙</text:span><text:span text:style-name="T55"> </text:span><text:span text:style-name="T53">󶠚</text:span><text:span text:style-name="T55"> </text:span><text:span text:style-name="T53">󶠛</text:span><text:span text:style-name="T55"> </text:span><text:span text:style-name="T53">󶠜</text:span><text:span text:style-name="T55"> </text:span><text:span text:style-name="T53">󶠝</text:span><text:span text:style-name="T55"> </text:span><text:span text:style-name="T53">󶠞</text:span><text:span text:style-name="T55"> </text:span><text:span text:style-name="T53">󶠟</text:span><text:span text:style-name="T55"> </text:span><text:span text:style-name="T53">󶠠</text:span><text:span text:style-name="T55"> </text:span><text:span text:style-name="T53">󶠡</text:span><text:span text:style-name="T55"> </text:span><text:span text:style-name="T53">󶠢</text:span><text:span text:style-name="T55"> </text:span><text:span text:style-name="T53">󶠣</text:span><text:span text:style-name="T55"> </text:span><text:span text:style-name="T53">󶠤</text:span><text:span text:style-name="T55"> </text:span><text:span text:style-name="T53">󶠥</text:span><text:span text:style-name="T55"> </text:span><text:span text:style-name="T53">󶠦</text:span><text:span text:style-name="T55"> </text:span><text:span text:style-name="T53">󶠧</text:span><text:span text:style-name="T55"> </text:span><text:span text:style-name="T53">󶠨</text:span><text:span text:style-name="T55"> </text:span><text:span text:style-name="T53">󶠩</text:span><text:span text:style-name="T55"> </text:span><text:span text:style-name="T53">󶠪</text:span><text:span text:style-name="T55"> </text:span><text:span text:style-name="T53">󶠫</text:span><text:span text:style-name="T55"> </text:span><text:span text:style-name="T53">󶠬</text:span><text:span text:style-name="T55"> </text:span><text:span text:style-name="T53">󶠭</text:span><text:span text:style-name="T55"> </text:span><text:span text:style-name="T53">󶠮</text:span><text:span text:style-name="T55"> </text:span><text:span text:style-name="T53">󶠯</text:span><text:span text:style-name="T55"> </text:span><text:span text:style-name="T53">󶠰</text:span><text:span text:style-name="T55"> </text:span><text:span text:style-name="T53">󶠱</text:span><text:span text:style-name="T55"> </text:span><text:span text:style-name="T53">󶠲</text:span><text:span text:style-name="T55"> </text:span><text:span text:style-name="T53">󶠳</text:span><text:span text:style-name="T55"> </text:span><text:span text:style-name="T53">󶠴</text:span><text:span text:style-name="T55"> </text:span><text:span text:style-name="T75">󶡟</text:span><text:span text:style-name="T53">󶠵</text:span><text:span text:style-name="T55"> </text:span><text:span text:style-name="T75">󶡟</text:span><text:span text:style-name="T53">󶠶</text:span><text:span text:style-name="T55"> </text:span><text:span text:style-name="T75">󶡟</text:span><text:span text:style-name="T53">󶠷</text:span><text:span text:style-name="T55"> </text:span><text:span text:style-name="T75">󶡟</text:span><text:span text:style-name="T53">󶠸</text:span><text:span text:style-name="T55"> </text:span><text:span text:style-name="T75">󶡟</text:span><text:span text:style-name="T53">󶠹</text:span><text:span text:style-name="T55"> </text:span><text:span text:style-name="T75">󶡟</text:span><text:span text:style-name="T53">󶠺</text:span><text:span text:style-name="T55"> </text:span><text:span text:style-name="T75">󶡟</text:span><text:span text:style-name="T53">󶠻</text:span><text:span text:style-name="T55"> </text:span><text:span text:style-name="T75">󶡟</text:span><text:span text:style-name="T53">󶠼</text:span><text:span text:style-name="T55"> </text:span><text:span text:style-name="T75">󶡟</text:span><text:span text:style-name="T53">󶠽</text:span><text:span text:style-name="T55"> </text:span><text:span text:style-name="T75">󶡟</text:span><text:span text:style-name="T53">󶠾</text:span><text:span text:style-name="T55"> </text:span><text:span text:style-name="T75">󶡟</text:span><text:span text:style-name="T53">󶠿</text:span><text:span text:style-name="T55"> </text:span><text:span text:style-name="T75">󶡟</text:span><text:span text:style-name="T53">󶡀</text:span><text:span text:style-name="T55"> </text:span><text:span text:style-name="T75">󶡟</text:span><text:span text:style-name="T53">󶡁</text:span><text:span text:style-name="T55"> </text:span><text:span text:style-name="T75">󶡟</text:span><text:span text:style-name="T53">󶡂</text:span><text:span text:style-name="T55"> </text:span><text:span text:style-name="T75">󶡟</text:span><text:span text:style-name="T53">󶡃</text:span><text:span text:style-name="T55"> </text:span><text:span text:style-name="T75">󶡟</text:span><text:span text:style-name="T53">󶡄</text:span><text:span text:style-name="T55"> </text:span><text:span text:style-name="T75">󶡟</text:span><text:span text:style-name="T53">󶡅</text:span><text:span text:style-name="T55"> </text:span><text:span text:style-name="T75">󶡟</text:span><text:span text:style-name="T53">󶡆</text:span><text:span text:style-name="T55"> </text:span><text:span text:style-name="T75">󶡟</text:span><text:span text:style-name="T53">󶡇</text:span></text:p>
      <text:p text:style-name="P15"/>
      <text:p text:style-name="P15"/>
      <text:p text:style-name="P57">Index of Signs</text:p>
      <text:p text:style-name="P2"/>
      <text:p text:style-name="P2"/>
      <text:p text:style-name="P9"><text:span text:style-name="T1">Each row displays Thompson’s number, the glyph and the codepoint value; affixes are applied on the empty sign </text:span><text:span text:style-name="T74">󶡟</text:span><text:span text:style-name="T1"> </text:span><text:span text:style-name="T3">U+</text:span><text:span text:style-name="T4">F685F</text:span><text:span text:style-name="T1">.</text:span></text:p>
      <text:p text:style-name="P2"/>
      <text:section text:style-name="Sect1" text:name="Ενότητα1">
        <table:table table:name="Πίνακας5" table:style-name="Πίνακας5">
          <table:table-column table:style-name="Πίνακας5.A"/>
          <table:table-row table:style-name="Πίνακας5.1">
            <table:table-cell table:style-name="Πίνακας5.A1" office:value-type="string">
              <text:p text:style-name="P8"><text:span text:style-name="T81">1.1<text:line-break/></text:span><text:span text:style-name="T73">󶈀</text:span><text:span text:style-name="T79">󶡟</text:span><text:span text:style-name="T84"><text:line-break/></text:span><text:span text:style-name="T87">F62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.5<text:line-break/></text:span><text:span text:style-name="T73">󶈁</text:span><text:span text:style-name="T79">󶡟</text:span><text:span text:style-name="T84"><text:line-break/></text:span><text:span text:style-name="T87">F62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.6<text:line-break/></text:span><text:span text:style-name="T73">󶈂</text:span><text:span text:style-name="T79">󶡟</text:span><text:span text:style-name="T84"><text:line-break/></text:span><text:span text:style-name="T87">F62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.1<text:line-break/></text:span><text:span text:style-name="T73">󶈃</text:span><text:span text:style-name="T79">󶡟</text:span><text:span text:style-name="T84"><text:line-break/></text:span><text:span text:style-name="T87">F62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.1<text:line-break/></text:span><text:span text:style-name="T73">󶈄</text:span><text:span text:style-name="T79">󶡟</text:span><text:span text:style-name="T84"><text:line-break/></text:span><text:span text:style-name="T87">F62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.3<text:line-break/></text:span><text:span text:style-name="T73">󶈅</text:span><text:span text:style-name="T79">󶡟</text:span><text:span text:style-name="T84"><text:line-break/></text:span><text:span text:style-name="T87">F62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.1<text:line-break/></text:span><text:span text:style-name="T73">󶈆</text:span><text:span text:style-name="T79">󶡟</text:span><text:span text:style-name="T84"><text:line-break/></text:span><text:span text:style-name="T87">F62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<text:line-break/></text:span><text:span text:style-name="T73">󶈇</text:span><text:span text:style-name="T79">󶡟</text:span><text:span text:style-name="T84"><text:line-break/></text:span><text:span text:style-name="T87">F62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.1<text:line-break/></text:span><text:span text:style-name="T73">󶈈</text:span><text:span text:style-name="T79">󶡟</text:span><text:span text:style-name="T84"><text:line-break/></text:span><text:span text:style-name="T87">F62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.1<text:line-break/></text:span><text:span text:style-name="T73">󶈉</text:span><text:span text:style-name="T79">󶡟</text:span><text:span text:style-name="T84"><text:line-break/></text:span><text:span text:style-name="T87">F62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.1<text:line-break/></text:span><text:span text:style-name="T73">󶈊</text:span><text:span text:style-name="T79">󶡟</text:span><text:span text:style-name="T84"><text:line-break/></text:span><text:span text:style-name="T87">F62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1<text:line-break/></text:span><text:span text:style-name="T73">󶈋</text:span><text:span text:style-name="T79">󶡟</text:span><text:span text:style-name="T84"><text:line-break/></text:span><text:span text:style-name="T87">F62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5<text:line-break/></text:span><text:span text:style-name="T73">󶈌</text:span><text:span text:style-name="T79">󶡟</text:span><text:span text:style-name="T84"><text:line-break/></text:span><text:span text:style-name="T87">F62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6<text:line-break/></text:span><text:span text:style-name="T73">󶈍</text:span><text:span text:style-name="T79">󶡟</text:span><text:span text:style-name="T84"><text:line-break/></text:span><text:span text:style-name="T87">F62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1<text:line-break/></text:span><text:span text:style-name="T73">󶈎</text:span><text:span text:style-name="T79">󶡟</text:span><text:span text:style-name="T84"><text:line-break/></text:span><text:span text:style-name="T87">F62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5<text:line-break/></text:span><text:span text:style-name="T73">󶈏</text:span><text:span text:style-name="T79">󶡟</text:span><text:span text:style-name="T84"><text:line-break/></text:span><text:span text:style-name="T87">F62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6<text:line-break/></text:span><text:span text:style-name="T73">󶈐</text:span><text:span text:style-name="T79">󶡟</text:span><text:span text:style-name="T84"><text:line-break/></text:span><text:span text:style-name="T87">F62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<text:line-break/></text:span><text:span text:style-name="T73">󶈑</text:span><text:span text:style-name="T79">󶡟</text:span><text:span text:style-name="T84"><text:line-break/></text:span><text:span text:style-name="T87">F62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.1<text:line-break/></text:span><text:span text:style-name="T73">󶈒</text:span><text:span text:style-name="T79">󶡟</text:span><text:span text:style-name="T84"><text:line-break/></text:span><text:span text:style-name="T87">F62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.2<text:line-break/></text:span><text:span text:style-name="T73">󶈓</text:span><text:span text:style-name="T79">󶡟</text:span><text:span text:style-name="T84"><text:line-break/></text:span><text:span text:style-name="T87">F62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1<text:line-break/></text:span><text:span text:style-name="T73">󶈔</text:span><text:span text:style-name="T79">󶡟</text:span><text:span text:style-name="T84"><text:line-break/></text:span><text:span text:style-name="T87">F62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.1<text:line-break/></text:span><text:span text:style-name="T73">󶈕</text:span><text:span text:style-name="T79">󶡟</text:span><text:span text:style-name="T84"><text:line-break/></text:span><text:span text:style-name="T87">F62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.1<text:line-break/></text:span><text:span text:style-name="T73">󶈖</text:span><text:span text:style-name="T79">󶡟</text:span><text:span text:style-name="T84"><text:line-break/></text:span><text:span text:style-name="T87">F62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1<text:line-break/></text:span><text:span text:style-name="T73">󶈗</text:span><text:span text:style-name="T79">󶡟</text:span><text:span text:style-name="T84"><text:line-break/></text:span><text:span text:style-name="T87">F62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.1<text:line-break/></text:span><text:span text:style-name="T73">󶈘</text:span><text:span text:style-name="T79">󶡟</text:span><text:span text:style-name="T84"><text:line-break/></text:span><text:span text:style-name="T87">F62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.1<text:line-break/></text:span><text:span text:style-name="T73">󶈙</text:span><text:span text:style-name="T79">󶡟</text:span><text:span text:style-name="T84"><text:line-break/></text:span><text:span text:style-name="T87">F62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.1<text:line-break/></text:span><text:span text:style-name="T73">󶈚</text:span><text:span text:style-name="T79">󶡟</text:span><text:span text:style-name="T84"><text:line-break/></text:span><text:span text:style-name="T87">F62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1<text:line-break/></text:span><text:span text:style-name="T73">󶈛</text:span><text:span text:style-name="T79">󶡟</text:span><text:span text:style-name="T84"><text:line-break/></text:span><text:span text:style-name="T87">F62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.1<text:line-break/></text:span><text:span text:style-name="T73">󶈜</text:span><text:span text:style-name="T79">󶡟</text:span><text:span text:style-name="T84"><text:line-break/></text:span><text:span text:style-name="T87">F62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.1<text:line-break/></text:span><text:span text:style-name="T73">󶈝</text:span><text:span text:style-name="T79">󶡟</text:span><text:span text:style-name="T84"><text:line-break/></text:span><text:span text:style-name="T87">F62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.1<text:line-break/></text:span><text:span text:style-name="T73">󶈞</text:span><text:span text:style-name="T79">󶡟</text:span><text:span text:style-name="T84"><text:line-break/></text:span><text:span text:style-name="T87">F62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<text:line-break/></text:span><text:span text:style-name="T73">󶈟</text:span><text:span text:style-name="T79">󶡟</text:span><text:span text:style-name="T84"><text:line-break/></text:span><text:span text:style-name="T87">F62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1<text:line-break/></text:span><text:span text:style-name="T73">󶈠</text:span><text:span text:style-name="T79">󶡟</text:span><text:span text:style-name="T84"><text:line-break/></text:span><text:span text:style-name="T87">F62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.1<text:line-break/></text:span><text:span text:style-name="T73">󶈡</text:span><text:span text:style-name="T79">󶡟</text:span><text:span text:style-name="T84"><text:line-break/></text:span><text:span text:style-name="T87">F62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6<text:line-break/></text:span><text:span text:style-name="T73">󶈢</text:span><text:span text:style-name="T79">󶡟</text:span><text:span text:style-name="T84"><text:line-break/></text:span><text:span text:style-name="T87">F62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.4<text:line-break/></text:span><text:span text:style-name="T73">󶈣</text:span><text:span text:style-name="T79">󶡟</text:span><text:span text:style-name="T84"><text:line-break/></text:span><text:span text:style-name="T87">F62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7.1<text:line-break/></text:span><text:span text:style-name="T73">󶈤</text:span><text:span text:style-name="T79">󶡟</text:span><text:span text:style-name="T84"><text:line-break/></text:span><text:span text:style-name="T87">F62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8.1<text:line-break/></text:span><text:span text:style-name="T73">󶈥</text:span><text:span text:style-name="T79">󶡟</text:span><text:span text:style-name="T84"><text:line-break/></text:span><text:span text:style-name="T87">F62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9<text:line-break/></text:span><text:span text:style-name="T73">󶈦</text:span><text:span text:style-name="T79">󶡟</text:span><text:span text:style-name="T84"><text:line-break/></text:span><text:span text:style-name="T87">F62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0.1<text:line-break/></text:span><text:span text:style-name="T73">󶈧</text:span><text:span text:style-name="T79">󶡟</text:span><text:span text:style-name="T84"><text:line-break/></text:span><text:span text:style-name="T87">F62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0.6<text:line-break/></text:span><text:span text:style-name="T73">󶈨</text:span><text:span text:style-name="T79">󶡟</text:span><text:span text:style-name="T84"><text:line-break/></text:span><text:span text:style-name="T87">F62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1<text:line-break/></text:span><text:span text:style-name="T73">󶈩</text:span><text:span text:style-name="T79">󶡟</text:span><text:span text:style-name="T84"><text:line-break/></text:span><text:span text:style-name="T87">F62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3.1<text:line-break/></text:span><text:span text:style-name="T73">󶈪</text:span><text:span text:style-name="T79">󶡟</text:span><text:span text:style-name="T84"><text:line-break/></text:span><text:span text:style-name="T87">F62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1<text:line-break/></text:span><text:span text:style-name="T73">󶈫</text:span><text:span text:style-name="T79">󶡟</text:span><text:span text:style-name="T84"><text:line-break/></text:span><text:span text:style-name="T87">F62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5.1<text:line-break/></text:span><text:span text:style-name="T73">󶈬</text:span><text:span text:style-name="T79">󶡟</text:span><text:span text:style-name="T84"><text:line-break/></text:span><text:span text:style-name="T87">F62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6<text:line-break/></text:span><text:span text:style-name="T73">󶈭</text:span><text:span text:style-name="T79">󶡟</text:span><text:span text:style-name="T84"><text:line-break/></text:span><text:span text:style-name="T87">F62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7.1<text:line-break/></text:span><text:span text:style-name="T73">󶈮</text:span><text:span text:style-name="T79">󶡟</text:span><text:span text:style-name="T84"><text:line-break/></text:span><text:span text:style-name="T87">F62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8.1<text:line-break/></text:span><text:span text:style-name="T73">󶈯</text:span><text:span text:style-name="T79">󶡟</text:span><text:span text:style-name="T84"><text:line-break/></text:span><text:span text:style-name="T87">F62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.1<text:line-break/></text:span><text:span text:style-name="T73">󶈰</text:span><text:span text:style-name="T79">󶡟</text:span><text:span text:style-name="T84"><text:line-break/></text:span><text:span text:style-name="T87">F62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.1<text:line-break/></text:span><text:span text:style-name="T73">󶈱</text:span><text:span text:style-name="T79">󶡟</text:span><text:span text:style-name="T84"><text:line-break/></text:span><text:span text:style-name="T87">F62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.1<text:line-break/></text:span><text:span text:style-name="T73">󶈲</text:span><text:span text:style-name="T79">󶡟</text:span><text:span text:style-name="T84"><text:line-break/></text:span><text:span text:style-name="T87">F62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1<text:line-break/></text:span><text:span text:style-name="T73">󶈳</text:span><text:span text:style-name="T79">󶡟</text:span><text:span text:style-name="T84"><text:line-break/></text:span><text:span text:style-name="T87">F62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5<text:line-break/></text:span><text:span text:style-name="T73">󶈴</text:span><text:span text:style-name="T79">󶡟</text:span><text:span text:style-name="T84"><text:line-break/></text:span><text:span text:style-name="T87">F62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<text:line-break/></text:span><text:span text:style-name="T73">󶈵</text:span><text:span text:style-name="T79">󶡟</text:span><text:span text:style-name="T84"><text:line-break/></text:span><text:span text:style-name="T87">F62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1<text:line-break/></text:span><text:span text:style-name="T73">󶈶</text:span><text:span text:style-name="T79">󶡟</text:span><text:span text:style-name="T84"><text:line-break/></text:span><text:span text:style-name="T87">F62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.1<text:line-break/></text:span><text:span text:style-name="T73">󶈷</text:span><text:span text:style-name="T79">󶡟</text:span><text:span text:style-name="T84"><text:line-break/></text:span><text:span text:style-name="T87">F62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.3<text:line-break/></text:span><text:span text:style-name="T73">󶈸</text:span><text:span text:style-name="T79">󶡟</text:span><text:span text:style-name="T84"><text:line-break/></text:span><text:span text:style-name="T87">F62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.4<text:line-break/></text:span><text:span text:style-name="T73">󶈹</text:span><text:span text:style-name="T79">󶡟</text:span><text:span text:style-name="T84"><text:line-break/></text:span><text:span text:style-name="T87">F62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1<text:line-break/></text:span><text:span text:style-name="T73">󶈺</text:span><text:span text:style-name="T79">󶡟</text:span><text:span text:style-name="T84"><text:line-break/></text:span><text:span text:style-name="T87">F62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1<text:line-break/></text:span><text:span text:style-name="T73">󶈻</text:span><text:span text:style-name="T79">󶡟</text:span><text:span text:style-name="T84"><text:line-break/></text:span><text:span text:style-name="T87">F623B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61.1<text:line-break/></text:span><text:span text:style-name="T73">󶈼</text:span><text:span text:style-name="T79">󶡟</text:span><text:span text:style-name="T84"><text:line-break/></text:span><text:span text:style-name="T87">F62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.1<text:line-break/></text:span><text:span text:style-name="T73">󶈽</text:span><text:span text:style-name="T79">󶡟</text:span><text:span text:style-name="T84"><text:line-break/></text:span><text:span text:style-name="T87">F62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.1<text:line-break/></text:span><text:span text:style-name="T73">󶈾</text:span><text:span text:style-name="T79">󶡟</text:span><text:span text:style-name="T84"><text:line-break/></text:span><text:span text:style-name="T87">F62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.1<text:line-break/></text:span><text:span text:style-name="T73">󶈿</text:span><text:span text:style-name="T79">󶡟</text:span><text:span text:style-name="T84"><text:line-break/></text:span><text:span text:style-name="T87">F62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.1<text:line-break/></text:span><text:span text:style-name="T73">󶉀</text:span><text:span text:style-name="T79">󶡟</text:span><text:span text:style-name="T84"><text:line-break/></text:span><text:span text:style-name="T87">F62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1<text:line-break/></text:span><text:span text:style-name="T73">󶉁</text:span><text:span text:style-name="T79">󶡟</text:span><text:span text:style-name="T84"><text:line-break/></text:span><text:span text:style-name="T87">F62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<text:line-break/></text:span><text:span text:style-name="T73">󶉂</text:span><text:span text:style-name="T79">󶡟</text:span><text:span text:style-name="T84"><text:line-break/></text:span><text:span text:style-name="T87">F62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.1<text:line-break/></text:span><text:span text:style-name="T73">󶉃</text:span><text:span text:style-name="T79">󶡟</text:span><text:span text:style-name="T84"><text:line-break/></text:span><text:span text:style-name="T87">F62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.1<text:line-break/></text:span><text:span text:style-name="T73">󶉄</text:span><text:span text:style-name="T79">󶡟</text:span><text:span text:style-name="T84"><text:line-break/></text:span><text:span text:style-name="T87">F62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.1<text:line-break/></text:span><text:span text:style-name="T73">󶉅</text:span><text:span text:style-name="T79">󶡟</text:span><text:span text:style-name="T84"><text:line-break/></text:span><text:span text:style-name="T87">F62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6.1<text:line-break/></text:span><text:span text:style-name="T73">󶉆</text:span><text:span text:style-name="T79">󶡟</text:span><text:span text:style-name="T84"><text:line-break/></text:span><text:span text:style-name="T87">F62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1<text:line-break/></text:span><text:span text:style-name="T73">󶉇</text:span><text:span text:style-name="T79">󶡟</text:span><text:span text:style-name="T84"><text:line-break/></text:span><text:span text:style-name="T87">F62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1<text:line-break/></text:span><text:span text:style-name="T73">󶉈</text:span><text:span text:style-name="T79">󶡟</text:span><text:span text:style-name="T84"><text:line-break/></text:span><text:span text:style-name="T87">F62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0.1<text:line-break/></text:span><text:span text:style-name="T73">󶉉</text:span><text:span text:style-name="T79">󶡟</text:span><text:span text:style-name="T84"><text:line-break/></text:span><text:span text:style-name="T87">F62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1.1<text:line-break/></text:span><text:span text:style-name="T73">󶉊</text:span><text:span text:style-name="T79">󶡟</text:span><text:span text:style-name="T84"><text:line-break/></text:span><text:span text:style-name="T87">F62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2.1<text:line-break/></text:span><text:span text:style-name="T73">󶉋</text:span><text:span text:style-name="T79">󶡟</text:span><text:span text:style-name="T84"><text:line-break/></text:span><text:span text:style-name="T87">F624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2.5<text:line-break/></text:span><text:span text:style-name="T73">󶉌</text:span><text:span text:style-name="T79">󶡟</text:span><text:span text:style-name="T84"><text:line-break/></text:span><text:span text:style-name="T87">F62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3.1<text:line-break/></text:span><text:span text:style-name="T73">󶉍</text:span><text:span text:style-name="T79">󶡟</text:span><text:span text:style-name="T84"><text:line-break/></text:span><text:span text:style-name="T87">F62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5.1<text:line-break/></text:span><text:span text:style-name="T73">󶉎</text:span><text:span text:style-name="T79">󶡟</text:span><text:span text:style-name="T84"><text:line-break/></text:span><text:span text:style-name="T87">F62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5.3<text:line-break/></text:span><text:span text:style-name="T73">󶉏</text:span><text:span text:style-name="T79">󶡟</text:span><text:span text:style-name="T84"><text:line-break/></text:span><text:span text:style-name="T87">F62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6.1<text:line-break/></text:span><text:span text:style-name="T73">󶉐</text:span><text:span text:style-name="T79">󶡟</text:span><text:span text:style-name="T84"><text:line-break/></text:span><text:span text:style-name="T87">F62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7.1<text:line-break/></text:span><text:span text:style-name="T73">󶉑</text:span><text:span text:style-name="T79">󶡟</text:span><text:span text:style-name="T84"><text:line-break/></text:span><text:span text:style-name="T87">F62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9.1<text:line-break/></text:span><text:span text:style-name="T73">󶉒</text:span><text:span text:style-name="T79">󶡟</text:span><text:span text:style-name="T84"><text:line-break/></text:span><text:span text:style-name="T87">F62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.1<text:line-break/></text:span><text:span text:style-name="T73">󶉓</text:span><text:span text:style-name="T79">󶡟</text:span><text:span text:style-name="T84"><text:line-break/></text:span><text:span text:style-name="T87">F625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.3<text:line-break/></text:span><text:span text:style-name="T73">󶉔</text:span><text:span text:style-name="T79">󶡟</text:span><text:span text:style-name="T84"><text:line-break/></text:span><text:span text:style-name="T87">F62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.1<text:line-break/></text:span><text:span text:style-name="T73">󶉕</text:span><text:span text:style-name="T79">󶡟</text:span><text:span text:style-name="T84"><text:line-break/></text:span><text:span text:style-name="T87">F62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.2<text:line-break/></text:span><text:span text:style-name="T73">󶉖</text:span><text:span text:style-name="T79">󶡟</text:span><text:span text:style-name="T84"><text:line-break/></text:span><text:span text:style-name="T87">F62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1<text:line-break/></text:span><text:span text:style-name="T73">󶉗</text:span><text:span text:style-name="T79">󶡟</text:span><text:span text:style-name="T84"><text:line-break/></text:span><text:span text:style-name="T87">F62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<text:line-break/></text:span><text:span text:style-name="T73">󶉘</text:span><text:span text:style-name="T79">󶡟</text:span><text:span text:style-name="T84"><text:line-break/></text:span><text:span text:style-name="T87">F62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.1<text:line-break/></text:span><text:span text:style-name="T73">󶉙</text:span><text:span text:style-name="T79">󶡟</text:span><text:span text:style-name="T84"><text:line-break/></text:span><text:span text:style-name="T87">F62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1<text:line-break/></text:span><text:span text:style-name="T73">󶉚</text:span><text:span text:style-name="T79">󶡟</text:span><text:span text:style-name="T84"><text:line-break/></text:span><text:span text:style-name="T87">F62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1<text:line-break/></text:span><text:span text:style-name="T73">󶉛</text:span><text:span text:style-name="T79">󶡟</text:span><text:span text:style-name="T84"><text:line-break/></text:span><text:span text:style-name="T87">F625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1.1<text:line-break/></text:span><text:span text:style-name="T73">󶉜</text:span><text:span text:style-name="T79">󶡟</text:span><text:span text:style-name="T84"><text:line-break/></text:span><text:span text:style-name="T87">F62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2.1<text:line-break/></text:span><text:span text:style-name="T73">󶉝</text:span><text:span text:style-name="T79">󶡟</text:span><text:span text:style-name="T84"><text:line-break/></text:span><text:span text:style-name="T87">F62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3.1<text:line-break/></text:span><text:span text:style-name="T73">󶉞</text:span><text:span text:style-name="T79">󶡟</text:span><text:span text:style-name="T84"><text:line-break/></text:span><text:span text:style-name="T87">F62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4.1<text:line-break/></text:span><text:span text:style-name="T73">󶉟</text:span><text:span text:style-name="T79">󶡟</text:span><text:span text:style-name="T84"><text:line-break/></text:span><text:span text:style-name="T87">F62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5.1<text:line-break/></text:span><text:span text:style-name="T73">󶉠</text:span><text:span text:style-name="T79">󶡟</text:span><text:span text:style-name="T84"><text:line-break/></text:span><text:span text:style-name="T87">F62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1<text:line-break/></text:span><text:span text:style-name="T73">󶉡</text:span><text:span text:style-name="T79">󶡟</text:span><text:span text:style-name="T84"><text:line-break/></text:span><text:span text:style-name="T87">F62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7.1<text:line-break/></text:span><text:span text:style-name="T73">󶉢</text:span><text:span text:style-name="T79">󶡟</text:span><text:span text:style-name="T84"><text:line-break/></text:span><text:span text:style-name="T87">F62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8.1<text:line-break/></text:span><text:span text:style-name="T73">󶉣</text:span><text:span text:style-name="T79">󶡟</text:span><text:span text:style-name="T84"><text:line-break/></text:span><text:span text:style-name="T87">F626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9.1<text:line-break/></text:span><text:span text:style-name="T73">󶉤</text:span><text:span text:style-name="T79">󶡟</text:span><text:span text:style-name="T84"><text:line-break/></text:span><text:span text:style-name="T87">F62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0.1<text:line-break/></text:span><text:span text:style-name="T73">󶉥</text:span><text:span text:style-name="T79">󶡟</text:span><text:span text:style-name="T84"><text:line-break/></text:span><text:span text:style-name="T87">F62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0.2<text:line-break/></text:span><text:span text:style-name="T73">󶉦</text:span><text:span text:style-name="T79">󶡟</text:span><text:span text:style-name="T84"><text:line-break/></text:span><text:span text:style-name="T87">F62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1.1<text:line-break/></text:span><text:span text:style-name="T73">󶉧</text:span><text:span text:style-name="T79">󶡟</text:span><text:span text:style-name="T84"><text:line-break/></text:span><text:span text:style-name="T87">F62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1<text:line-break/></text:span><text:span text:style-name="T73">󶉨</text:span><text:span text:style-name="T79">󶡟</text:span><text:span text:style-name="T84"><text:line-break/></text:span><text:span text:style-name="T87">F62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1<text:line-break/></text:span><text:span text:style-name="T73">󶉩</text:span><text:span text:style-name="T79">󶡟</text:span><text:span text:style-name="T84"><text:line-break/></text:span><text:span text:style-name="T87">F62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1<text:line-break/></text:span><text:span text:style-name="T73">󶉪</text:span><text:span text:style-name="T79">󶡟</text:span><text:span text:style-name="T84"><text:line-break/></text:span><text:span text:style-name="T87">F62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9.1<text:line-break/></text:span><text:span text:style-name="T73">󶉫</text:span><text:span text:style-name="T79">󶡟</text:span><text:span text:style-name="T84"><text:line-break/></text:span><text:span text:style-name="T87">F62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1<text:line-break/></text:span><text:span text:style-name="T73">󶉬</text:span><text:span text:style-name="T79">󶡟</text:span><text:span text:style-name="T84"><text:line-break/></text:span><text:span text:style-name="T87">F62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5<text:line-break/></text:span><text:span text:style-name="T73">󶉭</text:span><text:span text:style-name="T79">󶡟</text:span><text:span text:style-name="T84"><text:line-break/></text:span><text:span text:style-name="T87">F62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3.1<text:line-break/></text:span><text:span text:style-name="T73">󶉮</text:span><text:span text:style-name="T79">󶡟</text:span><text:span text:style-name="T84"><text:line-break/></text:span><text:span text:style-name="T87">F62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4.1<text:line-break/></text:span><text:span text:style-name="T73">󶉯</text:span><text:span text:style-name="T79">󶡟</text:span><text:span text:style-name="T84"><text:line-break/></text:span><text:span text:style-name="T87">F62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1<text:line-break/></text:span><text:span text:style-name="T73">󶉰</text:span><text:span text:style-name="T79">󶡟</text:span><text:span text:style-name="T84"><text:line-break/></text:span><text:span text:style-name="T87">F62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7.1<text:line-break/></text:span><text:span text:style-name="T73">󶉱</text:span><text:span text:style-name="T79">󶡟</text:span><text:span text:style-name="T84"><text:line-break/></text:span><text:span text:style-name="T87">F62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1.1<text:line-break/></text:span><text:span text:style-name="T73">󶉲</text:span><text:span text:style-name="T79">󶡟</text:span><text:span text:style-name="T84"><text:line-break/></text:span><text:span text:style-name="T87">F62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2.1<text:line-break/></text:span><text:span text:style-name="T73">󶉳</text:span><text:span text:style-name="T79">󶡟</text:span><text:span text:style-name="T84"><text:line-break/></text:span><text:span text:style-name="T87">F62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4.1<text:line-break/></text:span><text:span text:style-name="T73">󶉴</text:span><text:span text:style-name="T79">󶡟</text:span><text:span text:style-name="T84"><text:line-break/></text:span><text:span text:style-name="T87">F62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1<text:line-break/></text:span><text:span text:style-name="T73">󶉵</text:span><text:span text:style-name="T79">󶡟</text:span><text:span text:style-name="T84"><text:line-break/></text:span><text:span text:style-name="T87">F62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6.1<text:line-break/></text:span><text:span text:style-name="T73">󶉶</text:span><text:span text:style-name="T79">󶡟</text:span><text:span text:style-name="T84"><text:line-break/></text:span><text:span text:style-name="T87">F62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7<text:line-break/></text:span><text:span text:style-name="T73">󶉷</text:span><text:span text:style-name="T79">󶡟</text:span><text:span text:style-name="T84"><text:line-break/></text:span><text:span text:style-name="T87">F62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8.1<text:line-break/></text:span><text:span text:style-name="T73">󶉸</text:span><text:span text:style-name="T79">󶡟</text:span><text:span text:style-name="T84"><text:line-break/></text:span><text:span text:style-name="T87">F62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1<text:line-break/></text:span><text:span text:style-name="T73">󶉹</text:span><text:span text:style-name="T79">󶡟</text:span><text:span text:style-name="T84"><text:line-break/></text:span><text:span text:style-name="T87">F62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0.1<text:line-break/></text:span><text:span text:style-name="T73">󶉺</text:span><text:span text:style-name="T79">󶡟</text:span><text:span text:style-name="T84"><text:line-break/></text:span><text:span text:style-name="T87">F62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1.1<text:line-break/></text:span><text:span text:style-name="T73">󶉻</text:span><text:span text:style-name="T79">󶡟</text:span><text:span text:style-name="T84"><text:line-break/></text:span><text:span text:style-name="T87">F62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1.5<text:line-break/></text:span><text:span text:style-name="T73">󶉼</text:span><text:span text:style-name="T79">󶡟</text:span><text:span text:style-name="T84"><text:line-break/></text:span><text:span text:style-name="T87">F62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2.1<text:line-break/></text:span><text:span text:style-name="T73">󶉽</text:span><text:span text:style-name="T79">󶡟</text:span><text:span text:style-name="T84"><text:line-break/></text:span><text:span text:style-name="T87">F627D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52.3<text:line-break/></text:span><text:span text:style-name="T73">󶉾</text:span><text:span text:style-name="T79">󶡟</text:span><text:span text:style-name="T84"><text:line-break/></text:span><text:span text:style-name="T87">F62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3.1<text:line-break/></text:span><text:span text:style-name="T73">󶉿</text:span><text:span text:style-name="T79">󶡟</text:span><text:span text:style-name="T84"><text:line-break/></text:span><text:span text:style-name="T87">F62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4<text:line-break/></text:span><text:span text:style-name="T73">󶊀</text:span><text:span text:style-name="T79">󶡟</text:span><text:span text:style-name="T84"><text:line-break/></text:span><text:span text:style-name="T87">F62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8.1<text:line-break/></text:span><text:span text:style-name="T73">󶊁</text:span><text:span text:style-name="T79">󶡟</text:span><text:span text:style-name="T84"><text:line-break/></text:span><text:span text:style-name="T87">F62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8.2<text:line-break/></text:span><text:span text:style-name="T73">󶊂</text:span><text:span text:style-name="T79">󶡟</text:span><text:span text:style-name="T84"><text:line-break/></text:span><text:span text:style-name="T87">F62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0<text:line-break/></text:span><text:span text:style-name="T73">󶊃</text:span><text:span text:style-name="T79">󶡟</text:span><text:span text:style-name="T84"><text:line-break/></text:span><text:span text:style-name="T87">F62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1<text:line-break/></text:span><text:span text:style-name="T73">󶊄</text:span><text:span text:style-name="T79">󶡟</text:span><text:span text:style-name="T84"><text:line-break/></text:span><text:span text:style-name="T87">F62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3.1<text:line-break/></text:span><text:span text:style-name="T73">󶊅</text:span><text:span text:style-name="T79">󶡟</text:span><text:span text:style-name="T84"><text:line-break/></text:span><text:span text:style-name="T87">F628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4<text:line-break/></text:span><text:span text:style-name="T73">󶊆</text:span><text:span text:style-name="T79">󶡟</text:span><text:span text:style-name="T84"><text:line-break/></text:span><text:span text:style-name="T87">F62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5.1<text:line-break/></text:span><text:span text:style-name="T73">󶊇</text:span><text:span text:style-name="T79">󶡟</text:span><text:span text:style-name="T84"><text:line-break/></text:span><text:span text:style-name="T87">F62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5.3<text:line-break/></text:span><text:span text:style-name="T73">󶊈</text:span><text:span text:style-name="T79">󶡟</text:span><text:span text:style-name="T84"><text:line-break/></text:span><text:span text:style-name="T87">F62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6.1<text:line-break/></text:span><text:span text:style-name="T73">󶊉</text:span><text:span text:style-name="T79">󶡟</text:span><text:span text:style-name="T84"><text:line-break/></text:span><text:span text:style-name="T87">F62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1<text:line-break/></text:span><text:span text:style-name="T73">󶊊</text:span><text:span text:style-name="T79">󶡟</text:span><text:span text:style-name="T84"><text:line-break/></text:span><text:span text:style-name="T87">F62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1<text:line-break/></text:span><text:span text:style-name="T73">󶊋</text:span><text:span text:style-name="T79">󶡟</text:span><text:span text:style-name="T84"><text:line-break/></text:span><text:span text:style-name="T87">F62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2.1<text:line-break/></text:span><text:span text:style-name="T73">󶊌</text:span><text:span text:style-name="T79">󶡟</text:span><text:span text:style-name="T84"><text:line-break/></text:span><text:span text:style-name="T87">F62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2.2<text:line-break/></text:span><text:span text:style-name="T73">󶊍</text:span><text:span text:style-name="T79">󶡟</text:span><text:span text:style-name="T84"><text:line-break/></text:span><text:span text:style-name="T87">F628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3.1<text:line-break/></text:span><text:span text:style-name="T73">󶊎</text:span><text:span text:style-name="T79">󶡟</text:span><text:span text:style-name="T84"><text:line-break/></text:span><text:span text:style-name="T87">F62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4.2<text:line-break/></text:span><text:span text:style-name="T73">󶊏</text:span><text:span text:style-name="T79">󶡟</text:span><text:span text:style-name="T84"><text:line-break/></text:span><text:span text:style-name="T87">F62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7.1<text:line-break/></text:span><text:span text:style-name="T73">󶊐</text:span><text:span text:style-name="T79">󶡟</text:span><text:span text:style-name="T84"><text:line-break/></text:span><text:span text:style-name="T87">F62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1<text:line-break/></text:span><text:span text:style-name="T73">󶊑</text:span><text:span text:style-name="T79">󶡟</text:span><text:span text:style-name="T84"><text:line-break/></text:span><text:span text:style-name="T87">F62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9.1<text:line-break/></text:span><text:span text:style-name="T73">󶊒</text:span><text:span text:style-name="T79">󶡟</text:span><text:span text:style-name="T84"><text:line-break/></text:span><text:span text:style-name="T87">F62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1.1<text:line-break/></text:span><text:span text:style-name="T73">󶊓</text:span><text:span text:style-name="T79">󶡟</text:span><text:span text:style-name="T84"><text:line-break/></text:span><text:span text:style-name="T87">F62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2.1<text:line-break/></text:span><text:span text:style-name="T73">󶊔</text:span><text:span text:style-name="T79">󶡟</text:span><text:span text:style-name="T84"><text:line-break/></text:span><text:span text:style-name="T87">F62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2.3<text:line-break/></text:span><text:span text:style-name="T73">󶊕</text:span><text:span text:style-name="T79">󶡟</text:span><text:span text:style-name="T84"><text:line-break/></text:span><text:span text:style-name="T87">F629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4.1<text:line-break/></text:span><text:span text:style-name="T73">󶊖</text:span><text:span text:style-name="T79">󶡟</text:span><text:span text:style-name="T84"><text:line-break/></text:span><text:span text:style-name="T87">F62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6.1<text:line-break/></text:span><text:span text:style-name="T73">󶊗</text:span><text:span text:style-name="T79">󶡟</text:span><text:span text:style-name="T84"><text:line-break/></text:span><text:span text:style-name="T87">F62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8.1<text:line-break/></text:span><text:span text:style-name="T73">󶊘</text:span><text:span text:style-name="T79">󶡟</text:span><text:span text:style-name="T84"><text:line-break/></text:span><text:span text:style-name="T87">F62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9<text:line-break/></text:span><text:span text:style-name="T73">󶊙</text:span><text:span text:style-name="T79">󶡟</text:span><text:span text:style-name="T84"><text:line-break/></text:span><text:span text:style-name="T87">F62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0<text:line-break/></text:span><text:span text:style-name="T73">󶊚</text:span><text:span text:style-name="T79">󶡟</text:span><text:span text:style-name="T84"><text:line-break/></text:span><text:span text:style-name="T87">F62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1<text:line-break/></text:span><text:span text:style-name="T73">󶊛</text:span><text:span text:style-name="T79">󶡟</text:span><text:span text:style-name="T84"><text:line-break/></text:span><text:span text:style-name="T87">F62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3.1<text:line-break/></text:span><text:span text:style-name="T73">󶊜</text:span><text:span text:style-name="T79">󶡟</text:span><text:span text:style-name="T84"><text:line-break/></text:span><text:span text:style-name="T87">F62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3.2<text:line-break/></text:span><text:span text:style-name="T73">󶊝</text:span><text:span text:style-name="T79">󶡟</text:span><text:span text:style-name="T84"><text:line-break/></text:span><text:span text:style-name="T87">F629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4<text:line-break/></text:span><text:span text:style-name="T73">󶊞</text:span><text:span text:style-name="T79">󶡟</text:span><text:span text:style-name="T84"><text:line-break/></text:span><text:span text:style-name="T87">F62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6.1<text:line-break/></text:span><text:span text:style-name="T73">󶊟</text:span><text:span text:style-name="T79">󶡟</text:span><text:span text:style-name="T84"><text:line-break/></text:span><text:span text:style-name="T87">F62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7<text:line-break/></text:span><text:span text:style-name="T73">󶊠</text:span><text:span text:style-name="T79">󶡟</text:span><text:span text:style-name="T84"><text:line-break/></text:span><text:span text:style-name="T87">F62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9<text:line-break/></text:span><text:span text:style-name="T73">󶊡</text:span><text:span text:style-name="T79">󶡟</text:span><text:span text:style-name="T84"><text:line-break/></text:span><text:span text:style-name="T87">F62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2.1<text:line-break/></text:span><text:span text:style-name="T73">󶊢</text:span><text:span text:style-name="T79">󶡟</text:span><text:span text:style-name="T84"><text:line-break/></text:span><text:span text:style-name="T87">F62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3.1<text:line-break/></text:span><text:span text:style-name="T73">󶊣</text:span><text:span text:style-name="T79">󶡟</text:span><text:span text:style-name="T84"><text:line-break/></text:span><text:span text:style-name="T87">F62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4.1<text:line-break/></text:span><text:span text:style-name="T73">󶊤</text:span><text:span text:style-name="T79">󶡟</text:span><text:span text:style-name="T84"><text:line-break/></text:span><text:span text:style-name="T87">F62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5.1<text:line-break/></text:span><text:span text:style-name="T73">󶊥</text:span><text:span text:style-name="T79">󶡟</text:span><text:span text:style-name="T84"><text:line-break/></text:span><text:span text:style-name="T87">F62A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5.3<text:line-break/></text:span><text:span text:style-name="T73">󶊦</text:span><text:span text:style-name="T79">󶡟</text:span><text:span text:style-name="T84"><text:line-break/></text:span><text:span text:style-name="T87">F62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6.1<text:line-break/></text:span><text:span text:style-name="T73">󶊧</text:span><text:span text:style-name="T79">󶡟</text:span><text:span text:style-name="T84"><text:line-break/></text:span><text:span text:style-name="T87">F62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7.1<text:line-break/></text:span><text:span text:style-name="T73">󶊨</text:span><text:span text:style-name="T79">󶡟</text:span><text:span text:style-name="T84"><text:line-break/></text:span><text:span text:style-name="T87">F62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9<text:line-break/></text:span><text:span text:style-name="T73">󶊩</text:span><text:span text:style-name="T79">󶡟</text:span><text:span text:style-name="T84"><text:line-break/></text:span><text:span text:style-name="T87">F62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1<text:line-break/></text:span><text:span text:style-name="T73">󶊪</text:span><text:span text:style-name="T79">󶡟</text:span><text:span text:style-name="T84"><text:line-break/></text:span><text:span text:style-name="T87">F62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3.1<text:line-break/></text:span><text:span text:style-name="T73">󶊫</text:span><text:span text:style-name="T79">󶡟</text:span><text:span text:style-name="T84"><text:line-break/></text:span><text:span text:style-name="T87">F62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3.2<text:line-break/></text:span><text:span text:style-name="T73">󶊬</text:span><text:span text:style-name="T79">󶡟</text:span><text:span text:style-name="T84"><text:line-break/></text:span><text:span text:style-name="T87">F62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7.1<text:line-break/></text:span><text:span text:style-name="T73">󶊭</text:span><text:span text:style-name="T79">󶡟</text:span><text:span text:style-name="T84"><text:line-break/></text:span><text:span text:style-name="T87">F62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8.1<text:line-break/></text:span><text:span text:style-name="T73">󶊮</text:span><text:span text:style-name="T79">󶡟</text:span><text:span text:style-name="T84"><text:line-break/></text:span><text:span text:style-name="T87">F62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9.1<text:line-break/></text:span><text:span text:style-name="T73">󶊯</text:span><text:span text:style-name="T79">󶡟</text:span><text:span text:style-name="T84"><text:line-break/></text:span><text:span text:style-name="T87">F62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0.1<text:line-break/></text:span><text:span text:style-name="T73">󶊰</text:span><text:span text:style-name="T79">󶡟</text:span><text:span text:style-name="T84"><text:line-break/></text:span><text:span text:style-name="T87">F62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0.3<text:line-break/></text:span><text:span text:style-name="T73">󶊱</text:span><text:span text:style-name="T79">󶡟</text:span><text:span text:style-name="T84"><text:line-break/></text:span><text:span text:style-name="T87">F62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0.4<text:line-break/></text:span><text:span text:style-name="T73">󶊲</text:span><text:span text:style-name="T79">󶡟</text:span><text:span text:style-name="T84"><text:line-break/></text:span><text:span text:style-name="T87">F62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0.5<text:line-break/></text:span><text:span text:style-name="T73">󶊳</text:span><text:span text:style-name="T79">󶡟</text:span><text:span text:style-name="T84"><text:line-break/></text:span><text:span text:style-name="T87">F62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1.1<text:line-break/></text:span><text:span text:style-name="T73">󶊴</text:span><text:span text:style-name="T79">󶡟</text:span><text:span text:style-name="T84"><text:line-break/></text:span><text:span text:style-name="T87">F62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4<text:line-break/></text:span><text:span text:style-name="T73">󶊵</text:span><text:span text:style-name="T79">󶡟</text:span><text:span text:style-name="T84"><text:line-break/></text:span><text:span text:style-name="T87">F62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5<text:line-break/></text:span><text:span text:style-name="T73">󶊶</text:span><text:span text:style-name="T79">󶡟</text:span><text:span text:style-name="T84"><text:line-break/></text:span><text:span text:style-name="T87">F62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6.1<text:line-break/></text:span><text:span text:style-name="T73">󶊷</text:span><text:span text:style-name="T79">󶡟</text:span><text:span text:style-name="T84"><text:line-break/></text:span><text:span text:style-name="T87">F62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7.1<text:line-break/></text:span><text:span text:style-name="T73">󶊸</text:span><text:span text:style-name="T79">󶡟</text:span><text:span text:style-name="T84"><text:line-break/></text:span><text:span text:style-name="T87">F62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7.3<text:line-break/></text:span><text:span text:style-name="T73">󶊹</text:span><text:span text:style-name="T79">󶡟</text:span><text:span text:style-name="T84"><text:line-break/></text:span><text:span text:style-name="T87">F62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8.1<text:line-break/></text:span><text:span text:style-name="T73">󶊺</text:span><text:span text:style-name="T79">󶡟</text:span><text:span text:style-name="T84"><text:line-break/></text:span><text:span text:style-name="T87">F62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9.1<text:line-break/></text:span><text:span text:style-name="T73">󶊻</text:span><text:span text:style-name="T79">󶡟</text:span><text:span text:style-name="T84"><text:line-break/></text:span><text:span text:style-name="T87">F62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9.4<text:line-break/></text:span><text:span text:style-name="T73">󶊼</text:span><text:span text:style-name="T79">󶡟</text:span><text:span text:style-name="T84"><text:line-break/></text:span><text:span text:style-name="T87">F62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0.1<text:line-break/></text:span><text:span text:style-name="T73">󶊽</text:span><text:span text:style-name="T79">󶡟</text:span><text:span text:style-name="T84"><text:line-break/></text:span><text:span text:style-name="T87">F62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1<text:line-break/></text:span><text:span text:style-name="T73">󶊾</text:span><text:span text:style-name="T79">󶡟</text:span><text:span text:style-name="T84"><text:line-break/></text:span><text:span text:style-name="T87">F62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2.1<text:line-break/></text:span><text:span text:style-name="T73">󶊿</text:span><text:span text:style-name="T79">󶡟</text:span><text:span text:style-name="T84"><text:line-break/></text:span><text:span text:style-name="T87">F62BF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232.4<text:line-break/></text:span><text:span text:style-name="T73">󶋀</text:span><text:span text:style-name="T79">󶡟</text:span><text:span text:style-name="T84"><text:line-break/></text:span><text:span text:style-name="T87">F62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2.5<text:line-break/></text:span><text:span text:style-name="T73">󶋁</text:span><text:span text:style-name="T79">󶡟</text:span><text:span text:style-name="T84"><text:line-break/></text:span><text:span text:style-name="T87">F62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1<text:line-break/></text:span><text:span text:style-name="T73">󶋂</text:span><text:span text:style-name="T79">󶡟</text:span><text:span text:style-name="T84"><text:line-break/></text:span><text:span text:style-name="T87">F62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7.1<text:line-break/></text:span><text:span text:style-name="T73">󶋃</text:span><text:span text:style-name="T79">󶡟</text:span><text:span text:style-name="T84"><text:line-break/></text:span><text:span text:style-name="T87">F62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7.3<text:line-break/></text:span><text:span text:style-name="T73">󶋄</text:span><text:span text:style-name="T79">󶡟</text:span><text:span text:style-name="T84"><text:line-break/></text:span><text:span text:style-name="T87">F62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7.4<text:line-break/></text:span><text:span text:style-name="T73">󶋅</text:span><text:span text:style-name="T79">󶡟</text:span><text:span text:style-name="T84"><text:line-break/></text:span><text:span text:style-name="T87">F62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8.1<text:line-break/></text:span><text:span text:style-name="T73">󶋆</text:span><text:span text:style-name="T79">󶡟</text:span><text:span text:style-name="T84"><text:line-break/></text:span><text:span text:style-name="T87">F62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8.3<text:line-break/></text:span><text:span text:style-name="T73">󶋇</text:span><text:span text:style-name="T79">󶡟</text:span><text:span text:style-name="T84"><text:line-break/></text:span><text:span text:style-name="T87">F62C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9.1<text:line-break/></text:span><text:span text:style-name="T73">󶋈</text:span><text:span text:style-name="T79">󶡟</text:span><text:span text:style-name="T84"><text:line-break/></text:span><text:span text:style-name="T87">F62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5.1<text:line-break/></text:span><text:span text:style-name="T73">󶋉</text:span><text:span text:style-name="T79">󶡟</text:span><text:span text:style-name="T84"><text:line-break/></text:span><text:span text:style-name="T87">F62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1.1<text:line-break/></text:span><text:span text:style-name="T73">󶋊</text:span><text:span text:style-name="T79">󶡟</text:span><text:span text:style-name="T84"><text:line-break/></text:span><text:span text:style-name="T87">F62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1.3<text:line-break/></text:span><text:span text:style-name="T73">󶋋</text:span><text:span text:style-name="T79">󶡟</text:span><text:span text:style-name="T84"><text:line-break/></text:span><text:span text:style-name="T87">F62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9<text:line-break/></text:span><text:span text:style-name="T73">󶋌</text:span><text:span text:style-name="T79">󶡟</text:span><text:span text:style-name="T84"><text:line-break/></text:span><text:span text:style-name="T87">F62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5.1<text:line-break/></text:span><text:span text:style-name="T73">󶋍</text:span><text:span text:style-name="T79">󶡟</text:span><text:span text:style-name="T84"><text:line-break/></text:span><text:span text:style-name="T87">F62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6.1<text:line-break/></text:span><text:span text:style-name="T73">󶋎</text:span><text:span text:style-name="T79">󶡟</text:span><text:span text:style-name="T84"><text:line-break/></text:span><text:span text:style-name="T87">F62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6.2<text:line-break/></text:span><text:span text:style-name="T73">󶋏</text:span><text:span text:style-name="T79">󶡟</text:span><text:span text:style-name="T84"><text:line-break/></text:span><text:span text:style-name="T87">F62C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8.1<text:line-break/></text:span><text:span text:style-name="T73">󶋐</text:span><text:span text:style-name="T79">󶡟</text:span><text:span text:style-name="T84"><text:line-break/></text:span><text:span text:style-name="T87">F62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0<text:line-break/></text:span><text:span text:style-name="T73">󶋑</text:span><text:span text:style-name="T79">󶡟</text:span><text:span text:style-name="T84"><text:line-break/></text:span><text:span text:style-name="T87">F62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4<text:line-break/></text:span><text:span text:style-name="T73">󶋒</text:span><text:span text:style-name="T79">󶡟</text:span><text:span text:style-name="T84"><text:line-break/></text:span><text:span text:style-name="T87">F62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5<text:line-break/></text:span><text:span text:style-name="T73">󶋓</text:span><text:span text:style-name="T79">󶡟</text:span><text:span text:style-name="T84"><text:line-break/></text:span><text:span text:style-name="T87">F62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7.1<text:line-break/></text:span><text:span text:style-name="T73">󶋔</text:span><text:span text:style-name="T79">󶡟</text:span><text:span text:style-name="T84"><text:line-break/></text:span><text:span text:style-name="T87">F62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9.1<text:line-break/></text:span><text:span text:style-name="T73">󶋕</text:span><text:span text:style-name="T79">󶡟</text:span><text:span text:style-name="T84"><text:line-break/></text:span><text:span text:style-name="T87">F62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9.5<text:line-break/></text:span><text:span text:style-name="T73">󶋖</text:span><text:span text:style-name="T79">󶡟</text:span><text:span text:style-name="T84"><text:line-break/></text:span><text:span text:style-name="T87">F62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0.1<text:line-break/></text:span><text:span text:style-name="T73">󶋗</text:span><text:span text:style-name="T79">󶡟</text:span><text:span text:style-name="T84"><text:line-break/></text:span><text:span text:style-name="T87">F62D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1<text:line-break/></text:span><text:span text:style-name="T73">󶋘</text:span><text:span text:style-name="T79">󶡟</text:span><text:span text:style-name="T84"><text:line-break/></text:span><text:span text:style-name="T87">F62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2<text:line-break/></text:span><text:span text:style-name="T73">󶋙</text:span><text:span text:style-name="T79">󶡟</text:span><text:span text:style-name="T84"><text:line-break/></text:span><text:span text:style-name="T87">F62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3.1<text:line-break/></text:span><text:span text:style-name="T73">󶋚</text:span><text:span text:style-name="T79">󶡟</text:span><text:span text:style-name="T84"><text:line-break/></text:span><text:span text:style-name="T87">F62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6.1<text:line-break/></text:span><text:span text:style-name="T73">󶋛</text:span><text:span text:style-name="T79">󶡟</text:span><text:span text:style-name="T84"><text:line-break/></text:span><text:span text:style-name="T87">F62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6.2<text:line-break/></text:span><text:span text:style-name="T73">󶋜</text:span><text:span text:style-name="T79">󶡟</text:span><text:span text:style-name="T84"><text:line-break/></text:span><text:span text:style-name="T87">F62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1.1<text:line-break/></text:span><text:span text:style-name="T73">󶋝</text:span><text:span text:style-name="T79">󶡟</text:span><text:span text:style-name="T84"><text:line-break/></text:span><text:span text:style-name="T87">F62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6.1<text:line-break/></text:span><text:span text:style-name="T73">󶋞</text:span><text:span text:style-name="T79">󶡟</text:span><text:span text:style-name="T84"><text:line-break/></text:span><text:span text:style-name="T87">F62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7<text:line-break/></text:span><text:span text:style-name="T73">󶋟</text:span><text:span text:style-name="T79">󶡟</text:span><text:span text:style-name="T84"><text:line-break/></text:span><text:span text:style-name="T87">F62D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8<text:line-break/></text:span><text:span text:style-name="T73">󶋠</text:span><text:span text:style-name="T79">󶡟</text:span><text:span text:style-name="T84"><text:line-break/></text:span><text:span text:style-name="T87">F62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4<text:line-break/></text:span><text:span text:style-name="T73">󶋡</text:span><text:span text:style-name="T79">󶡟</text:span><text:span text:style-name="T84"><text:line-break/></text:span><text:span text:style-name="T87">F62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7<text:line-break/></text:span><text:span text:style-name="T73">󶋢</text:span><text:span text:style-name="T79">󶡟</text:span><text:span text:style-name="T84"><text:line-break/></text:span><text:span text:style-name="T87">F62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0<text:line-break/></text:span><text:span text:style-name="T73">󶋣</text:span><text:span text:style-name="T79">󶡟</text:span><text:span text:style-name="T84"><text:line-break/></text:span><text:span text:style-name="T87">F62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2<text:line-break/></text:span><text:span text:style-name="T73">󶋤</text:span><text:span text:style-name="T79">󶡟</text:span><text:span text:style-name="T84"><text:line-break/></text:span><text:span text:style-name="T87">F62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5.1<text:line-break/></text:span><text:span text:style-name="T73">󶋥</text:span><text:span text:style-name="T79">󶡟</text:span><text:span text:style-name="T84"><text:line-break/></text:span><text:span text:style-name="T87">F62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6.1<text:line-break/></text:span><text:span text:style-name="T73">󶋦</text:span><text:span text:style-name="T79">󶡟</text:span><text:span text:style-name="T84"><text:line-break/></text:span><text:span text:style-name="T87">F62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6.3<text:line-break/></text:span><text:span text:style-name="T73">󶋧</text:span><text:span text:style-name="T79">󶡟</text:span><text:span text:style-name="T84"><text:line-break/></text:span><text:span text:style-name="T87">F62E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8<text:line-break/></text:span><text:span text:style-name="T73">󶋨</text:span><text:span text:style-name="T79">󶡟</text:span><text:span text:style-name="T84"><text:line-break/></text:span><text:span text:style-name="T87">F62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9.1<text:line-break/></text:span><text:span text:style-name="T73">󶋩</text:span><text:span text:style-name="T79">󶡟</text:span><text:span text:style-name="T84"><text:line-break/></text:span><text:span text:style-name="T87">F62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0.1<text:line-break/></text:span><text:span text:style-name="T73">󶋪</text:span><text:span text:style-name="T79">󶡟</text:span><text:span text:style-name="T84"><text:line-break/></text:span><text:span text:style-name="T87">F62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1<text:line-break/></text:span><text:span text:style-name="T73">󶋫</text:span><text:span text:style-name="T79">󶡟</text:span><text:span text:style-name="T84"><text:line-break/></text:span><text:span text:style-name="T87">F62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3.1<text:line-break/></text:span><text:span text:style-name="T73">󶋬</text:span><text:span text:style-name="T79">󶡟</text:span><text:span text:style-name="T84"><text:line-break/></text:span><text:span text:style-name="T87">F62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8<text:line-break/></text:span><text:span text:style-name="T73">󶋭</text:span><text:span text:style-name="T79">󶡟</text:span><text:span text:style-name="T84"><text:line-break/></text:span><text:span text:style-name="T87">F62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6<text:line-break/></text:span><text:span text:style-name="T73">󶋮</text:span><text:span text:style-name="T79">󶡟</text:span><text:span text:style-name="T84"><text:line-break/></text:span><text:span text:style-name="T87">F62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4<text:line-break/></text:span><text:span text:style-name="T73">󶋯</text:span><text:span text:style-name="T79">󶡟</text:span><text:span text:style-name="T84"><text:line-break/></text:span><text:span text:style-name="T87">F62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5.1<text:line-break/></text:span><text:span text:style-name="T73">󶋰</text:span><text:span text:style-name="T79">󶡟</text:span><text:span text:style-name="T84"><text:line-break/></text:span><text:span text:style-name="T87">F62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7.1<text:line-break/></text:span><text:span text:style-name="T73">󶋱</text:span><text:span text:style-name="T79">󶡟</text:span><text:span text:style-name="T84"><text:line-break/></text:span><text:span text:style-name="T87">F62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7.1<text:line-break/></text:span><text:span text:style-name="T73">󶋲</text:span><text:span text:style-name="T79">󶡟</text:span><text:span text:style-name="T84"><text:line-break/></text:span><text:span text:style-name="T87">F62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70.1<text:line-break/></text:span><text:span text:style-name="T73">󶋳</text:span><text:span text:style-name="T79">󶡟</text:span><text:span text:style-name="T84"><text:line-break/></text:span><text:span text:style-name="T87">F62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.2<text:line-break/></text:span><text:span text:style-name="T79">󶡟</text:span><text:span text:style-name="T73">󶋴</text:span><text:span text:style-name="T84"><text:line-break/></text:span><text:span text:style-name="T87">F62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.2<text:line-break/></text:span><text:span text:style-name="T79">󶡟</text:span><text:span text:style-name="T73">󶋵</text:span><text:span text:style-name="T84"><text:line-break/></text:span><text:span text:style-name="T87">F62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.2<text:line-break/></text:span><text:span text:style-name="T79">󶡟</text:span><text:span text:style-name="T73">󶋶</text:span><text:span text:style-name="T84"><text:line-break/></text:span><text:span text:style-name="T87">F62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.2<text:line-break/></text:span><text:span text:style-name="T79">󶡟</text:span><text:span text:style-name="T73">󶋷</text:span><text:span text:style-name="T84"><text:line-break/></text:span><text:span text:style-name="T87">F62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<text:line-break/></text:span><text:span text:style-name="T79">󶡟</text:span><text:span text:style-name="T73">󶋸</text:span><text:span text:style-name="T84"><text:line-break/></text:span><text:span text:style-name="T87">F62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.2<text:line-break/></text:span><text:span text:style-name="T79">󶡟</text:span><text:span text:style-name="T73">󶋹</text:span><text:span text:style-name="T84"><text:line-break/></text:span><text:span text:style-name="T87">F62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2<text:line-break/></text:span><text:span text:style-name="T79">󶡟</text:span><text:span text:style-name="T73">󶋺</text:span><text:span text:style-name="T84"><text:line-break/></text:span><text:span text:style-name="T87">F62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2<text:line-break/></text:span><text:span text:style-name="T79">󶡟</text:span><text:span text:style-name="T73">󶋻</text:span><text:span text:style-name="T84"><text:line-break/></text:span><text:span text:style-name="T87">F62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2<text:line-break/></text:span><text:span text:style-name="T79">󶡟</text:span><text:span text:style-name="T73">󶋼</text:span><text:span text:style-name="T84"><text:line-break/></text:span><text:span text:style-name="T87">F62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4<text:line-break/></text:span><text:span text:style-name="T79">󶡟</text:span><text:span text:style-name="T73">󶋽</text:span><text:span text:style-name="T84"><text:line-break/></text:span><text:span text:style-name="T87">F62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5<text:line-break/></text:span><text:span text:style-name="T79">󶡟</text:span><text:span text:style-name="T73">󶋾</text:span><text:span text:style-name="T84"><text:line-break/></text:span><text:span text:style-name="T87">F62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6<text:line-break/></text:span><text:span text:style-name="T79">󶡟</text:span><text:span text:style-name="T73">󶋿</text:span><text:span text:style-name="T84"><text:line-break/></text:span><text:span text:style-name="T87">F62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7<text:line-break/></text:span><text:span text:style-name="T79">󶡟</text:span><text:span text:style-name="T73">󶌀</text:span><text:span text:style-name="T84"><text:line-break/></text:span><text:span text:style-name="T87">F63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.2<text:line-break/></text:span><text:span text:style-name="T79">󶡟</text:span><text:span text:style-name="T73">󶌁</text:span><text:span text:style-name="T84"><text:line-break/></text:span><text:span text:style-name="T87">F6301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7.4<text:line-break/></text:span><text:span text:style-name="T79">󶡟</text:span><text:span text:style-name="T73">󶌂</text:span><text:span text:style-name="T84"><text:line-break/></text:span><text:span text:style-name="T87">F63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.5<text:line-break/></text:span><text:span text:style-name="T79">󶡟</text:span><text:span text:style-name="T73">󶌃</text:span><text:span text:style-name="T84"><text:line-break/></text:span><text:span text:style-name="T87">F63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.6<text:line-break/></text:span><text:span text:style-name="T79">󶡟</text:span><text:span text:style-name="T73">󶌄</text:span><text:span text:style-name="T84"><text:line-break/></text:span><text:span text:style-name="T87">F63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.2<text:line-break/></text:span><text:span text:style-name="T79">󶡟</text:span><text:span text:style-name="T73">󶌅</text:span><text:span text:style-name="T84"><text:line-break/></text:span><text:span text:style-name="T87">F63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2<text:line-break/></text:span><text:span text:style-name="T79">󶡟</text:span><text:span text:style-name="T73">󶌆</text:span><text:span text:style-name="T84"><text:line-break/></text:span><text:span text:style-name="T87">F63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<text:line-break/></text:span><text:span text:style-name="T79">󶡟</text:span><text:span text:style-name="T73">󶌇</text:span><text:span text:style-name="T84"><text:line-break/></text:span><text:span text:style-name="T87">F63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.2<text:line-break/></text:span><text:span text:style-name="T79">󶡟</text:span><text:span text:style-name="T73">󶌈</text:span><text:span text:style-name="T84"><text:line-break/></text:span><text:span text:style-name="T87">F63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.5<text:line-break/></text:span><text:span text:style-name="T79">󶡟</text:span><text:span text:style-name="T73">󶌉</text:span><text:span text:style-name="T84"><text:line-break/></text:span><text:span text:style-name="T87">F63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.2<text:line-break/></text:span><text:span text:style-name="T79">󶡟</text:span><text:span text:style-name="T73">󶌊</text:span><text:span text:style-name="T84"><text:line-break/></text:span><text:span text:style-name="T87">F63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.2<text:line-break/></text:span><text:span text:style-name="T79">󶡟</text:span><text:span text:style-name="T73">󶌋</text:span><text:span text:style-name="T84"><text:line-break/></text:span><text:span text:style-name="T87">F63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2<text:line-break/></text:span><text:span text:style-name="T79">󶡟</text:span><text:span text:style-name="T73">󶌌</text:span><text:span text:style-name="T84"><text:line-break/></text:span><text:span text:style-name="T87">F63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5<text:line-break/></text:span><text:span text:style-name="T79">󶡟</text:span><text:span text:style-name="T73">󶌍</text:span><text:span text:style-name="T84"><text:line-break/></text:span><text:span text:style-name="T87">F63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6<text:line-break/></text:span><text:span text:style-name="T79">󶡟</text:span><text:span text:style-name="T73">󶌎</text:span><text:span text:style-name="T84"><text:line-break/></text:span><text:span text:style-name="T87">F63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.2<text:line-break/></text:span><text:span text:style-name="T79">󶡟</text:span><text:span text:style-name="T73">󶌏</text:span><text:span text:style-name="T84"><text:line-break/></text:span><text:span text:style-name="T87">F63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.1<text:line-break/></text:span><text:span text:style-name="T79">󶡟</text:span><text:span text:style-name="T73">󶌐</text:span><text:span text:style-name="T84"><text:line-break/></text:span><text:span text:style-name="T87">F63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.2<text:line-break/></text:span><text:span text:style-name="T79">󶡟</text:span><text:span text:style-name="T73">󶌑</text:span><text:span text:style-name="T84"><text:line-break/></text:span><text:span text:style-name="T87">F63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<text:line-break/></text:span><text:span text:style-name="T79">󶡟</text:span><text:span text:style-name="T73">󶌒</text:span><text:span text:style-name="T84"><text:line-break/></text:span><text:span text:style-name="T87">F63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<text:line-break/></text:span><text:span text:style-name="T79">󶡟</text:span><text:span text:style-name="T73">󶌓</text:span><text:span text:style-name="T84"><text:line-break/></text:span><text:span text:style-name="T87">F63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<text:line-break/></text:span><text:span text:style-name="T79">󶡟</text:span><text:span text:style-name="T73">󶌔</text:span><text:span text:style-name="T84"><text:line-break/></text:span><text:span text:style-name="T87">F63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.2<text:line-break/></text:span><text:span text:style-name="T79">󶡟</text:span><text:span text:style-name="T73">󶌕</text:span><text:span text:style-name="T84"><text:line-break/></text:span><text:span text:style-name="T87">F63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.4<text:line-break/></text:span><text:span text:style-name="T79">󶡟</text:span><text:span text:style-name="T73">󶌖</text:span><text:span text:style-name="T84"><text:line-break/></text:span><text:span text:style-name="T87">F63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.2<text:line-break/></text:span><text:span text:style-name="T79">󶡟</text:span><text:span text:style-name="T73">󶌗</text:span><text:span text:style-name="T84"><text:line-break/></text:span><text:span text:style-name="T87">F63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2<text:line-break/></text:span><text:span text:style-name="T79">󶡟</text:span><text:span text:style-name="T73">󶌘</text:span><text:span text:style-name="T84"><text:line-break/></text:span><text:span text:style-name="T87">F63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5<text:line-break/></text:span><text:span text:style-name="T79">󶡟</text:span><text:span text:style-name="T73">󶌙</text:span><text:span text:style-name="T84"><text:line-break/></text:span><text:span text:style-name="T87">F63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.2<text:line-break/></text:span><text:span text:style-name="T79">󶡟</text:span><text:span text:style-name="T73">󶌚</text:span><text:span text:style-name="T84"><text:line-break/></text:span><text:span text:style-name="T87">F63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7.2<text:line-break/></text:span><text:span text:style-name="T79">󶡟</text:span><text:span text:style-name="T73">󶌛</text:span><text:span text:style-name="T84"><text:line-break/></text:span><text:span text:style-name="T87">F63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8.2<text:line-break/></text:span><text:span text:style-name="T79">󶡟</text:span><text:span text:style-name="T73">󶌜</text:span><text:span text:style-name="T84"><text:line-break/></text:span><text:span text:style-name="T87">F63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0.2<text:line-break/></text:span><text:span text:style-name="T79">󶡟</text:span><text:span text:style-name="T73">󶌝</text:span><text:span text:style-name="T84"><text:line-break/></text:span><text:span text:style-name="T87">F63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2.1<text:line-break/></text:span><text:span text:style-name="T79">󶡟</text:span><text:span text:style-name="T73">󶌞</text:span><text:span text:style-name="T84"><text:line-break/></text:span><text:span text:style-name="T87">F63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2.2<text:line-break/></text:span><text:span text:style-name="T79">󶡟</text:span><text:span text:style-name="T73">󶌟</text:span><text:span text:style-name="T84"><text:line-break/></text:span><text:span text:style-name="T87">F63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2.3<text:line-break/></text:span><text:span text:style-name="T79">󶡟</text:span><text:span text:style-name="T73">󶌠</text:span><text:span text:style-name="T84"><text:line-break/></text:span><text:span text:style-name="T87">F63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2.4<text:line-break/></text:span><text:span text:style-name="T79">󶡟</text:span><text:span text:style-name="T73">󶌡</text:span><text:span text:style-name="T84"><text:line-break/></text:span><text:span text:style-name="T87">F63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3.2<text:line-break/></text:span><text:span text:style-name="T79">󶡟</text:span><text:span text:style-name="T73">󶌢</text:span><text:span text:style-name="T84"><text:line-break/></text:span><text:span text:style-name="T87">F63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2<text:line-break/></text:span><text:span text:style-name="T79">󶡟</text:span><text:span text:style-name="T73">󶌣</text:span><text:span text:style-name="T84"><text:line-break/></text:span><text:span text:style-name="T87">F63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3<text:line-break/></text:span><text:span text:style-name="T79">󶡟</text:span><text:span text:style-name="T73">󶌤</text:span><text:span text:style-name="T84"><text:line-break/></text:span><text:span text:style-name="T87">F63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4<text:line-break/></text:span><text:span text:style-name="T79">󶡟</text:span><text:span text:style-name="T73">󶌥</text:span><text:span text:style-name="T84"><text:line-break/></text:span><text:span text:style-name="T87">F63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5<text:line-break/></text:span><text:span text:style-name="T79">󶡟</text:span><text:span text:style-name="T73">󶌦</text:span><text:span text:style-name="T84"><text:line-break/></text:span><text:span text:style-name="T87">F63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4.6<text:line-break/></text:span><text:span text:style-name="T79">󶡟</text:span><text:span text:style-name="T73">󶌧</text:span><text:span text:style-name="T84"><text:line-break/></text:span><text:span text:style-name="T87">F63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5.2<text:line-break/></text:span><text:span text:style-name="T79">󶡟</text:span><text:span text:style-name="T73">󶌨</text:span><text:span text:style-name="T84"><text:line-break/></text:span><text:span text:style-name="T87">F63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5.3<text:line-break/></text:span><text:span text:style-name="T79">󶡟</text:span><text:span text:style-name="T73">󶌩</text:span><text:span text:style-name="T84"><text:line-break/></text:span><text:span text:style-name="T87">F63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5.4<text:line-break/></text:span><text:span text:style-name="T79">󶡟</text:span><text:span text:style-name="T73">󶌪</text:span><text:span text:style-name="T84"><text:line-break/></text:span><text:span text:style-name="T87">F63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7.2<text:line-break/></text:span><text:span text:style-name="T79">󶡟</text:span><text:span text:style-name="T73">󶌫</text:span><text:span text:style-name="T84"><text:line-break/></text:span><text:span text:style-name="T87">F63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8.2<text:line-break/></text:span><text:span text:style-name="T79">󶡟</text:span><text:span text:style-name="T73">󶌬</text:span><text:span text:style-name="T84"><text:line-break/></text:span><text:span text:style-name="T87">F63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9<text:line-break/></text:span><text:span text:style-name="T79">󶡟</text:span><text:span text:style-name="T73">󶌭</text:span><text:span text:style-name="T84"><text:line-break/></text:span><text:span text:style-name="T87">F63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.2<text:line-break/></text:span><text:span text:style-name="T79">󶡟</text:span><text:span text:style-name="T73">󶌮</text:span><text:span text:style-name="T84"><text:line-break/></text:span><text:span text:style-name="T87">F63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.2<text:line-break/></text:span><text:span text:style-name="T79">󶡟</text:span><text:span text:style-name="T73">󶌯</text:span><text:span text:style-name="T84"><text:line-break/></text:span><text:span text:style-name="T87">F63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2<text:line-break/></text:span><text:span text:style-name="T79">󶡟</text:span><text:span text:style-name="T73">󶌰</text:span><text:span text:style-name="T84"><text:line-break/></text:span><text:span text:style-name="T87">F63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6<text:line-break/></text:span><text:span text:style-name="T79">󶡟</text:span><text:span text:style-name="T73">󶌱</text:span><text:span text:style-name="T84"><text:line-break/></text:span><text:span text:style-name="T87">F63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2<text:line-break/></text:span><text:span text:style-name="T79">󶡟</text:span><text:span text:style-name="T73">󶌲</text:span><text:span text:style-name="T84"><text:line-break/></text:span><text:span text:style-name="T87">F63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6<text:line-break/></text:span><text:span text:style-name="T79">󶡟</text:span><text:span text:style-name="T73">󶌳</text:span><text:span text:style-name="T84"><text:line-break/></text:span><text:span text:style-name="T87">F63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.2<text:line-break/></text:span><text:span text:style-name="T79">󶡟</text:span><text:span text:style-name="T73">󶌴</text:span><text:span text:style-name="T84"><text:line-break/></text:span><text:span text:style-name="T87">F63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.5<text:line-break/></text:span><text:span text:style-name="T79">󶡟</text:span><text:span text:style-name="T73">󶌵</text:span><text:span text:style-name="T84"><text:line-break/></text:span><text:span text:style-name="T87">F63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2<text:line-break/></text:span><text:span text:style-name="T79">󶡟</text:span><text:span text:style-name="T73">󶌶</text:span><text:span text:style-name="T84"><text:line-break/></text:span><text:span text:style-name="T87">F63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2<text:line-break/></text:span><text:span text:style-name="T79">󶡟</text:span><text:span text:style-name="T73">󶌷</text:span><text:span text:style-name="T84"><text:line-break/></text:span><text:span text:style-name="T87">F63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5<text:line-break/></text:span><text:span text:style-name="T79">󶡟</text:span><text:span text:style-name="T73">󶌸</text:span><text:span text:style-name="T84"><text:line-break/></text:span><text:span text:style-name="T87">F63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6<text:line-break/></text:span><text:span text:style-name="T79">󶡟</text:span><text:span text:style-name="T73">󶌹</text:span><text:span text:style-name="T84"><text:line-break/></text:span><text:span text:style-name="T87">F63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7<text:line-break/></text:span><text:span text:style-name="T79">󶡟</text:span><text:span text:style-name="T73">󶌺</text:span><text:span text:style-name="T84"><text:line-break/></text:span><text:span text:style-name="T87">F63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.2<text:line-break/></text:span><text:span text:style-name="T79">󶡟</text:span><text:span text:style-name="T73">󶌻</text:span><text:span text:style-name="T84"><text:line-break/></text:span><text:span text:style-name="T87">F63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.2<text:line-break/></text:span><text:span text:style-name="T79">󶡟</text:span><text:span text:style-name="T73">󶌼</text:span><text:span text:style-name="T84"><text:line-break/></text:span><text:span text:style-name="T87">F63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<text:line-break/></text:span><text:span text:style-name="T79">󶡟</text:span><text:span text:style-name="T73">󶌽</text:span><text:span text:style-name="T84"><text:line-break/></text:span><text:span text:style-name="T87">F63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.1<text:line-break/></text:span><text:span text:style-name="T79">󶡟</text:span><text:span text:style-name="T73">󶌾</text:span><text:span text:style-name="T84"><text:line-break/></text:span><text:span text:style-name="T87">F63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.2<text:line-break/></text:span><text:span text:style-name="T79">󶡟</text:span><text:span text:style-name="T73">󶌿</text:span><text:span text:style-name="T84"><text:line-break/></text:span><text:span text:style-name="T87">F63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.1<text:line-break/></text:span><text:span text:style-name="T79">󶡟</text:span><text:span text:style-name="T73">󶍀</text:span><text:span text:style-name="T84"><text:line-break/></text:span><text:span text:style-name="T87">F63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<text:line-break/></text:span><text:span text:style-name="T79">󶡟</text:span><text:span text:style-name="T73">󶍁</text:span><text:span text:style-name="T84"><text:line-break/></text:span><text:span text:style-name="T87">F63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.2<text:line-break/></text:span><text:span text:style-name="T79">󶡟</text:span><text:span text:style-name="T73">󶍂</text:span><text:span text:style-name="T84"><text:line-break/></text:span><text:span text:style-name="T87">F63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.4<text:line-break/></text:span><text:span text:style-name="T79">󶡟</text:span><text:span text:style-name="T73">󶍃</text:span><text:span text:style-name="T84"><text:line-break/></text:span><text:span text:style-name="T87">F6343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67.5<text:line-break/></text:span><text:span text:style-name="T79">󶡟</text:span><text:span text:style-name="T73">󶍄</text:span><text:span text:style-name="T84"><text:line-break/></text:span><text:span text:style-name="T87">F63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.2<text:line-break/></text:span><text:span text:style-name="T79">󶡟</text:span><text:span text:style-name="T73">󶍅</text:span><text:span text:style-name="T84"><text:line-break/></text:span><text:span text:style-name="T87">F63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.3<text:line-break/></text:span><text:span text:style-name="T79">󶡟</text:span><text:span text:style-name="T73">󶍆</text:span><text:span text:style-name="T84"><text:line-break/></text:span><text:span text:style-name="T87">F63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.4<text:line-break/></text:span><text:span text:style-name="T79">󶡟</text:span><text:span text:style-name="T73">󶍇</text:span><text:span text:style-name="T84"><text:line-break/></text:span><text:span text:style-name="T87">F63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.1<text:line-break/></text:span><text:span text:style-name="T79">󶡟</text:span><text:span text:style-name="T73">󶍈</text:span><text:span text:style-name="T84"><text:line-break/></text:span><text:span text:style-name="T87">F63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.2<text:line-break/></text:span><text:span text:style-name="T79">󶡟</text:span><text:span text:style-name="T73">󶍉</text:span><text:span text:style-name="T84"><text:line-break/></text:span><text:span text:style-name="T87">F63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.1<text:line-break/></text:span><text:span text:style-name="T79">󶡟</text:span><text:span text:style-name="T73">󶍊</text:span><text:span text:style-name="T84"><text:line-break/></text:span><text:span text:style-name="T87">F63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<text:line-break/></text:span><text:span text:style-name="T79">󶡟</text:span><text:span text:style-name="T73">󶍋</text:span><text:span text:style-name="T84"><text:line-break/></text:span><text:span text:style-name="T87">F634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<text:line-break/></text:span><text:span text:style-name="T79">󶡟</text:span><text:span text:style-name="T73">󶍌</text:span><text:span text:style-name="T84"><text:line-break/></text:span><text:span text:style-name="T87">F63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2<text:line-break/></text:span><text:span text:style-name="T79">󶡟</text:span><text:span text:style-name="T73">󶍍</text:span><text:span text:style-name="T84"><text:line-break/></text:span><text:span text:style-name="T87">F63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5<text:line-break/></text:span><text:span text:style-name="T79">󶡟</text:span><text:span text:style-name="T73">󶍎</text:span><text:span text:style-name="T84"><text:line-break/></text:span><text:span text:style-name="T87">F63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6<text:line-break/></text:span><text:span text:style-name="T79">󶡟</text:span><text:span text:style-name="T73">󶍏</text:span><text:span text:style-name="T84"><text:line-break/></text:span><text:span text:style-name="T87">F63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<text:line-break/></text:span><text:span text:style-name="T79">󶡟</text:span><text:span text:style-name="T73">󶍐</text:span><text:span text:style-name="T84"><text:line-break/></text:span><text:span text:style-name="T87">F63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.1<text:line-break/></text:span><text:span text:style-name="T79">󶡟</text:span><text:span text:style-name="T73">󶍑</text:span><text:span text:style-name="T84"><text:line-break/></text:span><text:span text:style-name="T87">F63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.1<text:line-break/></text:span><text:span text:style-name="T79">󶡟</text:span><text:span text:style-name="T73">󶍒</text:span><text:span text:style-name="T84"><text:line-break/></text:span><text:span text:style-name="T87">F63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.2<text:line-break/></text:span><text:span text:style-name="T79">󶡟</text:span><text:span text:style-name="T73">󶍓</text:span><text:span text:style-name="T84"><text:line-break/></text:span><text:span text:style-name="T87">F635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.3<text:line-break/></text:span><text:span text:style-name="T79">󶡟</text:span><text:span text:style-name="T73">󶍔</text:span><text:span text:style-name="T84"><text:line-break/></text:span><text:span text:style-name="T87">F63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.4<text:line-break/></text:span><text:span text:style-name="T79">󶡟</text:span><text:span text:style-name="T73">󶍕</text:span><text:span text:style-name="T84"><text:line-break/></text:span><text:span text:style-name="T87">F63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.5<text:line-break/></text:span><text:span text:style-name="T79">󶡟</text:span><text:span text:style-name="T73">󶍖</text:span><text:span text:style-name="T84"><text:line-break/></text:span><text:span text:style-name="T87">F63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.2<text:line-break/></text:span><text:span text:style-name="T79">󶡟</text:span><text:span text:style-name="T73">󶍗</text:span><text:span text:style-name="T84"><text:line-break/></text:span><text:span text:style-name="T87">F63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.1<text:line-break/></text:span><text:span text:style-name="T79">󶡟</text:span><text:span text:style-name="T73">󶍘</text:span><text:span text:style-name="T84"><text:line-break/></text:span><text:span text:style-name="T87">F63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.2<text:line-break/></text:span><text:span text:style-name="T79">󶡟</text:span><text:span text:style-name="T73">󶍙</text:span><text:span text:style-name="T84"><text:line-break/></text:span><text:span text:style-name="T87">F63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.1<text:line-break/></text:span><text:span text:style-name="T79">󶡟</text:span><text:span text:style-name="T73">󶍚</text:span><text:span text:style-name="T84"><text:line-break/></text:span><text:span text:style-name="T87">F63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.2<text:line-break/></text:span><text:span text:style-name="T79">󶡟</text:span><text:span text:style-name="T73">󶍛</text:span><text:span text:style-name="T84"><text:line-break/></text:span><text:span text:style-name="T87">F635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.5<text:line-break/></text:span><text:span text:style-name="T79">󶡟</text:span><text:span text:style-name="T73">󶍜</text:span><text:span text:style-name="T84"><text:line-break/></text:span><text:span text:style-name="T87">F63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.2<text:line-break/></text:span><text:span text:style-name="T79">󶡟</text:span><text:span text:style-name="T73">󶍝</text:span><text:span text:style-name="T84"><text:line-break/></text:span><text:span text:style-name="T87">F63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6.2<text:line-break/></text:span><text:span text:style-name="T79">󶡟</text:span><text:span text:style-name="T73">󶍞</text:span><text:span text:style-name="T84"><text:line-break/></text:span><text:span text:style-name="T87">F63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6.3<text:line-break/></text:span><text:span text:style-name="T79">󶡟</text:span><text:span text:style-name="T73">󶍟</text:span><text:span text:style-name="T84"><text:line-break/></text:span><text:span text:style-name="T87">F63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6.4<text:line-break/></text:span><text:span text:style-name="T79">󶡟</text:span><text:span text:style-name="T73">󶍠</text:span><text:span text:style-name="T84"><text:line-break/></text:span><text:span text:style-name="T87">F63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2<text:line-break/></text:span><text:span text:style-name="T79">󶡟</text:span><text:span text:style-name="T73">󶍡</text:span><text:span text:style-name="T84"><text:line-break/></text:span><text:span text:style-name="T87">F63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2<text:line-break/></text:span><text:span text:style-name="T79">󶡟</text:span><text:span text:style-name="T73">󶍢</text:span><text:span text:style-name="T84"><text:line-break/></text:span><text:span text:style-name="T87">F63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5<text:line-break/></text:span><text:span text:style-name="T79">󶡟</text:span><text:span text:style-name="T73">󶍣</text:span><text:span text:style-name="T84"><text:line-break/></text:span><text:span text:style-name="T87">F636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6<text:line-break/></text:span><text:span text:style-name="T79">󶡟</text:span><text:span text:style-name="T73">󶍤</text:span><text:span text:style-name="T84"><text:line-break/></text:span><text:span text:style-name="T87">F63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0.2<text:line-break/></text:span><text:span text:style-name="T79">󶡟</text:span><text:span text:style-name="T73">󶍥</text:span><text:span text:style-name="T84"><text:line-break/></text:span><text:span text:style-name="T87">F63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1.2<text:line-break/></text:span><text:span text:style-name="T79">󶡟</text:span><text:span text:style-name="T73">󶍦</text:span><text:span text:style-name="T84"><text:line-break/></text:span><text:span text:style-name="T87">F63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2.2<text:line-break/></text:span><text:span text:style-name="T79">󶡟</text:span><text:span text:style-name="T73">󶍧</text:span><text:span text:style-name="T84"><text:line-break/></text:span><text:span text:style-name="T87">F63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3.2<text:line-break/></text:span><text:span text:style-name="T79">󶡟</text:span><text:span text:style-name="T73">󶍨</text:span><text:span text:style-name="T84"><text:line-break/></text:span><text:span text:style-name="T87">F63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3.5<text:line-break/></text:span><text:span text:style-name="T79">󶡟</text:span><text:span text:style-name="T73">󶍩</text:span><text:span text:style-name="T84"><text:line-break/></text:span><text:span text:style-name="T87">F63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4<text:line-break/></text:span><text:span text:style-name="T79">󶡟</text:span><text:span text:style-name="T73">󶍪</text:span><text:span text:style-name="T84"><text:line-break/></text:span><text:span text:style-name="T87">F63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5.2<text:line-break/></text:span><text:span text:style-name="T79">󶡟</text:span><text:span text:style-name="T73">󶍫</text:span><text:span text:style-name="T84"><text:line-break/></text:span><text:span text:style-name="T87">F63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5.4<text:line-break/></text:span><text:span text:style-name="T79">󶡟</text:span><text:span text:style-name="T73">󶍬</text:span><text:span text:style-name="T84"><text:line-break/></text:span><text:span text:style-name="T87">F63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5.5<text:line-break/></text:span><text:span text:style-name="T79">󶡟</text:span><text:span text:style-name="T73">󶍭</text:span><text:span text:style-name="T84"><text:line-break/></text:span><text:span text:style-name="T87">F63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6.2<text:line-break/></text:span><text:span text:style-name="T79">󶡟</text:span><text:span text:style-name="T73">󶍮</text:span><text:span text:style-name="T84"><text:line-break/></text:span><text:span text:style-name="T87">F63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8.1<text:line-break/></text:span><text:span text:style-name="T79">󶡟</text:span><text:span text:style-name="T73">󶍯</text:span><text:span text:style-name="T84"><text:line-break/></text:span><text:span text:style-name="T87">F63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.2<text:line-break/></text:span><text:span text:style-name="T79">󶡟</text:span><text:span text:style-name="T73">󶍰</text:span><text:span text:style-name="T84"><text:line-break/></text:span><text:span text:style-name="T87">F63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.1<text:line-break/></text:span><text:span text:style-name="T79">󶡟</text:span><text:span text:style-name="T73">󶍱</text:span><text:span text:style-name="T84"><text:line-break/></text:span><text:span text:style-name="T87">F63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2<text:line-break/></text:span><text:span text:style-name="T79">󶡟</text:span><text:span text:style-name="T73">󶍲</text:span><text:span text:style-name="T84"><text:line-break/></text:span><text:span text:style-name="T87">F63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<text:line-break/></text:span><text:span text:style-name="T79">󶡟</text:span><text:span text:style-name="T73">󶍳</text:span><text:span text:style-name="T84"><text:line-break/></text:span><text:span text:style-name="T87">F63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.2<text:line-break/></text:span><text:span text:style-name="T79">󶡟</text:span><text:span text:style-name="T73">󶍴</text:span><text:span text:style-name="T84"><text:line-break/></text:span><text:span text:style-name="T87">F63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<text:line-break/></text:span><text:span text:style-name="T79">󶡟</text:span><text:span text:style-name="T73">󶍵</text:span><text:span text:style-name="T84"><text:line-break/></text:span><text:span text:style-name="T87">F63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<text:line-break/></text:span><text:span text:style-name="T79">󶡟</text:span><text:span text:style-name="T73">󶍶</text:span><text:span text:style-name="T84"><text:line-break/></text:span><text:span text:style-name="T87">F63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2<text:line-break/></text:span><text:span text:style-name="T79">󶡟</text:span><text:span text:style-name="T73">󶍷</text:span><text:span text:style-name="T84"><text:line-break/></text:span><text:span text:style-name="T87">F63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4<text:line-break/></text:span><text:span text:style-name="T79">󶡟</text:span><text:span text:style-name="T73">󶍸</text:span><text:span text:style-name="T84"><text:line-break/></text:span><text:span text:style-name="T87">F63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5<text:line-break/></text:span><text:span text:style-name="T79">󶡟</text:span><text:span text:style-name="T73">󶍹</text:span><text:span text:style-name="T84"><text:line-break/></text:span><text:span text:style-name="T87">F63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6<text:line-break/></text:span><text:span text:style-name="T79">󶡟</text:span><text:span text:style-name="T73">󶍺</text:span><text:span text:style-name="T84"><text:line-break/></text:span><text:span text:style-name="T87">F63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7<text:line-break/></text:span><text:span text:style-name="T79">󶡟</text:span><text:span text:style-name="T73">󶍻</text:span><text:span text:style-name="T84"><text:line-break/></text:span><text:span text:style-name="T87">F63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2<text:line-break/></text:span><text:span text:style-name="T79">󶡟</text:span><text:span text:style-name="T73">󶍼</text:span><text:span text:style-name="T84"><text:line-break/></text:span><text:span text:style-name="T87">F63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5<text:line-break/></text:span><text:span text:style-name="T79">󶡟</text:span><text:span text:style-name="T73">󶍽</text:span><text:span text:style-name="T84"><text:line-break/></text:span><text:span text:style-name="T87">F637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1.2<text:line-break/></text:span><text:span text:style-name="T79">󶡟</text:span><text:span text:style-name="T73">󶍾</text:span><text:span text:style-name="T84"><text:line-break/></text:span><text:span text:style-name="T87">F63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2.2<text:line-break/></text:span><text:span text:style-name="T79">󶡟</text:span><text:span text:style-name="T73">󶍿</text:span><text:span text:style-name="T84"><text:line-break/></text:span><text:span text:style-name="T87">F63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3.2<text:line-break/></text:span><text:span text:style-name="T79">󶡟</text:span><text:span text:style-name="T73">󶎀</text:span><text:span text:style-name="T84"><text:line-break/></text:span><text:span text:style-name="T87">F63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4.2<text:line-break/></text:span><text:span text:style-name="T79">󶡟</text:span><text:span text:style-name="T73">󶎁</text:span><text:span text:style-name="T84"><text:line-break/></text:span><text:span text:style-name="T87">F63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5.2<text:line-break/></text:span><text:span text:style-name="T79">󶡟</text:span><text:span text:style-name="T73">󶎂</text:span><text:span text:style-name="T84"><text:line-break/></text:span><text:span text:style-name="T87">F63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2<text:line-break/></text:span><text:span text:style-name="T79">󶡟</text:span><text:span text:style-name="T73">󶎃</text:span><text:span text:style-name="T84"><text:line-break/></text:span><text:span text:style-name="T87">F63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7.2<text:line-break/></text:span><text:span text:style-name="T79">󶡟</text:span><text:span text:style-name="T73">󶎄</text:span><text:span text:style-name="T84"><text:line-break/></text:span><text:span text:style-name="T87">F63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8.2<text:line-break/></text:span><text:span text:style-name="T79">󶡟</text:span><text:span text:style-name="T73">󶎅</text:span><text:span text:style-name="T84"><text:line-break/></text:span><text:span text:style-name="T87">F6385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21.2<text:line-break/></text:span><text:span text:style-name="T79">󶡟</text:span><text:span text:style-name="T73">󶎆</text:span><text:span text:style-name="T84"><text:line-break/></text:span><text:span text:style-name="T87">F63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2<text:line-break/></text:span><text:span text:style-name="T79">󶡟</text:span><text:span text:style-name="T73">󶎇</text:span><text:span text:style-name="T84"><text:line-break/></text:span><text:span text:style-name="T87">F63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5<text:line-break/></text:span><text:span text:style-name="T79">󶡟</text:span><text:span text:style-name="T73">󶎈</text:span><text:span text:style-name="T84"><text:line-break/></text:span><text:span text:style-name="T87">F63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6<text:line-break/></text:span><text:span text:style-name="T79">󶡟</text:span><text:span text:style-name="T73">󶎉</text:span><text:span text:style-name="T84"><text:line-break/></text:span><text:span text:style-name="T87">F63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3<text:line-break/></text:span><text:span text:style-name="T79">󶡟</text:span><text:span text:style-name="T73">󶎊</text:span><text:span text:style-name="T84"><text:line-break/></text:span><text:span text:style-name="T87">F63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4<text:line-break/></text:span><text:span text:style-name="T79">󶡟</text:span><text:span text:style-name="T73">󶎋</text:span><text:span text:style-name="T84"><text:line-break/></text:span><text:span text:style-name="T87">F63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2<text:line-break/></text:span><text:span text:style-name="T79">󶡟</text:span><text:span text:style-name="T73">󶎌</text:span><text:span text:style-name="T84"><text:line-break/></text:span><text:span text:style-name="T87">F63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2<text:line-break/></text:span><text:span text:style-name="T79">󶡟</text:span><text:span text:style-name="T73">󶎍</text:span><text:span text:style-name="T84"><text:line-break/></text:span><text:span text:style-name="T87">F638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7<text:line-break/></text:span><text:span text:style-name="T79">󶡟</text:span><text:span text:style-name="T73">󶎎</text:span><text:span text:style-name="T84"><text:line-break/></text:span><text:span text:style-name="T87">F63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7<text:line-break/></text:span><text:span text:style-name="T79">󶡟</text:span><text:span text:style-name="T73">󶎏</text:span><text:span text:style-name="T84"><text:line-break/></text:span><text:span text:style-name="T87">F63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8.1<text:line-break/></text:span><text:span text:style-name="T79">󶡟</text:span><text:span text:style-name="T73">󶎐</text:span><text:span text:style-name="T84"><text:line-break/></text:span><text:span text:style-name="T87">F63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8.2<text:line-break/></text:span><text:span text:style-name="T79">󶡟</text:span><text:span text:style-name="T73">󶎑</text:span><text:span text:style-name="T84"><text:line-break/></text:span><text:span text:style-name="T87">F63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8.3<text:line-break/></text:span><text:span text:style-name="T79">󶡟</text:span><text:span text:style-name="T73">󶎒</text:span><text:span text:style-name="T84"><text:line-break/></text:span><text:span text:style-name="T87">F63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8.4<text:line-break/></text:span><text:span text:style-name="T79">󶡟</text:span><text:span text:style-name="T73">󶎓</text:span><text:span text:style-name="T84"><text:line-break/></text:span><text:span text:style-name="T87">F63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9.2<text:line-break/></text:span><text:span text:style-name="T79">󶡟</text:span><text:span text:style-name="T73">󶎔</text:span><text:span text:style-name="T84"><text:line-break/></text:span><text:span text:style-name="T87">F63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2<text:line-break/></text:span><text:span text:style-name="T79">󶡟</text:span><text:span text:style-name="T73">󶎕</text:span><text:span text:style-name="T84"><text:line-break/></text:span><text:span text:style-name="T87">F639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6<text:line-break/></text:span><text:span text:style-name="T79">󶡟</text:span><text:span text:style-name="T73">󶎖</text:span><text:span text:style-name="T84"><text:line-break/></text:span><text:span text:style-name="T87">F63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1.1<text:line-break/></text:span><text:span text:style-name="T79">󶡟</text:span><text:span text:style-name="T73">󶎗</text:span><text:span text:style-name="T84"><text:line-break/></text:span><text:span text:style-name="T87">F63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2<text:line-break/></text:span><text:span text:style-name="T79">󶡟</text:span><text:span text:style-name="T73">󶎘</text:span><text:span text:style-name="T84"><text:line-break/></text:span><text:span text:style-name="T87">F63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3.2<text:line-break/></text:span><text:span text:style-name="T79">󶡟</text:span><text:span text:style-name="T73">󶎙</text:span><text:span text:style-name="T84"><text:line-break/></text:span><text:span text:style-name="T87">F63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5.1<text:line-break/></text:span><text:span text:style-name="T79">󶡟</text:span><text:span text:style-name="T73">󶎚</text:span><text:span text:style-name="T84"><text:line-break/></text:span><text:span text:style-name="T87">F63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5.3<text:line-break/></text:span><text:span text:style-name="T79">󶡟</text:span><text:span text:style-name="T73">󶎛</text:span><text:span text:style-name="T84"><text:line-break/></text:span><text:span text:style-name="T87">F63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5.4<text:line-break/></text:span><text:span text:style-name="T79">󶡟</text:span><text:span text:style-name="T73">󶎜</text:span><text:span text:style-name="T84"><text:line-break/></text:span><text:span text:style-name="T87">F63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2<text:line-break/></text:span><text:span text:style-name="T79">󶡟</text:span><text:span text:style-name="T73">󶎝</text:span><text:span text:style-name="T84"><text:line-break/></text:span><text:span text:style-name="T87">F639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5<text:line-break/></text:span><text:span text:style-name="T79">󶡟</text:span><text:span text:style-name="T73">󶎞</text:span><text:span text:style-name="T84"><text:line-break/></text:span><text:span text:style-name="T87">F63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6<text:line-break/></text:span><text:span text:style-name="T79">󶡟</text:span><text:span text:style-name="T73">󶎟</text:span><text:span text:style-name="T84"><text:line-break/></text:span><text:span text:style-name="T87">F63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8.1<text:line-break/></text:span><text:span text:style-name="T79">󶡟</text:span><text:span text:style-name="T73">󶎠</text:span><text:span text:style-name="T84"><text:line-break/></text:span><text:span text:style-name="T87">F63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1.2<text:line-break/></text:span><text:span text:style-name="T79">󶡟</text:span><text:span text:style-name="T73">󶎡</text:span><text:span text:style-name="T84"><text:line-break/></text:span><text:span text:style-name="T87">F63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2.2<text:line-break/></text:span><text:span text:style-name="T79">󶡟</text:span><text:span text:style-name="T73">󶎢</text:span><text:span text:style-name="T84"><text:line-break/></text:span><text:span text:style-name="T87">F63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3.1<text:line-break/></text:span><text:span text:style-name="T79">󶡟</text:span><text:span text:style-name="T73">󶎣</text:span><text:span text:style-name="T84"><text:line-break/></text:span><text:span text:style-name="T87">F63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4.2<text:line-break/></text:span><text:span text:style-name="T79">󶡟</text:span><text:span text:style-name="T73">󶎤</text:span><text:span text:style-name="T84"><text:line-break/></text:span><text:span text:style-name="T87">F63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4.3<text:line-break/></text:span><text:span text:style-name="T79">󶡟</text:span><text:span text:style-name="T73">󶎥</text:span><text:span text:style-name="T84"><text:line-break/></text:span><text:span text:style-name="T87">F63A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4.4<text:line-break/></text:span><text:span text:style-name="T79">󶡟</text:span><text:span text:style-name="T73">󶎦</text:span><text:span text:style-name="T84"><text:line-break/></text:span><text:span text:style-name="T87">F63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2<text:line-break/></text:span><text:span text:style-name="T79">󶡟</text:span><text:span text:style-name="T73">󶎧</text:span><text:span text:style-name="T84"><text:line-break/></text:span><text:span text:style-name="T87">F63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5<text:line-break/></text:span><text:span text:style-name="T79">󶡟</text:span><text:span text:style-name="T73">󶎨</text:span><text:span text:style-name="T84"><text:line-break/></text:span><text:span text:style-name="T87">F63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6<text:line-break/></text:span><text:span text:style-name="T79">󶡟</text:span><text:span text:style-name="T73">󶎩</text:span><text:span text:style-name="T84"><text:line-break/></text:span><text:span text:style-name="T87">F63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6.2<text:line-break/></text:span><text:span text:style-name="T79">󶡟</text:span><text:span text:style-name="T73">󶎪</text:span><text:span text:style-name="T84"><text:line-break/></text:span><text:span text:style-name="T87">F63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2<text:line-break/></text:span><text:span text:style-name="T79">󶡟</text:span><text:span text:style-name="T73">󶎫</text:span><text:span text:style-name="T84"><text:line-break/></text:span><text:span text:style-name="T87">F63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4<text:line-break/></text:span><text:span text:style-name="T79">󶡟</text:span><text:span text:style-name="T73">󶎬</text:span><text:span text:style-name="T84"><text:line-break/></text:span><text:span text:style-name="T87">F63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5<text:line-break/></text:span><text:span text:style-name="T79">󶡟</text:span><text:span text:style-name="T73">󶎭</text:span><text:span text:style-name="T84"><text:line-break/></text:span><text:span text:style-name="T87">F63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0.2<text:line-break/></text:span><text:span text:style-name="T79">󶡟</text:span><text:span text:style-name="T73">󶎮</text:span><text:span text:style-name="T84"><text:line-break/></text:span><text:span text:style-name="T87">F63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1.2<text:line-break/></text:span><text:span text:style-name="T79">󶡟</text:span><text:span text:style-name="T73">󶎯</text:span><text:span text:style-name="T84"><text:line-break/></text:span><text:span text:style-name="T87">F63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2.2<text:line-break/></text:span><text:span text:style-name="T79">󶡟</text:span><text:span text:style-name="T73">󶎰</text:span><text:span text:style-name="T84"><text:line-break/></text:span><text:span text:style-name="T87">F63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3.2<text:line-break/></text:span><text:span text:style-name="T79">󶡟</text:span><text:span text:style-name="T73">󶎱</text:span><text:span text:style-name="T84"><text:line-break/></text:span><text:span text:style-name="T87">F63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5.1<text:line-break/></text:span><text:span text:style-name="T79">󶡟</text:span><text:span text:style-name="T73">󶎲</text:span><text:span text:style-name="T84"><text:line-break/></text:span><text:span text:style-name="T87">F63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5.2<text:line-break/></text:span><text:span text:style-name="T79">󶡟</text:span><text:span text:style-name="T73">󶎳</text:span><text:span text:style-name="T84"><text:line-break/></text:span><text:span text:style-name="T87">F63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5.3<text:line-break/></text:span><text:span text:style-name="T79">󶡟</text:span><text:span text:style-name="T73">󶎴</text:span><text:span text:style-name="T84"><text:line-break/></text:span><text:span text:style-name="T87">F63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5.4<text:line-break/></text:span><text:span text:style-name="T79">󶡟</text:span><text:span text:style-name="T73">󶎵</text:span><text:span text:style-name="T84"><text:line-break/></text:span><text:span text:style-name="T87">F63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5.5<text:line-break/></text:span><text:span text:style-name="T79">󶡟</text:span><text:span text:style-name="T73">󶎶</text:span><text:span text:style-name="T84"><text:line-break/></text:span><text:span text:style-name="T87">F63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6<text:line-break/></text:span><text:span text:style-name="T79">󶡟</text:span><text:span text:style-name="T73">󶎷</text:span><text:span text:style-name="T84"><text:line-break/></text:span><text:span text:style-name="T87">F63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7.1<text:line-break/></text:span><text:span text:style-name="T79">󶡟</text:span><text:span text:style-name="T73">󶎸</text:span><text:span text:style-name="T84"><text:line-break/></text:span><text:span text:style-name="T87">F63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7.2<text:line-break/></text:span><text:span text:style-name="T79">󶡟</text:span><text:span text:style-name="T73">󶎹</text:span><text:span text:style-name="T84"><text:line-break/></text:span><text:span text:style-name="T87">F63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9.1<text:line-break/></text:span><text:span text:style-name="T79">󶡟</text:span><text:span text:style-name="T73">󶎺</text:span><text:span text:style-name="T84"><text:line-break/></text:span><text:span text:style-name="T87">F63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9.2<text:line-break/></text:span><text:span text:style-name="T79">󶡟</text:span><text:span text:style-name="T73">󶎻</text:span><text:span text:style-name="T84"><text:line-break/></text:span><text:span text:style-name="T87">F63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2.1<text:line-break/></text:span><text:span text:style-name="T79">󶡟</text:span><text:span text:style-name="T73">󶎼</text:span><text:span text:style-name="T84"><text:line-break/></text:span><text:span text:style-name="T87">F63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2.2<text:line-break/></text:span><text:span text:style-name="T79">󶡟</text:span><text:span text:style-name="T73">󶎽</text:span><text:span text:style-name="T84"><text:line-break/></text:span><text:span text:style-name="T87">F63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3.2<text:line-break/></text:span><text:span text:style-name="T79">󶡟</text:span><text:span text:style-name="T73">󶎾</text:span><text:span text:style-name="T84"><text:line-break/></text:span><text:span text:style-name="T87">F63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6.2<text:line-break/></text:span><text:span text:style-name="T79">󶡟</text:span><text:span text:style-name="T73">󶎿</text:span><text:span text:style-name="T84"><text:line-break/></text:span><text:span text:style-name="T87">F63B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7<text:line-break/></text:span><text:span text:style-name="T79">󶡟</text:span><text:span text:style-name="T73">󶏀</text:span><text:span text:style-name="T84"><text:line-break/></text:span><text:span text:style-name="T87">F63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2<text:line-break/></text:span><text:span text:style-name="T79">󶡟</text:span><text:span text:style-name="T73">󶏁</text:span><text:span text:style-name="T84"><text:line-break/></text:span><text:span text:style-name="T87">F63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3<text:line-break/></text:span><text:span text:style-name="T79">󶡟</text:span><text:span text:style-name="T73">󶏂</text:span><text:span text:style-name="T84"><text:line-break/></text:span><text:span text:style-name="T87">F63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4<text:line-break/></text:span><text:span text:style-name="T79">󶡟</text:span><text:span text:style-name="T73">󶏃</text:span><text:span text:style-name="T84"><text:line-break/></text:span><text:span text:style-name="T87">F63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5<text:line-break/></text:span><text:span text:style-name="T79">󶡟</text:span><text:span text:style-name="T73">󶏄</text:span><text:span text:style-name="T84"><text:line-break/></text:span><text:span text:style-name="T87">F63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8.6<text:line-break/></text:span><text:span text:style-name="T79">󶡟</text:span><text:span text:style-name="T73">󶏅</text:span><text:span text:style-name="T84"><text:line-break/></text:span><text:span text:style-name="T87">F63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9.1<text:line-break/></text:span><text:span text:style-name="T79">󶡟</text:span><text:span text:style-name="T73">󶏆</text:span><text:span text:style-name="T84"><text:line-break/></text:span><text:span text:style-name="T87">F63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9.2<text:line-break/></text:span><text:span text:style-name="T79">󶡟</text:span><text:span text:style-name="T73">󶏇</text:span><text:span text:style-name="T84"><text:line-break/></text:span><text:span text:style-name="T87">F63C7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70<text:line-break/></text:span><text:span text:style-name="T79">󶡟</text:span><text:span text:style-name="T73">󶏈</text:span><text:span text:style-name="T84"><text:line-break/></text:span><text:span text:style-name="T87">F63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3.2<text:line-break/></text:span><text:span text:style-name="T79">󶡟</text:span><text:span text:style-name="T73">󶏉</text:span><text:span text:style-name="T84"><text:line-break/></text:span><text:span text:style-name="T87">F63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4.1<text:line-break/></text:span><text:span text:style-name="T79">󶡟</text:span><text:span text:style-name="T73">󶏊</text:span><text:span text:style-name="T84"><text:line-break/></text:span><text:span text:style-name="T87">F63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5<text:line-break/></text:span><text:span text:style-name="T79">󶡟</text:span><text:span text:style-name="T73">󶏋</text:span><text:span text:style-name="T84"><text:line-break/></text:span><text:span text:style-name="T87">F63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6.1<text:line-break/></text:span><text:span text:style-name="T79">󶡟</text:span><text:span text:style-name="T73">󶏌</text:span><text:span text:style-name="T84"><text:line-break/></text:span><text:span text:style-name="T87">F63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6.2<text:line-break/></text:span><text:span text:style-name="T79">󶡟</text:span><text:span text:style-name="T73">󶏍</text:span><text:span text:style-name="T84"><text:line-break/></text:span><text:span text:style-name="T87">F63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7.2<text:line-break/></text:span><text:span text:style-name="T79">󶡟</text:span><text:span text:style-name="T73">󶏎</text:span><text:span text:style-name="T84"><text:line-break/></text:span><text:span text:style-name="T87">F63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2<text:line-break/></text:span><text:span text:style-name="T79">󶡟</text:span><text:span text:style-name="T73">󶏏</text:span><text:span text:style-name="T84"><text:line-break/></text:span><text:span text:style-name="T87">F63C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5<text:line-break/></text:span><text:span text:style-name="T79">󶡟</text:span><text:span text:style-name="T73">󶏐</text:span><text:span text:style-name="T84"><text:line-break/></text:span><text:span text:style-name="T87">F63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9.2<text:line-break/></text:span><text:span text:style-name="T79">󶡟</text:span><text:span text:style-name="T73">󶏑</text:span><text:span text:style-name="T84"><text:line-break/></text:span><text:span text:style-name="T87">F63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1.2<text:line-break/></text:span><text:span text:style-name="T79">󶡟</text:span><text:span text:style-name="T73">󶏒</text:span><text:span text:style-name="T84"><text:line-break/></text:span><text:span text:style-name="T87">F63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2.2<text:line-break/></text:span><text:span text:style-name="T79">󶡟</text:span><text:span text:style-name="T73">󶏓</text:span><text:span text:style-name="T84"><text:line-break/></text:span><text:span text:style-name="T87">F63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3<text:line-break/></text:span><text:span text:style-name="T79">󶡟</text:span><text:span text:style-name="T73">󶏔</text:span><text:span text:style-name="T84"><text:line-break/></text:span><text:span text:style-name="T87">F63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4.2<text:line-break/></text:span><text:span text:style-name="T79">󶡟</text:span><text:span text:style-name="T73">󶏕</text:span><text:span text:style-name="T84"><text:line-break/></text:span><text:span text:style-name="T87">F63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5<text:line-break/></text:span><text:span text:style-name="T79">󶡟</text:span><text:span text:style-name="T73">󶏖</text:span><text:span text:style-name="T84"><text:line-break/></text:span><text:span text:style-name="T87">F63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6.2<text:line-break/></text:span><text:span text:style-name="T79">󶡟</text:span><text:span text:style-name="T73">󶏗</text:span><text:span text:style-name="T84"><text:line-break/></text:span><text:span text:style-name="T87">F63D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8.2<text:line-break/></text:span><text:span text:style-name="T79">󶡟</text:span><text:span text:style-name="T73">󶏘</text:span><text:span text:style-name="T84"><text:line-break/></text:span><text:span text:style-name="T87">F63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2.1<text:line-break/></text:span><text:span text:style-name="T79">󶡟</text:span><text:span text:style-name="T73">󶏙</text:span><text:span text:style-name="T84"><text:line-break/></text:span><text:span text:style-name="T87">F63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2.3<text:line-break/></text:span><text:span text:style-name="T79">󶡟</text:span><text:span text:style-name="T73">󶏚</text:span><text:span text:style-name="T84"><text:line-break/></text:span><text:span text:style-name="T87">F63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5.1<text:line-break/></text:span><text:span text:style-name="T79">󶡟</text:span><text:span text:style-name="T73">󶏛</text:span><text:span text:style-name="T84"><text:line-break/></text:span><text:span text:style-name="T87">F63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8<text:line-break/></text:span><text:span text:style-name="T79">󶡟</text:span><text:span text:style-name="T73">󶏜</text:span><text:span text:style-name="T84"><text:line-break/></text:span><text:span text:style-name="T87">F63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00.1<text:line-break/></text:span><text:span text:style-name="T79">󶡟</text:span><text:span text:style-name="T73">󶏝</text:span><text:span text:style-name="T84"><text:line-break/></text:span><text:span text:style-name="T87">F6</text:span><text:span text:style-name="T88">3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02.</text:span><text:span text:style-name="T81">2<text:line-break/></text:span><text:span text:style-name="T79">󶡟</text:span><text:span text:style-name="T73">󶏞</text:span><text:span text:style-name="T84"><text:line-break/></text:span><text:span text:style-name="T88">F63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03.2<text:line-break/></text:span><text:span text:style-name="T79">󶡟</text:span><text:span text:style-name="T73">󶏟</text:span><text:span text:style-name="T84"><text:line-break/></text:span><text:span text:style-name="T88">F63D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4.2<text:line-break/></text:span><text:span text:style-name="T79">󶡟</text:span><text:span text:style-name="T73">󶏠</text:span><text:span text:style-name="T84"><text:line-break/></text:span><text:span text:style-name="T88">F6</text:span><text:span text:style-name="T87">3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5.2<text:line-break/></text:span><text:span text:style-name="T79">󶡟</text:span><text:span text:style-name="T73">󶏡</text:span><text:span text:style-name="T84"><text:line-break/></text:span><text:span text:style-name="T87">F63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6.2<text:line-break/></text:span><text:span text:style-name="T79">󶡟</text:span><text:span text:style-name="T73">󶏢</text:span><text:span text:style-name="T84"><text:line-break/></text:span><text:span text:style-name="T87">F63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7.2<text:line-break/></text:span><text:span text:style-name="T79">󶡟</text:span><text:span text:style-name="T73">󶏣</text:span><text:span text:style-name="T84"><text:line-break/></text:span><text:span text:style-name="T87">F63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7.4<text:line-break/></text:span><text:span text:style-name="T79">󶡟</text:span><text:span text:style-name="T73">󶏤</text:span><text:span text:style-name="T84"><text:line-break/></text:span><text:span text:style-name="T87">F63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8<text:line-break/></text:span><text:span text:style-name="T79">󶡟</text:span><text:span text:style-name="T73">󶏥</text:span><text:span text:style-name="T84"><text:line-break/></text:span><text:span text:style-name="T87">F63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0.1<text:line-break/></text:span><text:span text:style-name="T79">󶡟</text:span><text:span text:style-name="T73">󶏦</text:span><text:span text:style-name="T84"><text:line-break/></text:span><text:span text:style-name="T87">F63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2.1<text:line-break/></text:span><text:span text:style-name="T79">󶡟</text:span><text:span text:style-name="T73">󶏧</text:span><text:span text:style-name="T84"><text:line-break/></text:span><text:span text:style-name="T87">F63E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2.2<text:line-break/></text:span><text:span text:style-name="T79">󶡟</text:span><text:span text:style-name="T73">󶏨</text:span><text:span text:style-name="T84"><text:line-break/></text:span><text:span text:style-name="T87">F63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4<text:line-break/></text:span><text:span text:style-name="T79">󶡟</text:span><text:span text:style-name="T73">󶏩</text:span><text:span text:style-name="T84"><text:line-break/></text:span><text:span text:style-name="T87">F63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6.1<text:line-break/></text:span><text:span text:style-name="T79">󶡟</text:span><text:span text:style-name="T73">󶏪</text:span><text:span text:style-name="T84"><text:line-break/></text:span><text:span text:style-name="T87">F63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7.2<text:line-break/></text:span><text:span text:style-name="T79">󶡟</text:span><text:span text:style-name="T73">󶏫</text:span><text:span text:style-name="T84"><text:line-break/></text:span><text:span text:style-name="T87">F63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8.2<text:line-break/></text:span><text:span text:style-name="T79">󶡟</text:span><text:span text:style-name="T73">󶏬</text:span><text:span text:style-name="T84"><text:line-break/></text:span><text:span text:style-name="T87">F63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8.3<text:line-break/></text:span><text:span text:style-name="T79">󶡟</text:span><text:span text:style-name="T73">󶏭</text:span><text:span text:style-name="T84"><text:line-break/></text:span><text:span text:style-name="T87">F63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8.4<text:line-break/></text:span><text:span text:style-name="T79">󶡟</text:span><text:span text:style-name="T73">󶏮</text:span><text:span text:style-name="T84"><text:line-break/></text:span><text:span text:style-name="T87">F63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9.2<text:line-break/></text:span><text:span text:style-name="T79">󶡟</text:span><text:span text:style-name="T73">󶏯</text:span><text:span text:style-name="T84"><text:line-break/></text:span><text:span text:style-name="T87">F63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0.2<text:line-break/></text:span><text:span text:style-name="T79">󶡟</text:span><text:span text:style-name="T73">󶏰</text:span><text:span text:style-name="T84"><text:line-break/></text:span><text:span text:style-name="T87">F63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1.2<text:line-break/></text:span><text:span text:style-name="T79">󶡟</text:span><text:span text:style-name="T73">󶏱</text:span><text:span text:style-name="T84"><text:line-break/></text:span><text:span text:style-name="T87">F63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1.3<text:line-break/></text:span><text:span text:style-name="T79">󶡟</text:span><text:span text:style-name="T73">󶏲</text:span><text:span text:style-name="T84"><text:line-break/></text:span><text:span text:style-name="T87">F63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1.4<text:line-break/></text:span><text:span text:style-name="T79">󶡟</text:span><text:span text:style-name="T73">󶏳</text:span><text:span text:style-name="T84"><text:line-break/></text:span><text:span text:style-name="T87">F63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2.1<text:line-break/></text:span><text:span text:style-name="T79">󶡟</text:span><text:span text:style-name="T73">󶏴</text:span><text:span text:style-name="T84"><text:line-break/></text:span><text:span text:style-name="T87">F63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2.2<text:line-break/></text:span><text:span text:style-name="T79">󶡟</text:span><text:span text:style-name="T73">󶏵</text:span><text:span text:style-name="T84"><text:line-break/></text:span><text:span text:style-name="T87">F63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3<text:line-break/></text:span><text:span text:style-name="T79">󶡟</text:span><text:span text:style-name="T73">󶏶</text:span><text:span text:style-name="T84"><text:line-break/></text:span><text:span text:style-name="T87">F63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6.2<text:line-break/></text:span><text:span text:style-name="T79">󶡟</text:span><text:span text:style-name="T73">󶏷</text:span><text:span text:style-name="T84"><text:line-break/></text:span><text:span text:style-name="T87">F63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8.2<text:line-break/></text:span><text:span text:style-name="T79">󶡟</text:span><text:span text:style-name="T73">󶏸</text:span><text:span text:style-name="T84"><text:line-break/></text:span><text:span text:style-name="T87">F63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9.2<text:line-break/></text:span><text:span text:style-name="T79">󶡟</text:span><text:span text:style-name="T73">󶏹</text:span><text:span text:style-name="T84"><text:line-break/></text:span><text:span text:style-name="T87">F63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2.2<text:line-break/></text:span><text:span text:style-name="T79">󶡟</text:span><text:span text:style-name="T73">󶏺</text:span><text:span text:style-name="T84"><text:line-break/></text:span><text:span text:style-name="T87">F63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3.1<text:line-break/></text:span><text:span text:style-name="T79">󶡟</text:span><text:span text:style-name="T73">󶏻</text:span><text:span text:style-name="T84"><text:line-break/></text:span><text:span text:style-name="T87">F63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3.2<text:line-break/></text:span><text:span text:style-name="T79">󶡟</text:span><text:span text:style-name="T73">󶏼</text:span><text:span text:style-name="T84"><text:line-break/></text:span><text:span text:style-name="T87">F63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4<text:line-break/></text:span><text:span text:style-name="T79">󶡟</text:span><text:span text:style-name="T73">󶏽</text:span><text:span text:style-name="T84"><text:line-break/></text:span><text:span text:style-name="T87">F63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5<text:line-break/></text:span><text:span text:style-name="T79">󶡟</text:span><text:span text:style-name="T73">󶏾</text:span><text:span text:style-name="T84"><text:line-break/></text:span><text:span text:style-name="T87">F63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2<text:line-break/></text:span><text:span text:style-name="T79">󶡟</text:span><text:span text:style-name="T73">󶏿</text:span><text:span text:style-name="T84"><text:line-break/></text:span><text:span text:style-name="T87">F63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4<text:line-break/></text:span><text:span text:style-name="T79">󶡟</text:span><text:span text:style-name="T73">󶐀</text:span><text:span text:style-name="T84"><text:line-break/></text:span><text:span text:style-name="T87">F64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5<text:line-break/></text:span><text:span text:style-name="T79">󶡟</text:span><text:span text:style-name="T73">󶐁</text:span><text:span text:style-name="T84"><text:line-break/></text:span><text:span text:style-name="T87">F64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6<text:line-break/></text:span><text:span text:style-name="T79">󶡟</text:span><text:span text:style-name="T73">󶐂</text:span><text:span text:style-name="T84"><text:line-break/></text:span><text:span text:style-name="T87">F64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7.2<text:line-break/></text:span><text:span text:style-name="T79">󶡟</text:span><text:span text:style-name="T73">󶐃</text:span><text:span text:style-name="T84"><text:line-break/></text:span><text:span text:style-name="T87">F64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8.2<text:line-break/></text:span><text:span text:style-name="T79">󶡟</text:span><text:span text:style-name="T73">󶐄</text:span><text:span text:style-name="T84"><text:line-break/></text:span><text:span text:style-name="T87">F64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9.2<text:line-break/></text:span><text:span text:style-name="T79">󶡟</text:span><text:span text:style-name="T73">󶐅</text:span><text:span text:style-name="T84"><text:line-break/></text:span><text:span text:style-name="T87">F64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0.1<text:line-break/></text:span><text:span text:style-name="T79">󶡟</text:span><text:span text:style-name="T73">󶐆</text:span><text:span text:style-name="T84"><text:line-break/></text:span><text:span text:style-name="T87">F64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0.2<text:line-break/></text:span><text:span text:style-name="T79">󶡟</text:span><text:span text:style-name="T73">󶐇</text:span><text:span text:style-name="T84"><text:line-break/></text:span><text:span text:style-name="T87">F64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2<text:line-break/></text:span><text:span text:style-name="T79">󶡟</text:span><text:span text:style-name="T73">󶐈</text:span><text:span text:style-name="T84"><text:line-break/></text:span><text:span text:style-name="T87">F64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3<text:line-break/></text:span><text:span text:style-name="T79">󶡟</text:span><text:span text:style-name="T73">󶐉</text:span><text:span text:style-name="T84"><text:line-break/></text:span><text:span text:style-name="T87">F6409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244<text:line-break/></text:span><text:span text:style-name="T79">󶡟</text:span><text:span text:style-name="T73">󶐊</text:span><text:span text:style-name="T84"><text:line-break/></text:span><text:span text:style-name="T87">F64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5.2<text:line-break/></text:span><text:span text:style-name="T79">󶡟</text:span><text:span text:style-name="T73">󶐋</text:span><text:span text:style-name="T84"><text:line-break/></text:span><text:span text:style-name="T87">F64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8.1<text:line-break/></text:span><text:span text:style-name="T79">󶡟</text:span><text:span text:style-name="T73">󶐌</text:span><text:span text:style-name="T84"><text:line-break/></text:span><text:span text:style-name="T87">F64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9<text:line-break/></text:span><text:span text:style-name="T79">󶡟</text:span><text:span text:style-name="T73">󶐍</text:span><text:span text:style-name="T84"><text:line-break/></text:span><text:span text:style-name="T87">F64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0.1<text:line-break/></text:span><text:span text:style-name="T79">󶡟</text:span><text:span text:style-name="T73">󶐎</text:span><text:span text:style-name="T84"><text:line-break/></text:span><text:span text:style-name="T87">F64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3<text:line-break/></text:span><text:span text:style-name="T79">󶡟</text:span><text:span text:style-name="T73">󶐏</text:span><text:span text:style-name="T84"><text:line-break/></text:span><text:span text:style-name="T87">F64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6<text:line-break/></text:span><text:span text:style-name="T79">󶡟</text:span><text:span text:style-name="T73">󶐐</text:span><text:span text:style-name="T84"><text:line-break/></text:span><text:span text:style-name="T87">F64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7.1<text:line-break/></text:span><text:span text:style-name="T79">󶡟</text:span><text:span text:style-name="T73">󶐑</text:span><text:span text:style-name="T84"><text:line-break/></text:span><text:span text:style-name="T87">F64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8<text:line-break/></text:span><text:span text:style-name="T79">󶡟</text:span><text:span text:style-name="T73">󶐒</text:span><text:span text:style-name="T84"><text:line-break/></text:span><text:span text:style-name="T87">F64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1<text:line-break/></text:span><text:span text:style-name="T79">󶡟</text:span><text:span text:style-name="T73">󶐓</text:span><text:span text:style-name="T84"><text:line-break/></text:span><text:span text:style-name="T87">F64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2<text:line-break/></text:span><text:span text:style-name="T79">󶡟</text:span><text:span text:style-name="T73">󶐔</text:span><text:span text:style-name="T84"><text:line-break/></text:span><text:span text:style-name="T87">F64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3<text:line-break/></text:span><text:span text:style-name="T79">󶡟</text:span><text:span text:style-name="T73">󶐕</text:span><text:span text:style-name="T84"><text:line-break/></text:span><text:span text:style-name="T87">F64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4<text:line-break/></text:span><text:span text:style-name="T79">󶡟</text:span><text:span text:style-name="T73">󶐖</text:span><text:span text:style-name="T84"><text:line-break/></text:span><text:span text:style-name="T87">F64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5.2<text:line-break/></text:span><text:span text:style-name="T79">󶡟</text:span><text:span text:style-name="T73">󶐗</text:span><text:span text:style-name="T84"><text:line-break/></text:span><text:span text:style-name="T87">F64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7.1<text:line-break/></text:span><text:span text:style-name="T79">󶡟</text:span><text:span text:style-name="T73">󶐘</text:span><text:span text:style-name="T84"><text:line-break/></text:span><text:span text:style-name="T87">F64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7.2<text:line-break/></text:span><text:span text:style-name="T79">󶡟</text:span><text:span text:style-name="T73">󶐙</text:span><text:span text:style-name="T84"><text:line-break/></text:span><text:span text:style-name="T87">F64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7.3<text:line-break/></text:span><text:span text:style-name="T79">󶡟</text:span><text:span text:style-name="T73">󶐚</text:span><text:span text:style-name="T84"><text:line-break/></text:span><text:span text:style-name="T87">F64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8.2<text:line-break/></text:span><text:span text:style-name="T79">󶡟</text:span><text:span text:style-name="T73">󶐛</text:span><text:span text:style-name="T84"><text:line-break/></text:span><text:span text:style-name="T87">F64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8.3<text:line-break/></text:span><text:span text:style-name="T79">󶡟</text:span><text:span text:style-name="T73">󶐜</text:span><text:span text:style-name="T84"><text:line-break/></text:span><text:span text:style-name="T87">F64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9<text:line-break/></text:span><text:span text:style-name="T79">󶡟</text:span><text:span text:style-name="T73">󶐝</text:span><text:span text:style-name="T84"><text:line-break/></text:span><text:span text:style-name="T87">F64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1<text:line-break/></text:span><text:span text:style-name="T79">󶡟</text:span><text:span text:style-name="T73">󶐞</text:span><text:span text:style-name="T84"><text:line-break/></text:span><text:span text:style-name="T87">F64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2<text:line-break/></text:span><text:span text:style-name="T79">󶡟</text:span><text:span text:style-name="T73">󶐟</text:span><text:span text:style-name="T84"><text:line-break/></text:span><text:span text:style-name="T87">F64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7.2<text:line-break/></text:span><text:span text:style-name="T79">󶡟</text:span><text:span text:style-name="T73">󶐠</text:span><text:span text:style-name="T84"><text:line-break/></text:span><text:span text:style-name="T87">F64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8<text:line-break/></text:span><text:span text:style-name="T79">󶡟</text:span><text:span text:style-name="T73">󶐡</text:span><text:span text:style-name="T84"><text:line-break/></text:span><text:span text:style-name="T87">F64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9.2<text:line-break/></text:span><text:span text:style-name="T79">󶡟</text:span><text:span text:style-name="T73">󶐢</text:span><text:span text:style-name="T84"><text:line-break/></text:span><text:span text:style-name="T87">F64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9.4<text:line-break/></text:span><text:span text:style-name="T79">󶡟</text:span><text:span text:style-name="T73">󶐣</text:span><text:span text:style-name="T84"><text:line-break/></text:span><text:span text:style-name="T87">F64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3.2<text:line-break/></text:span><text:span text:style-name="T79">󶡟</text:span><text:span text:style-name="T73">󶐤</text:span><text:span text:style-name="T84"><text:line-break/></text:span><text:span text:style-name="T87">F64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4<text:line-break/></text:span><text:span text:style-name="T79">󶡟</text:span><text:span text:style-name="T73">󶐥</text:span><text:span text:style-name="T84"><text:line-break/></text:span><text:span text:style-name="T87">F64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7.1<text:line-break/></text:span><text:span text:style-name="T79">󶡟</text:span><text:span text:style-name="T73">󶐦</text:span><text:span text:style-name="T84"><text:line-break/></text:span><text:span text:style-name="T87">F64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7.3<text:line-break/></text:span><text:span text:style-name="T79">󶡟</text:span><text:span text:style-name="T73">󶐧</text:span><text:span text:style-name="T84"><text:line-break/></text:span><text:span text:style-name="T87">F64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8.1<text:line-break/></text:span><text:span text:style-name="T79">󶡟</text:span><text:span text:style-name="T73">󶐨</text:span><text:span text:style-name="T84"><text:line-break/></text:span><text:span text:style-name="T87">F64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0<text:line-break/></text:span><text:span text:style-name="T79">󶡟</text:span><text:span text:style-name="T73">󶐩</text:span><text:span text:style-name="T84"><text:line-break/></text:span><text:span text:style-name="T87">F64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1.2<text:line-break/></text:span><text:span text:style-name="T79">󶡟</text:span><text:span text:style-name="T73">󶐪</text:span><text:span text:style-name="T84"><text:line-break/></text:span><text:span text:style-name="T87">F64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4<text:line-break/></text:span><text:span text:style-name="T79">󶡟</text:span><text:span text:style-name="T73">󶐫</text:span><text:span text:style-name="T84"><text:line-break/></text:span><text:span text:style-name="T87">F64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6.2<text:line-break/></text:span><text:span text:style-name="T79">󶡟</text:span><text:span text:style-name="T73">󶐬</text:span><text:span text:style-name="T84"><text:line-break/></text:span><text:span text:style-name="T87">F64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9.1<text:line-break/></text:span><text:span text:style-name="T79">󶡟</text:span><text:span text:style-name="T73">󶐭</text:span><text:span text:style-name="T84"><text:line-break/></text:span><text:span text:style-name="T87">F64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9.2<text:line-break/></text:span><text:span text:style-name="T79">󶡟</text:span><text:span text:style-name="T73">󶐮</text:span><text:span text:style-name="T84"><text:line-break/></text:span><text:span text:style-name="T87">F64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0<text:line-break/></text:span><text:span text:style-name="T79">󶡟</text:span><text:span text:style-name="T73">󶐯</text:span><text:span text:style-name="T84"><text:line-break/></text:span><text:span text:style-name="T87">F64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3<text:line-break/></text:span><text:span text:style-name="T79">󶡟</text:span><text:span text:style-name="T73">󶐰</text:span><text:span text:style-name="T84"><text:line-break/></text:span><text:span text:style-name="T87">F64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1<text:line-break/></text:span><text:span text:style-name="T79">󶡟</text:span><text:span text:style-name="T73">󶐱</text:span><text:span text:style-name="T84"><text:line-break/></text:span><text:span text:style-name="T87">F64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3<text:line-break/></text:span><text:span text:style-name="T79">󶡟</text:span><text:span text:style-name="T73">󶐲</text:span><text:span text:style-name="T84"><text:line-break/></text:span><text:span text:style-name="T87">F64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5<text:line-break/></text:span><text:span text:style-name="T79">󶡟</text:span><text:span text:style-name="T73">󶐳</text:span><text:span text:style-name="T84"><text:line-break/></text:span><text:span text:style-name="T87">F64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7<text:line-break/></text:span><text:span text:style-name="T79">󶡟</text:span><text:span text:style-name="T73">󶐴</text:span><text:span text:style-name="T84"><text:line-break/></text:span><text:span text:style-name="T87">F64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8<text:line-break/></text:span><text:span text:style-name="T79">󶡟</text:span><text:span text:style-name="T73">󶐵</text:span><text:span text:style-name="T84"><text:line-break/></text:span><text:span text:style-name="T87">F64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9<text:line-break/></text:span><text:span text:style-name="T79">󶡟</text:span><text:span text:style-name="T73">󶐶</text:span><text:span text:style-name="T84"><text:line-break/></text:span><text:span text:style-name="T87">F64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0<text:line-break/></text:span><text:span text:style-name="T79">󶡟</text:span><text:span text:style-name="T73">󶐷</text:span><text:span text:style-name="T84"><text:line-break/></text:span><text:span text:style-name="T87">F64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2<text:line-break/></text:span><text:span text:style-name="T79">󶡟</text:span><text:span text:style-name="T73">󶐸</text:span><text:span text:style-name="T84"><text:line-break/></text:span><text:span text:style-name="T87">F64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3<text:line-break/></text:span><text:span text:style-name="T79">󶡟</text:span><text:span text:style-name="T73">󶐹</text:span><text:span text:style-name="T84"><text:line-break/></text:span><text:span text:style-name="T87">F64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4<text:line-break/></text:span><text:span text:style-name="T79">󶡟</text:span><text:span text:style-name="T73">󶐺</text:span><text:span text:style-name="T84"><text:line-break/></text:span><text:span text:style-name="T87">F64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7.1<text:line-break/></text:span><text:span text:style-name="T79">󶡟</text:span><text:span text:style-name="T73">󶐻</text:span><text:span text:style-name="T84"><text:line-break/></text:span><text:span text:style-name="T87">F64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7.2<text:line-break/></text:span><text:span text:style-name="T79">󶡟</text:span><text:span text:style-name="T73">󶐼</text:span><text:span text:style-name="T84"><text:line-break/></text:span><text:span text:style-name="T87">F64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9.2<text:line-break/></text:span><text:span text:style-name="T79">󶡟</text:span><text:span text:style-name="T73">󶐽</text:span><text:span text:style-name="T84"><text:line-break/></text:span><text:span text:style-name="T87">F64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2<text:line-break/></text:span><text:span text:style-name="T79">󶡟</text:span><text:span text:style-name="T73">󶐾</text:span><text:span text:style-name="T84"><text:line-break/></text:span><text:span text:style-name="T87">F64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3.2<text:line-break/></text:span><text:span text:style-name="T79">󶡟</text:span><text:span text:style-name="T73">󶐿</text:span><text:span text:style-name="T84"><text:line-break/></text:span><text:span text:style-name="T87">F64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4<text:line-break/></text:span><text:span text:style-name="T79">󶡟</text:span><text:span text:style-name="T73">󶑀</text:span><text:span text:style-name="T84"><text:line-break/></text:span><text:span text:style-name="T87">F64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5.1<text:line-break/></text:span><text:span text:style-name="T79">󶡟</text:span><text:span text:style-name="T73">󶑁</text:span><text:span text:style-name="T84"><text:line-break/></text:span><text:span text:style-name="T87">F64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6<text:line-break/></text:span><text:span text:style-name="T79">󶡟</text:span><text:span text:style-name="T73">󶑂</text:span><text:span text:style-name="T84"><text:line-break/></text:span><text:span text:style-name="T87">F64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9.1<text:line-break/></text:span><text:span text:style-name="T79">󶡟</text:span><text:span text:style-name="T73">󶑃</text:span><text:span text:style-name="T84"><text:line-break/></text:span><text:span text:style-name="T87">F64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0<text:line-break/></text:span><text:span text:style-name="T79">󶡟</text:span><text:span text:style-name="T73">󶑄</text:span><text:span text:style-name="T84"><text:line-break/></text:span><text:span text:style-name="T87">F64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3<text:line-break/></text:span><text:span text:style-name="T79">󶡟</text:span><text:span text:style-name="T73">󶑅</text:span><text:span text:style-name="T84"><text:line-break/></text:span><text:span text:style-name="T87">F64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4<text:line-break/></text:span><text:span text:style-name="T79">󶡟</text:span><text:span text:style-name="T73">󶑆</text:span><text:span text:style-name="T84"><text:line-break/></text:span><text:span text:style-name="T87">F64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5<text:line-break/></text:span><text:span text:style-name="T79">󶡟</text:span><text:span text:style-name="T73">󶑇</text:span><text:span text:style-name="T84"><text:line-break/></text:span><text:span text:style-name="T87">F64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7<text:line-break/></text:span><text:span text:style-name="T79">󶡟</text:span><text:span text:style-name="T73">󶑈</text:span><text:span text:style-name="T84"><text:line-break/></text:span><text:span text:style-name="T87">F64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8<text:line-break/></text:span><text:span text:style-name="T79">󶡟</text:span><text:span text:style-name="T73">󶑉</text:span><text:span text:style-name="T84"><text:line-break/></text:span><text:span text:style-name="T87">F64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1<text:line-break/></text:span><text:span text:style-name="T79">󶡟</text:span><text:span text:style-name="T73">󶑊</text:span><text:span text:style-name="T84"><text:line-break/></text:span><text:span text:style-name="T87">F64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2<text:line-break/></text:span><text:span text:style-name="T79">󶡟</text:span><text:span text:style-name="T73">󶑋</text:span><text:span text:style-name="T84"><text:line-break/></text:span><text:span text:style-name="T87">F644B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353<text:line-break/></text:span><text:span text:style-name="T79">󶡟</text:span><text:span text:style-name="T73">󶑌</text:span><text:span text:style-name="T84"><text:line-break/></text:span><text:span text:style-name="T87">F64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5.2<text:line-break/></text:span><text:span text:style-name="T79">󶡟</text:span><text:span text:style-name="T73">󶑍</text:span><text:span text:style-name="T84"><text:line-break/></text:span><text:span text:style-name="T87">F64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6<text:line-break/></text:span><text:span text:style-name="T79">󶡟</text:span><text:span text:style-name="T73">󶑎</text:span><text:span text:style-name="T84"><text:line-break/></text:span><text:span text:style-name="T87">F64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7.2<text:line-break/></text:span><text:span text:style-name="T79">󶡟</text:span><text:span text:style-name="T73">󶑏</text:span><text:span text:style-name="T84"><text:line-break/></text:span><text:span text:style-name="T87">F64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9<text:line-break/></text:span><text:span text:style-name="T79">󶡟</text:span><text:span text:style-name="T73">󶑐</text:span><text:span text:style-name="T84"><text:line-break/></text:span><text:span text:style-name="T87">F64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1.1<text:line-break/></text:span><text:span text:style-name="T79">󶡟</text:span><text:span text:style-name="T73">󶑑</text:span><text:span text:style-name="T84"><text:line-break/></text:span><text:span text:style-name="T87">F64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1.2<text:line-break/></text:span><text:span text:style-name="T79">󶡟</text:span><text:span text:style-name="T73">󶑒</text:span><text:span text:style-name="T84"><text:line-break/></text:span><text:span text:style-name="T87">F64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2<text:line-break/></text:span><text:span text:style-name="T79">󶡟</text:span><text:span text:style-name="T73">󶑓</text:span><text:span text:style-name="T84"><text:line-break/></text:span><text:span text:style-name="T87">F645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4<text:line-break/></text:span><text:span text:style-name="T79">󶡟</text:span><text:span text:style-name="T73">󶑔</text:span><text:span text:style-name="T84"><text:line-break/></text:span><text:span text:style-name="T87">F64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6<text:line-break/></text:span><text:span text:style-name="T79">󶡟</text:span><text:span text:style-name="T73">󶑕</text:span><text:span text:style-name="T84"><text:line-break/></text:span><text:span text:style-name="T87">F64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7.2<text:line-break/></text:span><text:span text:style-name="T79">󶡟</text:span><text:span text:style-name="T73">󶑖</text:span><text:span text:style-name="T84"><text:line-break/></text:span><text:span text:style-name="T87">F64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9<text:line-break/></text:span><text:span text:style-name="T79">󶡟</text:span><text:span text:style-name="T73">󶑗</text:span><text:span text:style-name="T84"><text:line-break/></text:span><text:span text:style-name="T87">F64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70.2<text:line-break/></text:span><text:span text:style-name="T79">󶡟</text:span><text:span text:style-name="T73">󶑘</text:span><text:span text:style-name="T84"><text:line-break/></text:span><text:span text:style-name="T87">F64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.3<text:line-break/></text:span><text:span text:style-name="T79">󶡟</text:span><text:span text:style-name="T73">󶑙</text:span><text:span text:style-name="T84"><text:line-break/></text:span><text:span text:style-name="T87">F64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.3<text:line-break/></text:span><text:span text:style-name="T79">󶡟</text:span><text:span text:style-name="T73">󶑚</text:span><text:span text:style-name="T84"><text:line-break/></text:span><text:span text:style-name="T87">F64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.3<text:line-break/></text:span><text:span text:style-name="T79">󶡟</text:span><text:span text:style-name="T73">󶑛</text:span><text:span text:style-name="T84"><text:line-break/></text:span><text:span text:style-name="T87">F645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.2<text:line-break/></text:span><text:span text:style-name="T79">󶡟</text:span><text:span text:style-name="T73">󶑜</text:span><text:span text:style-name="T84"><text:line-break/></text:span><text:span text:style-name="T87">F64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.1<text:line-break/></text:span><text:span text:style-name="T79">󶡟</text:span><text:span text:style-name="T73">󶑝</text:span><text:span text:style-name="T84"><text:line-break/></text:span><text:span text:style-name="T87">F64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.2<text:line-break/></text:span><text:span text:style-name="T79">󶡟</text:span><text:span text:style-name="T73">󶑞</text:span><text:span text:style-name="T84"><text:line-break/></text:span><text:span text:style-name="T87">F64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3<text:line-break/></text:span><text:span text:style-name="T79">󶡟</text:span><text:span text:style-name="T73">󶑟</text:span><text:span text:style-name="T84"><text:line-break/></text:span><text:span text:style-name="T87">F64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3<text:line-break/></text:span><text:span text:style-name="T79">󶡟</text:span><text:span text:style-name="T73">󶑠</text:span><text:span text:style-name="T84"><text:line-break/></text:span><text:span text:style-name="T87">F64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.4<text:line-break/></text:span><text:span text:style-name="T79">󶡟</text:span><text:span text:style-name="T73">󶑡</text:span><text:span text:style-name="T84"><text:line-break/></text:span><text:span text:style-name="T87">F64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.3<text:line-break/></text:span><text:span text:style-name="T79">󶡟</text:span><text:span text:style-name="T73">󶑢</text:span><text:span text:style-name="T84"><text:line-break/></text:span><text:span text:style-name="T87">F64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3<text:line-break/></text:span><text:span text:style-name="T79">󶡟</text:span><text:span text:style-name="T73">󶑣</text:span><text:span text:style-name="T84"><text:line-break/></text:span><text:span text:style-name="T87">F646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5<text:line-break/></text:span><text:span text:style-name="T79">󶡟</text:span><text:span text:style-name="T73">󶑤</text:span><text:span text:style-name="T84"><text:line-break/></text:span><text:span text:style-name="T87">F64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6<text:line-break/></text:span><text:span text:style-name="T79">󶡟</text:span><text:span text:style-name="T73">󶑥</text:span><text:span text:style-name="T84"><text:line-break/></text:span><text:span text:style-name="T87">F64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.3<text:line-break/></text:span><text:span text:style-name="T79">󶡟</text:span><text:span text:style-name="T73">󶑦</text:span><text:span text:style-name="T84"><text:line-break/></text:span><text:span text:style-name="T87">F64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.1<text:line-break/></text:span><text:span text:style-name="T79">󶡟</text:span><text:span text:style-name="T73">󶑧</text:span><text:span text:style-name="T84"><text:line-break/></text:span><text:span text:style-name="T87">F64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.3<text:line-break/></text:span><text:span text:style-name="T79">󶡟</text:span><text:span text:style-name="T73">󶑨</text:span><text:span text:style-name="T84"><text:line-break/></text:span><text:span text:style-name="T87">F64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.3<text:line-break/></text:span><text:span text:style-name="T79">󶡟</text:span><text:span text:style-name="T73">󶑩</text:span><text:span text:style-name="T84"><text:line-break/></text:span><text:span text:style-name="T87">F64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3<text:line-break/></text:span><text:span text:style-name="T79">󶡟</text:span><text:span text:style-name="T73">󶑪</text:span><text:span text:style-name="T84"><text:line-break/></text:span><text:span text:style-name="T87">F64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<text:line-break/></text:span><text:span text:style-name="T79">󶡟</text:span><text:span text:style-name="T73">󶑫</text:span><text:span text:style-name="T84"><text:line-break/></text:span><text:span text:style-name="T87">F64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.3<text:line-break/></text:span><text:span text:style-name="T79">󶡟</text:span><text:span text:style-name="T73">󶑬</text:span><text:span text:style-name="T84"><text:line-break/></text:span><text:span text:style-name="T87">F64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3<text:line-break/></text:span><text:span text:style-name="T79">󶡟</text:span><text:span text:style-name="T73">󶑭</text:span><text:span text:style-name="T84"><text:line-break/></text:span><text:span text:style-name="T87">F64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0.3<text:line-break/></text:span><text:span text:style-name="T79">󶡟</text:span><text:span text:style-name="T73">󶑮</text:span><text:span text:style-name="T84"><text:line-break/></text:span><text:span text:style-name="T87">F64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7.3<text:line-break/></text:span><text:span text:style-name="T79">󶡟</text:span><text:span text:style-name="T73">󶑯</text:span><text:span text:style-name="T84"><text:line-break/></text:span><text:span text:style-name="T87">F64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8.3<text:line-break/></text:span><text:span text:style-name="T79">󶡟</text:span><text:span text:style-name="T73">󶑰</text:span><text:span text:style-name="T84"><text:line-break/></text:span><text:span text:style-name="T87">F64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.2<text:line-break/></text:span><text:span text:style-name="T79">󶡟</text:span><text:span text:style-name="T73">󶑱</text:span><text:span text:style-name="T84"><text:line-break/></text:span><text:span text:style-name="T87">F64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3<text:line-break/></text:span><text:span text:style-name="T79">󶡟</text:span><text:span text:style-name="T73">󶑲</text:span><text:span text:style-name="T84"><text:line-break/></text:span><text:span text:style-name="T87">F64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<text:line-break/></text:span><text:span text:style-name="T79">󶡟</text:span><text:span text:style-name="T73">󶑳</text:span><text:span text:style-name="T84"><text:line-break/></text:span><text:span text:style-name="T87">F64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.1<text:line-break/></text:span><text:span text:style-name="T79">󶡟</text:span><text:span text:style-name="T73">󶑴</text:span><text:span text:style-name="T84"><text:line-break/></text:span><text:span text:style-name="T87">F64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.3<text:line-break/></text:span><text:span text:style-name="T79">󶡟</text:span><text:span text:style-name="T73">󶑵</text:span><text:span text:style-name="T84"><text:line-break/></text:span><text:span text:style-name="T87">F64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3<text:line-break/></text:span><text:span text:style-name="T79">󶡟</text:span><text:span text:style-name="T73">󶑶</text:span><text:span text:style-name="T84"><text:line-break/></text:span><text:span text:style-name="T87">F64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5<text:line-break/></text:span><text:span text:style-name="T79">󶡟</text:span><text:span text:style-name="T73">󶑷</text:span><text:span text:style-name="T84"><text:line-break/></text:span><text:span text:style-name="T87">F64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3<text:line-break/></text:span><text:span text:style-name="T79">󶡟</text:span><text:span text:style-name="T73">󶑸</text:span><text:span text:style-name="T84"><text:line-break/></text:span><text:span text:style-name="T87">F64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5<text:line-break/></text:span><text:span text:style-name="T79">󶡟</text:span><text:span text:style-name="T73">󶑹</text:span><text:span text:style-name="T84"><text:line-break/></text:span><text:span text:style-name="T87">F64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6<text:line-break/></text:span><text:span text:style-name="T79">󶡟</text:span><text:span text:style-name="T73">󶑺</text:span><text:span text:style-name="T84"><text:line-break/></text:span><text:span text:style-name="T87">F64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3<text:line-break/></text:span><text:span text:style-name="T79">󶡟</text:span><text:span text:style-name="T73">󶑻</text:span><text:span text:style-name="T84"><text:line-break/></text:span><text:span text:style-name="T87">F64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.3<text:line-break/></text:span><text:span text:style-name="T79">󶡟</text:span><text:span text:style-name="T73">󶑼</text:span><text:span text:style-name="T84"><text:line-break/></text:span><text:span text:style-name="T87">F64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.3<text:line-break/></text:span><text:span text:style-name="T79">󶡟</text:span><text:span text:style-name="T73">󶑽</text:span><text:span text:style-name="T84"><text:line-break/></text:span><text:span text:style-name="T87">F647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.2<text:line-break/></text:span><text:span text:style-name="T79">󶡟</text:span><text:span text:style-name="T73">󶑾</text:span><text:span text:style-name="T84"><text:line-break/></text:span><text:span text:style-name="T87">F64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.3<text:line-break/></text:span><text:span text:style-name="T79">󶡟</text:span><text:span text:style-name="T73">󶑿</text:span><text:span text:style-name="T84"><text:line-break/></text:span><text:span text:style-name="T87">F64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.2<text:line-break/></text:span><text:span text:style-name="T79">󶡟</text:span><text:span text:style-name="T73">󶒀</text:span><text:span text:style-name="T84"><text:line-break/></text:span><text:span text:style-name="T87">F64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.3<text:line-break/></text:span><text:span text:style-name="T79">󶡟</text:span><text:span text:style-name="T73">󶒁</text:span><text:span text:style-name="T84"><text:line-break/></text:span><text:span text:style-name="T87">F64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.4<text:line-break/></text:span><text:span text:style-name="T79">󶡟</text:span><text:span text:style-name="T73">󶒂</text:span><text:span text:style-name="T84"><text:line-break/></text:span><text:span text:style-name="T87">F64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.2<text:line-break/></text:span><text:span text:style-name="T79">󶡟</text:span><text:span text:style-name="T73">󶒃</text:span><text:span text:style-name="T84"><text:line-break/></text:span><text:span text:style-name="T87">F64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3<text:line-break/></text:span><text:span text:style-name="T79">󶡟</text:span><text:span text:style-name="T73">󶒄</text:span><text:span text:style-name="T84"><text:line-break/></text:span><text:span text:style-name="T87">F64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.2<text:line-break/></text:span><text:span text:style-name="T79">󶡟</text:span><text:span text:style-name="T73">󶒅</text:span><text:span text:style-name="T84"><text:line-break/></text:span><text:span text:style-name="T87">F648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.2<text:line-break/></text:span><text:span text:style-name="T79">󶡟</text:span><text:span text:style-name="T73">󶒆</text:span><text:span text:style-name="T84"><text:line-break/></text:span><text:span text:style-name="T87">F64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.1<text:line-break/></text:span><text:span text:style-name="T79">󶡟</text:span><text:span text:style-name="T73">󶒇</text:span><text:span text:style-name="T84"><text:line-break/></text:span><text:span text:style-name="T87">F64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.3<text:line-break/></text:span><text:span text:style-name="T79">󶡟</text:span><text:span text:style-name="T73">󶒈</text:span><text:span text:style-name="T84"><text:line-break/></text:span><text:span text:style-name="T87">F64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.4<text:line-break/></text:span><text:span text:style-name="T79">󶡟</text:span><text:span text:style-name="T73">󶒉</text:span><text:span text:style-name="T84"><text:line-break/></text:span><text:span text:style-name="T87">F64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.1<text:line-break/></text:span><text:span text:style-name="T79">󶡟</text:span><text:span text:style-name="T73">󶒊</text:span><text:span text:style-name="T84"><text:line-break/></text:span><text:span text:style-name="T87">F64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.3<text:line-break/></text:span><text:span text:style-name="T79">󶡟</text:span><text:span text:style-name="T73">󶒋</text:span><text:span text:style-name="T84"><text:line-break/></text:span><text:span text:style-name="T87">F64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3<text:line-break/></text:span><text:span text:style-name="T79">󶡟</text:span><text:span text:style-name="T73">󶒌</text:span><text:span text:style-name="T84"><text:line-break/></text:span><text:span text:style-name="T87">F64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5<text:line-break/></text:span><text:span text:style-name="T79">󶡟</text:span><text:span text:style-name="T73">󶒍</text:span><text:span text:style-name="T84"><text:line-break/></text:span><text:span text:style-name="T87">F648D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88.1<text:line-break/></text:span><text:span text:style-name="T79">󶡟</text:span><text:span text:style-name="T73">󶒎</text:span><text:span text:style-name="T84"><text:line-break/></text:span><text:span text:style-name="T87">F64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3<text:line-break/></text:span><text:span text:style-name="T79">󶡟</text:span><text:span text:style-name="T73">󶒏</text:span><text:span text:style-name="T84"><text:line-break/></text:span><text:span text:style-name="T87">F64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7<text:line-break/></text:span><text:span text:style-name="T79">󶡟</text:span><text:span text:style-name="T73">󶒐</text:span><text:span text:style-name="T84"><text:line-break/></text:span><text:span text:style-name="T87">F64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2.3<text:line-break/></text:span><text:span text:style-name="T79">󶡟</text:span><text:span text:style-name="T73">󶒑</text:span><text:span text:style-name="T84"><text:line-break/></text:span><text:span text:style-name="T87">F64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3.3<text:line-break/></text:span><text:span text:style-name="T79">󶡟</text:span><text:span text:style-name="T73">󶒒</text:span><text:span text:style-name="T84"><text:line-break/></text:span><text:span text:style-name="T87">F64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6.3<text:line-break/></text:span><text:span text:style-name="T79">󶡟</text:span><text:span text:style-name="T73">󶒓</text:span><text:span text:style-name="T84"><text:line-break/></text:span><text:span text:style-name="T87">F64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8.2<text:line-break/></text:span><text:span text:style-name="T79">󶡟</text:span><text:span text:style-name="T73">󶒔</text:span><text:span text:style-name="T84"><text:line-break/></text:span><text:span text:style-name="T87">F64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.2<text:line-break/></text:span><text:span text:style-name="T79">󶡟</text:span><text:span text:style-name="T73">󶒕</text:span><text:span text:style-name="T84"><text:line-break/></text:span><text:span text:style-name="T87">F649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3<text:line-break/></text:span><text:span text:style-name="T79">󶡟</text:span><text:span text:style-name="T73">󶒖</text:span><text:span text:style-name="T84"><text:line-break/></text:span><text:span text:style-name="T87">F64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4<text:line-break/></text:span><text:span text:style-name="T79">󶡟</text:span><text:span text:style-name="T73">󶒗</text:span><text:span text:style-name="T84"><text:line-break/></text:span><text:span text:style-name="T87">F64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5<text:line-break/></text:span><text:span text:style-name="T79">󶡟</text:span><text:span text:style-name="T73">󶒘</text:span><text:span text:style-name="T84"><text:line-break/></text:span><text:span text:style-name="T87">F64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6<text:line-break/></text:span><text:span text:style-name="T79">󶡟</text:span><text:span text:style-name="T73">󶒙</text:span><text:span text:style-name="T84"><text:line-break/></text:span><text:span text:style-name="T87">F64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.7<text:line-break/></text:span><text:span text:style-name="T79">󶡟</text:span><text:span text:style-name="T73">󶒚</text:span><text:span text:style-name="T84"><text:line-break/></text:span><text:span text:style-name="T87">F64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.3<text:line-break/></text:span><text:span text:style-name="T79">󶡟</text:span><text:span text:style-name="T73">󶒛</text:span><text:span text:style-name="T84"><text:line-break/></text:span><text:span text:style-name="T87">F64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9.3<text:line-break/></text:span><text:span text:style-name="T79">󶡟</text:span><text:span text:style-name="T73">󶒜</text:span><text:span text:style-name="T84"><text:line-break/></text:span><text:span text:style-name="T87">F64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3<text:line-break/></text:span><text:span text:style-name="T79">󶡟</text:span><text:span text:style-name="T73">󶒝</text:span><text:span text:style-name="T84"><text:line-break/></text:span><text:span text:style-name="T87">F649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6<text:line-break/></text:span><text:span text:style-name="T79">󶡟</text:span><text:span text:style-name="T73">󶒞</text:span><text:span text:style-name="T84"><text:line-break/></text:span><text:span text:style-name="T87">F64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3.3<text:line-break/></text:span><text:span text:style-name="T79">󶡟</text:span><text:span text:style-name="T73">󶒟</text:span><text:span text:style-name="T84"><text:line-break/></text:span><text:span text:style-name="T87">F64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4.3<text:line-break/></text:span><text:span text:style-name="T79">󶡟</text:span><text:span text:style-name="T73">󶒠</text:span><text:span text:style-name="T84"><text:line-break/></text:span><text:span text:style-name="T87">F64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3<text:line-break/></text:span><text:span text:style-name="T79">󶡟</text:span><text:span text:style-name="T73">󶒡</text:span><text:span text:style-name="T84"><text:line-break/></text:span><text:span text:style-name="T87">F64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5<text:line-break/></text:span><text:span text:style-name="T79">󶡟</text:span><text:span text:style-name="T73">󶒢</text:span><text:span text:style-name="T84"><text:line-break/></text:span><text:span text:style-name="T87">F64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6<text:line-break/></text:span><text:span text:style-name="T79">󶡟</text:span><text:span text:style-name="T73">󶒣</text:span><text:span text:style-name="T84"><text:line-break/></text:span><text:span text:style-name="T87">F64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7.3<text:line-break/></text:span><text:span text:style-name="T79">󶡟</text:span><text:span text:style-name="T73">󶒤</text:span><text:span text:style-name="T84"><text:line-break/></text:span><text:span text:style-name="T87">F64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0.3<text:line-break/></text:span><text:span text:style-name="T79">󶡟</text:span><text:span text:style-name="T73">󶒥</text:span><text:span text:style-name="T84"><text:line-break/></text:span><text:span text:style-name="T87">F64A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1.3<text:line-break/></text:span><text:span text:style-name="T79">󶡟</text:span><text:span text:style-name="T73">󶒦</text:span><text:span text:style-name="T84"><text:line-break/></text:span><text:span text:style-name="T87">F64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3<text:line-break/></text:span><text:span text:style-name="T79">󶡟</text:span><text:span text:style-name="T73">󶒧</text:span><text:span text:style-name="T84"><text:line-break/></text:span><text:span text:style-name="T87">F64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3<text:line-break/></text:span><text:span text:style-name="T79">󶡟</text:span><text:span text:style-name="T73">󶒨</text:span><text:span text:style-name="T84"><text:line-break/></text:span><text:span text:style-name="T87">F64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5<text:line-break/></text:span><text:span text:style-name="T79">󶡟</text:span><text:span text:style-name="T73">󶒩</text:span><text:span text:style-name="T84"><text:line-break/></text:span><text:span text:style-name="T87">F64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6<text:line-break/></text:span><text:span text:style-name="T79">󶡟</text:span><text:span text:style-name="T73">󶒪</text:span><text:span text:style-name="T84"><text:line-break/></text:span><text:span text:style-name="T87">F64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7<text:line-break/></text:span><text:span text:style-name="T79">󶡟</text:span><text:span text:style-name="T73">󶒫</text:span><text:span text:style-name="T84"><text:line-break/></text:span><text:span text:style-name="T87">F64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3<text:line-break/></text:span><text:span text:style-name="T79">󶡟</text:span><text:span text:style-name="T73">󶒬</text:span><text:span text:style-name="T84"><text:line-break/></text:span><text:span text:style-name="T87">F64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5<text:line-break/></text:span><text:span text:style-name="T79">󶡟</text:span><text:span text:style-name="T73">󶒭</text:span><text:span text:style-name="T84"><text:line-break/></text:span><text:span text:style-name="T87">F64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6<text:line-break/></text:span><text:span text:style-name="T79">󶡟</text:span><text:span text:style-name="T73">󶒮</text:span><text:span text:style-name="T84"><text:line-break/></text:span><text:span text:style-name="T87">F64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9.3<text:line-break/></text:span><text:span text:style-name="T79">󶡟</text:span><text:span text:style-name="T73">󶒯</text:span><text:span text:style-name="T84"><text:line-break/></text:span><text:span text:style-name="T87">F64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3<text:line-break/></text:span><text:span text:style-name="T79">󶡟</text:span><text:span text:style-name="T73">󶒰</text:span><text:span text:style-name="T84"><text:line-break/></text:span><text:span text:style-name="T87">F64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1.2<text:line-break/></text:span><text:span text:style-name="T79">󶡟</text:span><text:span text:style-name="T73">󶒱</text:span><text:span text:style-name="T84"><text:line-break/></text:span><text:span text:style-name="T87">F64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5.2<text:line-break/></text:span><text:span text:style-name="T79">󶡟</text:span><text:span text:style-name="T73">󶒲</text:span><text:span text:style-name="T84"><text:line-break/></text:span><text:span text:style-name="T87">F64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3<text:line-break/></text:span><text:span text:style-name="T79">󶡟</text:span><text:span text:style-name="T73">󶒳</text:span><text:span text:style-name="T84"><text:line-break/></text:span><text:span text:style-name="T87">F64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7.2<text:line-break/></text:span><text:span text:style-name="T79">󶡟</text:span><text:span text:style-name="T73">󶒴</text:span><text:span text:style-name="T84"><text:line-break/></text:span><text:span text:style-name="T87">F64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8.2<text:line-break/></text:span><text:span text:style-name="T79">󶡟</text:span><text:span text:style-name="T73">󶒵</text:span><text:span text:style-name="T84"><text:line-break/></text:span><text:span text:style-name="T87">F64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9.1<text:line-break/></text:span><text:span text:style-name="T79">󶡟</text:span><text:span text:style-name="T73">󶒶</text:span><text:span text:style-name="T84"><text:line-break/></text:span><text:span text:style-name="T87">F64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9.2<text:line-break/></text:span><text:span text:style-name="T79">󶡟</text:span><text:span text:style-name="T73">󶒷</text:span><text:span text:style-name="T84"><text:line-break/></text:span><text:span text:style-name="T87">F64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0.1<text:line-break/></text:span><text:span text:style-name="T79">󶡟</text:span><text:span text:style-name="T73">󶒸</text:span><text:span text:style-name="T84"><text:line-break/></text:span><text:span text:style-name="T87">F64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0.2<text:line-break/></text:span><text:span text:style-name="T79">󶡟</text:span><text:span text:style-name="T73">󶒹</text:span><text:span text:style-name="T84"><text:line-break/></text:span><text:span text:style-name="T87">F64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2.3<text:line-break/></text:span><text:span text:style-name="T79">󶡟</text:span><text:span text:style-name="T73">󶒺</text:span><text:span text:style-name="T84"><text:line-break/></text:span><text:span text:style-name="T87">F64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3.2<text:line-break/></text:span><text:span text:style-name="T79">󶡟</text:span><text:span text:style-name="T73">󶒻</text:span><text:span text:style-name="T84"><text:line-break/></text:span><text:span text:style-name="T87">F64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3<text:line-break/></text:span><text:span text:style-name="T79">󶡟</text:span><text:span text:style-name="T73">󶒼</text:span><text:span text:style-name="T84"><text:line-break/></text:span><text:span text:style-name="T87">F64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8.2<text:line-break/></text:span><text:span text:style-name="T79">󶡟</text:span><text:span text:style-name="T73">󶒽</text:span><text:span text:style-name="T84"><text:line-break/></text:span><text:span text:style-name="T87">F64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0.3<text:line-break/></text:span><text:span text:style-name="T79">󶡟</text:span><text:span text:style-name="T73">󶒾</text:span><text:span text:style-name="T84"><text:line-break/></text:span><text:span text:style-name="T87">F64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1.3<text:line-break/></text:span><text:span text:style-name="T79">󶡟</text:span><text:span text:style-name="T73">󶒿</text:span><text:span text:style-name="T84"><text:line-break/></text:span><text:span text:style-name="T87">F64B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3.3<text:line-break/></text:span><text:span text:style-name="T79">󶡟</text:span><text:span text:style-name="T73">󶓀</text:span><text:span text:style-name="T84"><text:line-break/></text:span><text:span text:style-name="T87">F64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3.3<text:line-break/></text:span><text:span text:style-name="T79">󶡟</text:span><text:span text:style-name="T73">󶓁</text:span><text:span text:style-name="T84"><text:line-break/></text:span><text:span text:style-name="T87">F64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7.3<text:line-break/></text:span><text:span text:style-name="T79">󶡟</text:span><text:span text:style-name="T73">󶓂</text:span><text:span text:style-name="T84"><text:line-break/></text:span><text:span text:style-name="T87">F64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3<text:line-break/></text:span><text:span text:style-name="T79">󶡟</text:span><text:span text:style-name="T73">󶓃</text:span><text:span text:style-name="T84"><text:line-break/></text:span><text:span text:style-name="T87">F64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6<text:line-break/></text:span><text:span text:style-name="T79">󶡟</text:span><text:span text:style-name="T73">󶓄</text:span><text:span text:style-name="T84"><text:line-break/></text:span><text:span text:style-name="T87">F64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0.1<text:line-break/></text:span><text:span text:style-name="T79">󶡟</text:span><text:span text:style-name="T73">󶓅</text:span><text:span text:style-name="T84"><text:line-break/></text:span><text:span text:style-name="T87">F64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1.3<text:line-break/></text:span><text:span text:style-name="T79">󶡟</text:span><text:span text:style-name="T73">󶓆</text:span><text:span text:style-name="T84"><text:line-break/></text:span><text:span text:style-name="T87">F64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4.3<text:line-break/></text:span><text:span text:style-name="T79">󶡟</text:span><text:span text:style-name="T73">󶓇</text:span><text:span text:style-name="T84"><text:line-break/></text:span><text:span text:style-name="T87">F64C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6.3<text:line-break/></text:span><text:span text:style-name="T79">󶡟</text:span><text:span text:style-name="T73">󶓈</text:span><text:span text:style-name="T84"><text:line-break/></text:span><text:span text:style-name="T87">F64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8.3<text:line-break/></text:span><text:span text:style-name="T79">󶡟</text:span><text:span text:style-name="T73">󶓉</text:span><text:span text:style-name="T84"><text:line-break/></text:span><text:span text:style-name="T87">F64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2.2<text:line-break/></text:span><text:span text:style-name="T79">󶡟</text:span><text:span text:style-name="T73">󶓊</text:span><text:span text:style-name="T84"><text:line-break/></text:span><text:span text:style-name="T87">F64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5.2<text:line-break/></text:span><text:span text:style-name="T79">󶡟</text:span><text:span text:style-name="T73">󶓋</text:span><text:span text:style-name="T84"><text:line-break/></text:span><text:span text:style-name="T87">F64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196.2<text:line-break/></text:span><text:span text:style-name="T79">󶡟</text:span><text:span text:style-name="T73">󶓌</text:span><text:span text:style-name="T84"><text:line-break/></text:span><text:span text:style-name="T87">F6</text:span><text:span text:style-name="T88">4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00.2<text:line-break/></text:span><text:span text:style-name="T79">󶡟</text:span><text:span text:style-name="T73">󶓍</text:span><text:span text:style-name="T84"><text:line-break/></text:span><text:span text:style-name="T88">F64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00.3<text:line-break/></text:span><text:span text:style-name="T79">󶡟</text:span><text:span text:style-name="T73">󶓎</text:span><text:span text:style-name="T84"><text:line-break/></text:span><text:span text:style-name="T88">F64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1<text:line-break/></text:span><text:span text:style-name="T79">󶡟</text:span><text:span text:style-name="T73">󶓏</text:span><text:span text:style-name="T84"><text:line-break/></text:span><text:span text:style-name="T88">F6</text:span><text:span text:style-name="T87">4CF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202.3<text:line-break/></text:span><text:span text:style-name="T79">󶡟</text:span><text:span text:style-name="T73">󶓐</text:span><text:span text:style-name="T84"><text:line-break/></text:span><text:span text:style-name="T87">F64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0.2<text:line-break/></text:span><text:span text:style-name="T79">󶡟</text:span><text:span text:style-name="T73">󶓑</text:span><text:span text:style-name="T84"><text:line-break/></text:span><text:span text:style-name="T87">F64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5<text:line-break/></text:span><text:span text:style-name="T79">󶡟</text:span><text:span text:style-name="T73">󶓒</text:span><text:span text:style-name="T84"><text:line-break/></text:span><text:span text:style-name="T87">F64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6.2<text:line-break/></text:span><text:span text:style-name="T79">󶡟</text:span><text:span text:style-name="T73">󶓓</text:span><text:span text:style-name="T84"><text:line-break/></text:span><text:span text:style-name="T87">F64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7.3<text:line-break/></text:span><text:span text:style-name="T79">󶡟</text:span><text:span text:style-name="T73">󶓔</text:span><text:span text:style-name="T84"><text:line-break/></text:span><text:span text:style-name="T87">F64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9.3<text:line-break/></text:span><text:span text:style-name="T79">󶡟</text:span><text:span text:style-name="T73">󶓕</text:span><text:span text:style-name="T84"><text:line-break/></text:span><text:span text:style-name="T87">F64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9.3<text:line-break/></text:span><text:span text:style-name="T79">󶡟</text:span><text:span text:style-name="T73">󶓖</text:span><text:span text:style-name="T84"><text:line-break/></text:span><text:span text:style-name="T87">F64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6.3<text:line-break/></text:span><text:span text:style-name="T79">󶡟</text:span><text:span text:style-name="T73">󶓗</text:span><text:span text:style-name="T84"><text:line-break/></text:span><text:span text:style-name="T87">F64D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1.1<text:line-break/></text:span><text:span text:style-name="T79">󶡟</text:span><text:span text:style-name="T73">󶓘</text:span><text:span text:style-name="T84"><text:line-break/></text:span><text:span text:style-name="T87">F64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1.2<text:line-break/></text:span><text:span text:style-name="T79">󶡟</text:span><text:span text:style-name="T73">󶓙</text:span><text:span text:style-name="T84"><text:line-break/></text:span><text:span text:style-name="T87">F64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1.3<text:line-break/></text:span><text:span text:style-name="T79">󶡟</text:span><text:span text:style-name="T73">󶓚</text:span><text:span text:style-name="T84"><text:line-break/></text:span><text:span text:style-name="T87">F64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45.</text:span><text:span text:style-name="T81">3<text:line-break/></text:span><text:span text:style-name="T79">󶡟</text:span><text:span text:style-name="T73">󶓛</text:span><text:span text:style-name="T84"><text:line-break/></text:span><text:span text:style-name="T87">F6</text:span><text:span text:style-name="T88">4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46<text:line-break/></text:span><text:span text:style-name="T79">󶡟</text:span><text:span text:style-name="T73">󶓜</text:span><text:span text:style-name="T84"><text:line-break/></text:span><text:span text:style-name="T88">F64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47<text:line-break/></text:span><text:span text:style-name="T79">󶡟</text:span><text:span text:style-name="T73">󶓝</text:span><text:span text:style-name="T84"><text:line-break/></text:span><text:span text:style-name="T88">F64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251.</text:span><text:span text:style-name="T81">2<text:line-break/></text:span><text:span text:style-name="T79">󶡟</text:span><text:span text:style-name="T73">󶓞</text:span><text:span text:style-name="T84"><text:line-break/></text:span><text:span text:style-name="T88">F64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2<text:line-break/></text:span><text:span text:style-name="T79">󶡟</text:span><text:span text:style-name="T73">󶓟</text:span><text:span text:style-name="T84"><text:line-break/></text:span><text:span text:style-name="T88">F6</text:span><text:span text:style-name="T87">4D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4.1<text:line-break/></text:span><text:span text:style-name="T79">󶡟</text:span><text:span text:style-name="T73">󶓠</text:span><text:span text:style-name="T84"><text:line-break/></text:span><text:span text:style-name="T87">F64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5<text:line-break/></text:span><text:span text:style-name="T79">󶡟</text:span><text:span text:style-name="T73">󶓡</text:span><text:span text:style-name="T84"><text:line-break/></text:span><text:span text:style-name="T87">F64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0<text:line-break/></text:span><text:span text:style-name="T79">󶡟</text:span><text:span text:style-name="T73">󶓢</text:span><text:span text:style-name="T84"><text:line-break/></text:span><text:span text:style-name="T87">F64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3.1<text:line-break/></text:span><text:span text:style-name="T79">󶡟</text:span><text:span text:style-name="T73">󶓣</text:span><text:span text:style-name="T84"><text:line-break/></text:span><text:span text:style-name="T87">F64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6<text:line-break/></text:span><text:span text:style-name="T79">󶡟</text:span><text:span text:style-name="T73">󶓤</text:span><text:span text:style-name="T84"><text:line-break/></text:span><text:span text:style-name="T87">F64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7.3<text:line-break/></text:span><text:span text:style-name="T79">󶡟</text:span><text:span text:style-name="T73">󶓥</text:span><text:span text:style-name="T84"><text:line-break/></text:span><text:span text:style-name="T87">F64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9.3<text:line-break/></text:span><text:span text:style-name="T79">󶡟</text:span><text:span text:style-name="T73">󶓦</text:span><text:span text:style-name="T84"><text:line-break/></text:span><text:span text:style-name="T87">F64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0.2<text:line-break/></text:span><text:span text:style-name="T79">󶡟</text:span><text:span text:style-name="T73">󶓧</text:span><text:span text:style-name="T84"><text:line-break/></text:span><text:span text:style-name="T87">F64E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3.3<text:line-break/></text:span><text:span text:style-name="T79">󶡟</text:span><text:span text:style-name="T73">󶓨</text:span><text:span text:style-name="T84"><text:line-break/></text:span><text:span text:style-name="T87">F64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5<text:line-break/></text:span><text:span text:style-name="T79">󶡟</text:span><text:span text:style-name="T73">󶓩</text:span><text:span text:style-name="T84"><text:line-break/></text:span><text:span text:style-name="T87">F64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7.2<text:line-break/></text:span><text:span text:style-name="T79">󶡟</text:span><text:span text:style-name="T73">󶓪</text:span><text:span text:style-name="T84"><text:line-break/></text:span><text:span text:style-name="T87">F64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8.2<text:line-break/></text:span><text:span text:style-name="T79">󶡟</text:span><text:span text:style-name="T73">󶓫</text:span><text:span text:style-name="T84"><text:line-break/></text:span><text:span text:style-name="T87">F64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9<text:line-break/></text:span><text:span text:style-name="T79">󶡟</text:span><text:span text:style-name="T73">󶓬</text:span><text:span text:style-name="T84"><text:line-break/></text:span><text:span text:style-name="T87">F64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2<text:line-break/></text:span><text:span text:style-name="T79">󶡟</text:span><text:span text:style-name="T73">󶓭</text:span><text:span text:style-name="T84"><text:line-break/></text:span><text:span text:style-name="T87">F64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3<text:line-break/></text:span><text:span text:style-name="T79">󶡟</text:span><text:span text:style-name="T73">󶓮</text:span><text:span text:style-name="T84"><text:line-break/></text:span><text:span text:style-name="T87">F64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5<text:line-break/></text:span><text:span text:style-name="T79">󶡟</text:span><text:span text:style-name="T73">󶓯</text:span><text:span text:style-name="T84"><text:line-break/></text:span><text:span text:style-name="T87">F64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1<text:line-break/></text:span><text:span text:style-name="T79">󶡟</text:span><text:span text:style-name="T73">󶓰</text:span><text:span text:style-name="T84"><text:line-break/></text:span><text:span text:style-name="T87">F64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2<text:line-break/></text:span><text:span text:style-name="T79">󶡟</text:span><text:span text:style-name="T73">󶓱</text:span><text:span text:style-name="T84"><text:line-break/></text:span><text:span text:style-name="T87">F64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6<text:line-break/></text:span><text:span text:style-name="T79">󶡟</text:span><text:span text:style-name="T73">󶓲</text:span><text:span text:style-name="T84"><text:line-break/></text:span><text:span text:style-name="T87">F64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8.1<text:line-break/></text:span><text:span text:style-name="T79">󶡟</text:span><text:span text:style-name="T73">󶓳</text:span><text:span text:style-name="T84"><text:line-break/></text:span><text:span text:style-name="T87">F64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8.2<text:line-break/></text:span><text:span text:style-name="T79">󶡟</text:span><text:span text:style-name="T73">󶓴</text:span><text:span text:style-name="T84"><text:line-break/></text:span><text:span text:style-name="T87">F64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4.1<text:line-break/></text:span><text:span text:style-name="T79">󶡟</text:span><text:span text:style-name="T73">󶓵</text:span><text:span text:style-name="T84"><text:line-break/></text:span><text:span text:style-name="T87">F64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4.2<text:line-break/></text:span><text:span text:style-name="T79">󶡟</text:span><text:span text:style-name="T73">󶓶</text:span><text:span text:style-name="T84"><text:line-break/></text:span><text:span text:style-name="T87">F64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1<text:line-break/></text:span><text:span text:style-name="T79">󶡟</text:span><text:span text:style-name="T73">󶓷</text:span><text:span text:style-name="T84"><text:line-break/></text:span><text:span text:style-name="T87">F64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5.2<text:line-break/></text:span><text:span text:style-name="T79">󶡟</text:span><text:span text:style-name="T73">󶓸</text:span><text:span text:style-name="T84"><text:line-break/></text:span><text:span text:style-name="T87">F64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9.2<text:line-break/></text:span><text:span text:style-name="T79">󶡟</text:span><text:span text:style-name="T73">󶓹</text:span><text:span text:style-name="T84"><text:line-break/></text:span><text:span text:style-name="T87">F64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1<text:line-break/></text:span><text:span text:style-name="T79">󶡟</text:span><text:span text:style-name="T73">󶓺</text:span><text:span text:style-name="T84"><text:line-break/></text:span><text:span text:style-name="T87">F64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2<text:line-break/></text:span><text:span text:style-name="T79">󶡟</text:span><text:span text:style-name="T73">󶓻</text:span><text:span text:style-name="T84"><text:line-break/></text:span><text:span text:style-name="T87">F64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0<text:line-break/></text:span><text:span text:style-name="T79">󶡟</text:span><text:span text:style-name="T73">󶓼</text:span><text:span text:style-name="T84"><text:line-break/></text:span><text:span text:style-name="T87">F64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0<text:line-break/></text:span><text:span text:style-name="T79">󶡟</text:span><text:span text:style-name="T73">󶓽</text:span><text:span text:style-name="T84"><text:line-break/></text:span><text:span text:style-name="T87">F64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8<text:line-break/></text:span><text:span text:style-name="T79">󶡟</text:span><text:span text:style-name="T73">󶓾</text:span><text:span text:style-name="T84"><text:line-break/></text:span><text:span text:style-name="T87">F64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.4<text:line-break/></text:span><text:span text:style-name="T79">󶡟</text:span><text:span text:style-name="T73">󶓿</text:span><text:span text:style-name="T84"><text:line-break/></text:span><text:span text:style-name="T87">F64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.4<text:line-break/></text:span><text:span text:style-name="T79">󶡟</text:span><text:span text:style-name="T73">󶔀</text:span><text:span text:style-name="T84"><text:line-break/></text:span><text:span text:style-name="T87">F65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.4<text:line-break/></text:span><text:span text:style-name="T79">󶡟</text:span><text:span text:style-name="T73">󶔁</text:span><text:span text:style-name="T84"><text:line-break/></text:span><text:span text:style-name="T87">F65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.3<text:line-break/></text:span><text:span text:style-name="T79">󶡟</text:span><text:span text:style-name="T73">󶔂</text:span><text:span text:style-name="T84"><text:line-break/></text:span><text:span text:style-name="T87">F65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.2<text:line-break/></text:span><text:span text:style-name="T79">󶡟</text:span><text:span text:style-name="T73">󶔃</text:span><text:span text:style-name="T84"><text:line-break/></text:span><text:span text:style-name="T87">F65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<text:line-break/></text:span><text:span text:style-name="T79">󶡟</text:span><text:span text:style-name="T73">󶔄</text:span><text:span text:style-name="T84"><text:line-break/></text:span><text:span text:style-name="T87">F65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.4<text:line-break/></text:span><text:span text:style-name="T79">󶡟</text:span><text:span text:style-name="T73">󶔅</text:span><text:span text:style-name="T84"><text:line-break/></text:span><text:span text:style-name="T87">F65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.3<text:line-break/></text:span><text:span text:style-name="T79">󶡟</text:span><text:span text:style-name="T73">󶔆</text:span><text:span text:style-name="T84"><text:line-break/></text:span><text:span text:style-name="T87">F65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.3<text:line-break/></text:span><text:span text:style-name="T79">󶡟</text:span><text:span text:style-name="T73">󶔇</text:span><text:span text:style-name="T84"><text:line-break/></text:span><text:span text:style-name="T87">F65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.4<text:line-break/></text:span><text:span text:style-name="T79">󶡟</text:span><text:span text:style-name="T73">󶔈</text:span><text:span text:style-name="T84"><text:line-break/></text:span><text:span text:style-name="T87">F65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9.4<text:line-break/></text:span><text:span text:style-name="T79">󶡟</text:span><text:span text:style-name="T73">󶔉</text:span><text:span text:style-name="T84"><text:line-break/></text:span><text:span text:style-name="T87">F65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.4<text:line-break/></text:span><text:span text:style-name="T79">󶡟</text:span><text:span text:style-name="T73">󶔊</text:span><text:span text:style-name="T84"><text:line-break/></text:span><text:span text:style-name="T87">F65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.2<text:line-break/></text:span><text:span text:style-name="T79">󶡟</text:span><text:span text:style-name="T73">󶔋</text:span><text:span text:style-name="T84"><text:line-break/></text:span><text:span text:style-name="T87">F65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.4<text:line-break/></text:span><text:span text:style-name="T79">󶡟</text:span><text:span text:style-name="T73">󶔌</text:span><text:span text:style-name="T84"><text:line-break/></text:span><text:span text:style-name="T87">F65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.4<text:line-break/></text:span><text:span text:style-name="T79">󶡟</text:span><text:span text:style-name="T73">󶔍</text:span><text:span text:style-name="T84"><text:line-break/></text:span><text:span text:style-name="T87">F65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.4<text:line-break/></text:span><text:span text:style-name="T79">󶡟</text:span><text:span text:style-name="T73">󶔎</text:span><text:span text:style-name="T84"><text:line-break/></text:span><text:span text:style-name="T87">F65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.3<text:line-break/></text:span><text:span text:style-name="T79">󶡟</text:span><text:span text:style-name="T73">󶔏</text:span><text:span text:style-name="T84"><text:line-break/></text:span><text:span text:style-name="T87">F65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.4<text:line-break/></text:span><text:span text:style-name="T79">󶡟</text:span><text:span text:style-name="T73">󶔐</text:span><text:span text:style-name="T84"><text:line-break/></text:span><text:span text:style-name="T87">F65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.3<text:line-break/></text:span><text:span text:style-name="T79">󶡟</text:span><text:span text:style-name="T73">󶔑</text:span><text:span text:style-name="T84"><text:line-break/></text:span><text:span text:style-name="T87">F6511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40.4<text:line-break/></text:span><text:span text:style-name="T79">󶡟</text:span><text:span text:style-name="T73">󶔒</text:span><text:span text:style-name="T84"><text:line-break/></text:span><text:span text:style-name="T87">F65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0.5<text:line-break/></text:span><text:span text:style-name="T79">󶡟</text:span><text:span text:style-name="T73">󶔓</text:span><text:span text:style-name="T84"><text:line-break/></text:span><text:span text:style-name="T87">F65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3.3<text:line-break/></text:span><text:span text:style-name="T79">󶡟</text:span><text:span text:style-name="T73">󶔔</text:span><text:span text:style-name="T84"><text:line-break/></text:span><text:span text:style-name="T87">F65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7.4<text:line-break/></text:span><text:span text:style-name="T79">󶡟</text:span><text:span text:style-name="T73">󶔕</text:span><text:span text:style-name="T84"><text:line-break/></text:span><text:span text:style-name="T87">F65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48.4<text:line-break/></text:span><text:span text:style-name="T79">󶡟</text:span><text:span text:style-name="T73">󶔖</text:span><text:span text:style-name="T84"><text:line-break/></text:span><text:span text:style-name="T87">F65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.4<text:line-break/></text:span><text:span text:style-name="T79">󶡟</text:span><text:span text:style-name="T73">󶔗</text:span><text:span text:style-name="T84"><text:line-break/></text:span><text:span text:style-name="T87">F65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.2<text:line-break/></text:span><text:span text:style-name="T79">󶡟</text:span><text:span text:style-name="T73">󶔘</text:span><text:span text:style-name="T84"><text:line-break/></text:span><text:span text:style-name="T87">F65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.4<text:line-break/></text:span><text:span text:style-name="T79">󶡟</text:span><text:span text:style-name="T73">󶔙</text:span><text:span text:style-name="T84"><text:line-break/></text:span><text:span text:style-name="T87">F65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.4<text:line-break/></text:span><text:span text:style-name="T79">󶡟</text:span><text:span text:style-name="T73">󶔚</text:span><text:span text:style-name="T84"><text:line-break/></text:span><text:span text:style-name="T87">F65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.4<text:line-break/></text:span><text:span text:style-name="T79">󶡟</text:span><text:span text:style-name="T73">󶔛</text:span><text:span text:style-name="T84"><text:line-break/></text:span><text:span text:style-name="T87">F65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.4<text:line-break/></text:span><text:span text:style-name="T79">󶡟</text:span><text:span text:style-name="T73">󶔜</text:span><text:span text:style-name="T84"><text:line-break/></text:span><text:span text:style-name="T87">F65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.4<text:line-break/></text:span><text:span text:style-name="T79">󶡟</text:span><text:span text:style-name="T73">󶔝</text:span><text:span text:style-name="T84"><text:line-break/></text:span><text:span text:style-name="T87">F65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.4<text:line-break/></text:span><text:span text:style-name="T79">󶡟</text:span><text:span text:style-name="T73">󶔞</text:span><text:span text:style-name="T84"><text:line-break/></text:span><text:span text:style-name="T87">F65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.2<text:line-break/></text:span><text:span text:style-name="T79">󶡟</text:span><text:span text:style-name="T73">󶔟</text:span><text:span text:style-name="T84"><text:line-break/></text:span><text:span text:style-name="T87">F65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.2<text:line-break/></text:span><text:span text:style-name="T79">󶡟</text:span><text:span text:style-name="T73">󶔠</text:span><text:span text:style-name="T84"><text:line-break/></text:span><text:span text:style-name="T87">F65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.4<text:line-break/></text:span><text:span text:style-name="T79">󶡟</text:span><text:span text:style-name="T73">󶔡</text:span><text:span text:style-name="T84"><text:line-break/></text:span><text:span text:style-name="T87">F65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.3<text:line-break/></text:span><text:span text:style-name="T79">󶡟</text:span><text:span text:style-name="T73">󶔢</text:span><text:span text:style-name="T84"><text:line-break/></text:span><text:span text:style-name="T87">F65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4<text:line-break/></text:span><text:span text:style-name="T79">󶡟</text:span><text:span text:style-name="T73">󶔣</text:span><text:span text:style-name="T84"><text:line-break/></text:span><text:span text:style-name="T87">F65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7.6<text:line-break/></text:span><text:span text:style-name="T79">󶡟</text:span><text:span text:style-name="T73">󶔤</text:span><text:span text:style-name="T84"><text:line-break/></text:span><text:span text:style-name="T87">F65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8.2<text:line-break/></text:span><text:span text:style-name="T79">󶡟</text:span><text:span text:style-name="T73">󶔥</text:span><text:span text:style-name="T84"><text:line-break/></text:span><text:span text:style-name="T87">F65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9.4<text:line-break/></text:span><text:span text:style-name="T79">󶡟</text:span><text:span text:style-name="T73">󶔦</text:span><text:span text:style-name="T84"><text:line-break/></text:span><text:span text:style-name="T87">F65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0.3<text:line-break/></text:span><text:span text:style-name="T79">󶡟</text:span><text:span text:style-name="T73">󶔧</text:span><text:span text:style-name="T84"><text:line-break/></text:span><text:span text:style-name="T87">F65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2.4<text:line-break/></text:span><text:span text:style-name="T79">󶡟</text:span><text:span text:style-name="T73">󶔨</text:span><text:span text:style-name="T84"><text:line-break/></text:span><text:span text:style-name="T87">F65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3.4<text:line-break/></text:span><text:span text:style-name="T79">󶡟</text:span><text:span text:style-name="T73">󶔩</text:span><text:span text:style-name="T84"><text:line-break/></text:span><text:span text:style-name="T87">F65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6.4<text:line-break/></text:span><text:span text:style-name="T79">󶡟</text:span><text:span text:style-name="T73">󶔪</text:span><text:span text:style-name="T84"><text:line-break/></text:span><text:span text:style-name="T87">F65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7.2<text:line-break/></text:span><text:span text:style-name="T79">󶡟</text:span><text:span text:style-name="T73">󶔫</text:span><text:span text:style-name="T84"><text:line-break/></text:span><text:span text:style-name="T87">F65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99.2<text:line-break/></text:span><text:span text:style-name="T79">󶡟</text:span><text:span text:style-name="T73">󶔬</text:span><text:span text:style-name="T84"><text:line-break/></text:span><text:span text:style-name="T87">F65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.3<text:line-break/></text:span><text:span text:style-name="T79">󶡟</text:span><text:span text:style-name="T73">󶔭</text:span><text:span text:style-name="T84"><text:line-break/></text:span><text:span text:style-name="T87">F65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.4<text:line-break/></text:span><text:span text:style-name="T79">󶡟</text:span><text:span text:style-name="T73">󶔮</text:span><text:span text:style-name="T84"><text:line-break/></text:span><text:span text:style-name="T87">F65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0.4<text:line-break/></text:span><text:span text:style-name="T79">󶡟</text:span><text:span text:style-name="T73">󶔯</text:span><text:span text:style-name="T84"><text:line-break/></text:span><text:span text:style-name="T87">F65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3.4<text:line-break/></text:span><text:span text:style-name="T79">󶡟</text:span><text:span text:style-name="T73">󶔰</text:span><text:span text:style-name="T84"><text:line-break/></text:span><text:span text:style-name="T87">F65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4.4<text:line-break/></text:span><text:span text:style-name="T79">󶡟</text:span><text:span text:style-name="T73">󶔱</text:span><text:span text:style-name="T84"><text:line-break/></text:span><text:span text:style-name="T87">F65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6.4<text:line-break/></text:span><text:span text:style-name="T79">󶡟</text:span><text:span text:style-name="T73">󶔲</text:span><text:span text:style-name="T84"><text:line-break/></text:span><text:span text:style-name="T87">F65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7.4<text:line-break/></text:span><text:span text:style-name="T79">󶡟</text:span><text:span text:style-name="T73">󶔳</text:span><text:span text:style-name="T84"><text:line-break/></text:span><text:span text:style-name="T87">F65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8.3<text:line-break/></text:span><text:span text:style-name="T79">󶡟</text:span><text:span text:style-name="T73">󶔴</text:span><text:span text:style-name="T84"><text:line-break/></text:span><text:span text:style-name="T87">F65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19.2<text:line-break/></text:span><text:span text:style-name="T79">󶡟</text:span><text:span text:style-name="T73">󶔵</text:span><text:span text:style-name="T84"><text:line-break/></text:span><text:span text:style-name="T87">F65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0.4<text:line-break/></text:span><text:span text:style-name="T79">󶡟</text:span><text:span text:style-name="T73">󶔶</text:span><text:span text:style-name="T84"><text:line-break/></text:span><text:span text:style-name="T87">F65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2.4<text:line-break/></text:span><text:span text:style-name="T79">󶡟</text:span><text:span text:style-name="T73">󶔷</text:span><text:span text:style-name="T84"><text:line-break/></text:span><text:span text:style-name="T87">F65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5.4<text:line-break/></text:span><text:span text:style-name="T79">󶡟</text:span><text:span text:style-name="T73">󶔸</text:span><text:span text:style-name="T84"><text:line-break/></text:span><text:span text:style-name="T87">F65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6.4<text:line-break/></text:span><text:span text:style-name="T79">󶡟</text:span><text:span text:style-name="T73">󶔹</text:span><text:span text:style-name="T84"><text:line-break/></text:span><text:span text:style-name="T87">F65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29.4<text:line-break/></text:span><text:span text:style-name="T79">󶡟</text:span><text:span text:style-name="T73">󶔺</text:span><text:span text:style-name="T84"><text:line-break/></text:span><text:span text:style-name="T87">F65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0.4<text:line-break/></text:span><text:span text:style-name="T79">󶡟</text:span><text:span text:style-name="T73">󶔻</text:span><text:span text:style-name="T84"><text:line-break/></text:span><text:span text:style-name="T87">F65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4.2<text:line-break/></text:span><text:span text:style-name="T79">󶡟</text:span><text:span text:style-name="T73">󶔼</text:span><text:span text:style-name="T84"><text:line-break/></text:span><text:span text:style-name="T87">F65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6.4<text:line-break/></text:span><text:span text:style-name="T79">󶡟</text:span><text:span text:style-name="T73">󶔽</text:span><text:span text:style-name="T84"><text:line-break/></text:span><text:span text:style-name="T87">F65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38.3<text:line-break/></text:span><text:span text:style-name="T79">󶡟</text:span><text:span text:style-name="T73">󶔾</text:span><text:span text:style-name="T84"><text:line-break/></text:span><text:span text:style-name="T87">F65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5.4<text:line-break/></text:span><text:span text:style-name="T79">󶡟</text:span><text:span text:style-name="T73">󶔿</text:span><text:span text:style-name="T84"><text:line-break/></text:span><text:span text:style-name="T87">F65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6.3<text:line-break/></text:span><text:span text:style-name="T79">󶡟</text:span><text:span text:style-name="T73">󶕀</text:span><text:span text:style-name="T84"><text:line-break/></text:span><text:span text:style-name="T87">F65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8.3<text:line-break/></text:span><text:span text:style-name="T79">󶡟</text:span><text:span text:style-name="T73">󶕁</text:span><text:span text:style-name="T84"><text:line-break/></text:span><text:span text:style-name="T87">F65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3<text:line-break/></text:span><text:span text:style-name="T79">󶡟</text:span><text:span text:style-name="T73">󶕂</text:span><text:span text:style-name="T84"><text:line-break/></text:span><text:span text:style-name="T87">F65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49.6<text:line-break/></text:span><text:span text:style-name="T79">󶡟</text:span><text:span text:style-name="T73">󶕃</text:span><text:span text:style-name="T84"><text:line-break/></text:span><text:span text:style-name="T87">F65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51.4<text:line-break/></text:span><text:span text:style-name="T79">󶡟</text:span><text:span text:style-name="T73">󶕄</text:span><text:span text:style-name="T84"><text:line-break/></text:span><text:span text:style-name="T87">F65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5.2<text:line-break/></text:span><text:span text:style-name="T79">󶡟</text:span><text:span text:style-name="T73">󶕅</text:span><text:span text:style-name="T84"><text:line-break/></text:span><text:span text:style-name="T87">F65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65.4<text:line-break/></text:span><text:span text:style-name="T79">󶡟</text:span><text:span text:style-name="T73">󶕆</text:span><text:span text:style-name="T84"><text:line-break/></text:span><text:span text:style-name="T87">F65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3.4<text:line-break/></text:span><text:span text:style-name="T79">󶡟</text:span><text:span text:style-name="T73">󶕇</text:span><text:span text:style-name="T84"><text:line-break/></text:span><text:span text:style-name="T87">F65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7.4<text:line-break/></text:span><text:span text:style-name="T79">󶡟</text:span><text:span text:style-name="T73">󶕈</text:span><text:span text:style-name="T84"><text:line-break/></text:span><text:span text:style-name="T87">F65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78.4<text:line-break/></text:span><text:span text:style-name="T79">󶡟</text:span><text:span text:style-name="T73">󶕉</text:span><text:span text:style-name="T84"><text:line-break/></text:span><text:span text:style-name="T87">F65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0.2<text:line-break/></text:span><text:span text:style-name="T79">󶡟</text:span><text:span text:style-name="T73">󶕊</text:span><text:span text:style-name="T84"><text:line-break/></text:span><text:span text:style-name="T87">F65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1.4<text:line-break/></text:span><text:span text:style-name="T79">󶡟</text:span><text:span text:style-name="T73">󶕋</text:span><text:span text:style-name="T84"><text:line-break/></text:span><text:span text:style-name="T87">F654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4.4<text:line-break/></text:span><text:span text:style-name="T79">󶡟</text:span><text:span text:style-name="T73">󶕌</text:span><text:span text:style-name="T84"><text:line-break/></text:span><text:span text:style-name="T87">F65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6.4<text:line-break/></text:span><text:span text:style-name="T79">󶡟</text:span><text:span text:style-name="T73">󶕍</text:span><text:span text:style-name="T84"><text:line-break/></text:span><text:span text:style-name="T87">F65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7<text:line-break/></text:span><text:span text:style-name="T79">󶡟</text:span><text:span text:style-name="T73">󶕎</text:span><text:span text:style-name="T84"><text:line-break/></text:span><text:span text:style-name="T87">F65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88.4<text:line-break/></text:span><text:span text:style-name="T79">󶡟</text:span><text:span text:style-name="T73">󶕏</text:span><text:span text:style-name="T84"><text:line-break/></text:span><text:span text:style-name="T87">F65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2.4<text:line-break/></text:span><text:span text:style-name="T79">󶡟</text:span><text:span text:style-name="T73">󶕐</text:span><text:span text:style-name="T84"><text:line-break/></text:span><text:span text:style-name="T87">F65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07.3<text:line-break/></text:span><text:span text:style-name="T79">󶡟</text:span><text:span text:style-name="T73">󶕑</text:span><text:span text:style-name="T84"><text:line-break/></text:span><text:span text:style-name="T87">F65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7.4<text:line-break/></text:span><text:span text:style-name="T79">󶡟</text:span><text:span text:style-name="T73">󶕒</text:span><text:span text:style-name="T84"><text:line-break/></text:span><text:span text:style-name="T87">F65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19.4<text:line-break/></text:span><text:span text:style-name="T79">󶡟</text:span><text:span text:style-name="T73">󶕓</text:span><text:span text:style-name="T84"><text:line-break/></text:span><text:span text:style-name="T87">F6553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226.3<text:line-break/></text:span><text:span text:style-name="T79">󶡟</text:span><text:span text:style-name="T73">󶕔</text:span><text:span text:style-name="T84"><text:line-break/></text:span><text:span text:style-name="T87">F65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7.2<text:line-break/></text:span><text:span text:style-name="T79">󶡟</text:span><text:span text:style-name="T73">󶕕</text:span><text:span text:style-name="T84"><text:line-break/></text:span><text:span text:style-name="T87">F65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28.3<text:line-break/></text:span><text:span text:style-name="T79">󶡟</text:span><text:span text:style-name="T73">󶕖</text:span><text:span text:style-name="T84"><text:line-break/></text:span><text:span text:style-name="T87">F65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0.2<text:line-break/></text:span><text:span text:style-name="T79">󶡟</text:span><text:span text:style-name="T73">󶕗</text:span><text:span text:style-name="T84"><text:line-break/></text:span><text:span text:style-name="T87">F65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32.3<text:line-break/></text:span><text:span text:style-name="T79">󶡟</text:span><text:span text:style-name="T73">󶕘</text:span><text:span text:style-name="T84"><text:line-break/></text:span><text:span text:style-name="T87">F65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5.4<text:line-break/></text:span><text:span text:style-name="T79">󶡟</text:span><text:span text:style-name="T73">󶕙</text:span><text:span text:style-name="T84"><text:line-break/></text:span><text:span text:style-name="T87">F65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5.5<text:line-break/></text:span><text:span text:style-name="T79">󶡟</text:span><text:span text:style-name="T73">󶕚</text:span><text:span text:style-name="T84"><text:line-break/></text:span><text:span text:style-name="T87">F65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48.2<text:line-break/></text:span><text:span text:style-name="T79">󶡟</text:span><text:span text:style-name="T73">󶕛</text:span><text:span text:style-name="T84"><text:line-break/></text:span><text:span text:style-name="T87">F655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0.2<text:line-break/></text:span><text:span text:style-name="T79">󶡟</text:span><text:span text:style-name="T73">󶕜</text:span><text:span text:style-name="T84"><text:line-break/></text:span><text:span text:style-name="T87">F65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4.2<text:line-break/></text:span><text:span text:style-name="T79">󶡟</text:span><text:span text:style-name="T73">󶕝</text:span><text:span text:style-name="T84"><text:line-break/></text:span><text:span text:style-name="T87">F65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57.2<text:line-break/></text:span><text:span text:style-name="T79">󶡟</text:span><text:span text:style-name="T73">󶕞</text:span><text:span text:style-name="T84"><text:line-break/></text:span><text:span text:style-name="T87">F65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65.3<text:line-break/></text:span><text:span text:style-name="T79">󶡟</text:span><text:span text:style-name="T73">󶕟</text:span><text:span text:style-name="T84"><text:line-break/></text:span><text:span text:style-name="T87">F65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73.2<text:line-break/></text:span><text:span text:style-name="T79">󶡟</text:span><text:span text:style-name="T73">󶕠</text:span><text:span text:style-name="T84"><text:line-break/></text:span><text:span text:style-name="T87">F65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80.3<text:line-break/></text:span><text:span text:style-name="T79">󶡟</text:span><text:span text:style-name="T73">󶕡</text:span><text:span text:style-name="T84"><text:line-break/></text:span><text:span text:style-name="T87">F65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291.3<text:line-break/></text:span><text:span text:style-name="T79">󶡟</text:span><text:span text:style-name="T73">󶕢</text:span><text:span text:style-name="T84"><text:line-break/></text:span><text:span text:style-name="T87">F65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5<text:line-break/></text:span><text:span text:style-name="T79">󶡟</text:span><text:span text:style-name="T73">󶕣</text:span><text:span text:style-name="T84"><text:line-break/></text:span><text:span text:style-name="T87">F656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09<text:line-break/></text:span><text:span text:style-name="T79">󶡟</text:span><text:span text:style-name="T73">󶕤</text:span><text:span text:style-name="T84"><text:line-break/></text:span><text:span text:style-name="T87">F65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16<text:line-break/></text:span><text:span text:style-name="T79">󶡟</text:span><text:span text:style-name="T73">󶕥</text:span><text:span text:style-name="T84"><text:line-break/></text:span><text:span text:style-name="T87">F65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5.2<text:line-break/></text:span><text:span text:style-name="T79">󶡟</text:span><text:span text:style-name="T73">󶕦</text:span><text:span text:style-name="T84"><text:line-break/></text:span><text:span text:style-name="T87">F65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6.2<text:line-break/></text:span><text:span text:style-name="T79">󶡟</text:span><text:span text:style-name="T73">󶕧</text:span><text:span text:style-name="T84"><text:line-break/></text:span><text:span text:style-name="T87">F65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26.4<text:line-break/></text:span><text:span text:style-name="T79">󶡟</text:span><text:span text:style-name="T73">󶕨</text:span><text:span text:style-name="T84"><text:line-break/></text:span><text:span text:style-name="T87">F65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0.2<text:line-break/></text:span><text:span text:style-name="T79">󶡟</text:span><text:span text:style-name="T73">󶕩</text:span><text:span text:style-name="T84"><text:line-break/></text:span><text:span text:style-name="T87">F65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37<text:line-break/></text:span><text:span text:style-name="T79">󶡟</text:span><text:span text:style-name="T73">󶕪</text:span><text:span text:style-name="T84"><text:line-break/></text:span><text:span text:style-name="T87">F65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49<text:line-break/></text:span><text:span text:style-name="T79">󶡟</text:span><text:span text:style-name="T73">󶕫</text:span><text:span text:style-name="T84"><text:line-break/></text:span><text:span text:style-name="T87">F65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58<text:line-break/></text:span><text:span text:style-name="T79">󶡟</text:span><text:span text:style-name="T73">󶕬</text:span><text:span text:style-name="T84"><text:line-break/></text:span><text:span text:style-name="T87">F65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3<text:line-break/></text:span><text:span text:style-name="T79">󶡟</text:span><text:span text:style-name="T73">󶕭</text:span><text:span text:style-name="T84"><text:line-break/></text:span><text:span text:style-name="T87">F65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365<text:line-break/></text:span><text:span text:style-name="T79">󶡟</text:span><text:span text:style-name="T73">󶕮</text:span><text:span text:style-name="T84"><text:line-break/></text:span><text:span text:style-name="T87">F65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1<text:line-break/></text:span><text:span text:style-name="T73">󶕯</text:span><text:span text:style-name="T84"><text:line-break/></text:span><text:span text:style-name="T87">F65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2<text:line-break/></text:span><text:span text:style-name="T73">󶕰</text:span><text:span text:style-name="T84"><text:line-break/></text:span><text:span text:style-name="T87">F65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3<text:line-break/></text:span><text:span text:style-name="T73">󶕱</text:span><text:span text:style-name="T84"><text:line-break/></text:span><text:span text:style-name="T87">F65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4<text:line-break/></text:span><text:span text:style-name="T73">󶕲</text:span><text:span text:style-name="T84"><text:line-break/></text:span><text:span text:style-name="T87">F65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5<text:line-break/></text:span><text:span text:style-name="T73">󶕳</text:span><text:span text:style-name="T84"><text:line-break/></text:span><text:span text:style-name="T87">F65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6<text:line-break/></text:span><text:span text:style-name="T73">󶕴</text:span><text:span text:style-name="T84"><text:line-break/></text:span><text:span text:style-name="T87">F65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7a<text:line-break/></text:span><text:span text:style-name="T73">󶕵</text:span><text:span text:style-name="T84"><text:line-break/></text:span><text:span text:style-name="T87">F65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7b<text:line-break/></text:span><text:span text:style-name="T73">󶕶</text:span><text:span text:style-name="T84"><text:line-break/></text:span><text:span text:style-name="T87">F65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8<text:line-break/></text:span><text:span text:style-name="T73">󶕷</text:span><text:span text:style-name="T84"><text:line-break/></text:span><text:span text:style-name="T87">F65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09<text:line-break/></text:span><text:span text:style-name="T73">󶕸</text:span><text:span text:style-name="T84"><text:line-break/></text:span><text:span text:style-name="T87">F65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0a<text:line-break/></text:span><text:span text:style-name="T73">󶕹</text:span><text:span text:style-name="T84"><text:line-break/></text:span><text:span text:style-name="T87">F65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0b<text:line-break/></text:span><text:span text:style-name="T73">󶕺</text:span><text:span text:style-name="T84"><text:line-break/></text:span><text:span text:style-name="T87">F65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0c<text:line-break/></text:span><text:span text:style-name="T73">󶕻</text:span><text:span text:style-name="T84"><text:line-break/></text:span><text:span text:style-name="T87">F65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0d<text:line-break/></text:span><text:span text:style-name="T73">󶕼</text:span><text:span text:style-name="T84"><text:line-break/></text:span><text:span text:style-name="T87">F65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1<text:line-break/></text:span><text:span text:style-name="T73">󶕽</text:span><text:span text:style-name="T84"><text:line-break/></text:span><text:span text:style-name="T87">F657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2a<text:line-break/></text:span><text:span text:style-name="T73">󶕾</text:span><text:span text:style-name="T84"><text:line-break/></text:span><text:span text:style-name="T87">F65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2b<text:line-break/></text:span><text:span text:style-name="T73">󶕿</text:span><text:span text:style-name="T84"><text:line-break/></text:span><text:span text:style-name="T87">F65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3<text:line-break/></text:span><text:span text:style-name="T73">󶖀</text:span><text:span text:style-name="T84"><text:line-break/></text:span><text:span text:style-name="T87">F65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4<text:line-break/></text:span><text:span text:style-name="T73">󶖁</text:span><text:span text:style-name="T84"><text:line-break/></text:span><text:span text:style-name="T87">F65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5a<text:line-break/></text:span><text:span text:style-name="T73">󶖂</text:span><text:span text:style-name="T84"><text:line-break/></text:span><text:span text:style-name="T87">F65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5b<text:line-break/></text:span><text:span text:style-name="T73">󶖃</text:span><text:span text:style-name="T84"><text:line-break/></text:span><text:span text:style-name="T87">F65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6a<text:line-break/></text:span><text:span text:style-name="T73">󶖄</text:span><text:span text:style-name="T84"><text:line-break/></text:span><text:span text:style-name="T87">F65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6b<text:line-break/></text:span><text:span text:style-name="T73">󶖅</text:span><text:span text:style-name="T84"><text:line-break/></text:span><text:span text:style-name="T87">F658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6c<text:line-break/></text:span><text:span text:style-name="T73">󶖆</text:span><text:span text:style-name="T84"><text:line-break/></text:span><text:span text:style-name="T87">F65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7<text:line-break/></text:span><text:span text:style-name="T73">󶖇</text:span><text:span text:style-name="T84"><text:line-break/></text:span><text:span text:style-name="T87">F65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8a<text:line-break/></text:span><text:span text:style-name="T73">󶖈</text:span><text:span text:style-name="T84"><text:line-break/></text:span><text:span text:style-name="T87">F65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8b<text:line-break/></text:span><text:span text:style-name="T73">󶖉</text:span><text:span text:style-name="T84"><text:line-break/></text:span><text:span text:style-name="T87">F65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8c<text:line-break/></text:span><text:span text:style-name="T73">󶖊</text:span><text:span text:style-name="T84"><text:line-break/></text:span><text:span text:style-name="T87">F65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19<text:line-break/></text:span><text:span text:style-name="T73">󶖋</text:span><text:span text:style-name="T84"><text:line-break/></text:span><text:span text:style-name="T87">F65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0<text:line-break/></text:span><text:span text:style-name="T73">󶖌</text:span><text:span text:style-name="T84"><text:line-break/></text:span><text:span text:style-name="T87">F65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1<text:line-break/></text:span><text:span text:style-name="T73">󶖍</text:span><text:span text:style-name="T84"><text:line-break/></text:span><text:span text:style-name="T87">F658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2<text:line-break/></text:span><text:span text:style-name="T73">󶖎</text:span><text:span text:style-name="T84"><text:line-break/></text:span><text:span text:style-name="T87">F65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3<text:line-break/></text:span><text:span text:style-name="T73">󶖏</text:span><text:span text:style-name="T84"><text:line-break/></text:span><text:span text:style-name="T87">F65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4<text:line-break/></text:span><text:span text:style-name="T73">󶖐</text:span><text:span text:style-name="T84"><text:line-break/></text:span><text:span text:style-name="T87">F65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5<text:line-break/></text:span><text:span text:style-name="T73">󶖑</text:span><text:span text:style-name="T84"><text:line-break/></text:span><text:span text:style-name="T87">F65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6<text:line-break/></text:span><text:span text:style-name="T73">󶖒</text:span><text:span text:style-name="T84"><text:line-break/></text:span><text:span text:style-name="T87">F65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7<text:line-break/></text:span><text:span text:style-name="T73">󶖓</text:span><text:span text:style-name="T84"><text:line-break/></text:span><text:span text:style-name="T87">F65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8<text:line-break/></text:span><text:span text:style-name="T73">󶖔</text:span><text:span text:style-name="T84"><text:line-break/></text:span><text:span text:style-name="T87">F65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29<text:line-break/></text:span><text:span text:style-name="T73">󶖕</text:span><text:span text:style-name="T84"><text:line-break/></text:span><text:span text:style-name="T87">F6595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530<text:line-break/></text:span><text:span text:style-name="T73">󶖖</text:span><text:span text:style-name="T84"><text:line-break/></text:span><text:span text:style-name="T87">F65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1<text:line-break/></text:span><text:span text:style-name="T73">󶖗</text:span><text:span text:style-name="T84"><text:line-break/></text:span><text:span text:style-name="T87">F65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2<text:line-break/></text:span><text:span text:style-name="T73">󶖘</text:span><text:span text:style-name="T84"><text:line-break/></text:span><text:span text:style-name="T87">F65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3<text:line-break/></text:span><text:span text:style-name="T73">󶖙</text:span><text:span text:style-name="T84"><text:line-break/></text:span><text:span text:style-name="T87">F65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4<text:line-break/></text:span><text:span text:style-name="T73">󶖚</text:span><text:span text:style-name="T84"><text:line-break/></text:span><text:span text:style-name="T87">F65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5<text:line-break/></text:span><text:span text:style-name="T73">󶖛</text:span><text:span text:style-name="T84"><text:line-break/></text:span><text:span text:style-name="T87">F65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6<text:line-break/></text:span><text:span text:style-name="T73">󶖜</text:span><text:span text:style-name="T84"><text:line-break/></text:span><text:span text:style-name="T87">F65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7<text:line-break/></text:span><text:span text:style-name="T73">󶖝</text:span><text:span text:style-name="T84"><text:line-break/></text:span><text:span text:style-name="T87">F659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8<text:line-break/></text:span><text:span text:style-name="T73">󶖞</text:span><text:span text:style-name="T84"><text:line-break/></text:span><text:span text:style-name="T87">F65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39<text:line-break/></text:span><text:span text:style-name="T73">󶖟</text:span><text:span text:style-name="T84"><text:line-break/></text:span><text:span text:style-name="T87">F65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0<text:line-break/></text:span><text:span text:style-name="T73">󶖠</text:span><text:span text:style-name="T84"><text:line-break/></text:span><text:span text:style-name="T87">F65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1<text:line-break/></text:span><text:span text:style-name="T73">󶖡</text:span><text:span text:style-name="T84"><text:line-break/></text:span><text:span text:style-name="T87">F65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2a<text:line-break/></text:span><text:span text:style-name="T73">󶖢</text:span><text:span text:style-name="T84"><text:line-break/></text:span><text:span text:style-name="T87">F65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2b<text:line-break/></text:span><text:span text:style-name="T73">󶖣</text:span><text:span text:style-name="T84"><text:line-break/></text:span><text:span text:style-name="T87">F65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3<text:line-break/></text:span><text:span text:style-name="T73">󶖤</text:span><text:span text:style-name="T84"><text:line-break/></text:span><text:span text:style-name="T87">F65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4<text:line-break/></text:span><text:span text:style-name="T73">󶖥</text:span><text:span text:style-name="T84"><text:line-break/></text:span><text:span text:style-name="T87">F65A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5<text:line-break/></text:span><text:span text:style-name="T73">󶖦</text:span><text:span text:style-name="T84"><text:line-break/></text:span><text:span text:style-name="T87">F65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6<text:line-break/></text:span><text:span text:style-name="T73">󶖧</text:span><text:span text:style-name="T84"><text:line-break/></text:span><text:span text:style-name="T87">F65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7<text:line-break/></text:span><text:span text:style-name="T73">󶖨</text:span><text:span text:style-name="T84"><text:line-break/></text:span><text:span text:style-name="T87">F65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8<text:line-break/></text:span><text:span text:style-name="T73">󶖩</text:span><text:span text:style-name="T84"><text:line-break/></text:span><text:span text:style-name="T87">F65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49<text:line-break/></text:span><text:span text:style-name="T73">󶖪</text:span><text:span text:style-name="T84"><text:line-break/></text:span><text:span text:style-name="T87">F65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0<text:line-break/></text:span><text:span text:style-name="T73">󶖫</text:span><text:span text:style-name="T84"><text:line-break/></text:span><text:span text:style-name="T87">F65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1<text:line-break/></text:span><text:span text:style-name="T73">󶖬</text:span><text:span text:style-name="T84"><text:line-break/></text:span><text:span text:style-name="T87">F65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2<text:line-break/></text:span><text:span text:style-name="T73">󶖭</text:span><text:span text:style-name="T84"><text:line-break/></text:span><text:span text:style-name="T87">F65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3a<text:line-break/></text:span><text:span text:style-name="T73">󶖮</text:span><text:span text:style-name="T84"><text:line-break/></text:span><text:span text:style-name="T87">F65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3b<text:line-break/></text:span><text:span text:style-name="T73">󶖯</text:span><text:span text:style-name="T84"><text:line-break/></text:span><text:span text:style-name="T87">F65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4<text:line-break/></text:span><text:span text:style-name="T73">󶖰</text:span><text:span text:style-name="T84"><text:line-break/></text:span><text:span text:style-name="T87">F65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5<text:line-break/></text:span><text:span text:style-name="T73">󶖱</text:span><text:span text:style-name="T84"><text:line-break/></text:span><text:span text:style-name="T87">F65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6<text:line-break/></text:span><text:span text:style-name="T73">󶖲</text:span><text:span text:style-name="T84"><text:line-break/></text:span><text:span text:style-name="T87">F65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7<text:line-break/></text:span><text:span text:style-name="T73">󶖳</text:span><text:span text:style-name="T84"><text:line-break/></text:span><text:span text:style-name="T87">F65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8<text:line-break/></text:span><text:span text:style-name="T73">󶖴</text:span><text:span text:style-name="T84"><text:line-break/></text:span><text:span text:style-name="T87">F65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59<text:line-break/></text:span><text:span text:style-name="T73">󶖵</text:span><text:span text:style-name="T84"><text:line-break/></text:span><text:span text:style-name="T87">F65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0<text:line-break/></text:span><text:span text:style-name="T73">󶖶</text:span><text:span text:style-name="T84"><text:line-break/></text:span><text:span text:style-name="T87">F65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a<text:line-break/></text:span><text:span text:style-name="T73">󶖷</text:span><text:span text:style-name="T84"><text:line-break/></text:span><text:span text:style-name="T87">F65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b<text:line-break/></text:span><text:span text:style-name="T73">󶖸</text:span><text:span text:style-name="T84"><text:line-break/></text:span><text:span text:style-name="T87">F65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c<text:line-break/></text:span><text:span text:style-name="T73">󶖹</text:span><text:span text:style-name="T84"><text:line-break/></text:span><text:span text:style-name="T87">F65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d<text:line-break/></text:span><text:span text:style-name="T73">󶖺</text:span><text:span text:style-name="T84"><text:line-break/></text:span><text:span text:style-name="T87">F65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e<text:line-break/></text:span><text:span text:style-name="T73">󶖻</text:span><text:span text:style-name="T84"><text:line-break/></text:span><text:span text:style-name="T87">F65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f<text:line-break/></text:span><text:span text:style-name="T73">󶖼</text:span><text:span text:style-name="T84"><text:line-break/></text:span><text:span text:style-name="T87">F65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1g<text:line-break/></text:span><text:span text:style-name="T73">󶖽</text:span><text:span text:style-name="T84"><text:line-break/></text:span><text:span text:style-name="T87">F65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2<text:line-break/></text:span><text:span text:style-name="T73">󶖾</text:span><text:span text:style-name="T84"><text:line-break/></text:span><text:span text:style-name="T87">F65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3a<text:line-break/></text:span><text:span text:style-name="T73">󶖿</text:span><text:span text:style-name="T84"><text:line-break/></text:span><text:span text:style-name="T87">F65B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3b<text:line-break/></text:span><text:span text:style-name="T73">󶗀</text:span><text:span text:style-name="T84"><text:line-break/></text:span><text:span text:style-name="T87">F65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4<text:line-break/></text:span><text:span text:style-name="T73">󶗁</text:span><text:span text:style-name="T84"><text:line-break/></text:span><text:span text:style-name="T87">F65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5a<text:line-break/></text:span><text:span text:style-name="T73">󶗂</text:span><text:span text:style-name="T84"><text:line-break/></text:span><text:span text:style-name="T87">F65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5b<text:line-break/></text:span><text:span text:style-name="T73">󶗃</text:span><text:span text:style-name="T84"><text:line-break/></text:span><text:span text:style-name="T87">F65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5c<text:line-break/></text:span><text:span text:style-name="T73">󶗄</text:span><text:span text:style-name="T84"><text:line-break/></text:span><text:span text:style-name="T87">F65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6<text:line-break/></text:span><text:span text:style-name="T73">󶗅</text:span><text:span text:style-name="T84"><text:line-break/></text:span><text:span text:style-name="T87">F65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7<text:line-break/></text:span><text:span text:style-name="T73">󶗆</text:span><text:span text:style-name="T84"><text:line-break/></text:span><text:span text:style-name="T87">F65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8a<text:line-break/></text:span><text:span text:style-name="T73">󶗇</text:span><text:span text:style-name="T84"><text:line-break/></text:span><text:span text:style-name="T87">F65C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8b<text:line-break/></text:span><text:span text:style-name="T73">󶗈</text:span><text:span text:style-name="T84"><text:line-break/></text:span><text:span text:style-name="T87">F65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8c<text:line-break/></text:span><text:span text:style-name="T73">󶗉</text:span><text:span text:style-name="T84"><text:line-break/></text:span><text:span text:style-name="T87">F65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69<text:line-break/></text:span><text:span text:style-name="T73">󶗊</text:span><text:span text:style-name="T84"><text:line-break/></text:span><text:span text:style-name="T87">F65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0<text:line-break/></text:span><text:span text:style-name="T73">󶗋</text:span><text:span text:style-name="T84"><text:line-break/></text:span><text:span text:style-name="T87">F65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1<text:line-break/></text:span><text:span text:style-name="T73">󶗌</text:span><text:span text:style-name="T84"><text:line-break/></text:span><text:span text:style-name="T87">F65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2<text:line-break/></text:span><text:span text:style-name="T73">󶗍</text:span><text:span text:style-name="T84"><text:line-break/></text:span><text:span text:style-name="T87">F65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3a<text:line-break/></text:span><text:span text:style-name="T73">󶗎</text:span><text:span text:style-name="T84"><text:line-break/></text:span><text:span text:style-name="T87">F65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3b<text:line-break/></text:span><text:span text:style-name="T73">󶗏</text:span><text:span text:style-name="T84"><text:line-break/></text:span><text:span text:style-name="T87">F65C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4<text:line-break/></text:span><text:span text:style-name="T73">󶗐</text:span><text:span text:style-name="T84"><text:line-break/></text:span><text:span text:style-name="T87">F65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5<text:line-break/></text:span><text:span text:style-name="T73">󶗑</text:span><text:span text:style-name="T84"><text:line-break/></text:span><text:span text:style-name="T87">F65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6<text:line-break/></text:span><text:span text:style-name="T73">󶗒</text:span><text:span text:style-name="T84"><text:line-break/></text:span><text:span text:style-name="T87">F65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7<text:line-break/></text:span><text:span text:style-name="T73">󶗓</text:span><text:span text:style-name="T84"><text:line-break/></text:span><text:span text:style-name="T87">F65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8<text:line-break/></text:span><text:span text:style-name="T73">󶗔</text:span><text:span text:style-name="T84"><text:line-break/></text:span><text:span text:style-name="T87">F65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79<text:line-break/></text:span><text:span text:style-name="T73">󶗕</text:span><text:span text:style-name="T84"><text:line-break/></text:span><text:span text:style-name="T87">F65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0<text:line-break/></text:span><text:span text:style-name="T73">󶗖</text:span><text:span text:style-name="T84"><text:line-break/></text:span><text:span text:style-name="T87">F65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1<text:line-break/></text:span><text:span text:style-name="T73">󶗗</text:span><text:span text:style-name="T84"><text:line-break/></text:span><text:span text:style-name="T87">F65D7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582<text:line-break/></text:span><text:span text:style-name="T73">󶗘</text:span><text:span text:style-name="T84"><text:line-break/></text:span><text:span text:style-name="T87">F65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3<text:line-break/></text:span><text:span text:style-name="T73">󶗙</text:span><text:span text:style-name="T84"><text:line-break/></text:span><text:span text:style-name="T87">F65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584<text:line-break/></text:span><text:span text:style-name="T73">󶗚</text:span><text:span text:style-name="T84"><text:line-break/></text:span><text:span text:style-name="T87">F6</text:span><text:span text:style-name="T88">5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585</text:span><text:span text:style-name="T81">a<text:line-break/></text:span><text:span text:style-name="T73">󶗛</text:span><text:span text:style-name="T84"><text:line-break/></text:span><text:span text:style-name="T88">F65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585</text:span><text:span text:style-name="T81">b<text:line-break/></text:span><text:span text:style-name="T73">󶗜</text:span><text:span text:style-name="T84"><text:line-break/></text:span><text:span text:style-name="T88">F65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585c<text:line-break/></text:span><text:span text:style-name="T73">󶗝</text:span><text:span text:style-name="T84"><text:line-break/></text:span><text:span text:style-name="T88">F65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586</text:span><text:span text:style-name="T81">a<text:line-break/></text:span><text:span text:style-name="T73">󶗞</text:span><text:span text:style-name="T84"><text:line-break/></text:span><text:span text:style-name="T88">F65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6b<text:line-break/></text:span><text:span text:style-name="T73">󶗟</text:span><text:span text:style-name="T84"><text:line-break/></text:span><text:span text:style-name="T88">F6</text:span><text:span text:style-name="T87">5D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7<text:line-break/></text:span><text:span text:style-name="T73">󶗠</text:span><text:span text:style-name="T84"><text:line-break/></text:span><text:span text:style-name="T87">F65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8a<text:line-break/></text:span><text:span text:style-name="T73">󶗡</text:span><text:span text:style-name="T84"><text:line-break/></text:span><text:span text:style-name="T87">F65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8b<text:line-break/></text:span><text:span text:style-name="T73">󶗢</text:span><text:span text:style-name="T84"><text:line-break/></text:span><text:span text:style-name="T87">F65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89<text:line-break/></text:span><text:span text:style-name="T73">󶗣</text:span><text:span text:style-name="T84"><text:line-break/></text:span><text:span text:style-name="T87">F65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0a<text:line-break/></text:span><text:span text:style-name="T73">󶗤</text:span><text:span text:style-name="T84"><text:line-break/></text:span><text:span text:style-name="T87">F65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0b<text:line-break/></text:span><text:span text:style-name="T73">󶗥</text:span><text:span text:style-name="T84"><text:line-break/></text:span><text:span text:style-name="T87">F65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1<text:line-break/></text:span><text:span text:style-name="T73">󶗦</text:span><text:span text:style-name="T84"><text:line-break/></text:span><text:span text:style-name="T87">F65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2<text:line-break/></text:span><text:span text:style-name="T73">󶗧</text:span><text:span text:style-name="T84"><text:line-break/></text:span><text:span text:style-name="T87">F65E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3<text:line-break/></text:span><text:span text:style-name="T73">󶗨</text:span><text:span text:style-name="T84"><text:line-break/></text:span><text:span text:style-name="T87">F65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4a<text:line-break/></text:span><text:span text:style-name="T73">󶗩</text:span><text:span text:style-name="T84"><text:line-break/></text:span><text:span text:style-name="T87">F65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4b<text:line-break/></text:span><text:span text:style-name="T73">󶗪</text:span><text:span text:style-name="T84"><text:line-break/></text:span><text:span text:style-name="T87">F65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5<text:line-break/></text:span><text:span text:style-name="T73">󶗫</text:span><text:span text:style-name="T84"><text:line-break/></text:span><text:span text:style-name="T87">F65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6<text:line-break/></text:span><text:span text:style-name="T73">󶗬</text:span><text:span text:style-name="T84"><text:line-break/></text:span><text:span text:style-name="T87">F65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7a<text:line-break/></text:span><text:span text:style-name="T73">󶗭</text:span><text:span text:style-name="T84"><text:line-break/></text:span><text:span text:style-name="T87">F65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7b<text:line-break/></text:span><text:span text:style-name="T73">󶗮</text:span><text:span text:style-name="T84"><text:line-break/></text:span><text:span text:style-name="T87">F65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8<text:line-break/></text:span><text:span text:style-name="T73">󶗯</text:span><text:span text:style-name="T84"><text:line-break/></text:span><text:span text:style-name="T87">F65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599<text:line-break/></text:span><text:span text:style-name="T73">󶗰</text:span><text:span text:style-name="T84"><text:line-break/></text:span><text:span text:style-name="T87">F65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0a<text:line-break/></text:span><text:span text:style-name="T73">󶗱</text:span><text:span text:style-name="T84"><text:line-break/></text:span><text:span text:style-name="T87">F65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0b<text:line-break/></text:span><text:span text:style-name="T73">󶗲</text:span><text:span text:style-name="T84"><text:line-break/></text:span><text:span text:style-name="T87">F65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1<text:line-break/></text:span><text:span text:style-name="T73">󶗳</text:span><text:span text:style-name="T84"><text:line-break/></text:span><text:span text:style-name="T87">F65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2<text:line-break/></text:span><text:span text:style-name="T73">󶗴</text:span><text:span text:style-name="T84"><text:line-break/></text:span><text:span text:style-name="T87">F65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3<text:line-break/></text:span><text:span text:style-name="T73">󶗵</text:span><text:span text:style-name="T84"><text:line-break/></text:span><text:span text:style-name="T87">F65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4<text:line-break/></text:span><text:span text:style-name="T73">󶗶</text:span><text:span text:style-name="T84"><text:line-break/></text:span><text:span text:style-name="T87">F65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5<text:line-break/></text:span><text:span text:style-name="T73">󶗷</text:span><text:span text:style-name="T84"><text:line-break/></text:span><text:span text:style-name="T87">F65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6a<text:line-break/></text:span><text:span text:style-name="T73">󶗸</text:span><text:span text:style-name="T84"><text:line-break/></text:span><text:span text:style-name="T87">F65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6b<text:line-break/></text:span><text:span text:style-name="T73">󶗹</text:span><text:span text:style-name="T84"><text:line-break/></text:span><text:span text:style-name="T87">F65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7a<text:line-break/></text:span><text:span text:style-name="T73">󶗺</text:span><text:span text:style-name="T84"><text:line-break/></text:span><text:span text:style-name="T87">F65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7b<text:line-break/></text:span><text:span text:style-name="T73">󶗻</text:span><text:span text:style-name="T84"><text:line-break/></text:span><text:span text:style-name="T87">F65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8<text:line-break/></text:span><text:span text:style-name="T73">󶗼</text:span><text:span text:style-name="T84"><text:line-break/></text:span><text:span text:style-name="T87">F65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9a<text:line-break/></text:span><text:span text:style-name="T73">󶗽</text:span><text:span text:style-name="T84"><text:line-break/></text:span><text:span text:style-name="T87">F65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09b<text:line-break/></text:span><text:span text:style-name="T73">󶗾</text:span><text:span text:style-name="T84"><text:line-break/></text:span><text:span text:style-name="T87">F65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0<text:line-break/></text:span><text:span text:style-name="T73">󶗿</text:span><text:span text:style-name="T84"><text:line-break/></text:span><text:span text:style-name="T87">F65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1<text:line-break/></text:span><text:span text:style-name="T73">󶘀</text:span><text:span text:style-name="T84"><text:line-break/></text:span><text:span text:style-name="T87">F66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2<text:line-break/></text:span><text:span text:style-name="T73">󶘁</text:span><text:span text:style-name="T84"><text:line-break/></text:span><text:span text:style-name="T87">F66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3<text:line-break/></text:span><text:span text:style-name="T73">󶘂</text:span><text:span text:style-name="T84"><text:line-break/></text:span><text:span text:style-name="T87">F66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4a<text:line-break/></text:span><text:span text:style-name="T73">󶘃</text:span><text:span text:style-name="T84"><text:line-break/></text:span><text:span text:style-name="T87">F66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4b<text:line-break/></text:span><text:span text:style-name="T73">󶘄</text:span><text:span text:style-name="T84"><text:line-break/></text:span><text:span text:style-name="T87">F66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5<text:line-break/></text:span><text:span text:style-name="T73">󶘅</text:span><text:span text:style-name="T84"><text:line-break/></text:span><text:span text:style-name="T87">F66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6a<text:line-break/></text:span><text:span text:style-name="T73">󶘆</text:span><text:span text:style-name="T84"><text:line-break/></text:span><text:span text:style-name="T87">F66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6b<text:line-break/></text:span><text:span text:style-name="T73">󶘇</text:span><text:span text:style-name="T84"><text:line-break/></text:span><text:span text:style-name="T87">F66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7a<text:line-break/></text:span><text:span text:style-name="T73">󶘈</text:span><text:span text:style-name="T84"><text:line-break/></text:span><text:span text:style-name="T87">F66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7b<text:line-break/></text:span><text:span text:style-name="T73">󶘉</text:span><text:span text:style-name="T84"><text:line-break/></text:span><text:span text:style-name="T87">F66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8<text:line-break/></text:span><text:span text:style-name="T73">󶘊</text:span><text:span text:style-name="T84"><text:line-break/></text:span><text:span text:style-name="T87">F66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19<text:line-break/></text:span><text:span text:style-name="T73">󶘋</text:span><text:span text:style-name="T84"><text:line-break/></text:span><text:span text:style-name="T87">F66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0<text:line-break/></text:span><text:span text:style-name="T73">󶘌</text:span><text:span text:style-name="T84"><text:line-break/></text:span><text:span text:style-name="T87">F66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1<text:line-break/></text:span><text:span text:style-name="T73">󶘍</text:span><text:span text:style-name="T84"><text:line-break/></text:span><text:span text:style-name="T87">F66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2a<text:line-break/></text:span><text:span text:style-name="T73">󶘎</text:span><text:span text:style-name="T84"><text:line-break/></text:span><text:span text:style-name="T87">F66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2b<text:line-break/></text:span><text:span text:style-name="T73">󶘏</text:span><text:span text:style-name="T84"><text:line-break/></text:span><text:span text:style-name="T87">F66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3<text:line-break/></text:span><text:span text:style-name="T73">󶘐</text:span><text:span text:style-name="T84"><text:line-break/></text:span><text:span text:style-name="T87">F66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4a<text:line-break/></text:span><text:span text:style-name="T73">󶘑</text:span><text:span text:style-name="T84"><text:line-break/></text:span><text:span text:style-name="T87">F66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4b<text:line-break/></text:span><text:span text:style-name="T73">󶘒</text:span><text:span text:style-name="T84"><text:line-break/></text:span><text:span text:style-name="T87">F66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4c<text:line-break/></text:span><text:span text:style-name="T73">󶘓</text:span><text:span text:style-name="T84"><text:line-break/></text:span><text:span text:style-name="T87">F66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5<text:line-break/></text:span><text:span text:style-name="T73">󶘔</text:span><text:span text:style-name="T84"><text:line-break/></text:span><text:span text:style-name="T87">F66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6a<text:line-break/></text:span><text:span text:style-name="T73">󶘕</text:span><text:span text:style-name="T84"><text:line-break/></text:span><text:span text:style-name="T87">F66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6b<text:line-break/></text:span><text:span text:style-name="T73">󶘖</text:span><text:span text:style-name="T84"><text:line-break/></text:span><text:span text:style-name="T87">F66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7a<text:line-break/></text:span><text:span text:style-name="T73">󶘗</text:span><text:span text:style-name="T84"><text:line-break/></text:span><text:span text:style-name="T87">F66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7b<text:line-break/></text:span><text:span text:style-name="T73">󶘘</text:span><text:span text:style-name="T84"><text:line-break/></text:span><text:span text:style-name="T87">F66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8a<text:line-break/></text:span><text:span text:style-name="T73">󶘙</text:span><text:span text:style-name="T84"><text:line-break/></text:span><text:span text:style-name="T87">F6619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628b<text:line-break/></text:span><text:span text:style-name="T73">󶘚</text:span><text:span text:style-name="T84"><text:line-break/></text:span><text:span text:style-name="T87">F66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29<text:line-break/></text:span><text:span text:style-name="T73">󶘛</text:span><text:span text:style-name="T84"><text:line-break/></text:span><text:span text:style-name="T87">F66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0<text:line-break/></text:span><text:span text:style-name="T73">󶘜</text:span><text:span text:style-name="T84"><text:line-break/></text:span><text:span text:style-name="T87">F66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1<text:line-break/></text:span><text:span text:style-name="T73">󶘝</text:span><text:span text:style-name="T84"><text:line-break/></text:span><text:span text:style-name="T87">F66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2<text:line-break/></text:span><text:span text:style-name="T73">󶘞</text:span><text:span text:style-name="T84"><text:line-break/></text:span><text:span text:style-name="T87">F66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3<text:line-break/></text:span><text:span text:style-name="T73">󶘟</text:span><text:span text:style-name="T84"><text:line-break/></text:span><text:span text:style-name="T87">F66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4<text:line-break/></text:span><text:span text:style-name="T73">󶘠</text:span><text:span text:style-name="T84"><text:line-break/></text:span><text:span text:style-name="T87">F66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5<text:line-break/></text:span><text:span text:style-name="T73">󶘡</text:span><text:span text:style-name="T84"><text:line-break/></text:span><text:span text:style-name="T87">F66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6<text:line-break/></text:span><text:span text:style-name="T73">󶘢</text:span><text:span text:style-name="T84"><text:line-break/></text:span><text:span text:style-name="T87">F66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7<text:line-break/></text:span><text:span text:style-name="T73">󶘣</text:span><text:span text:style-name="T84"><text:line-break/></text:span><text:span text:style-name="T87">F66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8a<text:line-break/></text:span><text:span text:style-name="T73">󶘤</text:span><text:span text:style-name="T84"><text:line-break/></text:span><text:span text:style-name="T87">F66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8b<text:line-break/></text:span><text:span text:style-name="T73">󶘥</text:span><text:span text:style-name="T84"><text:line-break/></text:span><text:span text:style-name="T87">F66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39<text:line-break/></text:span><text:span text:style-name="T73">󶘦</text:span><text:span text:style-name="T84"><text:line-break/></text:span><text:span text:style-name="T87">F66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0<text:line-break/></text:span><text:span text:style-name="T73">󶘧</text:span><text:span text:style-name="T84"><text:line-break/></text:span><text:span text:style-name="T87">F66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1<text:line-break/></text:span><text:span text:style-name="T73">󶘨</text:span><text:span text:style-name="T84"><text:line-break/></text:span><text:span text:style-name="T87">F66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2<text:line-break/></text:span><text:span text:style-name="T73">󶘩</text:span><text:span text:style-name="T84"><text:line-break/></text:span><text:span text:style-name="T87">F66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3<text:line-break/></text:span><text:span text:style-name="T73">󶘪</text:span><text:span text:style-name="T84"><text:line-break/></text:span><text:span text:style-name="T87">F66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4a<text:line-break/></text:span><text:span text:style-name="T73">󶘫</text:span><text:span text:style-name="T84"><text:line-break/></text:span><text:span text:style-name="T87">F66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4b<text:line-break/></text:span><text:span text:style-name="T73">󶘬</text:span><text:span text:style-name="T84"><text:line-break/></text:span><text:span text:style-name="T87">F66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5<text:line-break/></text:span><text:span text:style-name="T73">󶘭</text:span><text:span text:style-name="T84"><text:line-break/></text:span><text:span text:style-name="T87">F66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6<text:line-break/></text:span><text:span text:style-name="T73">󶘮</text:span><text:span text:style-name="T84"><text:line-break/></text:span><text:span text:style-name="T87">F66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7<text:line-break/></text:span><text:span text:style-name="T73">󶘯</text:span><text:span text:style-name="T84"><text:line-break/></text:span><text:span text:style-name="T87">F66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8<text:line-break/></text:span><text:span text:style-name="T73">󶘰</text:span><text:span text:style-name="T84"><text:line-break/></text:span><text:span text:style-name="T87">F66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49<text:line-break/></text:span><text:span text:style-name="T73">󶘱</text:span><text:span text:style-name="T84"><text:line-break/></text:span><text:span text:style-name="T87">F66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0<text:line-break/></text:span><text:span text:style-name="T73">󶘲</text:span><text:span text:style-name="T84"><text:line-break/></text:span><text:span text:style-name="T87">F66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1<text:line-break/></text:span><text:span text:style-name="T73">󶘳</text:span><text:span text:style-name="T84"><text:line-break/></text:span><text:span text:style-name="T87">F66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2<text:line-break/></text:span><text:span text:style-name="T73">󶘴</text:span><text:span text:style-name="T84"><text:line-break/></text:span><text:span text:style-name="T87">F66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3<text:line-break/></text:span><text:span text:style-name="T73">󶘵</text:span><text:span text:style-name="T84"><text:line-break/></text:span><text:span text:style-name="T87">F66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4<text:line-break/></text:span><text:span text:style-name="T73">󶘶</text:span><text:span text:style-name="T84"><text:line-break/></text:span><text:span text:style-name="T87">F66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5<text:line-break/></text:span><text:span text:style-name="T73">󶘷</text:span><text:span text:style-name="T84"><text:line-break/></text:span><text:span text:style-name="T87">F66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6<text:line-break/></text:span><text:span text:style-name="T73">󶘸</text:span><text:span text:style-name="T84"><text:line-break/></text:span><text:span text:style-name="T87">F66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7a<text:line-break/></text:span><text:span text:style-name="T73">󶘹</text:span><text:span text:style-name="T84"><text:line-break/></text:span><text:span text:style-name="T87">F66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7b<text:line-break/></text:span><text:span text:style-name="T73">󶘺</text:span><text:span text:style-name="T84"><text:line-break/></text:span><text:span text:style-name="T87">F66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8<text:line-break/></text:span><text:span text:style-name="T73">󶘻</text:span><text:span text:style-name="T84"><text:line-break/></text:span><text:span text:style-name="T87">F66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59<text:line-break/></text:span><text:span text:style-name="T73">󶘼</text:span><text:span text:style-name="T84"><text:line-break/></text:span><text:span text:style-name="T87">F66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0<text:line-break/></text:span><text:span text:style-name="T73">󶘽</text:span><text:span text:style-name="T84"><text:line-break/></text:span><text:span text:style-name="T87">F66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1<text:line-break/></text:span><text:span text:style-name="T73">󶘾</text:span><text:span text:style-name="T84"><text:line-break/></text:span><text:span text:style-name="T87">F66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2<text:line-break/></text:span><text:span text:style-name="T73">󶘿</text:span><text:span text:style-name="T84"><text:line-break/></text:span><text:span text:style-name="T87">F66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3<text:line-break/></text:span><text:span text:style-name="T73">󶙀</text:span><text:span text:style-name="T84"><text:line-break/></text:span><text:span text:style-name="T87">F66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4<text:line-break/></text:span><text:span text:style-name="T73">󶙁</text:span><text:span text:style-name="T84"><text:line-break/></text:span><text:span text:style-name="T87">F66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5<text:line-break/></text:span><text:span text:style-name="T73">󶙂</text:span><text:span text:style-name="T84"><text:line-break/></text:span><text:span text:style-name="T87">F66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6<text:line-break/></text:span><text:span text:style-name="T73">󶙃</text:span><text:span text:style-name="T84"><text:line-break/></text:span><text:span text:style-name="T87">F66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7<text:line-break/></text:span><text:span text:style-name="T73">󶙄</text:span><text:span text:style-name="T84"><text:line-break/></text:span><text:span text:style-name="T87">F66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8<text:line-break/></text:span><text:span text:style-name="T73">󶙅</text:span><text:span text:style-name="T84"><text:line-break/></text:span><text:span text:style-name="T87">F66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9a<text:line-break/></text:span><text:span text:style-name="T73">󶙆</text:span><text:span text:style-name="T84"><text:line-break/></text:span><text:span text:style-name="T87">F66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69b<text:line-break/></text:span><text:span text:style-name="T73">󶙇</text:span><text:span text:style-name="T84"><text:line-break/></text:span><text:span text:style-name="T87">F66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0<text:line-break/></text:span><text:span text:style-name="T73">󶙈</text:span><text:span text:style-name="T84"><text:line-break/></text:span><text:span text:style-name="T87">F66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1<text:line-break/></text:span><text:span text:style-name="T73">󶙉</text:span><text:span text:style-name="T84"><text:line-break/></text:span><text:span text:style-name="T87">F66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2<text:line-break/></text:span><text:span text:style-name="T73">󶙊</text:span><text:span text:style-name="T84"><text:line-break/></text:span><text:span text:style-name="T87">F66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3a<text:line-break/></text:span><text:span text:style-name="T73">󶙋</text:span><text:span text:style-name="T84"><text:line-break/></text:span><text:span text:style-name="T87">F664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3b<text:line-break/></text:span><text:span text:style-name="T73">󶙌</text:span><text:span text:style-name="T84"><text:line-break/></text:span><text:span text:style-name="T87">F66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4<text:line-break/></text:span><text:span text:style-name="T73">󶙍</text:span><text:span text:style-name="T84"><text:line-break/></text:span><text:span text:style-name="T87">F66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5<text:line-break/></text:span><text:span text:style-name="T73">󶙎</text:span><text:span text:style-name="T84"><text:line-break/></text:span><text:span text:style-name="T87">F66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6<text:line-break/></text:span><text:span text:style-name="T73">󶙏</text:span><text:span text:style-name="T84"><text:line-break/></text:span><text:span text:style-name="T87">F66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7<text:line-break/></text:span><text:span text:style-name="T73">󶙐</text:span><text:span text:style-name="T84"><text:line-break/></text:span><text:span text:style-name="T87">F66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8<text:line-break/></text:span><text:span text:style-name="T73">󶙑</text:span><text:span text:style-name="T84"><text:line-break/></text:span><text:span text:style-name="T87">F66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9a<text:line-break/></text:span><text:span text:style-name="T73">󶙒</text:span><text:span text:style-name="T84"><text:line-break/></text:span><text:span text:style-name="T87">F66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9b<text:line-break/></text:span><text:span text:style-name="T73">󶙓</text:span><text:span text:style-name="T84"><text:line-break/></text:span><text:span text:style-name="T87">F665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9c<text:line-break/></text:span><text:span text:style-name="T73">󶙔</text:span><text:span text:style-name="T84"><text:line-break/></text:span><text:span text:style-name="T87">F66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79d<text:line-break/></text:span><text:span text:style-name="T73">󶙕</text:span><text:span text:style-name="T84"><text:line-break/></text:span><text:span text:style-name="T87">F66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0<text:line-break/></text:span><text:span text:style-name="T73">󶙖</text:span><text:span text:style-name="T84"><text:line-break/></text:span><text:span text:style-name="T87">F66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1<text:line-break/></text:span><text:span text:style-name="T73">󶙗</text:span><text:span text:style-name="T84"><text:line-break/></text:span><text:span text:style-name="T87">F66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2a<text:line-break/></text:span><text:span text:style-name="T73">󶙘</text:span><text:span text:style-name="T84"><text:line-break/></text:span><text:span text:style-name="T87">F66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2b<text:line-break/></text:span><text:span text:style-name="T73">󶙙</text:span><text:span text:style-name="T84"><text:line-break/></text:span><text:span text:style-name="T87">F66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3a<text:line-break/></text:span><text:span text:style-name="T73">󶙚</text:span><text:span text:style-name="T84"><text:line-break/></text:span><text:span text:style-name="T87">F66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3b<text:line-break/></text:span><text:span text:style-name="T73">󶙛</text:span><text:span text:style-name="T84"><text:line-break/></text:span><text:span text:style-name="T87">F665B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683c<text:line-break/></text:span><text:span text:style-name="T73">󶙜</text:span><text:span text:style-name="T84"><text:line-break/></text:span><text:span text:style-name="T87">F66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4a<text:line-break/></text:span><text:span text:style-name="T73">󶙝</text:span><text:span text:style-name="T84"><text:line-break/></text:span><text:span text:style-name="T87">F66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4b<text:line-break/></text:span><text:span text:style-name="T73">󶙞</text:span><text:span text:style-name="T84"><text:line-break/></text:span><text:span text:style-name="T87">F66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5<text:line-break/></text:span><text:span text:style-name="T73">󶙟</text:span><text:span text:style-name="T84"><text:line-break/></text:span><text:span text:style-name="T87">F66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6a<text:line-break/></text:span><text:span text:style-name="T73">󶙠</text:span><text:span text:style-name="T84"><text:line-break/></text:span><text:span text:style-name="T87">F66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6b<text:line-break/></text:span><text:span text:style-name="T73">󶙡</text:span><text:span text:style-name="T84"><text:line-break/></text:span><text:span text:style-name="T87">F66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6c<text:line-break/></text:span><text:span text:style-name="T73">󶙢</text:span><text:span text:style-name="T84"><text:line-break/></text:span><text:span text:style-name="T87">F66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7a<text:line-break/></text:span><text:span text:style-name="T73">󶙣</text:span><text:span text:style-name="T84"><text:line-break/></text:span><text:span text:style-name="T87">F666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7b<text:line-break/></text:span><text:span text:style-name="T73">󶙤</text:span><text:span text:style-name="T84"><text:line-break/></text:span><text:span text:style-name="T87">F66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8<text:line-break/></text:span><text:span text:style-name="T73">󶙥</text:span><text:span text:style-name="T84"><text:line-break/></text:span><text:span text:style-name="T87">F66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89<text:line-break/></text:span><text:span text:style-name="T73">󶙦</text:span><text:span text:style-name="T84"><text:line-break/></text:span><text:span text:style-name="T87">F66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0<text:line-break/></text:span><text:span text:style-name="T73">󶙧</text:span><text:span text:style-name="T84"><text:line-break/></text:span><text:span text:style-name="T87">F66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1<text:line-break/></text:span><text:span text:style-name="T73">󶙨</text:span><text:span text:style-name="T84"><text:line-break/></text:span><text:span text:style-name="T87">F66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2<text:line-break/></text:span><text:span text:style-name="T73">󶙩</text:span><text:span text:style-name="T84"><text:line-break/></text:span><text:span text:style-name="T87">F66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3<text:line-break/></text:span><text:span text:style-name="T73">󶙪</text:span><text:span text:style-name="T84"><text:line-break/></text:span><text:span text:style-name="T87">F66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4<text:line-break/></text:span><text:span text:style-name="T73">󶙫</text:span><text:span text:style-name="T84"><text:line-break/></text:span><text:span text:style-name="T87">F66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5<text:line-break/></text:span><text:span text:style-name="T73">󶙬</text:span><text:span text:style-name="T84"><text:line-break/></text:span><text:span text:style-name="T87">F66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6<text:line-break/></text:span><text:span text:style-name="T73">󶙭</text:span><text:span text:style-name="T84"><text:line-break/></text:span><text:span text:style-name="T87">F66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7<text:line-break/></text:span><text:span text:style-name="T73">󶙮</text:span><text:span text:style-name="T84"><text:line-break/></text:span><text:span text:style-name="T87">F66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8a<text:line-break/></text:span><text:span text:style-name="T73">󶙯</text:span><text:span text:style-name="T84"><text:line-break/></text:span><text:span text:style-name="T87">F66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8b<text:line-break/></text:span><text:span text:style-name="T73">󶙰</text:span><text:span text:style-name="T84"><text:line-break/></text:span><text:span text:style-name="T87">F66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699<text:line-break/></text:span><text:span text:style-name="T73">󶙱</text:span><text:span text:style-name="T84"><text:line-break/></text:span><text:span text:style-name="T87">F66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0<text:line-break/></text:span><text:span text:style-name="T73">󶙲</text:span><text:span text:style-name="T84"><text:line-break/></text:span><text:span text:style-name="T87">F66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1<text:line-break/></text:span><text:span text:style-name="T73">󶙳</text:span><text:span text:style-name="T84"><text:line-break/></text:span><text:span text:style-name="T87">F66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2<text:line-break/></text:span><text:span text:style-name="T73">󶙴</text:span><text:span text:style-name="T84"><text:line-break/></text:span><text:span text:style-name="T87">F66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3<text:line-break/></text:span><text:span text:style-name="T73">󶙵</text:span><text:span text:style-name="T84"><text:line-break/></text:span><text:span text:style-name="T87">F66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4<text:line-break/></text:span><text:span text:style-name="T73">󶙶</text:span><text:span text:style-name="T84"><text:line-break/></text:span><text:span text:style-name="T87">F66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5<text:line-break/></text:span><text:span text:style-name="T73">󶙷</text:span><text:span text:style-name="T84"><text:line-break/></text:span><text:span text:style-name="T87">F66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6<text:line-break/></text:span><text:span text:style-name="T73">󶙸</text:span><text:span text:style-name="T84"><text:line-break/></text:span><text:span text:style-name="T87">F66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7<text:line-break/></text:span><text:span text:style-name="T73">󶙹</text:span><text:span text:style-name="T84"><text:line-break/></text:span><text:span text:style-name="T87">F66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8<text:line-break/></text:span><text:span text:style-name="T73">󶙺</text:span><text:span text:style-name="T84"><text:line-break/></text:span><text:span text:style-name="T87">F66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09<text:line-break/></text:span><text:span text:style-name="T73">󶙻</text:span><text:span text:style-name="T84"><text:line-break/></text:span><text:span text:style-name="T87">F66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0<text:line-break/></text:span><text:span text:style-name="T73">󶙼</text:span><text:span text:style-name="T84"><text:line-break/></text:span><text:span text:style-name="T87">F66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1<text:line-break/></text:span><text:span text:style-name="T73">󶙽</text:span><text:span text:style-name="T84"><text:line-break/></text:span><text:span text:style-name="T87">F667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2<text:line-break/></text:span><text:span text:style-name="T73">󶙾</text:span><text:span text:style-name="T84"><text:line-break/></text:span><text:span text:style-name="T87">F66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3a<text:line-break/></text:span><text:span text:style-name="T73">󶙿</text:span><text:span text:style-name="T84"><text:line-break/></text:span><text:span text:style-name="T87">F66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3b<text:line-break/></text:span><text:span text:style-name="T73">󶚀</text:span><text:span text:style-name="T84"><text:line-break/></text:span><text:span text:style-name="T87">F66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4<text:line-break/></text:span><text:span text:style-name="T73">󶚁</text:span><text:span text:style-name="T84"><text:line-break/></text:span><text:span text:style-name="T87">F66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5<text:line-break/></text:span><text:span text:style-name="T73">󶚂</text:span><text:span text:style-name="T84"><text:line-break/></text:span><text:span text:style-name="T87">F66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6a<text:line-break/></text:span><text:span text:style-name="T73">󶚃</text:span><text:span text:style-name="T84"><text:line-break/></text:span><text:span text:style-name="T87">F66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6b<text:line-break/></text:span><text:span text:style-name="T73">󶚄</text:span><text:span text:style-name="T84"><text:line-break/></text:span><text:span text:style-name="T87">F66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7<text:line-break/></text:span><text:span text:style-name="T73">󶚅</text:span><text:span text:style-name="T84"><text:line-break/></text:span><text:span text:style-name="T87">F668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8<text:line-break/></text:span><text:span text:style-name="T73">󶚆</text:span><text:span text:style-name="T84"><text:line-break/></text:span><text:span text:style-name="T87">F66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19<text:line-break/></text:span><text:span text:style-name="T73">󶚇</text:span><text:span text:style-name="T84"><text:line-break/></text:span><text:span text:style-name="T87">F66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0<text:line-break/></text:span><text:span text:style-name="T73">󶚈</text:span><text:span text:style-name="T84"><text:line-break/></text:span><text:span text:style-name="T87">F66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1a<text:line-break/></text:span><text:span text:style-name="T73">󶚉</text:span><text:span text:style-name="T84"><text:line-break/></text:span><text:span text:style-name="T87">F66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1b<text:line-break/></text:span><text:span text:style-name="T73">󶚊</text:span><text:span text:style-name="T84"><text:line-break/></text:span><text:span text:style-name="T87">F66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2<text:line-break/></text:span><text:span text:style-name="T73">󶚋</text:span><text:span text:style-name="T84"><text:line-break/></text:span><text:span text:style-name="T87">F66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3<text:line-break/></text:span><text:span text:style-name="T73">󶚌</text:span><text:span text:style-name="T84"><text:line-break/></text:span><text:span text:style-name="T87">F66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4<text:line-break/></text:span><text:span text:style-name="T73">󶚍</text:span><text:span text:style-name="T84"><text:line-break/></text:span><text:span text:style-name="T87">F668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5<text:line-break/></text:span><text:span text:style-name="T73">󶚎</text:span><text:span text:style-name="T84"><text:line-break/></text:span><text:span text:style-name="T87">F66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6<text:line-break/></text:span><text:span text:style-name="T73">󶚏</text:span><text:span text:style-name="T84"><text:line-break/></text:span><text:span text:style-name="T87">F66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7a<text:line-break/></text:span><text:span text:style-name="T73">󶚐</text:span><text:span text:style-name="T84"><text:line-break/></text:span><text:span text:style-name="T87">F66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7b<text:line-break/></text:span><text:span text:style-name="T73">󶚑</text:span><text:span text:style-name="T84"><text:line-break/></text:span><text:span text:style-name="T87">F66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8<text:line-break/></text:span><text:span text:style-name="T73">󶚒</text:span><text:span text:style-name="T84"><text:line-break/></text:span><text:span text:style-name="T87">F66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29<text:line-break/></text:span><text:span text:style-name="T73">󶚓</text:span><text:span text:style-name="T84"><text:line-break/></text:span><text:span text:style-name="T87">F66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0<text:line-break/></text:span><text:span text:style-name="T73">󶚔</text:span><text:span text:style-name="T84"><text:line-break/></text:span><text:span text:style-name="T87">F66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1<text:line-break/></text:span><text:span text:style-name="T73">󶚕</text:span><text:span text:style-name="T84"><text:line-break/></text:span><text:span text:style-name="T87">F669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2<text:line-break/></text:span><text:span text:style-name="T73">󶚖</text:span><text:span text:style-name="T84"><text:line-break/></text:span><text:span text:style-name="T87">F66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3<text:line-break/></text:span><text:span text:style-name="T73">󶚗</text:span><text:span text:style-name="T84"><text:line-break/></text:span><text:span text:style-name="T87">F66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4<text:line-break/></text:span><text:span text:style-name="T73">󶚘</text:span><text:span text:style-name="T84"><text:line-break/></text:span><text:span text:style-name="T87">F66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5<text:line-break/></text:span><text:span text:style-name="T73">󶚙</text:span><text:span text:style-name="T84"><text:line-break/></text:span><text:span text:style-name="T87">F66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6a<text:line-break/></text:span><text:span text:style-name="T73">󶚚</text:span><text:span text:style-name="T84"><text:line-break/></text:span><text:span text:style-name="T87">F66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6b<text:line-break/></text:span><text:span text:style-name="T73">󶚛</text:span><text:span text:style-name="T84"><text:line-break/></text:span><text:span text:style-name="T87">F66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6c<text:line-break/></text:span><text:span text:style-name="T73">󶚜</text:span><text:span text:style-name="T84"><text:line-break/></text:span><text:span text:style-name="T87">F66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7<text:line-break/></text:span><text:span text:style-name="T73">󶚝</text:span><text:span text:style-name="T84"><text:line-break/></text:span><text:span text:style-name="T87">F669D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738a<text:line-break/></text:span><text:span text:style-name="T73">󶚞</text:span><text:span text:style-name="T84"><text:line-break/></text:span><text:span text:style-name="T87">F66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8b<text:line-break/></text:span><text:span text:style-name="T73">󶚟</text:span><text:span text:style-name="T84"><text:line-break/></text:span><text:span text:style-name="T87">F66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8c<text:line-break/></text:span><text:span text:style-name="T73">󶚠</text:span><text:span text:style-name="T84"><text:line-break/></text:span><text:span text:style-name="T87">F66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9a<text:line-break/></text:span><text:span text:style-name="T73">󶚡</text:span><text:span text:style-name="T84"><text:line-break/></text:span><text:span text:style-name="T87">F66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39b<text:line-break/></text:span><text:span text:style-name="T73">󶚢</text:span><text:span text:style-name="T84"><text:line-break/></text:span><text:span text:style-name="T87">F66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0<text:line-break/></text:span><text:span text:style-name="T73">󶚣</text:span><text:span text:style-name="T84"><text:line-break/></text:span><text:span text:style-name="T87">F66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1a<text:line-break/></text:span><text:span text:style-name="T73">󶚤</text:span><text:span text:style-name="T84"><text:line-break/></text:span><text:span text:style-name="T87">F66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1b<text:line-break/></text:span><text:span text:style-name="T73">󶚥</text:span><text:span text:style-name="T84"><text:line-break/></text:span><text:span text:style-name="T87">F66A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1c<text:line-break/></text:span><text:span text:style-name="T73">󶚦</text:span><text:span text:style-name="T84"><text:line-break/></text:span><text:span text:style-name="T87">F66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2<text:line-break/></text:span><text:span text:style-name="T73">󶚧</text:span><text:span text:style-name="T84"><text:line-break/></text:span><text:span text:style-name="T87">F66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3<text:line-break/></text:span><text:span text:style-name="T73">󶚨</text:span><text:span text:style-name="T84"><text:line-break/></text:span><text:span text:style-name="T87">F66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4a<text:line-break/></text:span><text:span text:style-name="T73">󶚩</text:span><text:span text:style-name="T84"><text:line-break/></text:span><text:span text:style-name="T87">F66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4b<text:line-break/></text:span><text:span text:style-name="T73">󶚪</text:span><text:span text:style-name="T84"><text:line-break/></text:span><text:span text:style-name="T87">F66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5<text:line-break/></text:span><text:span text:style-name="T73">󶚫</text:span><text:span text:style-name="T84"><text:line-break/></text:span><text:span text:style-name="T87">F66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6<text:line-break/></text:span><text:span text:style-name="T73">󶚬</text:span><text:span text:style-name="T84"><text:line-break/></text:span><text:span text:style-name="T87">F66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7a<text:line-break/></text:span><text:span text:style-name="T73">󶚭</text:span><text:span text:style-name="T84"><text:line-break/></text:span><text:span text:style-name="T87">F66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7b<text:line-break/></text:span><text:span text:style-name="T73">󶚮</text:span><text:span text:style-name="T84"><text:line-break/></text:span><text:span text:style-name="T87">F66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8<text:line-break/></text:span><text:span text:style-name="T73">󶚯</text:span><text:span text:style-name="T84"><text:line-break/></text:span><text:span text:style-name="T87">F66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49<text:line-break/></text:span><text:span text:style-name="T73">󶚰</text:span><text:span text:style-name="T84"><text:line-break/></text:span><text:span text:style-name="T87">F66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0a<text:line-break/></text:span><text:span text:style-name="T73">󶚱</text:span><text:span text:style-name="T84"><text:line-break/></text:span><text:span text:style-name="T87">F66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0b<text:line-break/></text:span><text:span text:style-name="T73">󶚲</text:span><text:span text:style-name="T84"><text:line-break/></text:span><text:span text:style-name="T87">F66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1a<text:line-break/></text:span><text:span text:style-name="T73">󶚳</text:span><text:span text:style-name="T84"><text:line-break/></text:span><text:span text:style-name="T87">F66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1b<text:line-break/></text:span><text:span text:style-name="T73">󶚴</text:span><text:span text:style-name="T84"><text:line-break/></text:span><text:span text:style-name="T87">F66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2<text:line-break/></text:span><text:span text:style-name="T73">󶚵</text:span><text:span text:style-name="T84"><text:line-break/></text:span><text:span text:style-name="T87">F66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3<text:line-break/></text:span><text:span text:style-name="T73">󶚶</text:span><text:span text:style-name="T84"><text:line-break/></text:span><text:span text:style-name="T87">F66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4<text:line-break/></text:span><text:span text:style-name="T73">󶚷</text:span><text:span text:style-name="T84"><text:line-break/></text:span><text:span text:style-name="T87">F66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5<text:line-break/></text:span><text:span text:style-name="T73">󶚸</text:span><text:span text:style-name="T84"><text:line-break/></text:span><text:span text:style-name="T87">F66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6a<text:line-break/></text:span><text:span text:style-name="T73">󶚹</text:span><text:span text:style-name="T84"><text:line-break/></text:span><text:span text:style-name="T87">F66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6b<text:line-break/></text:span><text:span text:style-name="T73">󶚺</text:span><text:span text:style-name="T84"><text:line-break/></text:span><text:span text:style-name="T87">F66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6c<text:line-break/></text:span><text:span text:style-name="T73">󶚻</text:span><text:span text:style-name="T84"><text:line-break/></text:span><text:span text:style-name="T87">F66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6d<text:line-break/></text:span><text:span text:style-name="T73">󶚼</text:span><text:span text:style-name="T84"><text:line-break/></text:span><text:span text:style-name="T87">F66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7<text:line-break/></text:span><text:span text:style-name="T73">󶚽</text:span><text:span text:style-name="T84"><text:line-break/></text:span><text:span text:style-name="T87">F66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8a<text:line-break/></text:span><text:span text:style-name="T73">󶚾</text:span><text:span text:style-name="T84"><text:line-break/></text:span><text:span text:style-name="T87">F66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8b<text:line-break/></text:span><text:span text:style-name="T73">󶚿</text:span><text:span text:style-name="T84"><text:line-break/></text:span><text:span text:style-name="T87">F66B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8c<text:line-break/></text:span><text:span text:style-name="T73">󶛀</text:span><text:span text:style-name="T84"><text:line-break/></text:span><text:span text:style-name="T87">F66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9a<text:line-break/></text:span><text:span text:style-name="T73">󶛁</text:span><text:span text:style-name="T84"><text:line-break/></text:span><text:span text:style-name="T87">F66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59b<text:line-break/></text:span><text:span text:style-name="T73">󶛂</text:span><text:span text:style-name="T84"><text:line-break/></text:span><text:span text:style-name="T87">F66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0<text:line-break/></text:span><text:span text:style-name="T73">󶛃</text:span><text:span text:style-name="T84"><text:line-break/></text:span><text:span text:style-name="T87">F66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1a<text:line-break/></text:span><text:span text:style-name="T73">󶛄</text:span><text:span text:style-name="T84"><text:line-break/></text:span><text:span text:style-name="T87">F66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1b<text:line-break/></text:span><text:span text:style-name="T73">󶛅</text:span><text:span text:style-name="T84"><text:line-break/></text:span><text:span text:style-name="T87">F66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2<text:line-break/></text:span><text:span text:style-name="T73">󶛆</text:span><text:span text:style-name="T84"><text:line-break/></text:span><text:span text:style-name="T87">F66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3<text:line-break/></text:span><text:span text:style-name="T73">󶛇</text:span><text:span text:style-name="T84"><text:line-break/></text:span><text:span text:style-name="T87">F66C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4a<text:line-break/></text:span><text:span text:style-name="T73">󶛈</text:span><text:span text:style-name="T84"><text:line-break/></text:span><text:span text:style-name="T87">F66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4b<text:line-break/></text:span><text:span text:style-name="T73">󶛉</text:span><text:span text:style-name="T84"><text:line-break/></text:span><text:span text:style-name="T87">F66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5a<text:line-break/></text:span><text:span text:style-name="T73">󶛊</text:span><text:span text:style-name="T84"><text:line-break/></text:span><text:span text:style-name="T87">F66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5b<text:line-break/></text:span><text:span text:style-name="T73">󶛋</text:span><text:span text:style-name="T84"><text:line-break/></text:span><text:span text:style-name="T87">F66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5c<text:line-break/></text:span><text:span text:style-name="T73">󶛌</text:span><text:span text:style-name="T84"><text:line-break/></text:span><text:span text:style-name="T87">F66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5d<text:line-break/></text:span><text:span text:style-name="T73">󶛍</text:span><text:span text:style-name="T84"><text:line-break/></text:span><text:span text:style-name="T87">F66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66<text:line-break/></text:span><text:span text:style-name="T73">󶛎</text:span><text:span text:style-name="T84"><text:line-break/></text:span><text:span text:style-name="T87">F6</text:span><text:span text:style-name="T88">6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67</text:span><text:span text:style-name="T81">a<text:line-break/></text:span><text:span text:style-name="T73">󶛏</text:span><text:span text:style-name="T84"><text:line-break/></text:span><text:span text:style-name="T88">F66C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67</text:span><text:span text:style-name="T81">b<text:line-break/></text:span><text:span text:style-name="T73">󶛐</text:span><text:span text:style-name="T84"><text:line-break/></text:span><text:span text:style-name="T88">F66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68</text:span><text:span text:style-name="T81">a<text:line-break/></text:span><text:span text:style-name="T73">󶛑</text:span><text:span text:style-name="T84"><text:line-break/></text:span><text:span text:style-name="T88">F66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68</text:span><text:span text:style-name="T81">b<text:line-break/></text:span><text:span text:style-name="T73">󶛒</text:span><text:span text:style-name="T84"><text:line-break/></text:span><text:span text:style-name="T88">F66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9a<text:line-break/></text:span><text:span text:style-name="T73">󶛓</text:span><text:span text:style-name="T84"><text:line-break/></text:span><text:span text:style-name="T88">F6</text:span><text:span text:style-name="T87">6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69b<text:line-break/></text:span><text:span text:style-name="T73">󶛔</text:span><text:span text:style-name="T84"><text:line-break/></text:span><text:span text:style-name="T87">F66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0<text:line-break/></text:span><text:span text:style-name="T73">󶛕</text:span><text:span text:style-name="T84"><text:line-break/></text:span><text:span text:style-name="T87">F66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1<text:line-break/></text:span><text:span text:style-name="T73">󶛖</text:span><text:span text:style-name="T84"><text:line-break/></text:span><text:span text:style-name="T87">F66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2<text:line-break/></text:span><text:span text:style-name="T73">󶛗</text:span><text:span text:style-name="T84"><text:line-break/></text:span><text:span text:style-name="T87">F66D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3<text:line-break/></text:span><text:span text:style-name="T73">󶛘</text:span><text:span text:style-name="T84"><text:line-break/></text:span><text:span text:style-name="T87">F66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4<text:line-break/></text:span><text:span text:style-name="T73">󶛙</text:span><text:span text:style-name="T84"><text:line-break/></text:span><text:span text:style-name="T87">F66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5<text:line-break/></text:span><text:span text:style-name="T73">󶛚</text:span><text:span text:style-name="T84"><text:line-break/></text:span><text:span text:style-name="T87">F66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6<text:line-break/></text:span><text:span text:style-name="T73">󶛛</text:span><text:span text:style-name="T84"><text:line-break/></text:span><text:span text:style-name="T87">F66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77<text:line-break/></text:span><text:span text:style-name="T73">󶛜</text:span><text:span text:style-name="T84"><text:line-break/></text:span><text:span text:style-name="T87">F66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78<text:line-break/></text:span><text:span text:style-name="T73">󶛝</text:span><text:span text:style-name="T84"><text:line-break/></text:span><text:span text:style-name="T87">F6</text:span><text:span text:style-name="T88">6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79<text:line-break/></text:span><text:span text:style-name="T73">󶛞</text:span><text:span text:style-name="T84"><text:line-break/></text:span><text:span text:style-name="T88">F66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80<text:line-break/></text:span><text:span text:style-name="T73">󶛟</text:span><text:span text:style-name="T84"><text:line-break/></text:span><text:span text:style-name="T88">F66DF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0">781<text:line-break/></text:span><text:span text:style-name="T73">󶛠</text:span><text:span text:style-name="T84"><text:line-break/></text:span><text:span text:style-name="T88">F66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782<text:line-break/></text:span><text:span text:style-name="T73">󶛡</text:span><text:span text:style-name="T84"><text:line-break/></text:span><text:span text:style-name="T88">F66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3<text:line-break/></text:span><text:span text:style-name="T73">󶛢</text:span><text:span text:style-name="T84"><text:line-break/></text:span><text:span text:style-name="T88">F6</text:span><text:span text:style-name="T87">6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4<text:line-break/></text:span><text:span text:style-name="T73">󶛣</text:span><text:span text:style-name="T84"><text:line-break/></text:span><text:span text:style-name="T87">F66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5a<text:line-break/></text:span><text:span text:style-name="T73">󶛤</text:span><text:span text:style-name="T84"><text:line-break/></text:span><text:span text:style-name="T87">F66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5b<text:line-break/></text:span><text:span text:style-name="T73">󶛥</text:span><text:span text:style-name="T84"><text:line-break/></text:span><text:span text:style-name="T87">F66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6<text:line-break/></text:span><text:span text:style-name="T73">󶛦</text:span><text:span text:style-name="T84"><text:line-break/></text:span><text:span text:style-name="T87">F66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7<text:line-break/></text:span><text:span text:style-name="T73">󶛧</text:span><text:span text:style-name="T84"><text:line-break/></text:span><text:span text:style-name="T87">F66E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8<text:line-break/></text:span><text:span text:style-name="T73">󶛨</text:span><text:span text:style-name="T84"><text:line-break/></text:span><text:span text:style-name="T87">F66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89<text:line-break/></text:span><text:span text:style-name="T73">󶛩</text:span><text:span text:style-name="T84"><text:line-break/></text:span><text:span text:style-name="T87">F66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0<text:line-break/></text:span><text:span text:style-name="T73">󶛪</text:span><text:span text:style-name="T84"><text:line-break/></text:span><text:span text:style-name="T87">F66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1a<text:line-break/></text:span><text:span text:style-name="T73">󶛫</text:span><text:span text:style-name="T84"><text:line-break/></text:span><text:span text:style-name="T87">F66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1b<text:line-break/></text:span><text:span text:style-name="T73">󶛬</text:span><text:span text:style-name="T84"><text:line-break/></text:span><text:span text:style-name="T87">F66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1c<text:line-break/></text:span><text:span text:style-name="T73">󶛭</text:span><text:span text:style-name="T84"><text:line-break/></text:span><text:span text:style-name="T87">F66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2a<text:line-break/></text:span><text:span text:style-name="T73">󶛮</text:span><text:span text:style-name="T84"><text:line-break/></text:span><text:span text:style-name="T87">F66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2b<text:line-break/></text:span><text:span text:style-name="T73">󶛯</text:span><text:span text:style-name="T84"><text:line-break/></text:span><text:span text:style-name="T87">F66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3a<text:line-break/></text:span><text:span text:style-name="T73">󶛰</text:span><text:span text:style-name="T84"><text:line-break/></text:span><text:span text:style-name="T87">F66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3b<text:line-break/></text:span><text:span text:style-name="T73">󶛱</text:span><text:span text:style-name="T84"><text:line-break/></text:span><text:span text:style-name="T87">F66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4<text:line-break/></text:span><text:span text:style-name="T73">󶛲</text:span><text:span text:style-name="T84"><text:line-break/></text:span><text:span text:style-name="T87">F66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5<text:line-break/></text:span><text:span text:style-name="T73">󶛳</text:span><text:span text:style-name="T84"><text:line-break/></text:span><text:span text:style-name="T87">F66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6<text:line-break/></text:span><text:span text:style-name="T73">󶛴</text:span><text:span text:style-name="T84"><text:line-break/></text:span><text:span text:style-name="T87">F66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7<text:line-break/></text:span><text:span text:style-name="T73">󶛵</text:span><text:span text:style-name="T84"><text:line-break/></text:span><text:span text:style-name="T87">F66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8<text:line-break/></text:span><text:span text:style-name="T73">󶛶</text:span><text:span text:style-name="T84"><text:line-break/></text:span><text:span text:style-name="T87">F66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799<text:line-break/></text:span><text:span text:style-name="T73">󶛷</text:span><text:span text:style-name="T84"><text:line-break/></text:span><text:span text:style-name="T87">F66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0<text:line-break/></text:span><text:span text:style-name="T73">󶛸</text:span><text:span text:style-name="T84"><text:line-break/></text:span><text:span text:style-name="T87">F66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1<text:line-break/></text:span><text:span text:style-name="T73">󶛹</text:span><text:span text:style-name="T84"><text:line-break/></text:span><text:span text:style-name="T87">F66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2<text:line-break/></text:span><text:span text:style-name="T73">󶛺</text:span><text:span text:style-name="T84"><text:line-break/></text:span><text:span text:style-name="T87">F66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3<text:line-break/></text:span><text:span text:style-name="T73">󶛻</text:span><text:span text:style-name="T84"><text:line-break/></text:span><text:span text:style-name="T87">F66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4<text:line-break/></text:span><text:span text:style-name="T73">󶛼</text:span><text:span text:style-name="T84"><text:line-break/></text:span><text:span text:style-name="T87">F66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5<text:line-break/></text:span><text:span text:style-name="T73">󶛽</text:span><text:span text:style-name="T84"><text:line-break/></text:span><text:span text:style-name="T87">F66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6<text:line-break/></text:span><text:span text:style-name="T73">󶛾</text:span><text:span text:style-name="T84"><text:line-break/></text:span><text:span text:style-name="T87">F66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7<text:line-break/></text:span><text:span text:style-name="T73">󶛿</text:span><text:span text:style-name="T84"><text:line-break/></text:span><text:span text:style-name="T87">F66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8<text:line-break/></text:span><text:span text:style-name="T73">󶜀</text:span><text:span text:style-name="T84"><text:line-break/></text:span><text:span text:style-name="T87">F67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09<text:line-break/></text:span><text:span text:style-name="T73">󶜁</text:span><text:span text:style-name="T84"><text:line-break/></text:span><text:span text:style-name="T87">F67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0<text:line-break/></text:span><text:span text:style-name="T73">󶜂</text:span><text:span text:style-name="T84"><text:line-break/></text:span><text:span text:style-name="T87">F67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1<text:line-break/></text:span><text:span text:style-name="T73">󶜃</text:span><text:span text:style-name="T84"><text:line-break/></text:span><text:span text:style-name="T87">F67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2<text:line-break/></text:span><text:span text:style-name="T73">󶜄</text:span><text:span text:style-name="T84"><text:line-break/></text:span><text:span text:style-name="T87">F67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3<text:line-break/></text:span><text:span text:style-name="T73">󶜅</text:span><text:span text:style-name="T84"><text:line-break/></text:span><text:span text:style-name="T87">F67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4<text:line-break/></text:span><text:span text:style-name="T73">󶜆</text:span><text:span text:style-name="T84"><text:line-break/></text:span><text:span text:style-name="T87">F67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5<text:line-break/></text:span><text:span text:style-name="T73">󶜇</text:span><text:span text:style-name="T84"><text:line-break/></text:span><text:span text:style-name="T87">F67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6<text:line-break/></text:span><text:span text:style-name="T73">󶜈</text:span><text:span text:style-name="T84"><text:line-break/></text:span><text:span text:style-name="T87">F67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7<text:line-break/></text:span><text:span text:style-name="T73">󶜉</text:span><text:span text:style-name="T84"><text:line-break/></text:span><text:span text:style-name="T87">F67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8<text:line-break/></text:span><text:span text:style-name="T73">󶜊</text:span><text:span text:style-name="T84"><text:line-break/></text:span><text:span text:style-name="T87">F67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19<text:line-break/></text:span><text:span text:style-name="T73">󶜋</text:span><text:span text:style-name="T84"><text:line-break/></text:span><text:span text:style-name="T87">F67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0<text:line-break/></text:span><text:span text:style-name="T73">󶜌</text:span><text:span text:style-name="T84"><text:line-break/></text:span><text:span text:style-name="T87">F67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1<text:line-break/></text:span><text:span text:style-name="T73">󶜍</text:span><text:span text:style-name="T84"><text:line-break/></text:span><text:span text:style-name="T87">F67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2<text:line-break/></text:span><text:span text:style-name="T73">󶜎</text:span><text:span text:style-name="T84"><text:line-break/></text:span><text:span text:style-name="T87">F67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3<text:line-break/></text:span><text:span text:style-name="T73">󶜏</text:span><text:span text:style-name="T84"><text:line-break/></text:span><text:span text:style-name="T87">F67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4<text:line-break/></text:span><text:span text:style-name="T73">󶜐</text:span><text:span text:style-name="T84"><text:line-break/></text:span><text:span text:style-name="T87">F67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5<text:line-break/></text:span><text:span text:style-name="T73">󶜑</text:span><text:span text:style-name="T84"><text:line-break/></text:span><text:span text:style-name="T87">F67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6<text:line-break/></text:span><text:span text:style-name="T73">󶜒</text:span><text:span text:style-name="T84"><text:line-break/></text:span><text:span text:style-name="T87">F67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7<text:line-break/></text:span><text:span text:style-name="T73">󶜓</text:span><text:span text:style-name="T84"><text:line-break/></text:span><text:span text:style-name="T87">F67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8<text:line-break/></text:span><text:span text:style-name="T73">󶜔</text:span><text:span text:style-name="T84"><text:line-break/></text:span><text:span text:style-name="T87">F67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29<text:line-break/></text:span><text:span text:style-name="T73">󶜕</text:span><text:span text:style-name="T84"><text:line-break/></text:span><text:span text:style-name="T87">F67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0<text:line-break/></text:span><text:span text:style-name="T73">󶜖</text:span><text:span text:style-name="T84"><text:line-break/></text:span><text:span text:style-name="T87">F67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1<text:line-break/></text:span><text:span text:style-name="T73">󶜗</text:span><text:span text:style-name="T84"><text:line-break/></text:span><text:span text:style-name="T87">F67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2<text:line-break/></text:span><text:span text:style-name="T73">󶜘</text:span><text:span text:style-name="T84"><text:line-break/></text:span><text:span text:style-name="T87">F67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3<text:line-break/></text:span><text:span text:style-name="T73">󶜙</text:span><text:span text:style-name="T84"><text:line-break/></text:span><text:span text:style-name="T87">F67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4<text:line-break/></text:span><text:span text:style-name="T73">󶜚</text:span><text:span text:style-name="T84"><text:line-break/></text:span><text:span text:style-name="T87">F67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5<text:line-break/></text:span><text:span text:style-name="T73">󶜛</text:span><text:span text:style-name="T84"><text:line-break/></text:span><text:span text:style-name="T87">F67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6<text:line-break/></text:span><text:span text:style-name="T73">󶜜</text:span><text:span text:style-name="T84"><text:line-break/></text:span><text:span text:style-name="T87">F67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7<text:line-break/></text:span><text:span text:style-name="T73">󶜝</text:span><text:span text:style-name="T84"><text:line-break/></text:span><text:span text:style-name="T87">F67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8<text:line-break/></text:span><text:span text:style-name="T73">󶜞</text:span><text:span text:style-name="T84"><text:line-break/></text:span><text:span text:style-name="T87">F67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39<text:line-break/></text:span><text:span text:style-name="T73">󶜟</text:span><text:span text:style-name="T84"><text:line-break/></text:span><text:span text:style-name="T87">F67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0<text:line-break/></text:span><text:span text:style-name="T73">󶜠</text:span><text:span text:style-name="T84"><text:line-break/></text:span><text:span text:style-name="T87">F67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1<text:line-break/></text:span><text:span text:style-name="T73">󶜡</text:span><text:span text:style-name="T84"><text:line-break/></text:span><text:span text:style-name="T87">F6721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842<text:line-break/></text:span><text:span text:style-name="T73">󶜢</text:span><text:span text:style-name="T84"><text:line-break/></text:span><text:span text:style-name="T87">F67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3<text:line-break/></text:span><text:span text:style-name="T73">󶜣</text:span><text:span text:style-name="T84"><text:line-break/></text:span><text:span text:style-name="T87">F67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4<text:line-break/></text:span><text:span text:style-name="T73">󶜤</text:span><text:span text:style-name="T84"><text:line-break/></text:span><text:span text:style-name="T87">F67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5<text:line-break/></text:span><text:span text:style-name="T73">󶜥</text:span><text:span text:style-name="T84"><text:line-break/></text:span><text:span text:style-name="T87">F67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6<text:line-break/></text:span><text:span text:style-name="T73">󶜦</text:span><text:span text:style-name="T84"><text:line-break/></text:span><text:span text:style-name="T87">F67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7<text:line-break/></text:span><text:span text:style-name="T73">󶜧</text:span><text:span text:style-name="T84"><text:line-break/></text:span><text:span text:style-name="T87">F67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8<text:line-break/></text:span><text:span text:style-name="T73">󶜨</text:span><text:span text:style-name="T84"><text:line-break/></text:span><text:span text:style-name="T87">F67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49<text:line-break/></text:span><text:span text:style-name="T73">󶜩</text:span><text:span text:style-name="T84"><text:line-break/></text:span><text:span text:style-name="T87">F672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0<text:line-break/></text:span><text:span text:style-name="T73">󶜪</text:span><text:span text:style-name="T84"><text:line-break/></text:span><text:span text:style-name="T87">F67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1<text:line-break/></text:span><text:span text:style-name="T73">󶜫</text:span><text:span text:style-name="T84"><text:line-break/></text:span><text:span text:style-name="T87">F67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2<text:line-break/></text:span><text:span text:style-name="T73">󶜬</text:span><text:span text:style-name="T84"><text:line-break/></text:span><text:span text:style-name="T87">F67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3<text:line-break/></text:span><text:span text:style-name="T73">󶜭</text:span><text:span text:style-name="T84"><text:line-break/></text:span><text:span text:style-name="T87">F67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4<text:line-break/></text:span><text:span text:style-name="T73">󶜮</text:span><text:span text:style-name="T84"><text:line-break/></text:span><text:span text:style-name="T87">F67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5<text:line-break/></text:span><text:span text:style-name="T73">󶜯</text:span><text:span text:style-name="T84"><text:line-break/></text:span><text:span text:style-name="T87">F67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856<text:line-break/></text:span><text:span text:style-name="T73">󶜰</text:span><text:span text:style-name="T84"><text:line-break/></text:span><text:span text:style-name="T87">F67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a<text:line-break/></text:span><text:span text:style-name="T73">󶜱</text:span><text:span text:style-name="T84"><text:line-break/></text:span><text:span text:style-name="T87">F67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b<text:line-break/></text:span><text:span text:style-name="T73">󶜲</text:span><text:span text:style-name="T84"><text:line-break/></text:span><text:span text:style-name="T87">F67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c<text:line-break/></text:span><text:span text:style-name="T73">󶜳</text:span><text:span text:style-name="T84"><text:line-break/></text:span><text:span text:style-name="T87">F67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d<text:line-break/></text:span><text:span text:style-name="T73">󶜴</text:span><text:span text:style-name="T84"><text:line-break/></text:span><text:span text:style-name="T87">F67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e<text:line-break/></text:span><text:span text:style-name="T73">󶜵</text:span><text:span text:style-name="T84"><text:line-break/></text:span><text:span text:style-name="T87">F67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f<text:line-break/></text:span><text:span text:style-name="T73">󶜶</text:span><text:span text:style-name="T84"><text:line-break/></text:span><text:span text:style-name="T87">F67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g<text:line-break/></text:span><text:span text:style-name="T73">󶜷</text:span><text:span text:style-name="T84"><text:line-break/></text:span><text:span text:style-name="T87">F67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h<text:line-break/></text:span><text:span text:style-name="T73">󶜸</text:span><text:span text:style-name="T84"><text:line-break/></text:span><text:span text:style-name="T87">F67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0i<text:line-break/></text:span><text:span text:style-name="T73">󶜹</text:span><text:span text:style-name="T84"><text:line-break/></text:span><text:span text:style-name="T87">F67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1<text:line-break/></text:span><text:span text:style-name="T73">󶜺</text:span><text:span text:style-name="T84"><text:line-break/></text:span><text:span text:style-name="T87">F67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2a<text:line-break/></text:span><text:span text:style-name="T73">󶜻</text:span><text:span text:style-name="T84"><text:line-break/></text:span><text:span text:style-name="T87">F67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2b<text:line-break/></text:span><text:span text:style-name="T73">󶜼</text:span><text:span text:style-name="T84"><text:line-break/></text:span><text:span text:style-name="T87">F67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2c<text:line-break/></text:span><text:span text:style-name="T73">󶜽</text:span><text:span text:style-name="T84"><text:line-break/></text:span><text:span text:style-name="T87">F67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3a<text:line-break/></text:span><text:span text:style-name="T73">󶜾</text:span><text:span text:style-name="T84"><text:line-break/></text:span><text:span text:style-name="T87">F67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3b<text:line-break/></text:span><text:span text:style-name="T73">󶜿</text:span><text:span text:style-name="T84"><text:line-break/></text:span><text:span text:style-name="T87">F67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3c<text:line-break/></text:span><text:span text:style-name="T73">󶝀</text:span><text:span text:style-name="T84"><text:line-break/></text:span><text:span text:style-name="T87">F67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4a<text:line-break/></text:span><text:span text:style-name="T73">󶝁</text:span><text:span text:style-name="T84"><text:line-break/></text:span><text:span text:style-name="T87">F67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4b<text:line-break/></text:span><text:span text:style-name="T73">󶝂</text:span><text:span text:style-name="T84"><text:line-break/></text:span><text:span text:style-name="T87">F67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5a<text:line-break/></text:span><text:span text:style-name="T73">󶝃</text:span><text:span text:style-name="T84"><text:line-break/></text:span><text:span text:style-name="T87">F67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5b<text:line-break/></text:span><text:span text:style-name="T73">󶝄</text:span><text:span text:style-name="T84"><text:line-break/></text:span><text:span text:style-name="T87">F67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6a<text:line-break/></text:span><text:span text:style-name="T73">󶝅</text:span><text:span text:style-name="T84"><text:line-break/></text:span><text:span text:style-name="T87">F67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6b<text:line-break/></text:span><text:span text:style-name="T73">󶝆</text:span><text:span text:style-name="T84"><text:line-break/></text:span><text:span text:style-name="T87">F67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6c<text:line-break/></text:span><text:span text:style-name="T73">󶝇</text:span><text:span text:style-name="T84"><text:line-break/></text:span><text:span text:style-name="T87">F674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7a<text:line-break/></text:span><text:span text:style-name="T73">󶝈</text:span><text:span text:style-name="T84"><text:line-break/></text:span><text:span text:style-name="T87">F674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7b<text:line-break/></text:span><text:span text:style-name="T73">󶝉</text:span><text:span text:style-name="T84"><text:line-break/></text:span><text:span text:style-name="T87">F674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8<text:line-break/></text:span><text:span text:style-name="T73">󶝊</text:span><text:span text:style-name="T84"><text:line-break/></text:span><text:span text:style-name="T87">F674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9a<text:line-break/></text:span><text:span text:style-name="T73">󶝋</text:span><text:span text:style-name="T84"><text:line-break/></text:span><text:span text:style-name="T87">F674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9b<text:line-break/></text:span><text:span text:style-name="T73">󶝌</text:span><text:span text:style-name="T84"><text:line-break/></text:span><text:span text:style-name="T87">F674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9c<text:line-break/></text:span><text:span text:style-name="T73">󶝍</text:span><text:span text:style-name="T84"><text:line-break/></text:span><text:span text:style-name="T87">F674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09d<text:line-break/></text:span><text:span text:style-name="T73">󶝎</text:span><text:span text:style-name="T84"><text:line-break/></text:span><text:span text:style-name="T87">F674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0a<text:line-break/></text:span><text:span text:style-name="T73">󶝏</text:span><text:span text:style-name="T84"><text:line-break/></text:span><text:span text:style-name="T87">F674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0b<text:line-break/></text:span><text:span text:style-name="T73">󶝐</text:span><text:span text:style-name="T84"><text:line-break/></text:span><text:span text:style-name="T87">F675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0c<text:line-break/></text:span><text:span text:style-name="T73">󶝑</text:span><text:span text:style-name="T84"><text:line-break/></text:span><text:span text:style-name="T87">F675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1<text:line-break/></text:span><text:span text:style-name="T73">󶝒</text:span><text:span text:style-name="T84"><text:line-break/></text:span><text:span text:style-name="T87">F675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2<text:line-break/></text:span><text:span text:style-name="T73">󶝓</text:span><text:span text:style-name="T84"><text:line-break/></text:span><text:span text:style-name="T87">F675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3a<text:line-break/></text:span><text:span text:style-name="T73">󶝔</text:span><text:span text:style-name="T84"><text:line-break/></text:span><text:span text:style-name="T87">F675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3b<text:line-break/></text:span><text:span text:style-name="T73">󶝕</text:span><text:span text:style-name="T84"><text:line-break/></text:span><text:span text:style-name="T87">F675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3c<text:line-break/></text:span><text:span text:style-name="T73">󶝖</text:span><text:span text:style-name="T84"><text:line-break/></text:span><text:span text:style-name="T87">F675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4a<text:line-break/></text:span><text:span text:style-name="T73">󶝗</text:span><text:span text:style-name="T84"><text:line-break/></text:span><text:span text:style-name="T87">F675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4b<text:line-break/></text:span><text:span text:style-name="T73">󶝘</text:span><text:span text:style-name="T84"><text:line-break/></text:span><text:span text:style-name="T87">F675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4c<text:line-break/></text:span><text:span text:style-name="T73">󶝙</text:span><text:span text:style-name="T84"><text:line-break/></text:span><text:span text:style-name="T87">F675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5<text:line-break/></text:span><text:span text:style-name="T73">󶝚</text:span><text:span text:style-name="T84"><text:line-break/></text:span><text:span text:style-name="T87">F675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6a<text:line-break/></text:span><text:span text:style-name="T73">󶝛</text:span><text:span text:style-name="T84"><text:line-break/></text:span><text:span text:style-name="T87">F675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6b<text:line-break/></text:span><text:span text:style-name="T73">󶝜</text:span><text:span text:style-name="T84"><text:line-break/></text:span><text:span text:style-name="T87">F675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6c<text:line-break/></text:span><text:span text:style-name="T73">󶝝</text:span><text:span text:style-name="T84"><text:line-break/></text:span><text:span text:style-name="T87">F675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7a<text:line-break/></text:span><text:span text:style-name="T73">󶝞</text:span><text:span text:style-name="T84"><text:line-break/></text:span><text:span text:style-name="T87">F675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7b<text:line-break/></text:span><text:span text:style-name="T73">󶝟</text:span><text:span text:style-name="T84"><text:line-break/></text:span><text:span text:style-name="T87">F675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8a<text:line-break/></text:span><text:span text:style-name="T73">󶝠</text:span><text:span text:style-name="T84"><text:line-break/></text:span><text:span text:style-name="T87">F676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8b<text:line-break/></text:span><text:span text:style-name="T73">󶝡</text:span><text:span text:style-name="T84"><text:line-break/></text:span><text:span text:style-name="T87">F676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8c<text:line-break/></text:span><text:span text:style-name="T73">󶝢</text:span><text:span text:style-name="T84"><text:line-break/></text:span><text:span text:style-name="T87">F676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19<text:line-break/></text:span><text:span text:style-name="T73">󶝣</text:span><text:span text:style-name="T84"><text:line-break/></text:span><text:span text:style-name="T87">F6763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020<text:line-break/></text:span><text:span text:style-name="T73">󶝤</text:span><text:span text:style-name="T84"><text:line-break/></text:span><text:span text:style-name="T87">F676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1a<text:line-break/></text:span><text:span text:style-name="T73">󶝥</text:span><text:span text:style-name="T84"><text:line-break/></text:span><text:span text:style-name="T87">F676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1b<text:line-break/></text:span><text:span text:style-name="T73">󶝦</text:span><text:span text:style-name="T84"><text:line-break/></text:span><text:span text:style-name="T87">F676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2<text:line-break/></text:span><text:span text:style-name="T73">󶝧</text:span><text:span text:style-name="T84"><text:line-break/></text:span><text:span text:style-name="T87">F676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3<text:line-break/></text:span><text:span text:style-name="T73">󶝨</text:span><text:span text:style-name="T84"><text:line-break/></text:span><text:span text:style-name="T87">F676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4<text:line-break/></text:span><text:span text:style-name="T73">󶝩</text:span><text:span text:style-name="T84"><text:line-break/></text:span><text:span text:style-name="T87">F676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5a<text:line-break/></text:span><text:span text:style-name="T73">󶝪</text:span><text:span text:style-name="T84"><text:line-break/></text:span><text:span text:style-name="T87">F676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5b<text:line-break/></text:span><text:span text:style-name="T73">󶝫</text:span><text:span text:style-name="T84"><text:line-break/></text:span><text:span text:style-name="T87">F676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6<text:line-break/></text:span><text:span text:style-name="T73">󶝬</text:span><text:span text:style-name="T84"><text:line-break/></text:span><text:span text:style-name="T87">F676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7<text:line-break/></text:span><text:span text:style-name="T73">󶝭</text:span><text:span text:style-name="T84"><text:line-break/></text:span><text:span text:style-name="T87">F676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8a<text:line-break/></text:span><text:span text:style-name="T73">󶝮</text:span><text:span text:style-name="T84"><text:line-break/></text:span><text:span text:style-name="T87">F676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8b<text:line-break/></text:span><text:span text:style-name="T73">󶝯</text:span><text:span text:style-name="T84"><text:line-break/></text:span><text:span text:style-name="T87">F676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8c<text:line-break/></text:span><text:span text:style-name="T73">󶝰</text:span><text:span text:style-name="T84"><text:line-break/></text:span><text:span text:style-name="T87">F677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8d<text:line-break/></text:span><text:span text:style-name="T73">󶝱</text:span><text:span text:style-name="T84"><text:line-break/></text:span><text:span text:style-name="T87">F677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29<text:line-break/></text:span><text:span text:style-name="T73">󶝲</text:span><text:span text:style-name="T84"><text:line-break/></text:span><text:span text:style-name="T87">F677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a<text:line-break/></text:span><text:span text:style-name="T73">󶝳</text:span><text:span text:style-name="T84"><text:line-break/></text:span><text:span text:style-name="T87">F677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b<text:line-break/></text:span><text:span text:style-name="T73">󶝴</text:span><text:span text:style-name="T84"><text:line-break/></text:span><text:span text:style-name="T87">F677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c<text:line-break/></text:span><text:span text:style-name="T73">󶝵</text:span><text:span text:style-name="T84"><text:line-break/></text:span><text:span text:style-name="T87">F677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d<text:line-break/></text:span><text:span text:style-name="T73">󶝶</text:span><text:span text:style-name="T84"><text:line-break/></text:span><text:span text:style-name="T87">F677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e<text:line-break/></text:span><text:span text:style-name="T73">󶝷</text:span><text:span text:style-name="T84"><text:line-break/></text:span><text:span text:style-name="T87">F677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f<text:line-break/></text:span><text:span text:style-name="T73">󶝸</text:span><text:span text:style-name="T84"><text:line-break/></text:span><text:span text:style-name="T87">F677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g<text:line-break/></text:span><text:span text:style-name="T73">󶝹</text:span><text:span text:style-name="T84"><text:line-break/></text:span><text:span text:style-name="T87">F677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h<text:line-break/></text:span><text:span text:style-name="T73">󶝺</text:span><text:span text:style-name="T84"><text:line-break/></text:span><text:span text:style-name="T87">F677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i<text:line-break/></text:span><text:span text:style-name="T73">󶝻</text:span><text:span text:style-name="T84"><text:line-break/></text:span><text:span text:style-name="T87">F677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j<text:line-break/></text:span><text:span text:style-name="T73">󶝼</text:span><text:span text:style-name="T84"><text:line-break/></text:span><text:span text:style-name="T87">F677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k<text:line-break/></text:span><text:span text:style-name="T73">󶝽</text:span><text:span text:style-name="T84"><text:line-break/></text:span><text:span text:style-name="T87">F677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l<text:line-break/></text:span><text:span text:style-name="T73">󶝾</text:span><text:span text:style-name="T84"><text:line-break/></text:span><text:span text:style-name="T87">F677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m<text:line-break/></text:span><text:span text:style-name="T73">󶝿</text:span><text:span text:style-name="T84"><text:line-break/></text:span><text:span text:style-name="T87">F677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n<text:line-break/></text:span><text:span text:style-name="T73">󶞀</text:span><text:span text:style-name="T84"><text:line-break/></text:span><text:span text:style-name="T87">F678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o<text:line-break/></text:span><text:span text:style-name="T73">󶞁</text:span><text:span text:style-name="T84"><text:line-break/></text:span><text:span text:style-name="T87">F678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p<text:line-break/></text:span><text:span text:style-name="T73">󶞂</text:span><text:span text:style-name="T84"><text:line-break/></text:span><text:span text:style-name="T87">F678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0q<text:line-break/></text:span><text:span text:style-name="T73">󶞃</text:span><text:span text:style-name="T84"><text:line-break/></text:span><text:span text:style-name="T87">F678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1a<text:line-break/></text:span><text:span text:style-name="T73">󶞄</text:span><text:span text:style-name="T84"><text:line-break/></text:span><text:span text:style-name="T87">F678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1b<text:line-break/></text:span><text:span text:style-name="T73">󶞅</text:span><text:span text:style-name="T84"><text:line-break/></text:span><text:span text:style-name="T87">F678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1c<text:line-break/></text:span><text:span text:style-name="T73">󶞆</text:span><text:span text:style-name="T84"><text:line-break/></text:span><text:span text:style-name="T87">F678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1d<text:line-break/></text:span><text:span text:style-name="T73">󶞇</text:span><text:span text:style-name="T84"><text:line-break/></text:span><text:span text:style-name="T87">F678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2a<text:line-break/></text:span><text:span text:style-name="T73">󶞈</text:span><text:span text:style-name="T84"><text:line-break/></text:span><text:span text:style-name="T87">F678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2b<text:line-break/></text:span><text:span text:style-name="T73">󶞉</text:span><text:span text:style-name="T84"><text:line-break/></text:span><text:span text:style-name="T87">F678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3<text:line-break/></text:span><text:span text:style-name="T73">󶞊</text:span><text:span text:style-name="T84"><text:line-break/></text:span><text:span text:style-name="T87">F678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4<text:line-break/></text:span><text:span text:style-name="T73">󶞋</text:span><text:span text:style-name="T84"><text:line-break/></text:span><text:span text:style-name="T87">F678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5a<text:line-break/></text:span><text:span text:style-name="T73">󶞌</text:span><text:span text:style-name="T84"><text:line-break/></text:span><text:span text:style-name="T87">F678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5b<text:line-break/></text:span><text:span text:style-name="T73">󶞍</text:span><text:span text:style-name="T84"><text:line-break/></text:span><text:span text:style-name="T87">F678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6a<text:line-break/></text:span><text:span text:style-name="T73">󶞎</text:span><text:span text:style-name="T84"><text:line-break/></text:span><text:span text:style-name="T87">F678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6b<text:line-break/></text:span><text:span text:style-name="T73">󶞏</text:span><text:span text:style-name="T84"><text:line-break/></text:span><text:span text:style-name="T87">F678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6c<text:line-break/></text:span><text:span text:style-name="T73">󶞐</text:span><text:span text:style-name="T84"><text:line-break/></text:span><text:span text:style-name="T87">F679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7<text:line-break/></text:span><text:span text:style-name="T73">󶞑</text:span><text:span text:style-name="T84"><text:line-break/></text:span><text:span text:style-name="T87">F679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8a<text:line-break/></text:span><text:span text:style-name="T73">󶞒</text:span><text:span text:style-name="T84"><text:line-break/></text:span><text:span text:style-name="T87">F679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8b<text:line-break/></text:span><text:span text:style-name="T73">󶞓</text:span><text:span text:style-name="T84"><text:line-break/></text:span><text:span text:style-name="T87">F679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39<text:line-break/></text:span><text:span text:style-name="T73">󶞔</text:span><text:span text:style-name="T84"><text:line-break/></text:span><text:span text:style-name="T87">F679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0<text:line-break/></text:span><text:span text:style-name="T73">󶞕</text:span><text:span text:style-name="T84"><text:line-break/></text:span><text:span text:style-name="T87">F679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1<text:line-break/></text:span><text:span text:style-name="T73">󶞖</text:span><text:span text:style-name="T84"><text:line-break/></text:span><text:span text:style-name="T87">F679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2a<text:line-break/></text:span><text:span text:style-name="T73">󶞗</text:span><text:span text:style-name="T84"><text:line-break/></text:span><text:span text:style-name="T87">F679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2b<text:line-break/></text:span><text:span text:style-name="T73">󶞘</text:span><text:span text:style-name="T84"><text:line-break/></text:span><text:span text:style-name="T87">F679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3<text:line-break/></text:span><text:span text:style-name="T73">󶞙</text:span><text:span text:style-name="T84"><text:line-break/></text:span><text:span text:style-name="T87">F679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4<text:line-break/></text:span><text:span text:style-name="T73">󶞚</text:span><text:span text:style-name="T84"><text:line-break/></text:span><text:span text:style-name="T87">F679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5<text:line-break/></text:span><text:span text:style-name="T73">󶞛</text:span><text:span text:style-name="T84"><text:line-break/></text:span><text:span text:style-name="T87">F679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6<text:line-break/></text:span><text:span text:style-name="T73">󶞜</text:span><text:span text:style-name="T84"><text:line-break/></text:span><text:span text:style-name="T87">F679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7a<text:line-break/></text:span><text:span text:style-name="T73">󶞝</text:span><text:span text:style-name="T84"><text:line-break/></text:span><text:span text:style-name="T87">F679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7b<text:line-break/></text:span><text:span text:style-name="T73">󶞞</text:span><text:span text:style-name="T84"><text:line-break/></text:span><text:span text:style-name="T87">F679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8<text:line-break/></text:span><text:span text:style-name="T73">󶞟</text:span><text:span text:style-name="T84"><text:line-break/></text:span><text:span text:style-name="T87">F679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49<text:line-break/></text:span><text:span text:style-name="T73">󶞠</text:span><text:span text:style-name="T84"><text:line-break/></text:span><text:span text:style-name="T87">F67A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0a<text:line-break/></text:span><text:span text:style-name="T73">󶞡</text:span><text:span text:style-name="T84"><text:line-break/></text:span><text:span text:style-name="T87">F67A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0b<text:line-break/></text:span><text:span text:style-name="T73">󶞢</text:span><text:span text:style-name="T84"><text:line-break/></text:span><text:span text:style-name="T87">F67A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1<text:line-break/></text:span><text:span text:style-name="T73">󶞣</text:span><text:span text:style-name="T84"><text:line-break/></text:span><text:span text:style-name="T87">F67A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2a<text:line-break/></text:span><text:span text:style-name="T73">󶞤</text:span><text:span text:style-name="T84"><text:line-break/></text:span><text:span text:style-name="T87">F67A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2b<text:line-break/></text:span><text:span text:style-name="T73">󶞥</text:span><text:span text:style-name="T84"><text:line-break/></text:span><text:span text:style-name="T87">F67A5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1053a<text:line-break/></text:span><text:span text:style-name="T73">󶞦</text:span><text:span text:style-name="T84"><text:line-break/></text:span><text:span text:style-name="T87">F67A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3b<text:line-break/></text:span><text:span text:style-name="T73">󶞧</text:span><text:span text:style-name="T84"><text:line-break/></text:span><text:span text:style-name="T87">F67A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4<text:line-break/></text:span><text:span text:style-name="T73">󶞨</text:span><text:span text:style-name="T84"><text:line-break/></text:span><text:span text:style-name="T87">F67A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5<text:line-break/></text:span><text:span text:style-name="T73">󶞩</text:span><text:span text:style-name="T84"><text:line-break/></text:span><text:span text:style-name="T87">F67A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6<text:line-break/></text:span><text:span text:style-name="T73">󶞪</text:span><text:span text:style-name="T84"><text:line-break/></text:span><text:span text:style-name="T87">F67A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7<text:line-break/></text:span><text:span text:style-name="T73">󶞫</text:span><text:span text:style-name="T84"><text:line-break/></text:span><text:span text:style-name="T87">F67A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8a<text:line-break/></text:span><text:span text:style-name="T73">󶞬</text:span><text:span text:style-name="T84"><text:line-break/></text:span><text:span text:style-name="T87">F67A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8b<text:line-break/></text:span><text:span text:style-name="T73">󶞭</text:span><text:span text:style-name="T84"><text:line-break/></text:span><text:span text:style-name="T87">F67A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59<text:line-break/></text:span><text:span text:style-name="T73">󶞮</text:span><text:span text:style-name="T84"><text:line-break/></text:span><text:span text:style-name="T87">F67A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0<text:line-break/></text:span><text:span text:style-name="T73">󶞯</text:span><text:span text:style-name="T84"><text:line-break/></text:span><text:span text:style-name="T87">F67A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0a<text:line-break/></text:span><text:span text:style-name="T73">󶞰</text:span><text:span text:style-name="T84"><text:line-break/></text:span><text:span text:style-name="T87">F67B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1b<text:line-break/></text:span><text:span text:style-name="T73">󶞱</text:span><text:span text:style-name="T84"><text:line-break/></text:span><text:span text:style-name="T87">F67B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2<text:line-break/></text:span><text:span text:style-name="T73">󶞲</text:span><text:span text:style-name="T84"><text:line-break/></text:span><text:span text:style-name="T87">F67B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3<text:line-break/></text:span><text:span text:style-name="T73">󶞳</text:span><text:span text:style-name="T84"><text:line-break/></text:span><text:span text:style-name="T87">F67B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4<text:line-break/></text:span><text:span text:style-name="T73">󶞴</text:span><text:span text:style-name="T84"><text:line-break/></text:span><text:span text:style-name="T87">F67B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5<text:line-break/></text:span><text:span text:style-name="T73">󶞵</text:span><text:span text:style-name="T84"><text:line-break/></text:span><text:span text:style-name="T87">F67B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6<text:line-break/></text:span><text:span text:style-name="T73">󶞶</text:span><text:span text:style-name="T84"><text:line-break/></text:span><text:span text:style-name="T87">F67B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7<text:line-break/></text:span><text:span text:style-name="T73">󶞷</text:span><text:span text:style-name="T84"><text:line-break/></text:span><text:span text:style-name="T87">F67B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8<text:line-break/></text:span><text:span text:style-name="T73">󶞸</text:span><text:span text:style-name="T84"><text:line-break/></text:span><text:span text:style-name="T87">F67B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69<text:line-break/></text:span><text:span text:style-name="T73">󶞹</text:span><text:span text:style-name="T84"><text:line-break/></text:span><text:span text:style-name="T87">F67B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0<text:line-break/></text:span><text:span text:style-name="T73">󶞺</text:span><text:span text:style-name="T84"><text:line-break/></text:span><text:span text:style-name="T87">F67B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1<text:line-break/></text:span><text:span text:style-name="T73">󶞻</text:span><text:span text:style-name="T84"><text:line-break/></text:span><text:span text:style-name="T87">F67B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2<text:line-break/></text:span><text:span text:style-name="T73">󶞼</text:span><text:span text:style-name="T84"><text:line-break/></text:span><text:span text:style-name="T87">F67B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3a<text:line-break/></text:span><text:span text:style-name="T73">󶞽</text:span><text:span text:style-name="T84"><text:line-break/></text:span><text:span text:style-name="T87">F67B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3b<text:line-break/></text:span><text:span text:style-name="T73">󶞾</text:span><text:span text:style-name="T84"><text:line-break/></text:span><text:span text:style-name="T87">F67B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3c<text:line-break/></text:span><text:span text:style-name="T73">󶞿</text:span><text:span text:style-name="T84"><text:line-break/></text:span><text:span text:style-name="T87">F67B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4<text:line-break/></text:span><text:span text:style-name="T73">󶟀</text:span><text:span text:style-name="T84"><text:line-break/></text:span><text:span text:style-name="T87">F67C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5<text:line-break/></text:span><text:span text:style-name="T73">󶟁</text:span><text:span text:style-name="T84"><text:line-break/></text:span><text:span text:style-name="T87">F67C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6<text:line-break/></text:span><text:span text:style-name="T73">󶟂</text:span><text:span text:style-name="T84"><text:line-break/></text:span><text:span text:style-name="T87">F67C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7<text:line-break/></text:span><text:span text:style-name="T73">󶟃</text:span><text:span text:style-name="T84"><text:line-break/></text:span><text:span text:style-name="T87">F67C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8<text:line-break/></text:span><text:span text:style-name="T73">󶟄</text:span><text:span text:style-name="T84"><text:line-break/></text:span><text:span text:style-name="T87">F67C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79<text:line-break/></text:span><text:span text:style-name="T73">󶟅</text:span><text:span text:style-name="T84"><text:line-break/></text:span><text:span text:style-name="T87">F67C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0<text:line-break/></text:span><text:span text:style-name="T73">󶟆</text:span><text:span text:style-name="T84"><text:line-break/></text:span><text:span text:style-name="T87">F67C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1<text:line-break/></text:span><text:span text:style-name="T73">󶟇</text:span><text:span text:style-name="T84"><text:line-break/></text:span><text:span text:style-name="T87">F67C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2a<text:line-break/></text:span><text:span text:style-name="T73">󶟈</text:span><text:span text:style-name="T84"><text:line-break/></text:span><text:span text:style-name="T87">F67C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2b<text:line-break/></text:span><text:span text:style-name="T73">󶟉</text:span><text:span text:style-name="T84"><text:line-break/></text:span><text:span text:style-name="T87">F67C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3a<text:line-break/></text:span><text:span text:style-name="T73">󶟊</text:span><text:span text:style-name="T84"><text:line-break/></text:span><text:span text:style-name="T87">F67C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3b<text:line-break/></text:span><text:span text:style-name="T73">󶟋</text:span><text:span text:style-name="T84"><text:line-break/></text:span><text:span text:style-name="T87">F67C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1084<text:line-break/></text:span><text:span text:style-name="T73">󶟌</text:span><text:span text:style-name="T84"><text:line-break/></text:span><text:span text:style-name="T87">F67C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1085<text:line-break/></text:span><text:span text:style-name="T73">󶟍</text:span><text:span text:style-name="T84"><text:line-break/></text:span><text:span text:style-name="T87">F6</text:span><text:span text:style-name="T88">7C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1086<text:line-break/></text:span><text:span text:style-name="T73">󶟎</text:span><text:span text:style-name="T84"><text:line-break/></text:span><text:span text:style-name="T88">F67C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1087</text:span><text:span text:style-name="T83"><text:line-break/></text:span><text:span text:style-name="T73">󶟏</text:span><text:span text:style-name="T84"><text:line-break/></text:span><text:span text:style-name="T88">F67C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Imix<text:line-break/></text:span><text:span text:style-name="T73">󶟐</text:span><text:span text:style-name="T84"><text:line-break/></text:span><text:span text:style-name="T88">F6</text:span><text:span text:style-name="T87">7D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Ik</text:span><text:span text:style-name="T83"><text:line-break/></text:span><text:span text:style-name="T73">󶟑</text:span><text:span text:style-name="T84"><text:line-break/></text:span><text:span text:style-name="T87">F67D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Akbal</text:span><text:span text:style-name="T83"><text:line-break/></text:span><text:span text:style-name="T73">󶟒</text:span><text:span text:style-name="T84"><text:line-break/></text:span><text:span text:style-name="T87">F67D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Kan</text:span><text:span text:style-name="T83"><text:line-break/></text:span><text:span text:style-name="T73">󶟓</text:span><text:span text:style-name="T84"><text:line-break/></text:span><text:span text:style-name="T87">F67D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Chicchan</text:span><text:span text:style-name="T83"><text:line-break/></text:span><text:span text:style-name="T73">󶟔</text:span><text:span text:style-name="T84"><text:line-break/></text:span><text:span text:style-name="T87">F67D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Cimi</text:span><text:span text:style-name="T83"><text:line-break/></text:span><text:span text:style-name="T73">󶟕</text:span><text:span text:style-name="T84"><text:line-break/></text:span><text:span text:style-name="T87">F67D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Manik</text:span><text:span text:style-name="T83"><text:line-break/></text:span><text:span text:style-name="T73">󶟖</text:span><text:span text:style-name="T84"><text:line-break/></text:span><text:span text:style-name="T87">F67D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Lamat</text:span><text:span text:style-name="T83"><text:line-break/></text:span><text:span text:style-name="T73">󶟗</text:span><text:span text:style-name="T84"><text:line-break/></text:span><text:span text:style-name="T87">F67D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Muluk</text:span><text:span text:style-name="T83"><text:line-break/></text:span><text:span text:style-name="T73">󶟘</text:span><text:span text:style-name="T84"><text:line-break/></text:span><text:span text:style-name="T87">F67D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Oc</text:span><text:span text:style-name="T83"><text:line-break/></text:span><text:span text:style-name="T73">󶟙</text:span><text:span text:style-name="T84"><text:line-break/></text:span><text:span text:style-name="T87">F67D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Chuen</text:span><text:span text:style-name="T83"><text:line-break/></text:span><text:span text:style-name="T73">󶟚</text:span><text:span text:style-name="T84"><text:line-break/></text:span><text:span text:style-name="T87">F67D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Eb</text:span><text:span text:style-name="T83"><text:line-break/></text:span><text:span text:style-name="T73">󶟛</text:span><text:span text:style-name="T84"><text:line-break/></text:span><text:span text:style-name="T87">F67D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Ben</text:span><text:span text:style-name="T83"><text:line-break/></text:span><text:span text:style-name="T73">󶟜</text:span><text:span text:style-name="T84"><text:line-break/></text:span><text:span text:style-name="T87">F6</text:span><text:span text:style-name="T88">7D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Ix</text:span><text:span text:style-name="T83"><text:line-break/></text:span><text:span text:style-name="T73">󶟝</text:span><text:span text:style-name="T84"><text:line-break/></text:span><text:span text:style-name="T88">F67D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en</text:span><text:span text:style-name="T83"><text:line-break/></text:span><text:span text:style-name="T73">󶟞</text:span><text:span text:style-name="T84"><text:line-break/></text:span><text:span text:style-name="T88">F67D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Cib</text:span><text:span text:style-name="T83"><text:line-break/></text:span><text:span text:style-name="T73">󶟟</text:span><text:span text:style-name="T84"><text:line-break/></text:span><text:span text:style-name="T88">F67D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Caban</text:span><text:span text:style-name="T83"><text:line-break/></text:span><text:span text:style-name="T73">󶟠</text:span><text:span text:style-name="T84"><text:line-break/></text:span><text:span text:style-name="T88">F67E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Eznab</text:span><text:span text:style-name="T83"><text:line-break/></text:span><text:span text:style-name="T73">󶟡</text:span><text:span text:style-name="T84"><text:line-break/></text:span><text:span text:style-name="T88">F67E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Cauac</text:span><text:span text:style-name="T83"><text:line-break/></text:span><text:span text:style-name="T73">󶟢</text:span><text:span text:style-name="T84"><text:line-break/></text:span><text:span text:style-name="T88">F67E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Ahau</text:span><text:span text:style-name="T83"><text:line-break/></text:span><text:span text:style-name="T73">󶟣</text:span><text:span text:style-name="T84"><text:line-break/></text:span><text:span text:style-name="T88">F67E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Pop</text:span><text:span text:style-name="T83"><text:line-break/></text:span><text:span text:style-name="T73">󶟤</text:span><text:span text:style-name="T84"><text:line-break/></text:span><text:span text:style-name="T88">F67E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Uo</text:span><text:span text:style-name="T83"><text:line-break/></text:span><text:span text:style-name="T73">󶟥</text:span><text:span text:style-name="T84"><text:line-break/></text:span><text:span text:style-name="T88">F67E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Zip</text:span><text:span text:style-name="T83"><text:line-break/></text:span><text:span text:style-name="T73">󶟦</text:span><text:span text:style-name="T84"><text:line-break/></text:span><text:span text:style-name="T88">F67E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Zotz</text:span><text:span text:style-name="T83"><text:line-break/></text:span><text:span text:style-name="T73">󶟧</text:span><text:span text:style-name="T84"><text:line-break/></text:span><text:span text:style-name="T88">F67E7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0">Tzec</text:span><text:span text:style-name="T83"><text:line-break/></text:span><text:span text:style-name="T73">󶟨</text:span><text:span text:style-name="T84"><text:line-break/></text:span><text:span text:style-name="T88">F6</text:span><text:span text:style-name="T87">7E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Xul</text:span><text:span text:style-name="T83"><text:line-break/></text:span><text:span text:style-name="T73">󶟩</text:span><text:span text:style-name="T84"><text:line-break/></text:span><text:span text:style-name="T87">F67E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Yaxkin</text:span><text:span text:style-name="T83"><text:line-break/></text:span><text:span text:style-name="T73">󶟪</text:span><text:span text:style-name="T84"><text:line-break/></text:span><text:span text:style-name="T87">F67E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Mol</text:span><text:span text:style-name="T83"><text:line-break/></text:span><text:span text:style-name="T73">󶟫</text:span><text:span text:style-name="T84"><text:line-break/></text:span><text:span text:style-name="T87">F67E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Chen</text:span><text:span text:style-name="T83"><text:line-break/></text:span><text:span text:style-name="T73">󶟬</text:span><text:span text:style-name="T84"><text:line-break/></text:span><text:span text:style-name="T87">F67E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Yax</text:span><text:span text:style-name="T83"><text:line-break/></text:span><text:span text:style-name="T73">󶟭</text:span><text:span text:style-name="T84"><text:line-break/></text:span><text:span text:style-name="T87">F67E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Zac</text:span><text:span text:style-name="T83"><text:line-break/></text:span><text:span text:style-name="T73">󶟮</text:span><text:span text:style-name="T84"><text:line-break/></text:span><text:span text:style-name="T87">F67E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Ceh</text:span><text:span text:style-name="T83"><text:line-break/></text:span><text:span text:style-name="T73">󶟯</text:span><text:span text:style-name="T84"><text:line-break/></text:span><text:span text:style-name="T87">F67E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Mac</text:span><text:span text:style-name="T83"><text:line-break/></text:span><text:span text:style-name="T73">󶟰</text:span><text:span text:style-name="T84"><text:line-break/></text:span><text:span text:style-name="T87">F67F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Kankin</text:span><text:span text:style-name="T83"><text:line-break/></text:span><text:span text:style-name="T73">󶟱</text:span><text:span text:style-name="T84"><text:line-break/></text:span><text:span text:style-name="T87">F67F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Muan</text:span><text:span text:style-name="T83"><text:line-break/></text:span><text:span text:style-name="T73">󶟲</text:span><text:span text:style-name="T84"><text:line-break/></text:span><text:span text:style-name="T87">F67F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Pax</text:span><text:span text:style-name="T83"><text:line-break/></text:span><text:span text:style-name="T73">󶟳</text:span><text:span text:style-name="T84"><text:line-break/></text:span><text:span text:style-name="T87">F67F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0">Kayab</text:span><text:span text:style-name="T83"><text:line-break/></text:span><text:span text:style-name="T73">󶟴</text:span><text:span text:style-name="T84"><text:line-break/></text:span><text:span text:style-name="T87">F67F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Cumhu</text:span><text:span text:style-name="T83"><text:line-break/></text:span><text:span text:style-name="T73">󶟵</text:span><text:span text:style-name="T84"><text:line-break/></text:span><text:span text:style-name="T87">F67F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Uayeb</text:span><text:span text:style-name="T83"><text:line-break/></text:span><text:span text:style-name="T73">󶟶</text:span><text:span text:style-name="T84"><text:line-break/></text:span><text:span text:style-name="T87">F67F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1<text:line-break/></text:span><text:span text:style-name="T73">󶟷</text:span><text:span text:style-name="T84"><text:line-break/></text:span><text:span text:style-name="T87">F67F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2<text:line-break/></text:span><text:span text:style-name="T73">󶟸</text:span><text:span text:style-name="T84"><text:line-break/></text:span><text:span text:style-name="T87">F67F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3<text:line-break/></text:span><text:span text:style-name="T73">󶟹</text:span><text:span text:style-name="T84"><text:line-break/></text:span><text:span text:style-name="T87">F67F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4<text:line-break/></text:span><text:span text:style-name="T73">󶟺</text:span><text:span text:style-name="T84"><text:line-break/></text:span><text:span text:style-name="T87">F67F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5<text:line-break/></text:span><text:span text:style-name="T73">󶟻</text:span><text:span text:style-name="T84"><text:line-break/></text:span><text:span text:style-name="T87">F67F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6<text:line-break/></text:span><text:span text:style-name="T79">󶡟</text:span><text:span text:style-name="T73">󶟼</text:span><text:span text:style-name="T84"><text:line-break/></text:span><text:span text:style-name="T87">F67F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0.7<text:line-break/></text:span><text:span text:style-name="T73">󶟽</text:span><text:span text:style-name="T84"><text:line-break/></text:span><text:span text:style-name="T87">F67F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<text:line-break/></text:span><text:span text:style-name="T73">󶟾</text:span><text:span text:style-name="T84"><text:line-break/></text:span><text:span text:style-name="T87">F67F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<text:line-break/></text:span><text:span text:style-name="T73">󶟿</text:span><text:span text:style-name="T84"><text:line-break/></text:span><text:span text:style-name="T87">F67F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3<text:line-break/></text:span><text:span text:style-name="T73">󶠀</text:span><text:span text:style-name="T84"><text:line-break/></text:span><text:span text:style-name="T87">F680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4<text:line-break/></text:span><text:span text:style-name="T73">󶠁</text:span><text:span text:style-name="T84"><text:line-break/></text:span><text:span text:style-name="T87">F680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5.1<text:line-break/></text:span><text:span text:style-name="T73">󶠂</text:span><text:span text:style-name="T84"><text:line-break/></text:span><text:span text:style-name="T87">F680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5.2<text:line-break/></text:span><text:span text:style-name="T73">󶠃</text:span><text:span text:style-name="T84"><text:line-break/></text:span><text:span text:style-name="T87">F680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6<text:line-break/></text:span><text:span text:style-name="T73">󶠄</text:span><text:span text:style-name="T84"><text:line-break/></text:span><text:span text:style-name="T87">F680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7<text:line-break/></text:span><text:span text:style-name="T73">󶠅</text:span><text:span text:style-name="T84"><text:line-break/></text:span><text:span text:style-name="T87">F680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8.1<text:line-break/></text:span><text:span text:style-name="T73">󶠆</text:span><text:span text:style-name="T84"><text:line-break/></text:span><text:span text:style-name="T87">F680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8.2<text:line-break/></text:span><text:span text:style-name="T73">󶠇</text:span><text:span text:style-name="T84"><text:line-break/></text:span><text:span text:style-name="T87">F680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9.1<text:line-break/></text:span><text:span text:style-name="T73">󶠈</text:span><text:span text:style-name="T84"><text:line-break/></text:span><text:span text:style-name="T87">F680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9.2<text:line-break/></text:span><text:span text:style-name="T73">󶠉</text:span><text:span text:style-name="T84"><text:line-break/></text:span><text:span text:style-name="T87">F680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0.1<text:line-break/></text:span><text:span text:style-name="T73">󶠊</text:span><text:span text:style-name="T84"><text:line-break/></text:span><text:span text:style-name="T87">F680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0.2<text:line-break/></text:span><text:span text:style-name="T73">󶠋</text:span><text:span text:style-name="T84"><text:line-break/></text:span><text:span text:style-name="T87">F680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1.1<text:line-break/></text:span><text:span text:style-name="T73">󶠌</text:span><text:span text:style-name="T84"><text:line-break/></text:span><text:span text:style-name="T87">F680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1.2</text:span><text:span text:style-name="T83"><text:line-break/></text:span><text:span text:style-name="T73">󶠍</text:span><text:span text:style-name="T84"><text:line-break/></text:span><text:span text:style-name="T87">F680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2<text:line-break/></text:span><text:span text:style-name="T73">󶠎</text:span><text:span text:style-name="T84"><text:line-break/></text:span><text:span text:style-name="T87">F680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3.1<text:line-break/></text:span><text:span text:style-name="T73">󶠏</text:span><text:span text:style-name="T84"><text:line-break/></text:span><text:span text:style-name="T87">F680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3.2<text:line-break/></text:span><text:span text:style-name="T73">󶠐</text:span><text:span text:style-name="T84"><text:line-break/></text:span><text:span text:style-name="T87">F681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4<text:line-break/></text:span><text:span text:style-name="T73">󶠑</text:span><text:span text:style-name="T84"><text:line-break/></text:span><text:span text:style-name="T87">F681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5.1<text:line-break/></text:span><text:span text:style-name="T73">󶠒</text:span><text:span text:style-name="T84"><text:line-break/></text:span><text:span text:style-name="T87">F681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5.2<text:line-break/></text:span><text:span text:style-name="T73">󶠓</text:span><text:span text:style-name="T84"><text:line-break/></text:span><text:span text:style-name="T87">F681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6<text:line-break/></text:span><text:span text:style-name="T73">󶠔</text:span><text:span text:style-name="T84"><text:line-break/></text:span><text:span text:style-name="T87">F681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7.1<text:line-break/></text:span><text:span text:style-name="T73">󶠕</text:span><text:span text:style-name="T84"><text:line-break/></text:span><text:span text:style-name="T87">F681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7.2<text:line-break/></text:span><text:span text:style-name="T73">󶠖</text:span><text:span text:style-name="T84"><text:line-break/></text:span><text:span text:style-name="T87">F681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8.1<text:line-break/></text:span><text:span text:style-name="T73">󶠗</text:span><text:span text:style-name="T84"><text:line-break/></text:span><text:span text:style-name="T87">F681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8.2<text:line-break/></text:span><text:span text:style-name="T73">󶠘</text:span><text:span text:style-name="T84"><text:line-break/></text:span><text:span text:style-name="T87">F681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9.1<text:line-break/></text:span><text:span text:style-name="T73">󶠙</text:span><text:span text:style-name="T84"><text:line-break/></text:span><text:span text:style-name="T87">F681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19.2<text:line-break/></text:span><text:span text:style-name="T73">󶠚</text:span><text:span text:style-name="T84"><text:line-break/></text:span><text:span text:style-name="T87">F681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0.1<text:line-break/></text:span><text:span text:style-name="T73">󶠛</text:span><text:span text:style-name="T84"><text:line-break/></text:span><text:span text:style-name="T87">F681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0.2<text:line-break/></text:span><text:span text:style-name="T73">󶠜</text:span><text:span text:style-name="T84"><text:line-break/></text:span><text:span text:style-name="T87">F681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0.3<text:line-break/></text:span><text:span text:style-name="T73">󶠝</text:span><text:span text:style-name="T84"><text:line-break/></text:span><text:span text:style-name="T87">F681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0.4<text:line-break/></text:span><text:span text:style-name="T73">󶠞</text:span><text:span text:style-name="T84"><text:line-break/></text:span><text:span text:style-name="T87">F681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0.5<text:line-break/></text:span><text:span text:style-name="T73">󶠟</text:span><text:span text:style-name="T84"><text:line-break/></text:span><text:span text:style-name="T87">F681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29<text:line-break/></text:span><text:span text:style-name="T73">󶠠</text:span><text:span text:style-name="T84"><text:line-break/></text:span><text:span text:style-name="T87">F682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m30<text:line-break/></text:span><text:span text:style-name="T73">󶠡</text:span><text:span text:style-name="T84"><text:line-break/></text:span><text:span text:style-name="T87">F682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<text:line-break/></text:span><text:span text:style-name="T73">󶠢</text:span><text:span text:style-name="T84"><text:line-break/></text:span><text:span text:style-name="T87">F682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2<text:line-break/></text:span><text:span text:style-name="T73">󶠣</text:span><text:span text:style-name="T84"><text:line-break/></text:span><text:span text:style-name="T87">F682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3<text:line-break/></text:span><text:span text:style-name="T73">󶠤</text:span><text:span text:style-name="T84"><text:line-break/></text:span><text:span text:style-name="T87">F682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4<text:line-break/></text:span><text:span text:style-name="T73">󶠥</text:span><text:span text:style-name="T84"><text:line-break/></text:span><text:span text:style-name="T87">F682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5<text:line-break/></text:span><text:span text:style-name="T73">󶠦</text:span><text:span text:style-name="T84"><text:line-break/></text:span><text:span text:style-name="T87">F682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6<text:line-break/></text:span><text:span text:style-name="T73">󶠧</text:span><text:span text:style-name="T84"><text:line-break/></text:span><text:span text:style-name="T87">F682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7<text:line-break/></text:span><text:span text:style-name="T73">󶠨</text:span><text:span text:style-name="T84"><text:line-break/></text:span><text:span text:style-name="T87">F682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8<text:line-break/></text:span><text:span text:style-name="T73">󶠩</text:span><text:span text:style-name="T84"><text:line-break/></text:span><text:span text:style-name="T87">F6829</text:span></text:p>
            </table:table-cell>
          </table:table-row>
          <text:soft-page-break/>
          <table:table-row table:style-name="Πίνακας5.1">
            <table:table-cell table:style-name="Πίνακας5.A2" office:value-type="string">
              <text:p text:style-name="P8"><text:span text:style-name="T81">n9<text:line-break/></text:span><text:span text:style-name="T73">󶠪</text:span><text:span text:style-name="T84"><text:line-break/></text:span><text:span text:style-name="T87">F682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0<text:line-break/></text:span><text:span text:style-name="T73">󶠫</text:span><text:span text:style-name="T84"><text:line-break/></text:span><text:span text:style-name="T87">F682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1<text:line-break/></text:span><text:span text:style-name="T73">󶠬</text:span><text:span text:style-name="T84"><text:line-break/></text:span><text:span text:style-name="T87">F682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2<text:line-break/></text:span><text:span text:style-name="T73">󶠭</text:span><text:span text:style-name="T84"><text:line-break/></text:span><text:span text:style-name="T87">F682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3<text:line-break/></text:span><text:span text:style-name="T73">󶠮</text:span><text:span text:style-name="T84"><text:line-break/></text:span><text:span text:style-name="T87">F682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4</text:span><text:span text:style-name="T83"><text:line-break/></text:span><text:span text:style-name="T73">󶠯</text:span><text:span text:style-name="T84"><text:line-break/></text:span><text:span text:style-name="T87">F682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5<text:line-break/></text:span><text:span text:style-name="T73">󶠰</text:span><text:span text:style-name="T84"><text:line-break/></text:span><text:span text:style-name="T87">F683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6</text:span><text:span text:style-name="T83"><text:line-break/></text:span><text:span text:style-name="T73">󶠱</text:span><text:span text:style-name="T84"><text:line-break/></text:span><text:span text:style-name="T87">F683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7<text:line-break/></text:span><text:span text:style-name="T73">󶠲</text:span><text:span text:style-name="T84"><text:line-break/></text:span><text:span text:style-name="T87">F683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8<text:line-break/></text:span><text:span text:style-name="T73">󶠳</text:span><text:span text:style-name="T84"><text:line-break/></text:span><text:span text:style-name="T87">F683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n19<text:line-break/></text:span><text:span text:style-name="T73">󶠴</text:span><text:span text:style-name="T84"><text:line-break/></text:span><text:span text:style-name="T87">F683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<text:line-break/></text:span><text:span text:style-name="T79">󶡟</text:span><text:span text:style-name="T73">󶠵</text:span><text:span text:style-name="T84"><text:line-break/></text:span><text:span text:style-name="T87">F683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2<text:line-break/></text:span><text:span text:style-name="T79">󶡟</text:span><text:span text:style-name="T73">󶠶</text:span><text:span text:style-name="T84"><text:line-break/></text:span><text:span text:style-name="T87">F683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3<text:line-break/></text:span><text:span text:style-name="T79">󶡟</text:span><text:span text:style-name="T73">󶠷</text:span><text:span text:style-name="T84"><text:line-break/></text:span><text:span text:style-name="T87">F6837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4<text:line-break/></text:span><text:span text:style-name="T79">󶡟</text:span><text:span text:style-name="T73">󶠸</text:span><text:span text:style-name="T84"><text:line-break/></text:span><text:span text:style-name="T87">F6838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5<text:line-break/></text:span><text:span text:style-name="T79">󶡟</text:span><text:span text:style-name="T73">󶠹</text:span><text:span text:style-name="T84"><text:line-break/></text:span><text:span text:style-name="T87">F6839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6<text:line-break/></text:span><text:span text:style-name="T79">󶡟</text:span><text:span text:style-name="T73">󶠺</text:span><text:span text:style-name="T84"><text:line-break/></text:span><text:span text:style-name="T87">F683A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7<text:line-break/></text:span><text:span text:style-name="T79">󶡟</text:span><text:span text:style-name="T73">󶠻</text:span><text:span text:style-name="T84"><text:line-break/></text:span><text:span text:style-name="T87">F683B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8<text:line-break/></text:span><text:span text:style-name="T79">󶡟</text:span><text:span text:style-name="T73">󶠼</text:span><text:span text:style-name="T84"><text:line-break/></text:span><text:span text:style-name="T87">F683C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9<text:line-break/></text:span><text:span text:style-name="T79">󶡟</text:span><text:span text:style-name="T73">󶠽</text:span><text:span text:style-name="T84"><text:line-break/></text:span><text:span text:style-name="T87">F683D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0<text:line-break/></text:span><text:span text:style-name="T79">󶡟</text:span><text:span text:style-name="T73">󶠾</text:span><text:span text:style-name="T84"><text:line-break/></text:span><text:span text:style-name="T87">F683E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1<text:line-break/></text:span><text:span text:style-name="T79">󶡟</text:span><text:span text:style-name="T73">󶠿</text:span><text:span text:style-name="T84"><text:line-break/></text:span><text:span text:style-name="T87">F683F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2<text:line-break/></text:span><text:span text:style-name="T79">󶡟</text:span><text:span text:style-name="T73">󶡀</text:span><text:span text:style-name="T84"><text:line-break/></text:span><text:span text:style-name="T87">F6</text:span><text:span text:style-name="T89">840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3<text:line-break/></text:span><text:span text:style-name="T79">󶡟</text:span><text:span text:style-name="T73">󶡁</text:span><text:span text:style-name="T84"><text:line-break/></text:span><text:span text:style-name="T89">F6841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4</text:span><text:span text:style-name="T83"><text:line-break/></text:span><text:span text:style-name="T79">󶡟</text:span><text:span text:style-name="T73">󶡂</text:span><text:span text:style-name="T84"><text:line-break/></text:span><text:span text:style-name="T89">F6842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5<text:line-break/></text:span><text:span text:style-name="T79">󶡟</text:span><text:span text:style-name="T73">󶡃</text:span><text:span text:style-name="T84"><text:line-break/></text:span><text:span text:style-name="T89">F6843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6</text:span><text:span text:style-name="T83"><text:line-break/></text:span><text:span text:style-name="T79">󶡟</text:span><text:span text:style-name="T73">󶡄</text:span><text:span text:style-name="T84"><text:line-break/></text:span><text:span text:style-name="T89">F6844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7<text:line-break/></text:span><text:span text:style-name="T79">󶡟</text:span><text:span text:style-name="T73">󶡅</text:span><text:span text:style-name="T84"><text:line-break/></text:span><text:span text:style-name="T89">F6845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8<text:line-break/></text:span><text:span text:style-name="T79">󶡟</text:span><text:span text:style-name="T73">󶡆</text:span><text:span text:style-name="T84"><text:line-break/></text:span><text:span text:style-name="T89">F6846</text:span></text:p>
            </table:table-cell>
          </table:table-row>
          <table:table-row table:style-name="Πίνακας5.1">
            <table:table-cell table:style-name="Πίνακας5.A2" office:value-type="string">
              <text:p text:style-name="P8"><text:span text:style-name="T81">o19<text:line-break/></text:span><text:span text:style-name="T79">󶡟</text:span><text:span text:style-name="T73">󶡇</text:span><text:span text:style-name="T82"><text:line-break/></text:span><text:span text:style-name="T89">F6847</text:span></text:p>
            </table:table-cell>
          </table:table-row>
        </table:table>
        <text:p text:style-name="P2"/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yproMinoan" svg:font-family="CyproMinoan"/>
    <style:font-face style:name="Mangal1" svg:font-family="Mangal"/>
    <style:font-face style:name="Maya2" svg:font-family="Maya"/>
    <style:font-face style:name="Calibri" svg:font-family="Calibri" style:font-family-generic="swiss"/>
    <style:font-face style:name="Consolas" svg:font-family="Consolas" style:font-family-generic="swiss"/>
    <style:font-face style:name="Maya1" svg:font-family="Maya" style:font-family-generic="swiss"/>
    <style:font-face style:name="Maya" svg:font-family="Maya" style:font-family-generic="roman" style:font-pitch="variable"/>
    <style:font-face style:name="Maya:ornm" svg:font-family="Maya:ornm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Calibri:c2sc" svg:font-family="Calibri:c2sc" style:font-family-generic="swiss" style:font-pitch="variable"/>
    <style:font-face style:name="Calibri:onum" svg:font-family="Calibri:onum" style:font-family-generic="swiss" style:font-pitch="variable"/>
    <style:font-face style:name="Calibri:smcp" svg:font-family="Calibri:smcp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aya3" svg:font-family="May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Calibri" fo:font-size="11pt" fo:language="el" fo:country="GR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Βασικό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Προεπιλεγμένη_20_γραμματοσειρά" style:display-name="Προεπιλεγμένη γραμματοσειρά" style:family="text"/>
    <style:style style:name="Υπερ-σύνδεση" style:family="text" style:parent-style-name="Προεπιλεγμένη_20_γραμματοσειρά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code Fonts for Ancient Scripts</dc:title>
    <meta:initial-creator>George Douros</meta:initial-creator>
    <meta:editing-cycles>34</meta:editing-cycles>
    <meta:print-date>2010-03-28T18:43:00</meta:print-date>
    <meta:creation-date>2018-03-22T10:31:00</meta:creation-date>
    <dc:date>2020-03-11T14:06:41.838000000</dc:date>
    <meta:editing-duration>PT1H54M43S</meta:editing-duration>
    <meta:generator>LibreOffice/5.4.2.2$Windows_x86 LibreOffice_project/22b09f6418e8c2d508a9eaf86b2399209b0990f4</meta:generator>
    <dc:subject>UFAS documentation</dc:subject>
    <meta:document-statistic meta:table-count="5" meta:image-count="0" meta:object-count="0" meta:page-count="40" meta:paragraph-count="1937" meta:word-count="11129" meta:character-count="30103" meta:non-whitespace-character-count="23653"/>
    <meta:template xlink:type="simple" xlink:actuate="onRequest" xlink:title="Normal.dotm" xlink:href=""/>
  </office:meta>
</office:document-meta>
</file>